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el_data" table:style-name="ta1">
        <table:shapes>
          <draw:frame draw:z-index="0" draw:style-name="gr1" draw:text-style-name="P1" svg:width="253.05mm" svg:height="150.88mm" svg:x="98.75mm" svg:y="41.7mm">
            <draw:object draw:notify-on-update-of-ranges="accel_data.A1:accel_data.A10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1.12mm" svg:height="138.92mm" svg:x="99.57mm" svg:y="192.57mm">
            <draw:object draw:notify-on-update-of-ranges="accel_data.B1:accel_data.B10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5.8642578125" calcext:value-type="float">
            <text:p>-15.8642578125</text:p>
          </table:table-cell>
          <table:table-cell office:value-type="float" office:value="0.01171875" calcext:value-type="float">
            <text:p>0.01171875</text:p>
          </table:table-cell>
        </table:table-row>
        <table:table-row table:style-name="ro1">
          <table:table-cell office:value-type="float" office:value="-15.8642578125" calcext:value-type="float">
            <text:p>-15.8642578125</text:p>
          </table:table-cell>
          <table:table-cell office:value-type="float" office:value="-0.01220703125" calcext:value-type="float">
            <text:p>-0.01220703125</text:p>
          </table:table-cell>
        </table:table-row>
        <table:table-row table:style-name="ro1">
          <table:table-cell office:value-type="float" office:value="-15.8642578125" calcext:value-type="float">
            <text:p>-15.8642578125</text:p>
          </table:table-cell>
          <table:table-cell office:value-type="float" office:value="-0.005859375" calcext:value-type="float">
            <text:p>-0.005859375</text:p>
          </table:table-cell>
        </table:table-row>
        <table:table-row table:style-name="ro1">
          <table:table-cell office:value-type="float" office:value="-15.8642578125" calcext:value-type="float">
            <text:p>-15.8642578125</text:p>
          </table:table-cell>
          <table:table-cell office:value-type="float" office:value="-0.00244140625" calcext:value-type="float">
            <text:p>-0.00244140625</text:p>
          </table:table-cell>
        </table:table-row>
        <table:table-row table:style-name="ro1">
          <table:table-cell office:value-type="float" office:value="-15.1171875" calcext:value-type="float">
            <text:p>-15.1171875</text:p>
          </table:table-cell>
          <table:table-cell office:value-type="float" office:value="0.01953125" calcext:value-type="float">
            <text:p>0.01953125</text:p>
          </table:table-cell>
        </table:table-row>
        <table:table-row table:style-name="ro1">
          <table:table-cell office:value-type="float" office:value="-17.8857421875" calcext:value-type="float">
            <text:p>-17.8857421875</text:p>
          </table:table-cell>
          <table:table-cell office:value-type="float" office:value="0.03466796875" calcext:value-type="float">
            <text:p>0.03466796875</text:p>
          </table:table-cell>
        </table:table-row>
        <table:table-row table:style-name="ro1">
          <table:table-cell office:value-type="float" office:value="-14.8974609375" calcext:value-type="float">
            <text:p>-14.8974609375</text:p>
          </table:table-cell>
          <table:table-cell office:value-type="float" office:value="0.07177734375" calcext:value-type="float">
            <text:p>0.07177734375</text:p>
          </table:table-cell>
        </table:table-row>
        <table:table-row table:style-name="ro1">
          <table:table-cell office:value-type="float" office:value="-20.0390625" calcext:value-type="float">
            <text:p>-20.0390625</text:p>
          </table:table-cell>
          <table:table-cell office:value-type="float" office:value="0.0908203125" calcext:value-type="float">
            <text:p>0.0908203125</text:p>
          </table:table-cell>
        </table:table-row>
        <table:table-row table:style-name="ro1">
          <table:table-cell office:value-type="float" office:value="-17.05078125" calcext:value-type="float">
            <text:p>-17.05078125</text:p>
          </table:table-cell>
          <table:table-cell office:value-type="float" office:value="0.08251953125" calcext:value-type="float">
            <text:p>0.08251953125</text:p>
          </table:table-cell>
        </table:table-row>
        <table:table-row table:style-name="ro1">
          <table:table-cell office:value-type="float" office:value="-13.53515625" calcext:value-type="float">
            <text:p>-13.53515625</text:p>
          </table:table-cell>
          <table:table-cell office:value-type="float" office:value="0.09228515625" calcext:value-type="float">
            <text:p>0.09228515625</text:p>
          </table:table-cell>
        </table:table-row>
        <table:table-row table:style-name="ro1">
          <table:table-cell office:value-type="float" office:value="-15.2490234375" calcext:value-type="float">
            <text:p>-15.2490234375</text:p>
          </table:table-cell>
          <table:table-cell office:value-type="float" office:value="0.03369140625" calcext:value-type="float">
            <text:p>0.03369140625</text:p>
          </table:table-cell>
        </table:table-row>
        <table:table-row table:style-name="ro1">
          <table:table-cell office:value-type="float" office:value="-15.2490234375" calcext:value-type="float">
            <text:p>-15.2490234375</text:p>
          </table:table-cell>
          <table:table-cell office:value-type="float" office:value="-0.00927734375" calcext:value-type="float">
            <text:p>-0.00927734375</text:p>
          </table:table-cell>
        </table:table-row>
        <table:table-row table:style-name="ro1">
          <table:table-cell office:value-type="float" office:value="-9.4482421875" calcext:value-type="float">
            <text:p>-9.4482421875</text:p>
          </table:table-cell>
          <table:table-cell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-12.744140625" calcext:value-type="float">
            <text:p>-12.744140625</text:p>
          </table:table-cell>
          <table:table-cell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-16.171875" calcext:value-type="float">
            <text:p>-16.171875</text:p>
          </table:table-cell>
          <table:table-cell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-12.6123046875" calcext:value-type="float">
            <text:p>-12.6123046875</text:p>
          </table:table-cell>
          <table:table-cell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-9.66796875" calcext:value-type="float">
            <text:p>-9.66796875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-9.052734375" calcext:value-type="float">
            <text:p>-9.052734375</text:p>
          </table:table-cell>
          <table:table-cell office:value-type="float" office:value="0.0263671875" calcext:value-type="float">
            <text:p>0.0263671875</text:p>
          </table:table-cell>
        </table:table-row>
        <table:table-row table:style-name="ro1">
          <table:table-cell office:value-type="float" office:value="-12.919921875" calcext:value-type="float">
            <text:p>-12.919921875</text:p>
          </table:table-cell>
          <table:table-cell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-9.0087890625" calcext:value-type="float">
            <text:p>-9.0087890625</text:p>
          </table:table-cell>
          <table:table-cell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-7.7783203125" calcext:value-type="float">
            <text:p>-7.7783203125</text:p>
          </table:table-cell>
          <table:table-cell office:value-type="float" office:value="0.0380859375" calcext:value-type="float">
            <text:p>0.0380859375</text:p>
          </table:table-cell>
        </table:table-row>
        <table:table-row table:style-name="ro1">
          <table:table-cell office:value-type="float" office:value="-6.328125" calcext:value-type="float">
            <text:p>-6.328125</text:p>
          </table:table-cell>
          <table:table-cell office:value-type="float" office:value="0.01806640625" calcext:value-type="float">
            <text:p>0.01806640625</text:p>
          </table:table-cell>
        </table:table-row>
        <table:table-row table:style-name="ro1">
          <table:table-cell office:value-type="float" office:value="-6.328125" calcext:value-type="float">
            <text:p>-6.328125</text:p>
          </table:table-cell>
          <table:table-cell office:value-type="float" office:value="-0.00537109375" calcext:value-type="float">
            <text:p>-0.00537109375</text:p>
          </table:table-cell>
        </table:table-row>
        <table:table-row table:style-name="ro1">
          <table:table-cell office:value-type="float" office:value="-6.328125" calcext:value-type="float">
            <text:p>-6.328125</text:p>
          </table:table-cell>
          <table:table-cell office:value-type="float" office:value="-0.02783203125" calcext:value-type="float">
            <text:p>-0.02783203125</text:p>
          </table:table-cell>
        </table:table-row>
        <table:table-row table:style-name="ro1">
          <table:table-cell office:value-type="float" office:value="-6.328125" calcext:value-type="float">
            <text:p>-6.328125</text:p>
          </table:table-cell>
          <table:table-cell office:value-type="float" office:value="-0.0263671875" calcext:value-type="float">
            <text:p>-0.0263671875</text:p>
          </table:table-cell>
        </table:table-row>
        <table:table-row table:style-name="ro1">
          <table:table-cell office:value-type="float" office:value="-6.328125" calcext:value-type="float">
            <text:p>-6.328125</text:p>
          </table:table-cell>
          <table:table-cell office:value-type="float" office:value="-0.00244140625" calcext:value-type="float">
            <text:p>-0.00244140625</text:p>
          </table:table-cell>
        </table:table-row>
        <table:table-row table:style-name="ro1">
          <table:table-cell office:value-type="float" office:value="-3.427734375" calcext:value-type="float">
            <text:p>-3.427734375</text:p>
          </table:table-cell>
          <table:table-cell office:value-type="float" office:value="0.00537109375" calcext:value-type="float">
            <text:p>0.00537109375</text:p>
          </table:table-cell>
        </table:table-row>
        <table:table-row table:style-name="ro1">
          <table:table-cell office:value-type="float" office:value="-3.427734375" calcext:value-type="float">
            <text:p>-3.427734375</text:p>
          </table:table-cell>
          <table:table-cell office:value-type="float" office:value="-0.0126953125" calcext:value-type="float">
            <text:p>-0.0126953125</text:p>
          </table:table-cell>
        </table:table-row>
        <table:table-row table:style-name="ro1">
          <table:table-cell office:value-type="float" office:value="-3.427734375" calcext:value-type="float">
            <text:p>-3.427734375</text:p>
          </table:table-cell>
          <table:table-cell office:value-type="float" office:value="-0.02392578125" calcext:value-type="float">
            <text:p>-0.02392578125</text:p>
          </table:table-cell>
        </table:table-row>
        <table:table-row table:style-name="ro1">
          <table:table-cell office:value-type="float" office:value="-3.427734375" calcext:value-type="float">
            <text:p>-3.427734375</text:p>
          </table:table-cell>
          <table:table-cell office:value-type="float" office:value="-0.025390625" calcext:value-type="float">
            <text:p>-0.025390625</text:p>
          </table:table-cell>
        </table:table-row>
        <table:table-row table:style-name="ro1">
          <table:table-cell office:value-type="float" office:value="-3.427734375" calcext:value-type="float">
            <text:p>-3.427734375</text:p>
          </table:table-cell>
          <table:table-cell office:value-type="float" office:value="-0.02587890625" calcext:value-type="float">
            <text:p>-0.02587890625</text:p>
          </table:table-cell>
        </table:table-row>
        <table:table-row table:style-name="ro1">
          <table:table-cell office:value-type="float" office:value="-3.427734375" calcext:value-type="float">
            <text:p>-3.427734375</text:p>
          </table:table-cell>
          <table:table-cell office:value-type="float" office:value="-0.02392578125" calcext:value-type="float">
            <text:p>-0.02392578125</text:p>
          </table:table-cell>
        </table:table-row>
        <table:table-row table:style-name="ro1">
          <table:table-cell office:value-type="float" office:value="-3.427734375" calcext:value-type="float">
            <text:p>-3.427734375</text:p>
          </table:table-cell>
          <table:table-cell office:value-type="float" office:value="-0.0048828125" calcext:value-type="float">
            <text:p>-0.0048828125</text:p>
          </table:table-cell>
        </table:table-row>
        <table:table-row table:style-name="ro1">
          <table:table-cell office:value-type="float" office:value="-7.20703125" calcext:value-type="float">
            <text:p>-7.20703125</text:p>
          </table:table-cell>
          <table:table-cell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-7.7783203125" calcext:value-type="float">
            <text:p>-7.7783203125</text:p>
          </table:table-cell>
          <table:table-cell office:value-type="float" office:value="0.0078125" calcext:value-type="float">
            <text:p>0.007812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0.021484375" calcext:value-type="float">
            <text:p>0.021484375</text:p>
          </table:table-cell>
        </table:table-row>
        <table:table-row table:style-name="ro1">
          <table:table-cell office:value-type="float" office:value="-3.8232421875" calcext:value-type="float">
            <text:p>-3.8232421875</text:p>
          </table:table-cell>
          <table:table-cell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-3.8232421875" calcext:value-type="float">
            <text:p>-3.8232421875</text:p>
          </table:table-cell>
          <table:table-cell office:value-type="float" office:value="-0.0107421875" calcext:value-type="float">
            <text:p>-0.0107421875</text:p>
          </table:table-cell>
        </table:table-row>
        <table:table-row table:style-name="ro1">
          <table:table-cell office:value-type="float" office:value="-3.8232421875" calcext:value-type="float">
            <text:p>-3.8232421875</text:p>
          </table:table-cell>
          <table:table-cell office:value-type="float" office:value="-0.029296875" calcext:value-type="float">
            <text:p>-0.029296875</text:p>
          </table:table-cell>
        </table:table-row>
        <table:table-row table:style-name="ro1">
          <table:table-cell office:value-type="float" office:value="-3.8232421875" calcext:value-type="float">
            <text:p>-3.8232421875</text:p>
          </table:table-cell>
          <table:table-cell office:value-type="float" office:value="-0.03515625" calcext:value-type="float">
            <text:p>-0.03515625</text:p>
          </table:table-cell>
        </table:table-row>
        <table:table-row table:style-name="ro1">
          <table:table-cell office:value-type="float" office:value="-3.8232421875" calcext:value-type="float">
            <text:p>-3.8232421875</text:p>
          </table:table-cell>
          <table:table-cell office:value-type="float" office:value="-0.0390625" calcext:value-type="float">
            <text:p>-0.0390625</text:p>
          </table:table-cell>
        </table:table-row>
        <table:table-row table:style-name="ro1">
          <table:table-cell office:value-type="float" office:value="-3.8232421875" calcext:value-type="float">
            <text:p>-3.8232421875</text:p>
          </table:table-cell>
          <table:table-cell office:value-type="float" office:value="-0.02490234375" calcext:value-type="float">
            <text:p>-0.02490234375</text:p>
          </table:table-cell>
        </table:table-row>
        <table:table-row table:style-name="ro1">
          <table:table-cell office:value-type="float" office:value="-3.8232421875" calcext:value-type="float">
            <text:p>-3.8232421875</text:p>
          </table:table-cell>
          <table:table-cell office:value-type="float" office:value="-0.00341796875" calcext:value-type="float">
            <text:p>-0.0034179687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-0.015625" calcext:value-type="float">
            <text:p>-0.01562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-0.01513671875" calcext:value-type="float">
            <text:p>-0.0151367187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-0.00146484375" calcext:value-type="float">
            <text:p>-0.0014648437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-0.01904296875" calcext:value-type="float">
            <text:p>-0.0190429687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-0.0439453125" calcext:value-type="float">
            <text:p>-0.043945312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-0.03662109375" calcext:value-type="float">
            <text:p>-0.0366210937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-0.02978515625" calcext:value-type="float">
            <text:p>-0.02978515625</text:p>
          </table:table-cell>
        </table:table-row>
        <table:table-row table:style-name="ro1">
          <table:table-cell office:value-type="float" office:value="-6.1962890625" calcext:value-type="float">
            <text:p>-6.1962890625</text:p>
          </table:table-cell>
          <table:table-cell office:value-type="float" office:value="-0.01123046875" calcext:value-type="float">
            <text:p>-0.01123046875</text:p>
          </table:table-cell>
        </table:table-row>
        <table:table-row table:style-name="ro1">
          <table:table-cell office:value-type="float" office:value="-2.7685546875" calcext:value-type="float">
            <text:p>-2.7685546875</text:p>
          </table:table-cell>
          <table:table-cell office:value-type="float" office:value="0.013671875" calcext:value-type="float">
            <text:p>0.013671875</text:p>
          </table:table-cell>
        </table:table-row>
        <table:table-row table:style-name="ro1">
          <table:table-cell office:value-type="float" office:value="-4.8779296875" calcext:value-type="float">
            <text:p>-4.8779296875</text:p>
          </table:table-cell>
          <table:table-cell office:value-type="float" office:value="0.05078125" calcext:value-type="float">
            <text:p>0.05078125</text:p>
          </table:table-cell>
        </table:table-row>
        <table:table-row table:style-name="ro1">
          <table:table-cell office:value-type="float" office:value="-6.3720703125" calcext:value-type="float">
            <text:p>-6.3720703125</text:p>
          </table:table-cell>
          <table:table-cell office:value-type="float" office:value="0.05029296875" calcext:value-type="float">
            <text:p>0.05029296875</text:p>
          </table:table-cell>
        </table:table-row>
        <table:table-row table:style-name="ro1">
          <table:table-cell office:value-type="float" office:value="-5.6689453125" calcext:value-type="float">
            <text:p>-5.6689453125</text:p>
          </table:table-cell>
          <table:table-cell office:value-type="float" office:value="0.0302734375" calcext:value-type="float">
            <text:p>0.0302734375</text:p>
          </table:table-cell>
        </table:table-row>
        <table:table-row table:style-name="ro1">
          <table:table-cell office:value-type="float" office:value="-6.4599609375" calcext:value-type="float">
            <text:p>-6.4599609375</text:p>
          </table:table-cell>
          <table:table-cell office:value-type="float" office:value="0.021484375" calcext:value-type="float">
            <text:p>0.021484375</text:p>
          </table:table-cell>
        </table:table-row>
        <table:table-row table:style-name="ro1">
          <table:table-cell office:value-type="float" office:value="-5.44921875" calcext:value-type="float">
            <text:p>-5.44921875</text:p>
          </table:table-cell>
          <table:table-cell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-3.251953125" calcext:value-type="float">
            <text:p>-3.2519531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-1.9775390625" calcext:value-type="float">
            <text:p>-1.9775390625</text:p>
          </table:table-cell>
          <table:table-cell office:value-type="float" office:value="0.0068359375" calcext:value-type="float">
            <text:p>0.0068359375</text:p>
          </table:table-cell>
        </table:table-row>
        <table:table-row table:style-name="ro1">
          <table:table-cell office:value-type="float" office:value="-1.9775390625" calcext:value-type="float">
            <text:p>-1.9775390625</text:p>
          </table:table-cell>
          <table:table-cell office:value-type="float" office:value="-0.00146484375" calcext:value-type="float">
            <text:p>-0.00146484375</text:p>
          </table:table-cell>
        </table:table-row>
        <table:table-row table:style-name="ro1">
          <table:table-cell office:value-type="float" office:value="-1.9775390625" calcext:value-type="float">
            <text:p>-1.9775390625</text:p>
          </table:table-cell>
          <table:table-cell office:value-type="float" office:value="-0.0224609375" calcext:value-type="float">
            <text:p>-0.0224609375</text:p>
          </table:table-cell>
        </table:table-row>
        <table:table-row table:style-name="ro1">
          <table:table-cell office:value-type="float" office:value="-1.9775390625" calcext:value-type="float">
            <text:p>-1.9775390625</text:p>
          </table:table-cell>
          <table:table-cell office:value-type="float" office:value="-0.01708984375" calcext:value-type="float">
            <text:p>-0.01708984375</text:p>
          </table:table-cell>
        </table:table-row>
        <table:table-row table:style-name="ro1">
          <table:table-cell office:value-type="float" office:value="-1.9775390625" calcext:value-type="float">
            <text:p>-1.9775390625</text:p>
          </table:table-cell>
          <table:table-cell office:value-type="float" office:value="-0.001953125" calcext:value-type="float">
            <text:p>-0.001953125</text:p>
          </table:table-cell>
        </table:table-row>
        <table:table-row table:style-name="ro1">
          <table:table-cell office:value-type="float" office:value="-1.669921875" calcext:value-type="float">
            <text:p>-1.669921875</text:p>
          </table:table-cell>
          <table:table-cell office:value-type="float" office:value="0.005859375" calcext:value-type="float">
            <text:p>0.005859375</text:p>
          </table:table-cell>
        </table:table-row>
        <table:table-row table:style-name="ro1">
          <table:table-cell office:value-type="float" office:value="-1.318359375" calcext:value-type="float">
            <text:p>-1.318359375</text:p>
          </table:table-cell>
          <table:table-cell office:value-type="float" office:value="0.02587890625" calcext:value-type="float">
            <text:p>0.02587890625</text:p>
          </table:table-cell>
        </table:table-row>
        <table:table-row table:style-name="ro1">
          <table:table-cell office:value-type="float" office:value="-1.0546875" calcext:value-type="float">
            <text:p>-1.0546875</text:p>
          </table:table-cell>
          <table:table-cell office:value-type="float" office:value="0.03076171875" calcext:value-type="float">
            <text:p>0.03076171875</text:p>
          </table:table-cell>
        </table:table-row>
        <table:table-row table:style-name="ro1">
          <table:table-cell office:value-type="float" office:value="-0.2197265625" calcext:value-type="float">
            <text:p>-0.21972656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.669921875" calcext:value-type="float">
            <text:p>1.669921875</text:p>
          </table:table-cell>
          <table:table-cell office:value-type="float" office:value="0.00927734375" calcext:value-type="float">
            <text:p>0.00927734375</text:p>
          </table:table-cell>
        </table:table-row>
        <table:table-row table:style-name="ro1">
          <table:table-cell office:value-type="float" office:value="1.7578125" calcext:value-type="float">
            <text:p>1.7578125</text:p>
          </table:table-cell>
          <table:table-cell office:value-type="float" office:value="0.0068359375" calcext:value-type="float">
            <text:p>0.0068359375</text:p>
          </table:table-cell>
        </table:table-row>
        <table:table-row table:style-name="ro1">
          <table:table-cell office:value-type="float" office:value="1.7578125" calcext:value-type="float">
            <text:p>1.7578125</text:p>
          </table:table-cell>
          <table:table-cell office:value-type="float" office:value="-0.09033203125" calcext:value-type="float">
            <text:p>-0.09033203125</text:p>
          </table:table-cell>
        </table:table-row>
        <table:table-row table:style-name="ro1">
          <table:table-cell office:value-type="float" office:value="1.7578125" calcext:value-type="float">
            <text:p>1.7578125</text:p>
          </table:table-cell>
          <table:table-cell office:value-type="float" office:value="-0.0029296875" calcext:value-type="float">
            <text:p>-0.0029296875</text:p>
          </table:table-cell>
        </table:table-row>
        <table:table-row table:style-name="ro1">
          <table:table-cell office:value-type="float" office:value="1.7578125" calcext:value-type="float">
            <text:p>1.7578125</text:p>
          </table:table-cell>
          <table:table-cell office:value-type="float" office:value="-0.021484375" calcext:value-type="float">
            <text:p>-0.021484375</text:p>
          </table:table-cell>
        </table:table-row>
        <table:table-row table:style-name="ro1">
          <table:table-cell office:value-type="float" office:value="1.7578125" calcext:value-type="float">
            <text:p>1.7578125</text:p>
          </table:table-cell>
          <table:table-cell office:value-type="float" office:value="-0.0458984375" calcext:value-type="float">
            <text:p>-0.0458984375</text:p>
          </table:table-cell>
        </table:table-row>
        <table:table-row table:style-name="ro1">
          <table:table-cell office:value-type="float" office:value="1.7578125" calcext:value-type="float">
            <text:p>1.7578125</text:p>
          </table:table-cell>
          <table:table-cell office:value-type="float" office:value="-0.0224609375" calcext:value-type="float">
            <text:p>-0.0224609375</text:p>
          </table:table-cell>
        </table:table-row>
        <table:table-row table:style-name="ro1">
          <table:table-cell office:value-type="float" office:value="7.6025390625" calcext:value-type="float">
            <text:p>7.6025390625</text:p>
          </table:table-cell>
          <table:table-cell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8.3935546875" calcext:value-type="float">
            <text:p>8.3935546875</text:p>
          </table:table-cell>
          <table:table-cell office:value-type="float" office:value="0.0419921875" calcext:value-type="float">
            <text:p>0.041992187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7.91015625" calcext:value-type="float">
            <text:p>7.91015625</text:p>
          </table:table-cell>
          <table:table-cell office:value-type="float" office:value="0.05517578125" calcext:value-type="float">
            <text:p>0.05517578125</text:p>
          </table:table-cell>
        </table:table-row>
        <table:table-row table:style-name="ro1">
          <table:table-cell office:value-type="float" office:value="8.525390625" calcext:value-type="float">
            <text:p>8.525390625</text:p>
          </table:table-cell>
          <table:table-cell office:value-type="float" office:value="0.05517578125" calcext:value-type="float">
            <text:p>0.05517578125</text:p>
          </table:table-cell>
        </table:table-row>
        <table:table-row table:style-name="ro1">
          <table:table-cell office:value-type="float" office:value="9.8876953125" calcext:value-type="float">
            <text:p>9.8876953125</text:p>
          </table:table-cell>
          <table:table-cell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10.5029296875" calcext:value-type="float">
            <text:p>10.5029296875</text:p>
          </table:table-cell>
          <table:table-cell office:value-type="float" office:value="0.00244140625" calcext:value-type="float">
            <text:p>0.00244140625</text:p>
          </table:table-cell>
        </table:table-row>
        <table:table-row table:style-name="ro1">
          <table:table-cell office:value-type="float" office:value="10.5029296875" calcext:value-type="float">
            <text:p>10.5029296875</text:p>
          </table:table-cell>
          <table:table-cell office:value-type="float" office:value="-0.00390625" calcext:value-type="float">
            <text:p>-0.00390625</text:p>
          </table:table-cell>
        </table:table-row>
        <table:table-row table:style-name="ro1">
          <table:table-cell office:value-type="float" office:value="12.041015625" calcext:value-type="float">
            <text:p>12.041015625</text:p>
          </table:table-cell>
          <table:table-cell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13.447265625" calcext:value-type="float">
            <text:p>13.447265625</text:p>
          </table:table-cell>
          <table:table-cell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13.6669921875" calcext:value-type="float">
            <text:p>13.6669921875</text:p>
          </table:table-cell>
          <table:table-cell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16.3037109375" calcext:value-type="float">
            <text:p>16.3037109375</text:p>
          </table:table-cell>
          <table:table-cell office:value-type="float" office:value="0.0068359375" calcext:value-type="float">
            <text:p>0.0068359375</text:p>
          </table:table-cell>
        </table:table-row>
        <table:table-row table:style-name="ro1">
          <table:table-cell office:value-type="float" office:value="16.3037109375" calcext:value-type="float">
            <text:p>16.3037109375</text:p>
          </table:table-cell>
          <table:table-cell office:value-type="float" office:value="-0.001953125" calcext:value-type="float">
            <text:p>-0.001953125</text:p>
          </table:table-cell>
        </table:table-row>
        <table:table-row table:style-name="ro1">
          <table:table-cell office:value-type="float" office:value="14.7216796875" calcext:value-type="float">
            <text:p>14.7216796875</text:p>
          </table:table-cell>
          <table:table-cell office:value-type="float" office:value="0.01025390625" calcext:value-type="float">
            <text:p>0.01025390625</text:p>
          </table:table-cell>
        </table:table-row>
        <table:table-row table:style-name="ro1">
          <table:table-cell office:value-type="float" office:value="18.984375" calcext:value-type="float">
            <text:p>18.984375</text:p>
          </table:table-cell>
          <table:table-cell office:value-type="float" office:value="0.00439453125" calcext:value-type="float">
            <text:p>0.00439453125</text:p>
          </table:table-cell>
        </table:table-row>
        <table:table-row table:style-name="ro1">
          <table:table-cell office:value-type="float" office:value="23.115234375" calcext:value-type="float">
            <text:p>23.115234375</text:p>
          </table:table-cell>
          <table:table-cell office:value-type="float" office:value="0.0322265625" calcext:value-type="float">
            <text:p>0.0322265625</text:p>
          </table:table-cell>
        </table:table-row>
        <table:table-row table:style-name="ro1">
          <table:table-cell office:value-type="float" office:value="25.3125" calcext:value-type="float">
            <text:p>25.3125</text:p>
          </table:table-cell>
          <table:table-cell office:value-type="float" office:value="0.04345703125" calcext:value-type="float">
            <text:p>0.04345703125</text:p>
          </table:table-cell>
        </table:table-row>
        <table:table-row table:style-name="ro1">
          <table:table-cell office:value-type="float" office:value="28.4326171875" calcext:value-type="float">
            <text:p>28.4326171875</text:p>
          </table:table-cell>
          <table:table-cell office:value-type="float" office:value="0.03466796875" calcext:value-type="float">
            <text:p>0.03466796875</text:p>
          </table:table-cell>
        </table:table-row>
        <table:table-row table:style-name="ro1">
          <table:table-cell office:value-type="float" office:value="24.345703125" calcext:value-type="float">
            <text:p>24.345703125</text:p>
          </table:table-cell>
          <table:table-cell office:value-type="float" office:value="0.03857421875" calcext:value-type="float">
            <text:p>0.03857421875</text:p>
          </table:table-cell>
        </table:table-row>
        <table:table-row table:style-name="ro1">
          <table:table-cell office:value-type="float" office:value="24.345703125" calcext:value-type="float">
            <text:p>24.345703125</text:p>
          </table:table-cell>
          <table:table-cell office:value-type="float" office:value="0.02734375" calcext:value-type="float">
            <text:p>0.02734375</text:p>
          </table:table-cell>
        </table:table-row>
        <table:table-row table:style-name="ro1">
          <table:table-cell office:value-type="float" office:value="28.0810546875" calcext:value-type="float">
            <text:p>28.0810546875</text:p>
          </table:table-cell>
          <table:table-cell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9.9267578125" calcext:value-type="float">
            <text:p>29.9267578125</text:p>
          </table:table-cell>
          <table:table-cell office:value-type="float" office:value="0.0341796875" calcext:value-type="float">
            <text:p>0.0341796875</text:p>
          </table:table-cell>
        </table:table-row>
        <table:table-row table:style-name="ro1">
          <table:table-cell office:value-type="float" office:value="28.65234375" calcext:value-type="float">
            <text:p>28.65234375</text:p>
          </table:table-cell>
          <table:table-cell office:value-type="float" office:value="0.0390625" calcext:value-type="float">
            <text:p>0.0390625</text:p>
          </table:table-cell>
        </table:table-row>
        <table:table-row table:style-name="ro1">
          <table:table-cell office:value-type="float" office:value="34.5849609375" calcext:value-type="float">
            <text:p>34.5849609375</text:p>
          </table:table-cell>
          <table:table-cell office:value-type="float" office:value="0.04248046875" calcext:value-type="float">
            <text:p>0.04248046875</text:p>
          </table:table-cell>
        </table:table-row>
        <table:table-row table:style-name="ro1">
          <table:table-cell office:value-type="float" office:value="32.2998046875" calcext:value-type="float">
            <text:p>32.2998046875</text:p>
          </table:table-cell>
          <table:table-cell office:value-type="float" office:value="0.0390625" calcext:value-type="float">
            <text:p>0.0390625</text:p>
          </table:table-cell>
        </table:table-row>
        <table:table-row table:style-name="ro1">
          <table:table-cell office:value-type="float" office:value="30.8056640625" calcext:value-type="float">
            <text:p>30.8056640625</text:p>
          </table:table-cell>
          <table:table-cell office:value-type="float" office:value="0.05322265625" calcext:value-type="float">
            <text:p>0.05322265625</text:p>
          </table:table-cell>
        </table:table-row>
        <table:table-row table:style-name="ro1">
          <table:table-cell office:value-type="float" office:value="34.9365234375" calcext:value-type="float">
            <text:p>34.9365234375</text:p>
          </table:table-cell>
          <table:table-cell office:value-type="float" office:value="0.0615234375" calcext:value-type="float">
            <text:p>0.0615234375</text:p>
          </table:table-cell>
        </table:table-row>
        <table:table-row table:style-name="ro1">
          <table:table-cell office:value-type="float" office:value="35.9033203125" calcext:value-type="float">
            <text:p>35.9033203125</text:p>
          </table:table-cell>
          <table:table-cell office:value-type="float" office:value="0.06689453125" calcext:value-type="float">
            <text:p>0.06689453125</text:p>
          </table:table-cell>
        </table:table-row>
        <table:table-row table:style-name="ro1">
          <table:table-cell office:value-type="float" office:value="41.8798828125" calcext:value-type="float">
            <text:p>41.8798828125</text:p>
          </table:table-cell>
          <table:table-cell office:value-type="float" office:value="0.10888671875" calcext:value-type="float">
            <text:p>0.10888671875</text:p>
          </table:table-cell>
        </table:table-row>
        <table:table-row table:style-name="ro1">
          <table:table-cell office:value-type="float" office:value="40.3857421875" calcext:value-type="float">
            <text:p>40.3857421875</text:p>
          </table:table-cell>
          <table:table-cell office:value-type="float" office:value="0.16748046875" calcext:value-type="float">
            <text:p>0.16748046875</text:p>
          </table:table-cell>
        </table:table-row>
        <table:table-row table:style-name="ro1">
          <table:table-cell office:value-type="float" office:value="42.3193359375" calcext:value-type="float">
            <text:p>42.3193359375</text:p>
          </table:table-cell>
          <table:table-cell office:value-type="float" office:value="0.19775390625" calcext:value-type="float">
            <text:p>0.19775390625</text:p>
          </table:table-cell>
        </table:table-row>
        <table:table-row table:style-name="ro1">
          <table:table-cell office:value-type="float" office:value="44.5166015625" calcext:value-type="float">
            <text:p>44.5166015625</text:p>
          </table:table-cell>
          <table:table-cell office:value-type="float" office:value="0.208984375" calcext:value-type="float">
            <text:p>0.208984375</text:p>
          </table:table-cell>
        </table:table-row>
        <table:table-row table:style-name="ro1">
          <table:table-cell office:value-type="float" office:value="47.021484375" calcext:value-type="float">
            <text:p>47.021484375</text:p>
          </table:table-cell>
          <table:table-cell office:value-type="float" office:value="0.19873046875" calcext:value-type="float">
            <text:p>0.19873046875</text:p>
          </table:table-cell>
        </table:table-row>
        <table:table-row table:style-name="ro1">
          <table:table-cell office:value-type="float" office:value="48.5595703125" calcext:value-type="float">
            <text:p>48.5595703125</text:p>
          </table:table-cell>
          <table:table-cell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48.955078125" calcext:value-type="float">
            <text:p>48.955078125</text:p>
          </table:table-cell>
          <table:table-cell office:value-type="float" office:value="0.14501953125" calcext:value-type="float">
            <text:p>0.14501953125</text:p>
          </table:table-cell>
        </table:table-row>
        <table:table-row table:style-name="ro1">
          <table:table-cell office:value-type="float" office:value="53.7451171875" calcext:value-type="float">
            <text:p>53.7451171875</text:p>
          </table:table-cell>
          <table:table-cell office:value-type="float" office:value="0.18212890625" calcext:value-type="float">
            <text:p>0.18212890625</text:p>
          </table:table-cell>
        </table:table-row>
        <table:table-row table:style-name="ro1">
          <table:table-cell office:value-type="float" office:value="53.173828125" calcext:value-type="float">
            <text:p>53.173828125</text:p>
          </table:table-cell>
          <table:table-cell office:value-type="float" office:value="0.2041015625" calcext:value-type="float">
            <text:p>0.2041015625</text:p>
          </table:table-cell>
        </table:table-row>
        <table:table-row table:style-name="ro1">
          <table:table-cell office:value-type="float" office:value="55.810546875" calcext:value-type="float">
            <text:p>55.810546875</text:p>
          </table:table-cell>
          <table:table-cell office:value-type="float" office:value="0.20556640625" calcext:value-type="float">
            <text:p>0.20556640625</text:p>
          </table:table-cell>
        </table:table-row>
        <table:table-row table:style-name="ro1">
          <table:table-cell office:value-type="float" office:value="60.2490234375" calcext:value-type="float">
            <text:p>60.2490234375</text:p>
          </table:table-cell>
          <table:table-cell office:value-type="float" office:value="0.22607421875" calcext:value-type="float">
            <text:p>0.22607421875</text:p>
          </table:table-cell>
        </table:table-row>
        <table:table-row table:style-name="ro1">
          <table:table-cell office:value-type="float" office:value="58.798828125" calcext:value-type="float">
            <text:p>58.798828125</text:p>
          </table:table-cell>
          <table:table-cell office:value-type="float" office:value="0.23193359375" calcext:value-type="float">
            <text:p>0.23193359375</text:p>
          </table:table-cell>
        </table:table-row>
        <table:table-row table:style-name="ro1">
          <table:table-cell office:value-type="float" office:value="60.7763671875" calcext:value-type="float">
            <text:p>60.7763671875</text:p>
          </table:table-cell>
          <table:table-cell office:value-type="float" office:value="0.25927734375" calcext:value-type="float">
            <text:p>0.25927734375</text:p>
          </table:table-cell>
        </table:table-row>
        <table:table-row table:style-name="ro1">
          <table:table-cell office:value-type="float" office:value="63.45703125" calcext:value-type="float">
            <text:p>63.45703125</text:p>
          </table:table-cell>
          <table:table-cell office:value-type="float" office:value="0.29638671875" calcext:value-type="float">
            <text:p>0.29638671875</text:p>
          </table:table-cell>
        </table:table-row>
        <table:table-row table:style-name="ro1">
          <table:table-cell office:value-type="float" office:value="64.8193359375" calcext:value-type="float">
            <text:p>64.8193359375</text:p>
          </table:table-cell>
          <table:table-cell office:value-type="float" office:value="0.32666015625" calcext:value-type="float">
            <text:p>0.32666015625</text:p>
          </table:table-cell>
        </table:table-row>
        <table:table-row table:style-name="ro1">
          <table:table-cell office:value-type="float" office:value="63.9404296875" calcext:value-type="float">
            <text:p>63.9404296875</text:p>
          </table:table-cell>
          <table:table-cell office:value-type="float" office:value="0.3486328125" calcext:value-type="float">
            <text:p>0.3486328125</text:p>
          </table:table-cell>
        </table:table-row>
        <table:table-row table:style-name="ro1">
          <table:table-cell office:value-type="float" office:value="63.2373046875" calcext:value-type="float">
            <text:p>63.2373046875</text:p>
          </table:table-cell>
          <table:table-cell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63.720703125" calcext:value-type="float">
            <text:p>63.720703125</text:p>
          </table:table-cell>
          <table:table-cell office:value-type="float" office:value="0.40087890625" calcext:value-type="float">
            <text:p>0.40087890625</text:p>
          </table:table-cell>
        </table:table-row>
        <table:table-row table:style-name="ro1">
          <table:table-cell office:value-type="float" office:value="65.7861328125" calcext:value-type="float">
            <text:p>65.7861328125</text:p>
          </table:table-cell>
          <table:table-cell office:value-type="float" office:value="0.39794921875" calcext:value-type="float">
            <text:p>0.39794921875</text:p>
          </table:table-cell>
        </table:table-row>
        <table:table-row table:style-name="ro1">
          <table:table-cell office:value-type="float" office:value="72.333984375" calcext:value-type="float">
            <text:p>72.333984375</text:p>
          </table:table-cell>
          <table:table-cell office:value-type="float" office:value="0.4189453125" calcext:value-type="float">
            <text:p>0.4189453125</text:p>
          </table:table-cell>
        </table:table-row>
        <table:table-row table:style-name="ro1">
          <table:table-cell office:value-type="float" office:value="71.455078125" calcext:value-type="float">
            <text:p>71.455078125</text:p>
          </table:table-cell>
          <table:table-cell office:value-type="float" office:value="0.39599609375" calcext:value-type="float">
            <text:p>0.39599609375</text:p>
          </table:table-cell>
        </table:table-row>
        <table:table-row table:style-name="ro1">
          <table:table-cell office:value-type="float" office:value="71.9384765625" calcext:value-type="float">
            <text:p>71.9384765625</text:p>
          </table:table-cell>
          <table:table-cell office:value-type="float" office:value="0.3603515625" calcext:value-type="float">
            <text:p>0.3603515625</text:p>
          </table:table-cell>
        </table:table-row>
        <table:table-row table:style-name="ro1">
          <table:table-cell office:value-type="float" office:value="73.564453125" calcext:value-type="float">
            <text:p>73.564453125</text:p>
          </table:table-cell>
          <table:table-cell office:value-type="float" office:value="0.36328125" calcext:value-type="float">
            <text:p>0.36328125</text:p>
          </table:table-cell>
        </table:table-row>
        <table:table-row table:style-name="ro1">
          <table:table-cell office:value-type="float" office:value="72.24609375" calcext:value-type="float">
            <text:p>72.24609375</text:p>
          </table:table-cell>
          <table:table-cell office:value-type="float" office:value="0.41357421875" calcext:value-type="float">
            <text:p>0.41357421875</text:p>
          </table:table-cell>
        </table:table-row>
        <table:table-row table:style-name="ro1">
          <table:table-cell office:value-type="float" office:value="71.982421875" calcext:value-type="float">
            <text:p>71.982421875</text:p>
          </table:table-cell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72.1142578125" calcext:value-type="float">
            <text:p>72.1142578125</text:p>
          </table:table-cell>
          <table:table-cell office:value-type="float" office:value="0.56640625" calcext:value-type="float">
            <text:p>0.56640625</text:p>
          </table:table-cell>
        </table:table-row>
        <table:table-row table:style-name="ro1">
          <table:table-cell office:value-type="float" office:value="68.818359375" calcext:value-type="float">
            <text:p>68.818359375</text:p>
          </table:table-cell>
          <table:table-cell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69.6533203125" calcext:value-type="float">
            <text:p>69.6533203125</text:p>
          </table:table-cell>
          <table:table-cell office:value-type="float" office:value="0.56494140625" calcext:value-type="float">
            <text:p>0.56494140625</text:p>
          </table:table-cell>
        </table:table-row>
        <table:table-row table:style-name="ro1">
          <table:table-cell office:value-type="float" office:value="74.970703125" calcext:value-type="float">
            <text:p>74.970703125</text:p>
          </table:table-cell>
          <table:table-cell office:value-type="float" office:value="0.5615234375" calcext:value-type="float">
            <text:p>0.5615234375</text:p>
          </table:table-cell>
        </table:table-row>
        <table:table-row table:style-name="ro1">
          <table:table-cell office:value-type="float" office:value="82.2216796875" calcext:value-type="float">
            <text:p>82.2216796875</text:p>
          </table:table-cell>
          <table:table-cell office:value-type="float" office:value="0.55615234375" calcext:value-type="float">
            <text:p>0.55615234375</text:p>
          </table:table-cell>
        </table:table-row>
        <table:table-row table:style-name="ro1">
          <table:table-cell office:value-type="float" office:value="88.2861328125" calcext:value-type="float">
            <text:p>88.2861328125</text:p>
          </table:table-cell>
          <table:table-cell office:value-type="float" office:value="0.55615234375" calcext:value-type="float">
            <text:p>0.55615234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986328125" calcext:value-type="float">
            <text:p>0.5986328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5908203125" calcext:value-type="float">
            <text:p>0.55908203125</text:p>
          </table:table-cell>
        </table:table-row>
        <table:table-row table:style-name="ro1">
          <table:table-cell office:value-type="float" office:value="88.9013671875" calcext:value-type="float">
            <text:p>88.9013671875</text:p>
          </table:table-cell>
          <table:table-cell office:value-type="float" office:value="0.5703125" calcext:value-type="float">
            <text:p>0.5703125</text:p>
          </table:table-cell>
        </table:table-row>
        <table:table-row table:style-name="ro1">
          <table:table-cell office:value-type="float" office:value="87.1435546875" calcext:value-type="float">
            <text:p>87.1435546875</text:p>
          </table:table-cell>
          <table:table-cell office:value-type="float" office:value="0.65478515625" calcext:value-type="float">
            <text:p>0.65478515625</text:p>
          </table:table-cell>
        </table:table-row>
        <table:table-row table:style-name="ro1">
          <table:table-cell office:value-type="float" office:value="86.66015625" calcext:value-type="float">
            <text:p>86.66015625</text:p>
          </table:table-cell>
          <table:table-cell office:value-type="float" office:value="0.76025390625" calcext:value-type="float">
            <text:p>0.76025390625</text:p>
          </table:table-cell>
        </table:table-row>
        <table:table-row table:style-name="ro1">
          <table:table-cell office:value-type="float" office:value="86.6162109375" calcext:value-type="float">
            <text:p>86.6162109375</text:p>
          </table:table-cell>
          <table:table-cell office:value-type="float" office:value="0.82958984375" calcext:value-type="float">
            <text:p>0.82958984375</text:p>
          </table:table-cell>
        </table:table-row>
        <table:table-row table:style-name="ro1">
          <table:table-cell office:value-type="float" office:value="80.9912109375" calcext:value-type="float">
            <text:p>80.9912109375</text:p>
          </table:table-cell>
          <table:table-cell office:value-type="float" office:value="0.86279296875" calcext:value-type="float">
            <text:p>0.86279296875</text:p>
          </table:table-cell>
        </table:table-row>
        <table:table-row table:style-name="ro1">
          <table:table-cell office:value-type="float" office:value="75.322265625" calcext:value-type="float">
            <text:p>75.322265625</text:p>
          </table:table-cell>
          <table:table-cell office:value-type="float" office:value="0.8974609375" calcext:value-type="float">
            <text:p>0.8974609375</text:p>
          </table:table-cell>
        </table:table-row>
        <table:table-row table:style-name="ro1">
          <table:table-cell office:value-type="float" office:value="75.5419921875" calcext:value-type="float">
            <text:p>75.5419921875</text:p>
          </table:table-cell>
          <table:table-cell office:value-type="float" office:value="0.88427734375" calcext:value-type="float">
            <text:p>0.88427734375</text:p>
          </table:table-cell>
        </table:table-row>
        <table:table-row table:style-name="ro1">
          <table:table-cell office:value-type="float" office:value="84.375" calcext:value-type="float">
            <text:p>84.375</text:p>
          </table:table-cell>
          <table:table-cell office:value-type="float" office:value="0.92041015625" calcext:value-type="float">
            <text:p>0.92041015625</text:p>
          </table:table-cell>
        </table:table-row>
        <table:table-row table:style-name="ro1">
          <table:table-cell office:value-type="float" office:value="89.033203125" calcext:value-type="float">
            <text:p>89.033203125</text:p>
          </table:table-cell>
          <table:table-cell office:value-type="float" office:value="0.904296875" calcext:value-type="float">
            <text:p>0.904296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013671875" calcext:value-type="float">
            <text:p>0.8901367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314453125" calcext:value-type="float">
            <text:p>0.97314453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7763671875" calcext:value-type="float">
            <text:p>1.0776367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171875" calcext:value-type="float">
            <text:p>1.117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07421875" calcext:value-type="float">
            <text:p>1.10742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015625" calcext:value-type="float">
            <text:p>1.1015625</text:p>
          </table:table-cell>
        </table:table-row>
        <table:table-row table:style-name="ro1">
          <table:table-cell office:value-type="float" office:value="90.3515625" calcext:value-type="float">
            <text:p>90.3515625</text:p>
          </table:table-cell>
          <table:table-cell office:value-type="float" office:value="1.10302734375" calcext:value-type="float">
            <text:p>1.1030273437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1.07275390625" calcext:value-type="float">
            <text:p>1.07275390625</text:p>
          </table:table-cell>
        </table:table-row>
        <table:table-row table:style-name="ro1">
          <table:table-cell office:value-type="float" office:value="97.8662109375" calcext:value-type="float">
            <text:p>97.8662109375</text:p>
          </table:table-cell>
          <table:table-cell office:value-type="float" office:value="1.0703125" calcext:value-type="float">
            <text:p>1.0703125</text:p>
          </table:table-cell>
        </table:table-row>
        <table:table-row table:style-name="ro1">
          <table:table-cell office:value-type="float" office:value="96.943359375" calcext:value-type="float">
            <text:p>96.943359375</text:p>
          </table:table-cell>
          <table:table-cell office:value-type="float" office:value="1.083984375" calcext:value-type="float">
            <text:p>1.083984375</text:p>
          </table:table-cell>
        </table:table-row>
        <table:table-row table:style-name="ro1">
          <table:table-cell office:value-type="float" office:value="94.6142578125" calcext:value-type="float">
            <text:p>94.6142578125</text:p>
          </table:table-cell>
          <table:table-cell office:value-type="float" office:value="1.09619140625" calcext:value-type="float">
            <text:p>1.09619140625</text:p>
          </table:table-cell>
        </table:table-row>
        <table:table-row table:style-name="ro1">
          <table:table-cell office:value-type="float" office:value="93.7353515625" calcext:value-type="float">
            <text:p>93.7353515625</text:p>
          </table:table-cell>
          <table:table-cell office:value-type="float" office:value="1.1865234375" calcext:value-type="float">
            <text:p>1.1865234375</text:p>
          </table:table-cell>
        </table:table-row>
        <table:table-row table:style-name="ro1">
          <table:table-cell office:value-type="float" office:value="93.2080078125" calcext:value-type="float">
            <text:p>93.20800781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9833984375" calcext:value-type="float">
            <text:p>1.29833984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5498046875" calcext:value-type="float">
            <text:p>1.35498046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8818359375" calcext:value-type="float">
            <text:p>1.38818359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5498046875" calcext:value-type="float">
            <text:p>1.35498046875</text:p>
          </table:table-cell>
        </table:table-row>
        <table:table-row table:style-name="ro1">
          <table:table-cell office:value-type="float" office:value="91.7138671875" calcext:value-type="float">
            <text:p>91.7138671875</text:p>
          </table:table-cell>
          <table:table-cell office:value-type="float" office:value="1.28515625" calcext:value-type="float">
            <text:p>1.28515625</text:p>
          </table:table-cell>
        </table:table-row>
        <table:table-row table:style-name="ro1">
          <table:table-cell office:value-type="float" office:value="97.0751953125" calcext:value-type="float">
            <text:p>97.0751953125</text:p>
          </table:table-cell>
          <table:table-cell office:value-type="float" office:value="1.2314453125" calcext:value-type="float">
            <text:p>1.2314453125</text:p>
          </table:table-cell>
        </table:table-row>
        <table:table-row table:style-name="ro1">
          <table:table-cell office:value-type="float" office:value="105.556640625" calcext:value-type="float">
            <text:p>105.556640625</text:p>
          </table:table-cell>
          <table:table-cell office:value-type="float" office:value="1.21875" calcext:value-type="float">
            <text:p>1.21875</text:p>
          </table:table-cell>
        </table:table-row>
        <table:table-row table:style-name="ro1">
          <table:table-cell office:value-type="float" office:value="111.708984375" calcext:value-type="float">
            <text:p>111.708984375</text:p>
          </table:table-cell>
          <table:table-cell office:value-type="float" office:value="1.21142578125" calcext:value-type="float">
            <text:p>1.21142578125</text:p>
          </table:table-cell>
        </table:table-row>
        <table:table-row table:style-name="ro1">
          <table:table-cell office:value-type="float" office:value="106.69921875" calcext:value-type="float">
            <text:p>106.69921875</text:p>
          </table:table-cell>
          <table:table-cell office:value-type="float" office:value="1.22802734375" calcext:value-type="float">
            <text:p>1.22802734375</text:p>
          </table:table-cell>
        </table:table-row>
        <table:table-row table:style-name="ro1">
          <table:table-cell office:value-type="float" office:value="101.953125" calcext:value-type="float">
            <text:p>101.953125</text:p>
          </table:table-cell>
          <table:table-cell office:value-type="float" office:value="1.3154296875" calcext:value-type="float">
            <text:p>1.3154296875</text:p>
          </table:table-cell>
        </table:table-row>
        <table:table-row table:style-name="ro1">
          <table:table-cell office:value-type="float" office:value="101.42578125" calcext:value-type="float">
            <text:p>101.42578125</text:p>
          </table:table-cell>
          <table:table-cell office:value-type="float" office:value="1.4345703125" calcext:value-type="float">
            <text:p>1.4345703125</text:p>
          </table:table-cell>
        </table:table-row>
        <table:table-row table:style-name="ro1">
          <table:table-cell office:value-type="float" office:value="98.4814453125" calcext:value-type="float">
            <text:p>98.4814453125</text:p>
          </table:table-cell>
          <table:table-cell office:value-type="float" office:value="1.474609375" calcext:value-type="float">
            <text:p>1.474609375</text:p>
          </table:table-cell>
        </table:table-row>
        <table:table-row table:style-name="ro1">
          <table:table-cell office:value-type="float" office:value="97.0751953125" calcext:value-type="float">
            <text:p>97.0751953125</text:p>
          </table:table-cell>
          <table:table-cell office:value-type="float" office:value="1.5185546875" calcext:value-type="float">
            <text:p>1.5185546875</text:p>
          </table:table-cell>
        </table:table-row>
        <table:table-row table:style-name="ro1">
          <table:table-cell office:value-type="float" office:value="99.31640625" calcext:value-type="float">
            <text:p>99.31640625</text:p>
          </table:table-cell>
          <table:table-cell office:value-type="float" office:value="1.60693359375" calcext:value-type="float">
            <text:p>1.60693359375</text:p>
          </table:table-cell>
        </table:table-row>
        <table:table-row table:style-name="ro1">
          <table:table-cell office:value-type="float" office:value="98.4375" calcext:value-type="float">
            <text:p>98.4375</text:p>
          </table:table-cell>
          <table:table-cell office:value-type="float" office:value="1.654296875" calcext:value-type="float">
            <text:p>1.654296875</text:p>
          </table:table-cell>
        </table:table-row>
        <table:table-row table:style-name="ro1">
          <table:table-cell office:value-type="float" office:value="97.55859375" calcext:value-type="float">
            <text:p>97.55859375</text:p>
          </table:table-cell>
          <table:table-cell office:value-type="float" office:value="1.65283203125" calcext:value-type="float">
            <text:p>1.65283203125</text:p>
          </table:table-cell>
        </table:table-row>
        <table:table-row table:style-name="ro1">
          <table:table-cell office:value-type="float" office:value="101.0302734375" calcext:value-type="float">
            <text:p>101.0302734375</text:p>
          </table:table-cell>
          <table:table-cell office:value-type="float" office:value="1.60400390625" calcext:value-type="float">
            <text:p>1.60400390625</text:p>
          </table:table-cell>
        </table:table-row>
        <table:table-row table:style-name="ro1">
          <table:table-cell office:value-type="float" office:value="105.205078125" calcext:value-type="float">
            <text:p>105.205078125</text:p>
          </table:table-cell>
          <table:table-cell office:value-type="float" office:value="1.529296875" calcext:value-type="float">
            <text:p>1.529296875</text:p>
          </table:table-cell>
        </table:table-row>
        <table:table-row table:style-name="ro1">
          <table:table-cell office:value-type="float" office:value="110.2587890625" calcext:value-type="float">
            <text:p>110.2587890625</text:p>
          </table:table-cell>
          <table:table-cell office:value-type="float" office:value="1.51220703125" calcext:value-type="float">
            <text:p>1.51220703125</text:p>
          </table:table-cell>
        </table:table-row>
        <table:table-row table:style-name="ro1">
          <table:table-cell office:value-type="float" office:value="116.455078125" calcext:value-type="float">
            <text:p>116.455078125</text:p>
          </table:table-cell>
          <table:table-cell office:value-type="float" office:value="1.4736328125" calcext:value-type="float">
            <text:p>1.4736328125</text:p>
          </table:table-cell>
        </table:table-row>
        <table:table-row table:style-name="ro1">
          <table:table-cell office:value-type="float" office:value="115.751953125" calcext:value-type="float">
            <text:p>115.751953125</text:p>
          </table:table-cell>
          <table:table-cell office:value-type="float" office:value="1.47265625" calcext:value-type="float">
            <text:p>1.47265625</text:p>
          </table:table-cell>
        </table:table-row>
        <table:table-row table:style-name="ro1">
          <table:table-cell office:value-type="float" office:value="113.291015625" calcext:value-type="float">
            <text:p>113.291015625</text:p>
          </table:table-cell>
          <table:table-cell office:value-type="float" office:value="1.41796875" calcext:value-type="float">
            <text:p>1.41796875</text:p>
          </table:table-cell>
        </table:table-row>
        <table:table-row table:style-name="ro1">
          <table:table-cell office:value-type="float" office:value="110.7421875" calcext:value-type="float">
            <text:p>110.7421875</text:p>
          </table:table-cell>
          <table:table-cell office:value-type="float" office:value="1.4013671875" calcext:value-type="float">
            <text:p>1.4013671875</text:p>
          </table:table-cell>
        </table:table-row>
        <table:table-row table:style-name="ro1">
          <table:table-cell office:value-type="float" office:value="109.3798828125" calcext:value-type="float">
            <text:p>109.3798828125</text:p>
          </table:table-cell>
          <table:table-cell office:value-type="float" office:value="1.4814453125" calcext:value-type="float">
            <text:p>1.4814453125</text:p>
          </table:table-cell>
        </table:table-row>
        <table:table-row table:style-name="ro1">
          <table:table-cell office:value-type="float" office:value="106.875" calcext:value-type="float">
            <text:p>106.875</text:p>
          </table:table-cell>
          <table:table-cell office:value-type="float" office:value="1.6220703125" calcext:value-type="float">
            <text:p>1.6220703125</text:p>
          </table:table-cell>
        </table:table-row>
        <table:table-row table:style-name="ro1">
          <table:table-cell office:value-type="float" office:value="106.3037109375" calcext:value-type="float">
            <text:p>106.3037109375</text:p>
          </table:table-cell>
          <table:table-cell office:value-type="float" office:value="1.7333984375" calcext:value-type="float">
            <text:p>1.7333984375</text:p>
          </table:table-cell>
        </table:table-row>
        <table:table-row table:style-name="ro1">
          <table:table-cell office:value-type="float" office:value="108.544921875" calcext:value-type="float">
            <text:p>108.544921875</text:p>
          </table:table-cell>
          <table:table-cell office:value-type="float" office:value="1.79736328125" calcext:value-type="float">
            <text:p>1.79736328125</text:p>
          </table:table-cell>
        </table:table-row>
        <table:table-row table:style-name="ro1">
          <table:table-cell office:value-type="float" office:value="110.1708984375" calcext:value-type="float">
            <text:p>110.1708984375</text:p>
          </table:table-cell>
          <table:table-cell office:value-type="float" office:value="1.79345703125" calcext:value-type="float">
            <text:p>1.79345703125</text:p>
          </table:table-cell>
        </table:table-row>
        <table:table-row table:style-name="ro1">
          <table:table-cell office:value-type="float" office:value="114.9609375" calcext:value-type="float">
            <text:p>114.9609375</text:p>
          </table:table-cell>
          <table:table-cell office:value-type="float" office:value="1.74267578125" calcext:value-type="float">
            <text:p>1.74267578125</text:p>
          </table:table-cell>
        </table:table-row>
        <table:table-row table:style-name="ro1">
          <table:table-cell office:value-type="float" office:value="117.7294921875" calcext:value-type="float">
            <text:p>117.7294921875</text:p>
          </table:table-cell>
          <table:table-cell office:value-type="float" office:value="1.73974609375" calcext:value-type="float">
            <text:p>1.73974609375</text:p>
          </table:table-cell>
        </table:table-row>
        <table:table-row table:style-name="ro1">
          <table:table-cell office:value-type="float" office:value="114.6533203125" calcext:value-type="float">
            <text:p>114.6533203125</text:p>
          </table:table-cell>
          <table:table-cell office:value-type="float" office:value="1.71142578125" calcext:value-type="float">
            <text:p>1.71142578125</text:p>
          </table:table-cell>
        </table:table-row>
        <table:table-row table:style-name="ro1">
          <table:table-cell office:value-type="float" office:value="112.236328125" calcext:value-type="float">
            <text:p>112.236328125</text:p>
          </table:table-cell>
          <table:table-cell office:value-type="float" office:value="1.6318359375" calcext:value-type="float">
            <text:p>1.6318359375</text:p>
          </table:table-cell>
        </table:table-row>
        <table:table-row table:style-name="ro1">
          <table:table-cell office:value-type="float" office:value="116.1474609375" calcext:value-type="float">
            <text:p>116.1474609375</text:p>
          </table:table-cell>
          <table:table-cell office:value-type="float" office:value="1.5849609375" calcext:value-type="float">
            <text:p>1.5849609375</text:p>
          </table:table-cell>
        </table:table-row>
        <table:table-row table:style-name="ro1">
          <table:table-cell office:value-type="float" office:value="119.1796875" calcext:value-type="float">
            <text:p>119.1796875</text:p>
          </table:table-cell>
          <table:table-cell office:value-type="float" office:value="1.5791015625" calcext:value-type="float">
            <text:p>1.5791015625</text:p>
          </table:table-cell>
        </table:table-row>
        <table:table-row table:style-name="ro1">
          <table:table-cell office:value-type="float" office:value="117.6416015625" calcext:value-type="float">
            <text:p>117.6416015625</text:p>
          </table:table-cell>
          <table:table-cell office:value-type="float" office:value="1.59814453125" calcext:value-type="float">
            <text:p>1.59814453125</text:p>
          </table:table-cell>
        </table:table-row>
        <table:table-row table:style-name="ro1">
          <table:table-cell office:value-type="float" office:value="117.5537109375" calcext:value-type="float">
            <text:p>117.5537109375</text:p>
          </table:table-cell>
          <table:table-cell office:value-type="float" office:value="1.63330078125" calcext:value-type="float">
            <text:p>1.63330078125</text:p>
          </table:table-cell>
        </table:table-row>
        <table:table-row table:style-name="ro1">
          <table:table-cell office:value-type="float" office:value="113.7744140625" calcext:value-type="float">
            <text:p>113.7744140625</text:p>
          </table:table-cell>
          <table:table-cell office:value-type="float" office:value="1.6328125" calcext:value-type="float">
            <text:p>1.6328125</text:p>
          </table:table-cell>
        </table:table-row>
        <table:table-row table:style-name="ro1">
          <table:table-cell office:value-type="float" office:value="115.048828125" calcext:value-type="float">
            <text:p>115.048828125</text:p>
          </table:table-cell>
          <table:table-cell office:value-type="float" office:value="1.64794921875" calcext:value-type="float">
            <text:p>1.64794921875</text:p>
          </table:table-cell>
        </table:table-row>
        <table:table-row table:style-name="ro1">
          <table:table-cell office:value-type="float" office:value="113.1591796875" calcext:value-type="float">
            <text:p>113.1591796875</text:p>
          </table:table-cell>
          <table:table-cell office:value-type="float" office:value="1.74072265625" calcext:value-type="float">
            <text:p>1.74072265625</text:p>
          </table:table-cell>
        </table:table-row>
        <table:table-row table:style-name="ro1">
          <table:table-cell office:value-type="float" office:value="118.4765625" calcext:value-type="float">
            <text:p>118.4765625</text:p>
          </table:table-cell>
          <table:table-cell office:value-type="float" office:value="1.86083984375" calcext:value-type="float">
            <text:p>1.86083984375</text:p>
          </table:table-cell>
        </table:table-row>
        <table:table-row table:style-name="ro1">
          <table:table-cell office:value-type="float" office:value="120.76171875" calcext:value-type="float">
            <text:p>120.76171875</text:p>
          </table:table-cell>
          <table:table-cell office:value-type="float" office:value="1.84814453125" calcext:value-type="float">
            <text:p>1.84814453125</text:p>
          </table:table-cell>
        </table:table-row>
        <table:table-row table:style-name="ro1">
          <table:table-cell office:value-type="float" office:value="126.1669921875" calcext:value-type="float">
            <text:p>126.1669921875</text:p>
          </table:table-cell>
          <table:table-cell office:value-type="float" office:value="1.853515625" calcext:value-type="float">
            <text:p>1.853515625</text:p>
          </table:table-cell>
        </table:table-row>
        <table:table-row table:style-name="ro1">
          <table:table-cell office:value-type="float" office:value="127.8369140625" calcext:value-type="float">
            <text:p>127.8369140625</text:p>
          </table:table-cell>
          <table:table-cell office:value-type="float" office:value="1.8310546875" calcext:value-type="float">
            <text:p>1.8310546875</text:p>
          </table:table-cell>
        </table:table-row>
        <table:table-row table:style-name="ro1">
          <table:table-cell office:value-type="float" office:value="125.68359375" calcext:value-type="float">
            <text:p>125.68359375</text:p>
          </table:table-cell>
          <table:table-cell office:value-type="float" office:value="1.81689453125" calcext:value-type="float">
            <text:p>1.81689453125</text:p>
          </table:table-cell>
        </table:table-row>
        <table:table-row table:style-name="ro1">
          <table:table-cell office:value-type="float" office:value="125.9033203125" calcext:value-type="float">
            <text:p>125.9033203125</text:p>
          </table:table-cell>
          <table:table-cell office:value-type="float" office:value="1.7392578125" calcext:value-type="float">
            <text:p>1.7392578125</text:p>
          </table:table-cell>
        </table:table-row>
        <table:table-row table:style-name="ro1">
          <table:table-cell office:value-type="float" office:value="125.7275390625" calcext:value-type="float">
            <text:p>125.7275390625</text:p>
          </table:table-cell>
          <table:table-cell office:value-type="float" office:value="1.76806640625" calcext:value-type="float">
            <text:p>1.76806640625</text:p>
          </table:table-cell>
        </table:table-row>
        <table:table-row table:style-name="ro1">
          <table:table-cell office:value-type="float" office:value="126.0791015625" calcext:value-type="float">
            <text:p>126.0791015625</text:p>
          </table:table-cell>
          <table:table-cell office:value-type="float" office:value="1.80712890625" calcext:value-type="float">
            <text:p>1.80712890625</text:p>
          </table:table-cell>
        </table:table-row>
        <table:table-row table:style-name="ro1">
          <table:table-cell office:value-type="float" office:value="124.189453125" calcext:value-type="float">
            <text:p>124.189453125</text:p>
          </table:table-cell>
          <table:table-cell office:value-type="float" office:value="1.76318359375" calcext:value-type="float">
            <text:p>1.76318359375</text:p>
          </table:table-cell>
        </table:table-row>
        <table:table-row table:style-name="ro1">
          <table:table-cell office:value-type="float" office:value="124.189453125" calcext:value-type="float">
            <text:p>124.189453125</text:p>
          </table:table-cell>
          <table:table-cell office:value-type="float" office:value="1.75244140625" calcext:value-type="float">
            <text:p>1.75244140625</text:p>
          </table:table-cell>
        </table:table-row>
        <table:table-row table:style-name="ro1">
          <table:table-cell office:value-type="float" office:value="126.2548828125" calcext:value-type="float">
            <text:p>126.2548828125</text:p>
          </table:table-cell>
          <table:table-cell office:value-type="float" office:value="1.8046875" calcext:value-type="float">
            <text:p>1.8046875</text:p>
          </table:table-cell>
        </table:table-row>
        <table:table-row table:style-name="ro1">
          <table:table-cell office:value-type="float" office:value="127.001953125" calcext:value-type="float">
            <text:p>127.001953125</text:p>
          </table:table-cell>
          <table:table-cell office:value-type="float" office:value="1.85107421875" calcext:value-type="float">
            <text:p>1.85107421875</text:p>
          </table:table-cell>
        </table:table-row>
        <table:table-row table:style-name="ro1">
          <table:table-cell office:value-type="float" office:value="129.111328125" calcext:value-type="float">
            <text:p>129.111328125</text:p>
          </table:table-cell>
          <table:table-cell office:value-type="float" office:value="1.828125" calcext:value-type="float">
            <text:p>1.828125</text:p>
          </table:table-cell>
        </table:table-row>
        <table:table-row table:style-name="ro1">
          <table:table-cell office:value-type="float" office:value="133.9453125" calcext:value-type="float">
            <text:p>133.9453125</text:p>
          </table:table-cell>
          <table:table-cell office:value-type="float" office:value="1.80029296875" calcext:value-type="float">
            <text:p>1.80029296875</text:p>
          </table:table-cell>
        </table:table-row>
        <table:table-row table:style-name="ro1">
          <table:table-cell office:value-type="float" office:value="136.494140625" calcext:value-type="float">
            <text:p>136.494140625</text:p>
          </table:table-cell>
          <table:table-cell office:value-type="float" office:value="1.81494140625" calcext:value-type="float">
            <text:p>1.81494140625</text:p>
          </table:table-cell>
        </table:table-row>
        <table:table-row table:style-name="ro1">
          <table:table-cell office:value-type="float" office:value="139.21875" calcext:value-type="float">
            <text:p>139.21875</text:p>
          </table:table-cell>
          <table:table-cell office:value-type="float" office:value="1.87060546875" calcext:value-type="float">
            <text:p>1.87060546875</text:p>
          </table:table-cell>
        </table:table-row>
        <table:table-row table:style-name="ro1">
          <table:table-cell office:value-type="float" office:value="141.8115234375" calcext:value-type="float">
            <text:p>141.8115234375</text:p>
          </table:table-cell>
          <table:table-cell office:value-type="float" office:value="1.943359375" calcext:value-type="float">
            <text:p>1.943359375</text:p>
          </table:table-cell>
        </table:table-row>
        <table:table-row table:style-name="ro1">
          <table:table-cell office:value-type="float" office:value="137.0654296875" calcext:value-type="float">
            <text:p>137.0654296875</text:p>
          </table:table-cell>
          <table:table-cell office:value-type="float" office:value="1.95556640625" calcext:value-type="float">
            <text:p>1.95556640625</text:p>
          </table:table-cell>
        </table:table-row>
        <table:table-row table:style-name="ro1">
          <table:table-cell office:value-type="float" office:value="132.01171875" calcext:value-type="float">
            <text:p>132.01171875</text:p>
          </table:table-cell>
          <table:table-cell office:value-type="float" office:value="1.9365234375" calcext:value-type="float">
            <text:p>1.9365234375</text:p>
          </table:table-cell>
        </table:table-row>
        <table:table-row table:style-name="ro1">
          <table:table-cell office:value-type="float" office:value="131.748046875" calcext:value-type="float">
            <text:p>131.748046875</text:p>
          </table:table-cell>
          <table:table-cell office:value-type="float" office:value="1.94775390625" calcext:value-type="float">
            <text:p>1.94775390625</text:p>
          </table:table-cell>
        </table:table-row>
        <table:table-row table:style-name="ro1">
          <table:table-cell office:value-type="float" office:value="134.8681640625" calcext:value-type="float">
            <text:p>134.8681640625</text:p>
          </table:table-cell>
          <table:table-cell office:value-type="float" office:value="1.9111328125" calcext:value-type="float">
            <text:p>1.9111328125</text:p>
          </table:table-cell>
        </table:table-row>
        <table:table-row table:style-name="ro1">
          <table:table-cell office:value-type="float" office:value="137.4609375" calcext:value-type="float">
            <text:p>137.4609375</text:p>
          </table:table-cell>
          <table:table-cell office:value-type="float" office:value="1.869140625" calcext:value-type="float">
            <text:p>1.869140625</text:p>
          </table:table-cell>
        </table:table-row>
        <table:table-row table:style-name="ro1">
          <table:table-cell office:value-type="float" office:value="139.39453125" calcext:value-type="float">
            <text:p>139.39453125</text:p>
          </table:table-cell>
          <table:table-cell office:value-type="float" office:value="1.88720703125" calcext:value-type="float">
            <text:p>1.88720703125</text:p>
          </table:table-cell>
        </table:table-row>
        <table:table-row table:style-name="ro1">
          <table:table-cell office:value-type="float" office:value="138.2080078125" calcext:value-type="float">
            <text:p>138.2080078125</text:p>
          </table:table-cell>
          <table:table-cell office:value-type="float" office:value="1.85791015625" calcext:value-type="float">
            <text:p>1.85791015625</text:p>
          </table:table-cell>
        </table:table-row>
        <table:table-row table:style-name="ro1">
          <table:table-cell office:value-type="float" office:value="141.6357421875" calcext:value-type="float">
            <text:p>141.6357421875</text:p>
          </table:table-cell>
          <table:table-cell office:value-type="float" office:value="1.85302734375" calcext:value-type="float">
            <text:p>1.85302734375</text:p>
          </table:table-cell>
        </table:table-row>
        <table:table-row table:style-name="ro1">
          <table:table-cell office:value-type="float" office:value="145.5029296875" calcext:value-type="float">
            <text:p>145.5029296875</text:p>
          </table:table-cell>
          <table:table-cell office:value-type="float" office:value="1.89111328125" calcext:value-type="float">
            <text:p>1.89111328125</text:p>
          </table:table-cell>
        </table:table-row>
        <table:table-row table:style-name="ro1">
          <table:table-cell office:value-type="float" office:value="148.359375" calcext:value-type="float">
            <text:p>148.359375</text:p>
          </table:table-cell>
          <table:table-cell office:value-type="float" office:value="1.9013671875" calcext:value-type="float">
            <text:p>1.9013671875</text:p>
          </table:table-cell>
        </table:table-row>
        <table:table-row table:style-name="ro1">
          <table:table-cell office:value-type="float" office:value="149.58984375" calcext:value-type="float">
            <text:p>149.58984375</text:p>
          </table:table-cell>
          <table:table-cell office:value-type="float" office:value="1.9228515625" calcext:value-type="float">
            <text:p>1.9228515625</text:p>
          </table:table-cell>
        </table:table-row>
        <table:table-row table:style-name="ro1">
          <table:table-cell office:value-type="float" office:value="142.20703125" calcext:value-type="float">
            <text:p>142.20703125</text:p>
          </table:table-cell>
          <table:table-cell office:value-type="float" office:value="1.96337890625" calcext:value-type="float">
            <text:p>1.96337890625</text:p>
          </table:table-cell>
        </table:table-row>
        <table:table-row table:style-name="ro1">
          <table:table-cell office:value-type="float" office:value="133.505859375" calcext:value-type="float">
            <text:p>133.505859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.296875" calcext:value-type="float">
            <text:p>134.296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.2412109375" calcext:value-type="float">
            <text:p>137.2412109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.6572265625" calcext:value-type="float">
            <text:p>143.6572265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.83203125" calcext:value-type="float">
            <text:p>147.83203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.2060546875" calcext:value-type="float">
            <text:p>146.2060546875</text:p>
          </table:table-cell>
          <table:table-cell office:value-type="float" office:value="1.97607421875" calcext:value-type="float">
            <text:p>1.97607421875</text:p>
          </table:table-cell>
        </table:table-row>
        <table:table-row table:style-name="ro1">
          <table:table-cell office:value-type="float" office:value="149.9853515625" calcext:value-type="float">
            <text:p>149.9853515625</text:p>
          </table:table-cell>
          <table:table-cell office:value-type="float" office:value="1.97509765625" calcext:value-type="float">
            <text:p>1.97509765625</text:p>
          </table:table-cell>
        </table:table-row>
        <table:table-row table:style-name="ro1">
          <table:table-cell office:value-type="float" office:value="150.5126953125" calcext:value-type="float">
            <text:p>150.5126953125</text:p>
          </table:table-cell>
          <table:table-cell office:value-type="float" office:value="1.97412109375" calcext:value-type="float">
            <text:p>1.97412109375</text:p>
          </table:table-cell>
        </table:table-row>
        <table:table-row table:style-name="ro1">
          <table:table-cell office:value-type="float" office:value="152.7099609375" calcext:value-type="float">
            <text:p>152.7099609375</text:p>
          </table:table-cell>
          <table:table-cell office:value-type="float" office:value="1.9716796875" calcext:value-type="float">
            <text:p>1.9716796875</text:p>
          </table:table-cell>
        </table:table-row>
        <table:table-row table:style-name="ro1">
          <table:table-cell office:value-type="float" office:value="153.193359375" calcext:value-type="float">
            <text:p>153.193359375</text:p>
          </table:table-cell>
          <table:table-cell office:value-type="float" office:value="1.9853515625" calcext:value-type="float">
            <text:p>1.9853515625</text:p>
          </table:table-cell>
        </table:table-row>
        <table:table-row table:style-name="ro1">
          <table:table-cell office:value-type="float" office:value="148.4912109375" calcext:value-type="float">
            <text:p>148.4912109375</text:p>
          </table:table-cell>
          <table:table-cell office:value-type="float" office:value="1.9267578125" calcext:value-type="float">
            <text:p>1.9267578125</text:p>
          </table:table-cell>
        </table:table-row>
        <table:table-row table:style-name="ro1">
          <table:table-cell office:value-type="float" office:value="142.294921875" calcext:value-type="float">
            <text:p>142.294921875</text:p>
          </table:table-cell>
          <table:table-cell office:value-type="float" office:value="1.91064453125" calcext:value-type="float">
            <text:p>1.91064453125</text:p>
          </table:table-cell>
        </table:table-row>
        <table:table-row table:style-name="ro1">
          <table:table-cell office:value-type="float" office:value="143.0419921875" calcext:value-type="float">
            <text:p>143.0419921875</text:p>
          </table:table-cell>
          <table:table-cell office:value-type="float" office:value="1.97314453125" calcext:value-type="float">
            <text:p>1.97314453125</text:p>
          </table:table-cell>
        </table:table-row>
        <table:table-row table:style-name="ro1">
          <table:table-cell office:value-type="float" office:value="142.20703125" calcext:value-type="float">
            <text:p>142.20703125</text:p>
          </table:table-cell>
          <table:table-cell office:value-type="float" office:value="1.9521484375" calcext:value-type="float">
            <text:p>1.9521484375</text:p>
          </table:table-cell>
        </table:table-row>
        <table:table-row table:style-name="ro1">
          <table:table-cell office:value-type="float" office:value="143.4375" calcext:value-type="float">
            <text:p>143.4375</text:p>
          </table:table-cell>
          <table:table-cell office:value-type="float" office:value="1.93603515625" calcext:value-type="float">
            <text:p>1.93603515625</text:p>
          </table:table-cell>
        </table:table-row>
        <table:table-row table:style-name="ro1">
          <table:table-cell office:value-type="float" office:value="150.380859375" calcext:value-type="float">
            <text:p>150.380859375</text:p>
          </table:table-cell>
          <table:table-cell office:value-type="float" office:value="1.9150390625" calcext:value-type="float">
            <text:p>1.9150390625</text:p>
          </table:table-cell>
        </table:table-row>
        <table:table-row table:style-name="ro1">
          <table:table-cell office:value-type="float" office:value="154.9072265625" calcext:value-type="float">
            <text:p>154.9072265625</text:p>
          </table:table-cell>
          <table:table-cell office:value-type="float" office:value="1.9228515625" calcext:value-type="float">
            <text:p>1.9228515625</text:p>
          </table:table-cell>
        </table:table-row>
        <table:table-row table:style-name="ro1">
          <table:table-cell office:value-type="float" office:value="150.6884765625" calcext:value-type="float">
            <text:p>150.6884765625</text:p>
          </table:table-cell>
          <table:table-cell office:value-type="float" office:value="1.93798828125" calcext:value-type="float">
            <text:p>1.93798828125</text:p>
          </table:table-cell>
        </table:table-row>
        <table:table-row table:style-name="ro1">
          <table:table-cell office:value-type="float" office:value="144.404296875" calcext:value-type="float">
            <text:p>144.404296875</text:p>
          </table:table-cell>
          <table:table-cell office:value-type="float" office:value="1.9638671875" calcext:value-type="float">
            <text:p>1.9638671875</text:p>
          </table:table-cell>
        </table:table-row>
        <table:table-row table:style-name="ro1">
          <table:table-cell office:value-type="float" office:value="142.6904296875" calcext:value-type="float">
            <text:p>142.6904296875</text:p>
          </table:table-cell>
          <table:table-cell office:value-type="float" office:value="1.96533203125" calcext:value-type="float">
            <text:p>1.96533203125</text:p>
          </table:table-cell>
        </table:table-row>
        <table:table-row table:style-name="ro1">
          <table:table-cell office:value-type="float" office:value="143.3935546875" calcext:value-type="float">
            <text:p>143.3935546875</text:p>
          </table:table-cell>
          <table:table-cell office:value-type="float" office:value="1.9697265625" calcext:value-type="float">
            <text:p>1.9697265625</text:p>
          </table:table-cell>
        </table:table-row>
        <table:table-row table:style-name="ro1">
          <table:table-cell office:value-type="float" office:value="143.1298828125" calcext:value-type="float">
            <text:p>143.1298828125</text:p>
          </table:table-cell>
          <table:table-cell office:value-type="float" office:value="1.96337890625" calcext:value-type="float">
            <text:p>1.96337890625</text:p>
          </table:table-cell>
        </table:table-row>
        <table:table-row table:style-name="ro1">
          <table:table-cell office:value-type="float" office:value="141.9873046875" calcext:value-type="float">
            <text:p>141.9873046875</text:p>
          </table:table-cell>
          <table:table-cell office:value-type="float" office:value="1.9521484375" calcext:value-type="float">
            <text:p>1.9521484375</text:p>
          </table:table-cell>
        </table:table-row>
        <table:table-row table:style-name="ro1">
          <table:table-cell office:value-type="float" office:value="142.6025390625" calcext:value-type="float">
            <text:p>142.6025390625</text:p>
          </table:table-cell>
          <table:table-cell office:value-type="float" office:value="1.94677734375" calcext:value-type="float">
            <text:p>1.94677734375</text:p>
          </table:table-cell>
        </table:table-row>
        <table:table-row table:style-name="ro1">
          <table:table-cell office:value-type="float" office:value="143.701171875" calcext:value-type="float">
            <text:p>143.701171875</text:p>
          </table:table-cell>
          <table:table-cell office:value-type="float" office:value="1.9345703125" calcext:value-type="float">
            <text:p>1.9345703125</text:p>
          </table:table-cell>
        </table:table-row>
        <table:table-row table:style-name="ro1">
          <table:table-cell office:value-type="float" office:value="142.294921875" calcext:value-type="float">
            <text:p>142.294921875</text:p>
          </table:table-cell>
          <table:table-cell office:value-type="float" office:value="1.9248046875" calcext:value-type="float">
            <text:p>1.9248046875</text:p>
          </table:table-cell>
        </table:table-row>
        <table:table-row table:style-name="ro1">
          <table:table-cell office:value-type="float" office:value="137.98828125" calcext:value-type="float">
            <text:p>137.98828125</text:p>
          </table:table-cell>
          <table:table-cell office:value-type="float" office:value="1.9404296875" calcext:value-type="float">
            <text:p>1.9404296875</text:p>
          </table:table-cell>
        </table:table-row>
        <table:table-row table:style-name="ro1">
          <table:table-cell office:value-type="float" office:value="134.2529296875" calcext:value-type="float">
            <text:p>134.2529296875</text:p>
          </table:table-cell>
          <table:table-cell office:value-type="float" office:value="1.8818359375" calcext:value-type="float">
            <text:p>1.8818359375</text:p>
          </table:table-cell>
        </table:table-row>
        <table:table-row table:style-name="ro1">
          <table:table-cell office:value-type="float" office:value="131.66015625" calcext:value-type="float">
            <text:p>131.66015625</text:p>
          </table:table-cell>
          <table:table-cell office:value-type="float" office:value="1.87060546875" calcext:value-type="float">
            <text:p>1.87060546875</text:p>
          </table:table-cell>
        </table:table-row>
        <table:table-row table:style-name="ro1">
          <table:table-cell office:value-type="float" office:value="128.4521484375" calcext:value-type="float">
            <text:p>128.4521484375</text:p>
          </table:table-cell>
          <table:table-cell office:value-type="float" office:value="1.86376953125" calcext:value-type="float">
            <text:p>1.86376953125</text:p>
          </table:table-cell>
        </table:table-row>
        <table:table-row table:style-name="ro1">
          <table:table-cell office:value-type="float" office:value="126.474609375" calcext:value-type="float">
            <text:p>126.474609375</text:p>
          </table:table-cell>
          <table:table-cell office:value-type="float" office:value="1.84033203125" calcext:value-type="float">
            <text:p>1.84033203125</text:p>
          </table:table-cell>
        </table:table-row>
        <table:table-row table:style-name="ro1">
          <table:table-cell office:value-type="float" office:value="129.0673828125" calcext:value-type="float">
            <text:p>129.0673828125</text:p>
          </table:table-cell>
          <table:table-cell office:value-type="float" office:value="1.78759765625" calcext:value-type="float">
            <text:p>1.78759765625</text:p>
          </table:table-cell>
        </table:table-row>
        <table:table-row table:style-name="ro1">
          <table:table-cell office:value-type="float" office:value="132.4951171875" calcext:value-type="float">
            <text:p>132.4951171875</text:p>
          </table:table-cell>
          <table:table-cell office:value-type="float" office:value="1.759765625" calcext:value-type="float">
            <text:p>1.759765625</text:p>
          </table:table-cell>
        </table:table-row>
        <table:table-row table:style-name="ro1">
          <table:table-cell office:value-type="float" office:value="131.748046875" calcext:value-type="float">
            <text:p>131.748046875</text:p>
          </table:table-cell>
          <table:table-cell office:value-type="float" office:value="1.80908203125" calcext:value-type="float">
            <text:p>1.80908203125</text:p>
          </table:table-cell>
        </table:table-row>
        <table:table-row table:style-name="ro1">
          <table:table-cell office:value-type="float" office:value="126.9140625" calcext:value-type="float">
            <text:p>126.9140625</text:p>
          </table:table-cell>
          <table:table-cell office:value-type="float" office:value="1.88330078125" calcext:value-type="float">
            <text:p>1.88330078125</text:p>
          </table:table-cell>
        </table:table-row>
        <table:table-row table:style-name="ro1">
          <table:table-cell office:value-type="float" office:value="122.7392578125" calcext:value-type="float">
            <text:p>122.7392578125</text:p>
          </table:table-cell>
          <table:table-cell office:value-type="float" office:value="1.9169921875" calcext:value-type="float">
            <text:p>1.9169921875</text:p>
          </table:table-cell>
        </table:table-row>
        <table:table-row table:style-name="ro1">
          <table:table-cell office:value-type="float" office:value="120.6298828125" calcext:value-type="float">
            <text:p>120.6298828125</text:p>
          </table:table-cell>
          <table:table-cell office:value-type="float" office:value="1.90771484375" calcext:value-type="float">
            <text:p>1.90771484375</text:p>
          </table:table-cell>
        </table:table-row>
        <table:table-row table:style-name="ro1">
          <table:table-cell office:value-type="float" office:value="119.443359375" calcext:value-type="float">
            <text:p>119.443359375</text:p>
          </table:table-cell>
          <table:table-cell office:value-type="float" office:value="1.9013671875" calcext:value-type="float">
            <text:p>1.9013671875</text:p>
          </table:table-cell>
        </table:table-row>
        <table:table-row table:style-name="ro1">
          <table:table-cell office:value-type="float" office:value="122.0361328125" calcext:value-type="float">
            <text:p>122.0361328125</text:p>
          </table:table-cell>
          <table:table-cell office:value-type="float" office:value="1.841796875" calcext:value-type="float">
            <text:p>1.841796875</text:p>
          </table:table-cell>
        </table:table-row>
        <table:table-row table:style-name="ro1">
          <table:table-cell office:value-type="float" office:value="124.3212890625" calcext:value-type="float">
            <text:p>124.3212890625</text:p>
          </table:table-cell>
          <table:table-cell office:value-type="float" office:value="1.7685546875" calcext:value-type="float">
            <text:p>1.7685546875</text:p>
          </table:table-cell>
        </table:table-row>
        <table:table-row table:style-name="ro1">
          <table:table-cell office:value-type="float" office:value="126.0791015625" calcext:value-type="float">
            <text:p>126.0791015625</text:p>
          </table:table-cell>
          <table:table-cell office:value-type="float" office:value="1.703125" calcext:value-type="float">
            <text:p>1.703125</text:p>
          </table:table-cell>
        </table:table-row>
        <table:table-row table:style-name="ro1">
          <table:table-cell office:value-type="float" office:value="123.5302734375" calcext:value-type="float">
            <text:p>123.5302734375</text:p>
          </table:table-cell>
          <table:table-cell office:value-type="float" office:value="1.677734375" calcext:value-type="float">
            <text:p>1.677734375</text:p>
          </table:table-cell>
        </table:table-row>
        <table:table-row table:style-name="ro1">
          <table:table-cell office:value-type="float" office:value="119.7509765625" calcext:value-type="float">
            <text:p>119.7509765625</text:p>
          </table:table-cell>
          <table:table-cell office:value-type="float" office:value="1.67529296875" calcext:value-type="float">
            <text:p>1.67529296875</text:p>
          </table:table-cell>
        </table:table-row>
        <table:table-row table:style-name="ro1">
          <table:table-cell office:value-type="float" office:value="115.6201171875" calcext:value-type="float">
            <text:p>115.6201171875</text:p>
          </table:table-cell>
          <table:table-cell office:value-type="float" office:value="1.63916015625" calcext:value-type="float">
            <text:p>1.63916015625</text:p>
          </table:table-cell>
        </table:table-row>
        <table:table-row table:style-name="ro1">
          <table:table-cell office:value-type="float" office:value="110.3466796875" calcext:value-type="float">
            <text:p>110.3466796875</text:p>
          </table:table-cell>
          <table:table-cell office:value-type="float" office:value="1.59619140625" calcext:value-type="float">
            <text:p>1.59619140625</text:p>
          </table:table-cell>
        </table:table-row>
        <table:table-row table:style-name="ro1">
          <table:table-cell office:value-type="float" office:value="103.7548828125" calcext:value-type="float">
            <text:p>103.7548828125</text:p>
          </table:table-cell>
          <table:table-cell office:value-type="float" office:value="1.5966796875" calcext:value-type="float">
            <text:p>1.5966796875</text:p>
          </table:table-cell>
        </table:table-row>
        <table:table-row table:style-name="ro1">
          <table:table-cell office:value-type="float" office:value="101.07421875" calcext:value-type="float">
            <text:p>101.07421875</text:p>
          </table:table-cell>
          <table:table-cell office:value-type="float" office:value="1.599609375" calcext:value-type="float">
            <text:p>1.599609375</text:p>
          </table:table-cell>
        </table:table-row>
        <table:table-row table:style-name="ro1">
          <table:table-cell office:value-type="float" office:value="100.7666015625" calcext:value-type="float">
            <text:p>100.7666015625</text:p>
          </table:table-cell>
          <table:table-cell office:value-type="float" office:value="1.6025390625" calcext:value-type="float">
            <text:p>1.6025390625</text:p>
          </table:table-cell>
        </table:table-row>
        <table:table-row table:style-name="ro1">
          <table:table-cell office:value-type="float" office:value="102.0849609375" calcext:value-type="float">
            <text:p>102.0849609375</text:p>
          </table:table-cell>
          <table:table-cell office:value-type="float" office:value="1.60400390625" calcext:value-type="float">
            <text:p>1.60400390625</text:p>
          </table:table-cell>
        </table:table-row>
        <table:table-row table:style-name="ro1">
          <table:table-cell office:value-type="float" office:value="106.6552734375" calcext:value-type="float">
            <text:p>106.6552734375</text:p>
          </table:table-cell>
          <table:table-cell office:value-type="float" office:value="1.6162109375" calcext:value-type="float">
            <text:p>1.6162109375</text:p>
          </table:table-cell>
        </table:table-row>
        <table:table-row table:style-name="ro1">
          <table:table-cell office:value-type="float" office:value="110.830078125" calcext:value-type="float">
            <text:p>110.830078125</text:p>
          </table:table-cell>
          <table:table-cell office:value-type="float" office:value="1.5927734375" calcext:value-type="float">
            <text:p>1.5927734375</text:p>
          </table:table-cell>
        </table:table-row>
        <table:table-row table:style-name="ro1">
          <table:table-cell office:value-type="float" office:value="114.3896484375" calcext:value-type="float">
            <text:p>114.3896484375</text:p>
          </table:table-cell>
          <table:table-cell office:value-type="float" office:value="1.5595703125" calcext:value-type="float">
            <text:p>1.5595703125</text:p>
          </table:table-cell>
        </table:table-row>
        <table:table-row table:style-name="ro1">
          <table:table-cell office:value-type="float" office:value="112.8076171875" calcext:value-type="float">
            <text:p>112.8076171875</text:p>
          </table:table-cell>
          <table:table-cell office:value-type="float" office:value="1.52294921875" calcext:value-type="float">
            <text:p>1.52294921875</text:p>
          </table:table-cell>
        </table:table-row>
        <table:table-row table:style-name="ro1">
          <table:table-cell office:value-type="float" office:value="104.94140625" calcext:value-type="float">
            <text:p>104.94140625</text:p>
          </table:table-cell>
          <table:table-cell office:value-type="float" office:value="1.4697265625" calcext:value-type="float">
            <text:p>1.4697265625</text:p>
          </table:table-cell>
        </table:table-row>
        <table:table-row table:style-name="ro1">
          <table:table-cell office:value-type="float" office:value="95.1416015625" calcext:value-type="float">
            <text:p>95.1416015625</text:p>
          </table:table-cell>
          <table:table-cell office:value-type="float" office:value="1.41748046875" calcext:value-type="float">
            <text:p>1.41748046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3447265625" calcext:value-type="float">
            <text:p>1.33447265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71484375" calcext:value-type="float">
            <text:p>1.271484375</text:p>
          </table:table-cell>
        </table:table-row>
        <table:table-row table:style-name="ro1">
          <table:table-cell office:value-type="float" office:value="91.8896484375" calcext:value-type="float">
            <text:p>91.8896484375</text:p>
          </table:table-cell>
          <table:table-cell office:value-type="float" office:value="1.24853515625" calcext:value-type="float">
            <text:p>1.24853515625</text:p>
          </table:table-cell>
        </table:table-row>
        <table:table-row table:style-name="ro1">
          <table:table-cell office:value-type="float" office:value="93.2958984375" calcext:value-type="float">
            <text:p>93.2958984375</text:p>
          </table:table-cell>
          <table:table-cell office:value-type="float" office:value="1.271484375" calcext:value-type="float">
            <text:p>1.271484375</text:p>
          </table:table-cell>
        </table:table-row>
        <table:table-row table:style-name="ro1">
          <table:table-cell office:value-type="float" office:value="93.9990234375" calcext:value-type="float">
            <text:p>93.9990234375</text:p>
          </table:table-cell>
          <table:table-cell office:value-type="float" office:value="1.29443359375" calcext:value-type="float">
            <text:p>1.29443359375</text:p>
          </table:table-cell>
        </table:table-row>
        <table:table-row table:style-name="ro1">
          <table:table-cell office:value-type="float" office:value="96.15234375" calcext:value-type="float">
            <text:p>96.15234375</text:p>
          </table:table-cell>
          <table:table-cell office:value-type="float" office:value="1.27001953125" calcext:value-type="float">
            <text:p>1.27001953125</text:p>
          </table:table-cell>
        </table:table-row>
        <table:table-row table:style-name="ro1">
          <table:table-cell office:value-type="float" office:value="95.537109375" calcext:value-type="float">
            <text:p>95.537109375</text:p>
          </table:table-cell>
          <table:table-cell office:value-type="float" office:value="1.2578125" calcext:value-type="float">
            <text:p>1.2578125</text:p>
          </table:table-cell>
        </table:table-row>
        <table:table-row table:style-name="ro1">
          <table:table-cell office:value-type="float" office:value="94.4384765625" calcext:value-type="float">
            <text:p>94.4384765625</text:p>
          </table:table-cell>
          <table:table-cell office:value-type="float" office:value="1.24365234375" calcext:value-type="float">
            <text:p>1.24365234375</text:p>
          </table:table-cell>
        </table:table-row>
        <table:table-row table:style-name="ro1">
          <table:table-cell office:value-type="float" office:value="93.5595703125" calcext:value-type="float">
            <text:p>93.5595703125</text:p>
          </table:table-cell>
          <table:table-cell office:value-type="float" office:value="1.20361328125" calcext:value-type="float">
            <text:p>1.20361328125</text:p>
          </table:table-cell>
        </table:table-row>
        <table:table-row table:style-name="ro1">
          <table:table-cell office:value-type="float" office:value="93.4716796875" calcext:value-type="float">
            <text:p>93.4716796875</text:p>
          </table:table-cell>
          <table:table-cell office:value-type="float" office:value="1.16162109375" calcext:value-type="float">
            <text:p>1.16162109375</text:p>
          </table:table-cell>
        </table:table-row>
        <table:table-row table:style-name="ro1">
          <table:table-cell office:value-type="float" office:value="92.63671875" calcext:value-type="float">
            <text:p>92.63671875</text:p>
          </table:table-cell>
          <table:table-cell office:value-type="float" office:value="1.0966796875" calcext:value-type="float">
            <text:p>1.0966796875</text:p>
          </table:table-cell>
        </table:table-row>
        <table:table-row table:style-name="ro1">
          <table:table-cell office:value-type="float" office:value="93.9990234375" calcext:value-type="float">
            <text:p>93.9990234375</text:p>
          </table:table-cell>
          <table:table-cell office:value-type="float" office:value="1.0517578125" calcext:value-type="float">
            <text:p>1.0517578125</text:p>
          </table:table-cell>
        </table:table-row>
        <table:table-row table:style-name="ro1">
          <table:table-cell office:value-type="float" office:value="93.3837890625" calcext:value-type="float">
            <text:p>93.3837890625</text:p>
          </table:table-cell>
          <table:table-cell office:value-type="float" office:value="1.00634765625" calcext:value-type="float">
            <text:p>1.00634765625</text:p>
          </table:table-cell>
        </table:table-row>
        <table:table-row table:style-name="ro1">
          <table:table-cell office:value-type="float" office:value="83.583984375" calcext:value-type="float">
            <text:p>83.583984375</text:p>
          </table:table-cell>
          <table:table-cell office:value-type="float" office:value="0.951171875" calcext:value-type="float">
            <text:p>0.951171875</text:p>
          </table:table-cell>
        </table:table-row>
        <table:table-row table:style-name="ro1">
          <table:table-cell office:value-type="float" office:value="83.232421875" calcext:value-type="float">
            <text:p>83.232421875</text:p>
          </table:table-cell>
          <table:table-cell office:value-type="float" office:value="0.90380859375" calcext:value-type="float">
            <text:p>0.90380859375</text:p>
          </table:table-cell>
        </table:table-row>
        <table:table-row table:style-name="ro1">
          <table:table-cell office:value-type="float" office:value="84.3310546875" calcext:value-type="float">
            <text:p>84.3310546875</text:p>
          </table:table-cell>
          <table:table-cell office:value-type="float" office:value="0.86669921875" calcext:value-type="float">
            <text:p>0.86669921875</text:p>
          </table:table-cell>
        </table:table-row>
        <table:table-row table:style-name="ro1">
          <table:table-cell office:value-type="float" office:value="83.8916015625" calcext:value-type="float">
            <text:p>83.8916015625</text:p>
          </table:table-cell>
          <table:table-cell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83.6279296875" calcext:value-type="float">
            <text:p>83.6279296875</text:p>
          </table:table-cell>
          <table:table-cell office:value-type="float" office:value="0.85693359375" calcext:value-type="float">
            <text:p>0.85693359375</text:p>
          </table:table-cell>
        </table:table-row>
        <table:table-row table:style-name="ro1">
          <table:table-cell office:value-type="float" office:value="83.0126953125" calcext:value-type="float">
            <text:p>83.0126953125</text:p>
          </table:table-cell>
          <table:table-cell office:value-type="float" office:value="0.8203125" calcext:value-type="float">
            <text:p>0.8203125</text:p>
          </table:table-cell>
        </table:table-row>
        <table:table-row table:style-name="ro1">
          <table:table-cell office:value-type="float" office:value="85.3857421875" calcext:value-type="float">
            <text:p>85.3857421875</text:p>
          </table:table-cell>
          <table:table-cell office:value-type="float" office:value="0.767578125" calcext:value-type="float">
            <text:p>0.767578125</text:p>
          </table:table-cell>
        </table:table-row>
        <table:table-row table:style-name="ro1">
          <table:table-cell office:value-type="float" office:value="85.166015625" calcext:value-type="float">
            <text:p>85.166015625</text:p>
          </table:table-cell>
          <table:table-cell office:value-type="float" office:value="0.7021484375" calcext:value-type="float">
            <text:p>0.7021484375</text:p>
          </table:table-cell>
        </table:table-row>
        <table:table-row table:style-name="ro1">
          <table:table-cell office:value-type="float" office:value="84.7265625" calcext:value-type="float">
            <text:p>84.7265625</text:p>
          </table:table-cell>
          <table:table-cell office:value-type="float" office:value="0.64013671875" calcext:value-type="float">
            <text:p>0.64013671875</text:p>
          </table:table-cell>
        </table:table-row>
        <table:table-row table:style-name="ro1">
          <table:table-cell office:value-type="float" office:value="82.705078125" calcext:value-type="float">
            <text:p>82.705078125</text:p>
          </table:table-cell>
          <table:table-cell office:value-type="float" office:value="0.56494140625" calcext:value-type="float">
            <text:p>0.56494140625</text:p>
          </table:table-cell>
        </table:table-row>
        <table:table-row table:style-name="ro1">
          <table:table-cell office:value-type="float" office:value="79.1015625" calcext:value-type="float">
            <text:p>79.1015625</text:p>
          </table:table-cell>
          <table:table-cell office:value-type="float" office:value="0.533203125" calcext:value-type="float">
            <text:p>0.533203125</text:p>
          </table:table-cell>
        </table:table-row>
        <table:table-row table:style-name="ro1">
          <table:table-cell office:value-type="float" office:value="77.4755859375" calcext:value-type="float">
            <text:p>77.4755859375</text:p>
          </table:table-cell>
          <table:table-cell office:value-type="float" office:value="0.52734375" calcext:value-type="float">
            <text:p>0.52734375</text:p>
          </table:table-cell>
        </table:table-row>
        <table:table-row table:style-name="ro1">
          <table:table-cell office:value-type="float" office:value="78.57421875" calcext:value-type="float">
            <text:p>78.57421875</text:p>
          </table:table-cell>
          <table:table-cell office:value-type="float" office:value="0.5166015625" calcext:value-type="float">
            <text:p>0.5166015625</text:p>
          </table:table-cell>
        </table:table-row>
        <table:table-row table:style-name="ro1">
          <table:table-cell office:value-type="float" office:value="77.1240234375" calcext:value-type="float">
            <text:p>77.1240234375</text:p>
          </table:table-cell>
          <table:table-cell office:value-type="float" office:value="0.50390625" calcext:value-type="float">
            <text:p>0.50390625</text:p>
          </table:table-cell>
        </table:table-row>
        <table:table-row table:style-name="ro1">
          <table:table-cell office:value-type="float" office:value="74.443359375" calcext:value-type="float">
            <text:p>74.443359375</text:p>
          </table:table-cell>
          <table:table-cell office:value-type="float" office:value="0.49462890625" calcext:value-type="float">
            <text:p>0.49462890625</text:p>
          </table:table-cell>
        </table:table-row>
        <table:table-row table:style-name="ro1">
          <table:table-cell office:value-type="float" office:value="69.697265625" calcext:value-type="float">
            <text:p>69.697265625</text:p>
          </table:table-cell>
          <table:table-cell office:value-type="float" office:value="0.50390625" calcext:value-type="float">
            <text:p>0.50390625</text:p>
          </table:table-cell>
        </table:table-row>
        <table:table-row table:style-name="ro1">
          <table:table-cell office:value-type="float" office:value="68.8623046875" calcext:value-type="float">
            <text:p>68.8623046875</text:p>
          </table:table-cell>
          <table:table-cell office:value-type="float" office:value="0.50341796875" calcext:value-type="float">
            <text:p>0.50341796875</text:p>
          </table:table-cell>
        </table:table-row>
        <table:table-row table:style-name="ro1">
          <table:table-cell office:value-type="float" office:value="72.4658203125" calcext:value-type="float">
            <text:p>72.4658203125</text:p>
          </table:table-cell>
          <table:table-cell office:value-type="float" office:value="0.4501953125" calcext:value-type="float">
            <text:p>0.4501953125</text:p>
          </table:table-cell>
        </table:table-row>
        <table:table-row table:style-name="ro1">
          <table:table-cell office:value-type="float" office:value="74.6630859375" calcext:value-type="float">
            <text:p>74.6630859375</text:p>
          </table:table-cell>
          <table:table-cell office:value-type="float" office:value="0.3330078125" calcext:value-type="float">
            <text:p>0.3330078125</text:p>
          </table:table-cell>
        </table:table-row>
        <table:table-row table:style-name="ro1">
          <table:table-cell office:value-type="float" office:value="72.3779296875" calcext:value-type="float">
            <text:p>72.3779296875</text:p>
          </table:table-cell>
          <table:table-cell office:value-type="float" office:value="0.255859375" calcext:value-type="float">
            <text:p>0.255859375</text:p>
          </table:table-cell>
        </table:table-row>
        <table:table-row table:style-name="ro1">
          <table:table-cell office:value-type="float" office:value="68.203125" calcext:value-type="float">
            <text:p>68.203125</text:p>
          </table:table-cell>
          <table:table-cell office:value-type="float" office:value="0.25146484375" calcext:value-type="float">
            <text:p>0.25146484375</text:p>
          </table:table-cell>
        </table:table-row>
        <table:table-row table:style-name="ro1">
          <table:table-cell office:value-type="float" office:value="65.4345703125" calcext:value-type="float">
            <text:p>65.4345703125</text:p>
          </table:table-cell>
          <table:table-cell office:value-type="float" office:value="0.29248046875" calcext:value-type="float">
            <text:p>0.29248046875</text:p>
          </table:table-cell>
        </table:table-row>
        <table:table-row table:style-name="ro1">
          <table:table-cell office:value-type="float" office:value="65.654296875" calcext:value-type="float">
            <text:p>65.654296875</text:p>
          </table:table-cell>
          <table:table-cell office:value-type="float" office:value="0.31201171875" calcext:value-type="float">
            <text:p>0.31201171875</text:p>
          </table:table-cell>
        </table:table-row>
        <table:table-row table:style-name="ro1">
          <table:table-cell office:value-type="float" office:value="64.6875" calcext:value-type="float">
            <text:p>64.6875</text:p>
          </table:table-cell>
          <table:table-cell office:value-type="float" office:value="0.3408203125" calcext:value-type="float">
            <text:p>0.3408203125</text:p>
          </table:table-cell>
        </table:table-row>
        <table:table-row table:style-name="ro1">
          <table:table-cell office:value-type="float" office:value="63.80859375" calcext:value-type="float">
            <text:p>63.80859375</text:p>
          </table:table-cell>
          <table:table-cell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63.7646484375" calcext:value-type="float">
            <text:p>63.7646484375</text:p>
          </table:table-cell>
          <table:table-cell office:value-type="float" office:value="0.32568359375" calcext:value-type="float">
            <text:p>0.32568359375</text:p>
          </table:table-cell>
        </table:table-row>
        <table:table-row table:style-name="ro1">
          <table:table-cell office:value-type="float" office:value="61.4794921875" calcext:value-type="float">
            <text:p>61.4794921875</text:p>
          </table:table-cell>
          <table:table-cell office:value-type="float" office:value="0.30224609375" calcext:value-type="float">
            <text:p>0.30224609375</text:p>
          </table:table-cell>
        </table:table-row>
        <table:table-row table:style-name="ro1">
          <table:table-cell office:value-type="float" office:value="59.5458984375" calcext:value-type="float">
            <text:p>59.5458984375</text:p>
          </table:table-cell>
          <table:table-cell office:value-type="float" office:value="0.255859375" calcext:value-type="float">
            <text:p>0.255859375</text:p>
          </table:table-cell>
        </table:table-row>
        <table:table-row table:style-name="ro1">
          <table:table-cell office:value-type="float" office:value="55.4150390625" calcext:value-type="float">
            <text:p>55.4150390625</text:p>
          </table:table-cell>
          <table:table-cell office:value-type="float" office:value="0.19189453125" calcext:value-type="float">
            <text:p>0.19189453125</text:p>
          </table:table-cell>
        </table:table-row>
        <table:table-row table:style-name="ro1">
          <table:table-cell office:value-type="float" office:value="46.8896484375" calcext:value-type="float">
            <text:p>46.8896484375</text:p>
          </table:table-cell>
          <table:table-cell office:value-type="float" office:value="0.16552734375" calcext:value-type="float">
            <text:p>0.16552734375</text:p>
          </table:table-cell>
        </table:table-row>
        <table:table-row table:style-name="ro1">
          <table:table-cell office:value-type="float" office:value="40.4296875" calcext:value-type="float">
            <text:p>40.4296875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36.73828125" calcext:value-type="float">
            <text:p>36.73828125</text:p>
          </table:table-cell>
          <table:table-cell office:value-type="float" office:value="0.1572265625" calcext:value-type="float">
            <text:p>0.1572265625</text:p>
          </table:table-cell>
        </table:table-row>
        <table:table-row table:style-name="ro1">
          <table:table-cell office:value-type="float" office:value="33.92578125" calcext:value-type="float">
            <text:p>33.92578125</text:p>
          </table:table-cell>
          <table:table-cell office:value-type="float" office:value="0.18408203125" calcext:value-type="float">
            <text:p>0.18408203125</text:p>
          </table:table-cell>
        </table:table-row>
        <table:table-row table:style-name="ro1">
          <table:table-cell office:value-type="float" office:value="35.7275390625" calcext:value-type="float">
            <text:p>35.7275390625</text:p>
          </table:table-cell>
          <table:table-cell office:value-type="float" office:value="0.21044921875" calcext:value-type="float">
            <text:p>0.21044921875</text:p>
          </table:table-cell>
        </table:table-row>
        <table:table-row table:style-name="ro1">
          <table:table-cell office:value-type="float" office:value="40.1220703125" calcext:value-type="float">
            <text:p>40.1220703125</text:p>
          </table:table-cell>
          <table:table-cell office:value-type="float" office:value="0.154296875" calcext:value-type="float">
            <text:p>0.154296875</text:p>
          </table:table-cell>
        </table:table-row>
        <table:table-row table:style-name="ro1">
          <table:table-cell office:value-type="float" office:value="42.1875" calcext:value-type="float">
            <text:p>42.1875</text:p>
          </table:table-cell>
          <table:table-cell office:value-type="float" office:value="0.06884765625" calcext:value-type="float">
            <text:p>0.06884765625</text:p>
          </table:table-cell>
        </table:table-row>
        <table:table-row table:style-name="ro1">
          <table:table-cell office:value-type="float" office:value="39.2431640625" calcext:value-type="float">
            <text:p>39.2431640625</text:p>
          </table:table-cell>
          <table:table-cell office:value-type="float" office:value="0.03076171875" calcext:value-type="float">
            <text:p>0.03076171875</text:p>
          </table:table-cell>
        </table:table-row>
        <table:table-row table:style-name="ro1">
          <table:table-cell office:value-type="float" office:value="35.1123046875" calcext:value-type="float">
            <text:p>35.1123046875</text:p>
          </table:table-cell>
          <table:table-cell office:value-type="float" office:value="0.02001953125" calcext:value-type="float">
            <text:p>0.02001953125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0.01416015625" calcext:value-type="float">
            <text:p>0.01416015625</text:p>
          </table:table-cell>
        </table:table-row>
        <table:table-row table:style-name="ro1">
          <table:table-cell office:value-type="float" office:value="33.486328125" calcext:value-type="float">
            <text:p>33.486328125</text:p>
          </table:table-cell>
          <table:table-cell office:value-type="float" office:value="0.03564453125" calcext:value-type="float">
            <text:p>0.03564453125</text:p>
          </table:table-cell>
        </table:table-row>
        <table:table-row table:style-name="ro1">
          <table:table-cell office:value-type="float" office:value="31.904296875" calcext:value-type="float">
            <text:p>31.904296875</text:p>
          </table:table-cell>
          <table:table-cell office:value-type="float" office:value="0.04443359375" calcext:value-type="float">
            <text:p>0.04443359375</text:p>
          </table:table-cell>
        </table:table-row>
        <table:table-row table:style-name="ro1">
          <table:table-cell office:value-type="float" office:value="26.7626953125" calcext:value-type="float">
            <text:p>26.7626953125</text:p>
          </table:table-cell>
          <table:table-cell office:value-type="float" office:value="0.01904296875" calcext:value-type="float">
            <text:p>0.01904296875</text:p>
          </table:table-cell>
        </table:table-row>
        <table:table-row table:style-name="ro1">
          <table:table-cell office:value-type="float" office:value="26.7626953125" calcext:value-type="float">
            <text:p>26.7626953125</text:p>
          </table:table-cell>
          <table:table-cell office:value-type="float" office:value="-0.00341796875" calcext:value-type="float">
            <text:p>-0.00341796875</text:p>
          </table:table-cell>
        </table:table-row>
        <table:table-row table:style-name="ro1">
          <table:table-cell office:value-type="float" office:value="26.7626953125" calcext:value-type="float">
            <text:p>26.7626953125</text:p>
          </table:table-cell>
          <table:table-cell office:value-type="float" office:value="-0.03271484375" calcext:value-type="float">
            <text:p>-0.03271484375</text:p>
          </table:table-cell>
        </table:table-row>
        <table:table-row table:style-name="ro1">
          <table:table-cell office:value-type="float" office:value="13.4033203125" calcext:value-type="float">
            <text:p>13.403320312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float" office:value="14.9853515625" calcext:value-type="float">
            <text:p>14.9853515625</text:p>
          </table:table-cell>
          <table:table-cell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11.9970703125" calcext:value-type="float">
            <text:p>11.9970703125</text:p>
          </table:table-cell>
          <table:table-cell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9.3603515625" calcext:value-type="float">
            <text:p>9.3603515625</text:p>
          </table:table-cell>
          <table:table-cell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9.3603515625" calcext:value-type="float">
            <text:p>9.3603515625</text:p>
          </table:table-cell>
          <table:table-cell office:value-type="float" office:value="-0.0234375" calcext:value-type="float">
            <text:p>-0.0234375</text:p>
          </table:table-cell>
        </table:table-row>
        <table:table-row table:style-name="ro1">
          <table:table-cell office:value-type="float" office:value="9.3603515625" calcext:value-type="float">
            <text:p>9.3603515625</text:p>
          </table:table-cell>
          <table:table-cell office:value-type="float" office:value="-0.0341796875" calcext:value-type="float">
            <text:p>-0.0341796875</text:p>
          </table:table-cell>
        </table:table-row>
        <table:table-row table:style-name="ro1">
          <table:table-cell office:value-type="float" office:value="9.3603515625" calcext:value-type="float">
            <text:p>9.3603515625</text:p>
          </table:table-cell>
          <table:table-cell office:value-type="float" office:value="-0.02587890625" calcext:value-type="float">
            <text:p>-0.02587890625</text:p>
          </table:table-cell>
        </table:table-row>
        <table:table-row table:style-name="ro1">
          <table:table-cell office:value-type="float" office:value="9.3603515625" calcext:value-type="float">
            <text:p>9.3603515625</text:p>
          </table:table-cell>
          <table:table-cell office:value-type="float" office:value="-0.037109375" calcext:value-type="float">
            <text:p>-0.037109375</text:p>
          </table:table-cell>
        </table:table-row>
        <table:table-row table:style-name="ro1">
          <table:table-cell office:value-type="float" office:value="9.3603515625" calcext:value-type="float">
            <text:p>9.3603515625</text:p>
          </table:table-cell>
          <table:table-cell office:value-type="float" office:value="-0.03955078125" calcext:value-type="float">
            <text:p>-0.03955078125</text:p>
          </table:table-cell>
        </table:table-row>
        <table:table-row table:style-name="ro1">
          <table:table-cell office:value-type="float" office:value="9.3603515625" calcext:value-type="float">
            <text:p>9.3603515625</text:p>
          </table:table-cell>
          <table:table-cell office:value-type="float" office:value="-0.00537109375" calcext:value-type="float">
            <text:p>-0.00537109375</text:p>
          </table:table-cell>
        </table:table-row>
        <table:table-row table:style-name="ro1">
          <table:table-cell office:value-type="float" office:value="-11.1181640625" calcext:value-type="float">
            <text:p>-11.1181640625</text:p>
          </table:table-cell>
          <table:table-cell office:value-type="float" office:value="0.0361328125" calcext:value-type="float">
            <text:p>0.0361328125</text:p>
          </table:table-cell>
        </table:table-row>
        <table:table-row table:style-name="ro1">
          <table:table-cell office:value-type="float" office:value="-13.623046875" calcext:value-type="float">
            <text:p>-13.623046875</text:p>
          </table:table-cell>
          <table:table-cell office:value-type="float" office:value="0.1083984375" calcext:value-type="float">
            <text:p>0.1083984375</text:p>
          </table:table-cell>
        </table:table-row>
        <table:table-row table:style-name="ro1">
          <table:table-cell office:value-type="float" office:value="-10.1513671875" calcext:value-type="float">
            <text:p>-10.1513671875</text:p>
          </table:table-cell>
          <table:table-cell office:value-type="float" office:value="0.16943359375" calcext:value-type="float">
            <text:p>0.16943359375</text:p>
          </table:table-cell>
        </table:table-row>
        <table:table-row table:style-name="ro1">
          <table:table-cell office:value-type="float" office:value="-6.0205078125" calcext:value-type="float">
            <text:p>-6.0205078125</text:p>
          </table:table-cell>
          <table:table-cell office:value-type="float" office:value="0.1484375" calcext:value-type="float">
            <text:p>0.1484375</text:p>
          </table:table-cell>
        </table:table-row>
        <table:table-row table:style-name="ro1">
          <table:table-cell office:value-type="float" office:value="-6.064453125" calcext:value-type="float">
            <text:p>-6.064453125</text:p>
          </table:table-cell>
          <table:table-cell office:value-type="float" office:value="0.0458984375" calcext:value-type="float">
            <text:p>0.0458984375</text:p>
          </table:table-cell>
        </table:table-row>
        <table:table-row table:style-name="ro1">
          <table:table-cell office:value-type="float" office:value="-6.064453125" calcext:value-type="float">
            <text:p>-6.064453125</text:p>
          </table:table-cell>
          <table:table-cell office:value-type="float" office:value="-0.0517578125" calcext:value-type="float">
            <text:p>-0.0517578125</text:p>
          </table:table-cell>
        </table:table-row>
        <table:table-row table:style-name="ro1">
          <table:table-cell office:value-type="float" office:value="-6.064453125" calcext:value-type="float">
            <text:p>-6.064453125</text:p>
          </table:table-cell>
          <table:table-cell office:value-type="float" office:value="-0.09814453125" calcext:value-type="float">
            <text:p>-0.09814453125</text:p>
          </table:table-cell>
        </table:table-row>
        <table:table-row table:style-name="ro1">
          <table:table-cell office:value-type="float" office:value="-6.064453125" calcext:value-type="float">
            <text:p>-6.064453125</text:p>
          </table:table-cell>
          <table:table-cell office:value-type="float" office:value="-0.0986328125" calcext:value-type="float">
            <text:p>-0.0986328125</text:p>
          </table:table-cell>
        </table:table-row>
        <table:table-row table:style-name="ro1">
          <table:table-cell office:value-type="float" office:value="-6.064453125" calcext:value-type="float">
            <text:p>-6.064453125</text:p>
          </table:table-cell>
          <table:table-cell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-26.54296875" calcext:value-type="float">
            <text:p>-26.54296875</text:p>
          </table:table-cell>
          <table:table-cell office:value-type="float" office:value="0.05029296875" calcext:value-type="float">
            <text:p>0.05029296875</text:p>
          </table:table-cell>
        </table:table-row>
        <table:table-row table:style-name="ro1">
          <table:table-cell office:value-type="float" office:value="-29.4873046875" calcext:value-type="float">
            <text:p>-29.4873046875</text:p>
          </table:table-cell>
          <table:table-cell office:value-type="float" office:value="0.10107421875" calcext:value-type="float">
            <text:p>0.10107421875</text:p>
          </table:table-cell>
        </table:table-row>
        <table:table-row table:style-name="ro1">
          <table:table-cell office:value-type="float" office:value="-33.57421875" calcext:value-type="float">
            <text:p>-33.57421875</text:p>
          </table:table-cell>
          <table:table-cell office:value-type="float" office:value="0.15966796875" calcext:value-type="float">
            <text:p>0.15966796875</text:p>
          </table:table-cell>
        </table:table-row>
        <table:table-row table:style-name="ro1">
          <table:table-cell office:value-type="float" office:value="-39.375" calcext:value-type="float">
            <text:p>-39.375</text:p>
          </table:table-cell>
          <table:table-cell office:value-type="float" office:value="0.19580078125" calcext:value-type="float">
            <text:p>0.19580078125</text:p>
          </table:table-cell>
        </table:table-row>
        <table:table-row table:style-name="ro1">
          <table:table-cell office:value-type="float" office:value="-39.2431640625" calcext:value-type="float">
            <text:p>-39.2431640625</text:p>
          </table:table-cell>
          <table:table-cell office:value-type="float" office:value="0.19775390625" calcext:value-type="float">
            <text:p>0.19775390625</text:p>
          </table:table-cell>
        </table:table-row>
        <table:table-row table:style-name="ro1">
          <table:table-cell office:value-type="float" office:value="-37.08984375" calcext:value-type="float">
            <text:p>-37.08984375</text:p>
          </table:table-cell>
          <table:table-cell office:value-type="float" office:value="0.19091796875" calcext:value-type="float">
            <text:p>0.19091796875</text:p>
          </table:table-cell>
        </table:table-row>
        <table:table-row table:style-name="ro1">
          <table:table-cell office:value-type="float" office:value="-36.826171875" calcext:value-type="float">
            <text:p>-36.826171875</text:p>
          </table:table-cell>
          <table:table-cell office:value-type="float" office:value="0.15576171875" calcext:value-type="float">
            <text:p>0.15576171875</text:p>
          </table:table-cell>
        </table:table-row>
        <table:table-row table:style-name="ro1">
          <table:table-cell office:value-type="float" office:value="-38.5400390625" calcext:value-type="float">
            <text:p>-38.5400390625</text:p>
          </table:table-cell>
          <table:table-cell office:value-type="float" office:value="0.08154296875" calcext:value-type="float">
            <text:p>0.08154296875</text:p>
          </table:table-cell>
        </table:table-row>
        <table:table-row table:style-name="ro1">
          <table:table-cell office:value-type="float" office:value="-41.396484375" calcext:value-type="float">
            <text:p>-41.396484375</text:p>
          </table:table-cell>
          <table:table-cell office:value-type="float" office:value="0.05615234375" calcext:value-type="float">
            <text:p>0.05615234375</text:p>
          </table:table-cell>
        </table:table-row>
        <table:table-row table:style-name="ro1">
          <table:table-cell office:value-type="float" office:value="-42.36328125" calcext:value-type="float">
            <text:p>-42.36328125</text:p>
          </table:table-cell>
          <table:table-cell office:value-type="float" office:value="0.07568359375" calcext:value-type="float">
            <text:p>0.07568359375</text:p>
          </table:table-cell>
        </table:table-row>
        <table:table-row table:style-name="ro1">
          <table:table-cell office:value-type="float" office:value="-43.41796875" calcext:value-type="float">
            <text:p>-43.41796875</text:p>
          </table:table-cell>
          <table:table-cell office:value-type="float" office:value="0.0908203125" calcext:value-type="float">
            <text:p>0.0908203125</text:p>
          </table:table-cell>
        </table:table-row>
        <table:table-row table:style-name="ro1">
          <table:table-cell office:value-type="float" office:value="-46.0107421875" calcext:value-type="float">
            <text:p>-46.0107421875</text:p>
          </table:table-cell>
          <table:table-cell office:value-type="float" office:value="0.1171875" calcext:value-type="float">
            <text:p>0.1171875</text:p>
          </table:table-cell>
        </table:table-row>
        <table:table-row table:style-name="ro1">
          <table:table-cell office:value-type="float" office:value="-53.7451171875" calcext:value-type="float">
            <text:p>-53.7451171875</text:p>
          </table:table-cell>
          <table:table-cell office:value-type="float" office:value="0.19873046875" calcext:value-type="float">
            <text:p>0.19873046875</text:p>
          </table:table-cell>
        </table:table-row>
        <table:table-row table:style-name="ro1">
          <table:table-cell office:value-type="float" office:value="-60.556640625" calcext:value-type="float">
            <text:p>-60.556640625</text:p>
          </table:table-cell>
          <table:table-cell office:value-type="float" office:value="0.24755859375" calcext:value-type="float">
            <text:p>0.24755859375</text:p>
          </table:table-cell>
        </table:table-row>
        <table:table-row table:style-name="ro1">
          <table:table-cell office:value-type="float" office:value="-65.56640625" calcext:value-type="float">
            <text:p>-65.56640625</text:p>
          </table:table-cell>
          <table:table-cell office:value-type="float" office:value="0.2646484375" calcext:value-type="float">
            <text:p>0.2646484375</text:p>
          </table:table-cell>
        </table:table-row>
        <table:table-row table:style-name="ro1">
          <table:table-cell office:value-type="float" office:value="-67.236328125" calcext:value-type="float">
            <text:p>-67.236328125</text:p>
          </table:table-cell>
          <table:table-cell office:value-type="float" office:value="0.29443359375" calcext:value-type="float">
            <text:p>0.29443359375</text:p>
          </table:table-cell>
        </table:table-row>
        <table:table-row table:style-name="ro1">
          <table:table-cell office:value-type="float" office:value="-63.896484375" calcext:value-type="float">
            <text:p>-63.896484375</text:p>
          </table:table-cell>
          <table:table-cell office:value-type="float" office:value="0.32470703125" calcext:value-type="float">
            <text:p>0.32470703125</text:p>
          </table:table-cell>
        </table:table-row>
        <table:table-row table:style-name="ro1">
          <table:table-cell office:value-type="float" office:value="-58.974609375" calcext:value-type="float">
            <text:p>-58.974609375</text:p>
          </table:table-cell>
          <table:table-cell office:value-type="float" office:value="0.330078125" calcext:value-type="float">
            <text:p>0.330078125</text:p>
          </table:table-cell>
        </table:table-row>
        <table:table-row table:style-name="ro1">
          <table:table-cell office:value-type="float" office:value="-59.150390625" calcext:value-type="float">
            <text:p>-59.150390625</text:p>
          </table:table-cell>
          <table:table-cell office:value-type="float" office:value="0.296875" calcext:value-type="float">
            <text:p>0.296875</text:p>
          </table:table-cell>
        </table:table-row>
        <table:table-row table:style-name="ro1">
          <table:table-cell office:value-type="float" office:value="-60.5126953125" calcext:value-type="float">
            <text:p>-60.5126953125</text:p>
          </table:table-cell>
          <table:table-cell office:value-type="float" office:value="0.2841796875" calcext:value-type="float">
            <text:p>0.2841796875</text:p>
          </table:table-cell>
        </table:table-row>
        <table:table-row table:style-name="ro1">
          <table:table-cell office:value-type="float" office:value="-64.5556640625" calcext:value-type="float">
            <text:p>-64.5556640625</text:p>
          </table:table-cell>
          <table:table-cell office:value-type="float" office:value="0.29150390625" calcext:value-type="float">
            <text:p>0.29150390625</text:p>
          </table:table-cell>
        </table:table-row>
        <table:table-row table:style-name="ro1">
          <table:table-cell office:value-type="float" office:value="-71.2353515625" calcext:value-type="float">
            <text:p>-71.2353515625</text:p>
          </table:table-cell>
          <table:table-cell office:value-type="float" office:value="0.2998046875" calcext:value-type="float">
            <text:p>0.2998046875</text:p>
          </table:table-cell>
        </table:table-row>
        <table:table-row table:style-name="ro1">
          <table:table-cell office:value-type="float" office:value="-75.8056640625" calcext:value-type="float">
            <text:p>-75.8056640625</text:p>
          </table:table-cell>
          <table:table-cell office:value-type="float" office:value="0.34228515625" calcext:value-type="float">
            <text:p>0.34228515625</text:p>
          </table:table-cell>
        </table:table-row>
        <table:table-row table:style-name="ro1">
          <table:table-cell office:value-type="float" office:value="-80.9912109375" calcext:value-type="float">
            <text:p>-80.9912109375</text:p>
          </table:table-cell>
          <table:table-cell office:value-type="float" office:value="0.4423828125" calcext:value-type="float">
            <text:p>0.4423828125</text:p>
          </table:table-cell>
        </table:table-row>
        <table:table-row table:style-name="ro1">
          <table:table-cell office:value-type="float" office:value="-80.244140625" calcext:value-type="float">
            <text:p>-80.244140625</text:p>
          </table:table-cell>
          <table:table-cell office:value-type="float" office:value="0.5244140625" calcext:value-type="float">
            <text:p>0.5244140625</text:p>
          </table:table-cell>
        </table:table-row>
        <table:table-row table:style-name="ro1">
          <table:table-cell office:value-type="float" office:value="-75.7177734375" calcext:value-type="float">
            <text:p>-75.7177734375</text:p>
          </table:table-cell>
          <table:table-cell office:value-type="float" office:value="0.6005859375" calcext:value-type="float">
            <text:p>0.6005859375</text:p>
          </table:table-cell>
        </table:table-row>
        <table:table-row table:style-name="ro1">
          <table:table-cell office:value-type="float" office:value="-75.0146484375" calcext:value-type="float">
            <text:p>-75.0146484375</text:p>
          </table:table-cell>
          <table:table-cell office:value-type="float" office:value="0.6513671875" calcext:value-type="float">
            <text:p>0.6513671875</text:p>
          </table:table-cell>
        </table:table-row>
        <table:table-row table:style-name="ro1">
          <table:table-cell office:value-type="float" office:value="-78.662109375" calcext:value-type="float">
            <text:p>-78.662109375</text:p>
          </table:table-cell>
          <table:table-cell office:value-type="float" office:value="0.638671875" calcext:value-type="float">
            <text:p>0.638671875</text:p>
          </table:table-cell>
        </table:table-row>
        <table:table-row table:style-name="ro1">
          <table:table-cell office:value-type="float" office:value="-81.0791015625" calcext:value-type="float">
            <text:p>-81.0791015625</text:p>
          </table:table-cell>
          <table:table-cell office:value-type="float" office:value="0.6689453125" calcext:value-type="float">
            <text:p>0.6689453125</text:p>
          </table:table-cell>
        </table:table-row>
        <table:table-row table:style-name="ro1">
          <table:table-cell office:value-type="float" office:value="-81.298828125" calcext:value-type="float">
            <text:p>-81.298828125</text:p>
          </table:table-cell>
          <table:table-cell office:value-type="float" office:value="0.693359375" calcext:value-type="float">
            <text:p>0.693359375</text:p>
          </table:table-cell>
        </table:table-row>
        <table:table-row table:style-name="ro1">
          <table:table-cell office:value-type="float" office:value="-81.4306640625" calcext:value-type="float">
            <text:p>-81.4306640625</text:p>
          </table:table-cell>
          <table:table-cell office:value-type="float" office:value="0.66357421875" calcext:value-type="float">
            <text:p>0.66357421875</text:p>
          </table:table-cell>
        </table:table-row>
        <table:table-row table:style-name="ro1">
          <table:table-cell office:value-type="float" office:value="-82.3974609375" calcext:value-type="float">
            <text:p>-82.3974609375</text:p>
          </table:table-cell>
          <table:table-cell office:value-type="float" office:value="0.61865234375" calcext:value-type="float">
            <text:p>0.61865234375</text:p>
          </table:table-cell>
        </table:table-row>
        <table:table-row table:style-name="ro1">
          <table:table-cell office:value-type="float" office:value="-85.25390625" calcext:value-type="float">
            <text:p>-85.25390625</text:p>
          </table:table-cell>
          <table:table-cell office:value-type="float" office:value="0.6171875" calcext:value-type="float">
            <text:p>0.6171875</text:p>
          </table:table-cell>
        </table:table-row>
        <table:table-row table:style-name="ro1">
          <table:table-cell office:value-type="float" office:value="-85.25390625" calcext:value-type="float">
            <text:p>-85.25390625</text:p>
          </table:table-cell>
          <table:table-cell office:value-type="float" office:value="0.68408203125" calcext:value-type="float">
            <text:p>0.68408203125</text:p>
          </table:table-cell>
        </table:table-row>
        <table:table-row table:style-name="ro1">
          <table:table-cell office:value-type="float" office:value="-85.25390625" calcext:value-type="float">
            <text:p>-85.25390625</text:p>
          </table:table-cell>
          <table:table-cell office:value-type="float" office:value="0.7646484375" calcext:value-type="float">
            <text:p>0.7646484375</text:p>
          </table:table-cell>
        </table:table-row>
        <table:table-row table:style-name="ro1">
          <table:table-cell office:value-type="float" office:value="-85.25390625" calcext:value-type="float">
            <text:p>-85.25390625</text:p>
          </table:table-cell>
          <table:table-cell office:value-type="float" office:value="0.8154296875" calcext:value-type="float">
            <text:p>0.8154296875</text:p>
          </table:table-cell>
        </table:table-row>
        <table:table-row table:style-name="ro1">
          <table:table-cell office:value-type="float" office:value="-85.25390625" calcext:value-type="float">
            <text:p>-85.25390625</text:p>
          </table:table-cell>
          <table:table-cell office:value-type="float" office:value="0.88671875" calcext:value-type="float">
            <text:p>0.88671875</text:p>
          </table:table-cell>
        </table:table-row>
        <table:table-row table:style-name="ro1">
          <table:table-cell office:value-type="float" office:value="-87.802734375" calcext:value-type="float">
            <text:p>-87.802734375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-81.9580078125" calcext:value-type="float">
            <text:p>-81.9580078125</text:p>
          </table:table-cell>
          <table:table-cell office:value-type="float" office:value="0.982421875" calcext:value-type="float">
            <text:p>0.982421875</text:p>
          </table:table-cell>
        </table:table-row>
        <table:table-row table:style-name="ro1">
          <table:table-cell office:value-type="float" office:value="-102.65625" calcext:value-type="float">
            <text:p>-102.65625</text:p>
          </table:table-cell>
          <table:table-cell office:value-type="float" office:value="1.0458984375" calcext:value-type="float">
            <text:p>1.0458984375</text:p>
          </table:table-cell>
        </table:table-row>
        <table:table-row table:style-name="ro1">
          <table:table-cell office:value-type="float" office:value="-101.42578125" calcext:value-type="float">
            <text:p>-101.42578125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office:value-type="float" office:value="-94.7900390625" calcext:value-type="float">
            <text:p>-94.7900390625</text:p>
          </table:table-cell>
          <table:table-cell office:value-type="float" office:value="1.03955078125" calcext:value-type="float">
            <text:p>1.03955078125</text:p>
          </table:table-cell>
        </table:table-row>
        <table:table-row table:style-name="ro1">
          <table:table-cell office:value-type="float" office:value="-94.7900390625" calcext:value-type="float">
            <text:p>-94.7900390625</text:p>
          </table:table-cell>
          <table:table-cell office:value-type="float" office:value="1.0146484375" calcext:value-type="float">
            <text:p>1.0146484375</text:p>
          </table:table-cell>
        </table:table-row>
        <table:table-row table:style-name="ro1">
          <table:table-cell office:value-type="float" office:value="-94.7900390625" calcext:value-type="float">
            <text:p>-94.7900390625</text:p>
          </table:table-cell>
          <table:table-cell office:value-type="float" office:value="1.00732421875" calcext:value-type="float">
            <text:p>1.00732421875</text:p>
          </table:table-cell>
        </table:table-row>
        <table:table-row table:style-name="ro1">
          <table:table-cell office:value-type="float" office:value="-94.7900390625" calcext:value-type="float">
            <text:p>-94.7900390625</text:p>
          </table:table-cell>
          <table:table-cell office:value-type="float" office:value="1.0341796875" calcext:value-type="float">
            <text:p>1.0341796875</text:p>
          </table:table-cell>
        </table:table-row>
        <table:table-row table:style-name="ro1">
          <table:table-cell office:value-type="float" office:value="-94.7900390625" calcext:value-type="float">
            <text:p>-94.7900390625</text:p>
          </table:table-cell>
          <table:table-cell office:value-type="float" office:value="1.09130859375" calcext:value-type="float">
            <text:p>1.09130859375</text:p>
          </table:table-cell>
        </table:table-row>
        <table:table-row table:style-name="ro1">
          <table:table-cell office:value-type="float" office:value="-94.7900390625" calcext:value-type="float">
            <text:p>-94.7900390625</text:p>
          </table:table-cell>
          <table:table-cell office:value-type="float" office:value="1.15576171875" calcext:value-type="float">
            <text:p>1.15576171875</text:p>
          </table:table-cell>
        </table:table-row>
        <table:table-row table:style-name="ro1">
          <table:table-cell office:value-type="float" office:value="-91.7578125" calcext:value-type="float">
            <text:p>-91.7578125</text:p>
          </table:table-cell>
          <table:table-cell office:value-type="float" office:value="1.18505859375" calcext:value-type="float">
            <text:p>1.18505859375</text:p>
          </table:table-cell>
        </table:table-row>
        <table:table-row table:style-name="ro1">
          <table:table-cell office:value-type="float" office:value="-100.2392578125" calcext:value-type="float">
            <text:p>-100.2392578125</text:p>
          </table:table-cell>
          <table:table-cell office:value-type="float" office:value="1.2060546875" calcext:value-type="float">
            <text:p>1.2060546875</text:p>
          </table:table-cell>
        </table:table-row>
        <table:table-row table:style-name="ro1">
          <table:table-cell office:value-type="float" office:value="-98.5693359375" calcext:value-type="float">
            <text:p>-98.5693359375</text:p>
          </table:table-cell>
          <table:table-cell office:value-type="float" office:value="1.21044921875" calcext:value-type="float">
            <text:p>1.21044921875</text:p>
          </table:table-cell>
        </table:table-row>
        <table:table-row table:style-name="ro1">
          <table:table-cell office:value-type="float" office:value="-94.6142578125" calcext:value-type="float">
            <text:p>-94.6142578125</text:p>
          </table:table-cell>
          <table:table-cell office:value-type="float" office:value="1.21044921875" calcext:value-type="float">
            <text:p>1.21044921875</text:p>
          </table:table-cell>
        </table:table-row>
        <table:table-row table:style-name="ro1">
          <table:table-cell office:value-type="float" office:value="-94.306640625" calcext:value-type="float">
            <text:p>-94.306640625</text:p>
          </table:table-cell>
          <table:table-cell office:value-type="float" office:value="1.2783203125" calcext:value-type="float">
            <text:p>1.2783203125</text:p>
          </table:table-cell>
        </table:table-row>
        <table:table-row table:style-name="ro1">
          <table:table-cell office:value-type="float" office:value="-93.8671875" calcext:value-type="float">
            <text:p>-93.8671875</text:p>
          </table:table-cell>
          <table:table-cell office:value-type="float" office:value="1.31005859375" calcext:value-type="float">
            <text:p>1.31005859375</text:p>
          </table:table-cell>
        </table:table-row>
        <table:table-row table:style-name="ro1">
          <table:table-cell office:value-type="float" office:value="-90.8349609375" calcext:value-type="float">
            <text:p>-90.8349609375</text:p>
          </table:table-cell>
          <table:table-cell office:value-type="float" office:value="1.3037109375" calcext:value-type="float">
            <text:p>1.3037109375</text:p>
          </table:table-cell>
        </table:table-row>
        <table:table-row table:style-name="ro1">
          <table:table-cell office:value-type="float" office:value="-92.2412109375" calcext:value-type="float">
            <text:p>-92.2412109375</text:p>
          </table:table-cell>
          <table:table-cell office:value-type="float" office:value="1.310546875" calcext:value-type="float">
            <text:p>1.310546875</text:p>
          </table:table-cell>
        </table:table-row>
        <table:table-row table:style-name="ro1">
          <table:table-cell office:value-type="float" office:value="-92.900390625" calcext:value-type="float">
            <text:p>-92.900390625</text:p>
          </table:table-cell>
          <table:table-cell office:value-type="float" office:value="1.3486328125" calcext:value-type="float">
            <text:p>1.3486328125</text:p>
          </table:table-cell>
        </table:table-row>
        <table:table-row table:style-name="ro1">
          <table:table-cell office:value-type="float" office:value="-97.294921875" calcext:value-type="float">
            <text:p>-97.294921875</text:p>
          </table:table-cell>
          <table:table-cell office:value-type="float" office:value="1.33642578125" calcext:value-type="float">
            <text:p>1.33642578125</text:p>
          </table:table-cell>
        </table:table-row>
        <table:table-row table:style-name="ro1">
          <table:table-cell office:value-type="float" office:value="-96.8994140625" calcext:value-type="float">
            <text:p>-96.8994140625</text:p>
          </table:table-cell>
          <table:table-cell office:value-type="float" office:value="1.3623046875" calcext:value-type="float">
            <text:p>1.3623046875</text:p>
          </table:table-cell>
        </table:table-row>
        <table:table-row table:style-name="ro1">
          <table:table-cell office:value-type="float" office:value="-96.9873046875" calcext:value-type="float">
            <text:p>-96.9873046875</text:p>
          </table:table-cell>
          <table:table-cell office:value-type="float" office:value="1.38330078125" calcext:value-type="float">
            <text:p>1.38330078125</text:p>
          </table:table-cell>
        </table:table-row>
        <table:table-row table:style-name="ro1">
          <table:table-cell office:value-type="float" office:value="-98.26171875" calcext:value-type="float">
            <text:p>-98.26171875</text:p>
          </table:table-cell>
          <table:table-cell office:value-type="float" office:value="1.3935546875" calcext:value-type="float">
            <text:p>1.3935546875</text:p>
          </table:table-cell>
        </table:table-row>
        <table:table-row table:style-name="ro1">
          <table:table-cell office:value-type="float" office:value="-100.458984375" calcext:value-type="float">
            <text:p>-100.458984375</text:p>
          </table:table-cell>
          <table:table-cell office:value-type="float" office:value="1.40869140625" calcext:value-type="float">
            <text:p>1.40869140625</text:p>
          </table:table-cell>
        </table:table-row>
        <table:table-row table:style-name="ro1">
          <table:table-cell office:value-type="float" office:value="-100.2392578125" calcext:value-type="float">
            <text:p>-100.2392578125</text:p>
          </table:table-cell>
          <table:table-cell office:value-type="float" office:value="1.4501953125" calcext:value-type="float">
            <text:p>1.4501953125</text:p>
          </table:table-cell>
        </table:table-row>
        <table:table-row table:style-name="ro1">
          <table:table-cell office:value-type="float" office:value="-97.734375" calcext:value-type="float">
            <text:p>-97.734375</text:p>
          </table:table-cell>
          <table:table-cell office:value-type="float" office:value="1.5166015625" calcext:value-type="float">
            <text:p>1.5166015625</text:p>
          </table:table-cell>
        </table:table-row>
        <table:table-row table:style-name="ro1">
          <table:table-cell office:value-type="float" office:value="-99.404296875" calcext:value-type="float">
            <text:p>-99.404296875</text:p>
          </table:table-cell>
          <table:table-cell office:value-type="float" office:value="1.54931640625" calcext:value-type="float">
            <text:p>1.54931640625</text:p>
          </table:table-cell>
        </table:table-row>
        <table:table-row table:style-name="ro1">
          <table:table-cell office:value-type="float" office:value="-99.1845703125" calcext:value-type="float">
            <text:p>-99.1845703125</text:p>
          </table:table-cell>
          <table:table-cell office:value-type="float" office:value="1.5498046875" calcext:value-type="float">
            <text:p>1.5498046875</text:p>
          </table:table-cell>
        </table:table-row>
        <table:table-row table:style-name="ro1">
          <table:table-cell office:value-type="float" office:value="-101.2939453125" calcext:value-type="float">
            <text:p>-101.2939453125</text:p>
          </table:table-cell>
          <table:table-cell office:value-type="float" office:value="1.55517578125" calcext:value-type="float">
            <text:p>1.55517578125</text:p>
          </table:table-cell>
        </table:table-row>
        <table:table-row table:style-name="ro1">
          <table:table-cell office:value-type="float" office:value="-103.0517578125" calcext:value-type="float">
            <text:p>-103.0517578125</text:p>
          </table:table-cell>
          <table:table-cell office:value-type="float" office:value="1.53125" calcext:value-type="float">
            <text:p>1.53125</text:p>
          </table:table-cell>
        </table:table-row>
        <table:table-row table:style-name="ro1">
          <table:table-cell office:value-type="float" office:value="-101.6455078125" calcext:value-type="float">
            <text:p>-101.6455078125</text:p>
          </table:table-cell>
          <table:table-cell office:value-type="float" office:value="1.50439453125" calcext:value-type="float">
            <text:p>1.50439453125</text:p>
          </table:table-cell>
        </table:table-row>
        <table:table-row table:style-name="ro1">
          <table:table-cell office:value-type="float" office:value="-100.7666015625" calcext:value-type="float">
            <text:p>-100.7666015625</text:p>
          </table:table-cell>
          <table:table-cell office:value-type="float" office:value="1.48291015625" calcext:value-type="float">
            <text:p>1.48291015625</text:p>
          </table:table-cell>
        </table:table-row>
        <table:table-row table:style-name="ro1">
          <table:table-cell office:value-type="float" office:value="-100.283203125" calcext:value-type="float">
            <text:p>-100.283203125</text:p>
          </table:table-cell>
          <table:table-cell office:value-type="float" office:value="1.50244140625" calcext:value-type="float">
            <text:p>1.50244140625</text:p>
          </table:table-cell>
        </table:table-row>
        <table:table-row table:style-name="ro1">
          <table:table-cell office:value-type="float" office:value="-99.31640625" calcext:value-type="float">
            <text:p>-99.31640625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-103.1396484375" calcext:value-type="float">
            <text:p>-103.1396484375</text:p>
          </table:table-cell>
          <table:table-cell office:value-type="float" office:value="1.67529296875" calcext:value-type="float">
            <text:p>1.67529296875</text:p>
          </table:table-cell>
        </table:table-row>
        <table:table-row table:style-name="ro1">
          <table:table-cell office:value-type="float" office:value="-109.9072265625" calcext:value-type="float">
            <text:p>-109.9072265625</text:p>
          </table:table-cell>
          <table:table-cell office:value-type="float" office:value="1.69580078125" calcext:value-type="float">
            <text:p>1.69580078125</text:p>
          </table:table-cell>
        </table:table-row>
        <table:table-row table:style-name="ro1">
          <table:table-cell office:value-type="float" office:value="-110.0830078125" calcext:value-type="float">
            <text:p>-110.0830078125</text:p>
          </table:table-cell>
          <table:table-cell office:value-type="float" office:value="1.67236328125" calcext:value-type="float">
            <text:p>1.67236328125</text:p>
          </table:table-cell>
        </table:table-row>
        <table:table-row table:style-name="ro1">
          <table:table-cell office:value-type="float" office:value="-111.5771484375" calcext:value-type="float">
            <text:p>-111.5771484375</text:p>
          </table:table-cell>
          <table:table-cell office:value-type="float" office:value="1.64208984375" calcext:value-type="float">
            <text:p>1.64208984375</text:p>
          </table:table-cell>
        </table:table-row>
        <table:table-row table:style-name="ro1">
          <table:table-cell office:value-type="float" office:value="-111.8408203125" calcext:value-type="float">
            <text:p>-111.8408203125</text:p>
          </table:table-cell>
          <table:table-cell office:value-type="float" office:value="1.60693359375" calcext:value-type="float">
            <text:p>1.60693359375</text:p>
          </table:table-cell>
        </table:table-row>
        <table:table-row table:style-name="ro1">
          <table:table-cell office:value-type="float" office:value="-110.0830078125" calcext:value-type="float">
            <text:p>-110.0830078125</text:p>
          </table:table-cell>
          <table:table-cell office:value-type="float" office:value="1.6298828125" calcext:value-type="float">
            <text:p>1.6298828125</text:p>
          </table:table-cell>
        </table:table-row>
        <table:table-row table:style-name="ro1">
          <table:table-cell office:value-type="float" office:value="-109.951171875" calcext:value-type="float">
            <text:p>-109.951171875</text:p>
          </table:table-cell>
          <table:table-cell office:value-type="float" office:value="1.65087890625" calcext:value-type="float">
            <text:p>1.65087890625</text:p>
          </table:table-cell>
        </table:table-row>
        <table:table-row table:style-name="ro1">
          <table:table-cell office:value-type="float" office:value="-111.2255859375" calcext:value-type="float">
            <text:p>-111.2255859375</text:p>
          </table:table-cell>
          <table:table-cell office:value-type="float" office:value="1.68359375" calcext:value-type="float">
            <text:p>1.68359375</text:p>
          </table:table-cell>
        </table:table-row>
        <table:table-row table:style-name="ro1">
          <table:table-cell office:value-type="float" office:value="-113.37890625" calcext:value-type="float">
            <text:p>-113.37890625</text:p>
          </table:table-cell>
          <table:table-cell office:value-type="float" office:value="1.7158203125" calcext:value-type="float">
            <text:p>1.7158203125</text:p>
          </table:table-cell>
        </table:table-row>
        <table:table-row table:style-name="ro1">
          <table:table-cell office:value-type="float" office:value="-117.2021484375" calcext:value-type="float">
            <text:p>-117.2021484375</text:p>
          </table:table-cell>
          <table:table-cell office:value-type="float" office:value="1.74267578125" calcext:value-type="float">
            <text:p>1.74267578125</text:p>
          </table:table-cell>
        </table:table-row>
        <table:table-row table:style-name="ro1">
          <table:table-cell office:value-type="float" office:value="-117.0703125" calcext:value-type="float">
            <text:p>-117.0703125</text:p>
          </table:table-cell>
          <table:table-cell office:value-type="float" office:value="1.7548828125" calcext:value-type="float">
            <text:p>1.7548828125</text:p>
          </table:table-cell>
        </table:table-row>
        <table:table-row table:style-name="ro1">
          <table:table-cell office:value-type="float" office:value="-115.2685546875" calcext:value-type="float">
            <text:p>-115.2685546875</text:p>
          </table:table-cell>
          <table:table-cell office:value-type="float" office:value="1.7744140625" calcext:value-type="float">
            <text:p>1.7744140625</text:p>
          </table:table-cell>
        </table:table-row>
        <table:table-row table:style-name="ro1">
          <table:table-cell office:value-type="float" office:value="-118.4765625" calcext:value-type="float">
            <text:p>-118.4765625</text:p>
          </table:table-cell>
          <table:table-cell office:value-type="float" office:value="1.78173828125" calcext:value-type="float">
            <text:p>1.78173828125</text:p>
          </table:table-cell>
        </table:table-row>
        <table:table-row table:style-name="ro1">
          <table:table-cell office:value-type="float" office:value="-127.0458984375" calcext:value-type="float">
            <text:p>-127.0458984375</text:p>
          </table:table-cell>
          <table:table-cell office:value-type="float" office:value="1.73486328125" calcext:value-type="float">
            <text:p>1.73486328125</text:p>
          </table:table-cell>
        </table:table-row>
        <table:table-row table:style-name="ro1">
          <table:table-cell office:value-type="float" office:value="-129.9462890625" calcext:value-type="float">
            <text:p>-129.9462890625</text:p>
          </table:table-cell>
          <table:table-cell office:value-type="float" office:value="1.67822265625" calcext:value-type="float">
            <text:p>1.67822265625</text:p>
          </table:table-cell>
        </table:table-row>
        <table:table-row table:style-name="ro1">
          <table:table-cell office:value-type="float" office:value="-126.2109375" calcext:value-type="float">
            <text:p>-126.2109375</text:p>
          </table:table-cell>
          <table:table-cell office:value-type="float" office:value="1.6904296875" calcext:value-type="float">
            <text:p>1.6904296875</text:p>
          </table:table-cell>
        </table:table-row>
        <table:table-row table:style-name="ro1">
          <table:table-cell office:value-type="float" office:value="-117.94921875" calcext:value-type="float">
            <text:p>-117.94921875</text:p>
          </table:table-cell>
          <table:table-cell office:value-type="float" office:value="1.7431640625" calcext:value-type="float">
            <text:p>1.7431640625</text:p>
          </table:table-cell>
        </table:table-row>
        <table:table-row table:style-name="ro1">
          <table:table-cell office:value-type="float" office:value="-116.4990234375" calcext:value-type="float">
            <text:p>-116.4990234375</text:p>
          </table:table-cell>
          <table:table-cell office:value-type="float" office:value="1.83935546875" calcext:value-type="float">
            <text:p>1.83935546875</text:p>
          </table:table-cell>
        </table:table-row>
        <table:table-row table:style-name="ro1">
          <table:table-cell office:value-type="float" office:value="-122.3876953125" calcext:value-type="float">
            <text:p>-122.3876953125</text:p>
          </table:table-cell>
          <table:table-cell office:value-type="float" office:value="1.91455078125" calcext:value-type="float">
            <text:p>1.91455078125</text:p>
          </table:table-cell>
        </table:table-row>
        <table:table-row table:style-name="ro1">
          <table:table-cell office:value-type="float" office:value="-132.1875" calcext:value-type="float">
            <text:p>-132.1875</text:p>
          </table:table-cell>
          <table:table-cell office:value-type="float" office:value="1.86962890625" calcext:value-type="float">
            <text:p>1.86962890625</text:p>
          </table:table-cell>
        </table:table-row>
        <table:table-row table:style-name="ro1">
          <table:table-cell office:value-type="float" office:value="-135.9228515625" calcext:value-type="float">
            <text:p>-135.9228515625</text:p>
          </table:table-cell>
          <table:table-cell office:value-type="float" office:value="1.82177734375" calcext:value-type="float">
            <text:p>1.82177734375</text:p>
          </table:table-cell>
        </table:table-row>
        <table:table-row table:style-name="ro1">
          <table:table-cell office:value-type="float" office:value="-136.5380859375" calcext:value-type="float">
            <text:p>-136.5380859375</text:p>
          </table:table-cell>
          <table:table-cell office:value-type="float" office:value="1.794921875" calcext:value-type="float">
            <text:p>1.794921875</text:p>
          </table:table-cell>
        </table:table-row>
        <table:table-row table:style-name="ro1">
          <table:table-cell office:value-type="float" office:value="-135.2197265625" calcext:value-type="float">
            <text:p>-135.2197265625</text:p>
          </table:table-cell>
          <table:table-cell office:value-type="float" office:value="1.796875" calcext:value-type="float">
            <text:p>1.796875</text:p>
          </table:table-cell>
        </table:table-row>
        <table:table-row table:style-name="ro1">
          <table:table-cell office:value-type="float" office:value="-129.0673828125" calcext:value-type="float">
            <text:p>-129.0673828125</text:p>
          </table:table-cell>
          <table:table-cell office:value-type="float" office:value="1.8486328125" calcext:value-type="float">
            <text:p>1.8486328125</text:p>
          </table:table-cell>
        </table:table-row>
        <table:table-row table:style-name="ro1">
          <table:table-cell office:value-type="float" office:value="-131.4404296875" calcext:value-type="float">
            <text:p>-131.4404296875</text:p>
          </table:table-cell>
          <table:table-cell office:value-type="float" office:value="1.8798828125" calcext:value-type="float">
            <text:p>1.8798828125</text:p>
          </table:table-cell>
        </table:table-row>
        <table:table-row table:style-name="ro1">
          <table:table-cell office:value-type="float" office:value="-128.935546875" calcext:value-type="float">
            <text:p>-128.935546875</text:p>
          </table:table-cell>
          <table:table-cell office:value-type="float" office:value="1.84619140625" calcext:value-type="float">
            <text:p>1.84619140625</text:p>
          </table:table-cell>
        </table:table-row>
        <table:table-row table:style-name="ro1">
          <table:table-cell office:value-type="float" office:value="-122.6513671875" calcext:value-type="float">
            <text:p>-122.6513671875</text:p>
          </table:table-cell>
          <table:table-cell office:value-type="float" office:value="1.853515625" calcext:value-type="float">
            <text:p>1.853515625</text:p>
          </table:table-cell>
        </table:table-row>
        <table:table-row table:style-name="ro1">
          <table:table-cell office:value-type="float" office:value="-121.3330078125" calcext:value-type="float">
            <text:p>-121.3330078125</text:p>
          </table:table-cell>
          <table:table-cell office:value-type="float" office:value="1.95703125" calcext:value-type="float">
            <text:p>1.95703125</text:p>
          </table:table-cell>
        </table:table-row>
        <table:table-row table:style-name="ro1">
          <table:table-cell office:value-type="float" office:value="-125.33203125" calcext:value-type="float">
            <text:p>-125.33203125</text:p>
          </table:table-cell>
          <table:table-cell office:value-type="float" office:value="1.9765625" calcext:value-type="float">
            <text:p>1.9765625</text:p>
          </table:table-cell>
        </table:table-row>
        <table:table-row table:style-name="ro1">
          <table:table-cell office:value-type="float" office:value="-135.5712890625" calcext:value-type="float">
            <text:p>-135.5712890625</text:p>
          </table:table-cell>
          <table:table-cell office:value-type="float" office:value="1.955078125" calcext:value-type="float">
            <text:p>1.955078125</text:p>
          </table:table-cell>
        </table:table-row>
        <table:table-row table:style-name="ro1">
          <table:table-cell office:value-type="float" office:value="-141.15234375" calcext:value-type="float">
            <text:p>-141.15234375</text:p>
          </table:table-cell>
          <table:table-cell office:value-type="float" office:value="1.9052734375" calcext:value-type="float">
            <text:p>1.9052734375</text:p>
          </table:table-cell>
        </table:table-row>
        <table:table-row table:style-name="ro1">
          <table:table-cell office:value-type="float" office:value="-141.9873046875" calcext:value-type="float">
            <text:p>-141.9873046875</text:p>
          </table:table-cell>
          <table:table-cell office:value-type="float" office:value="1.8671875" calcext:value-type="float">
            <text:p>1.8671875</text:p>
          </table:table-cell>
        </table:table-row>
        <table:table-row table:style-name="ro1">
          <table:table-cell office:value-type="float" office:value="-141.943359375" calcext:value-type="float">
            <text:p>-141.943359375</text:p>
          </table:table-cell>
          <table:table-cell office:value-type="float" office:value="1.91650390625" calcext:value-type="float">
            <text:p>1.91650390625</text:p>
          </table:table-cell>
        </table:table-row>
        <table:table-row table:style-name="ro1">
          <table:table-cell office:value-type="float" office:value="-144.2724609375" calcext:value-type="float">
            <text:p>-144.2724609375</text:p>
          </table:table-cell>
          <table:table-cell office:value-type="float" office:value="1.95263671875" calcext:value-type="float">
            <text:p>1.95263671875</text:p>
          </table:table-cell>
        </table:table-row>
        <table:table-row table:style-name="ro1">
          <table:table-cell office:value-type="float" office:value="-143.173828125" calcext:value-type="float">
            <text:p>-143.173828125</text:p>
          </table:table-cell>
          <table:table-cell office:value-type="float" office:value="1.974609375" calcext:value-type="float">
            <text:p>1.974609375</text:p>
          </table:table-cell>
        </table:table-row>
        <table:table-row table:style-name="ro1">
          <table:table-cell office:value-type="float" office:value="-139.7021484375" calcext:value-type="float">
            <text:p>-139.7021484375</text:p>
          </table:table-cell>
          <table:table-cell office:value-type="float" office:value="1.98095703125" calcext:value-type="float">
            <text:p>1.98095703125</text:p>
          </table:table-cell>
        </table:table-row>
        <table:table-row table:style-name="ro1">
          <table:table-cell office:value-type="float" office:value="-140.4052734375" calcext:value-type="float">
            <text:p>-140.4052734375</text:p>
          </table:table-cell>
          <table:table-cell office:value-type="float" office:value="1.94580078125" calcext:value-type="float">
            <text:p>1.94580078125</text:p>
          </table:table-cell>
        </table:table-row>
        <table:table-row table:style-name="ro1">
          <table:table-cell office:value-type="float" office:value="-142.646484375" calcext:value-type="float">
            <text:p>-142.646484375</text:p>
          </table:table-cell>
          <table:table-cell office:value-type="float" office:value="1.927734375" calcext:value-type="float">
            <text:p>1.927734375</text:p>
          </table:table-cell>
        </table:table-row>
        <table:table-row table:style-name="ro1">
          <table:table-cell office:value-type="float" office:value="-149.1943359375" calcext:value-type="float">
            <text:p>-149.1943359375</text:p>
          </table:table-cell>
          <table:table-cell office:value-type="float" office:value="1.91943359375" calcext:value-type="float">
            <text:p>1.91943359375</text:p>
          </table:table-cell>
        </table:table-row>
        <table:table-row table:style-name="ro1">
          <table:table-cell office:value-type="float" office:value="-152.6220703125" calcext:value-type="float">
            <text:p>-152.6220703125</text:p>
          </table:table-cell>
          <table:table-cell office:value-type="float" office:value="1.94140625" calcext:value-type="float">
            <text:p>1.94140625</text:p>
          </table:table-cell>
        </table:table-row>
        <table:table-row table:style-name="ro1">
          <table:table-cell office:value-type="float" office:value="-152.490234375" calcext:value-type="float">
            <text:p>-152.490234375</text:p>
          </table:table-cell>
          <table:table-cell office:value-type="float" office:value="1.9892578125" calcext:value-type="float">
            <text:p>1.9892578125</text:p>
          </table:table-cell>
        </table:table-row>
        <table:table-row table:style-name="ro1">
          <table:table-cell office:value-type="float" office:value="-153.3251953125" calcext:value-type="float">
            <text:p>-153.3251953125</text:p>
          </table:table-cell>
          <table:table-cell office:value-type="float" office:value="1.98779296875" calcext:value-type="float">
            <text:p>1.98779296875</text:p>
          </table:table-cell>
        </table:table-row>
        <table:table-row table:style-name="ro1">
          <table:table-cell office:value-type="float" office:value="-153.896484375" calcext:value-type="float">
            <text:p>-153.896484375</text:p>
          </table:table-cell>
          <table:table-cell office:value-type="float" office:value="1.9501953125" calcext:value-type="float">
            <text:p>1.9501953125</text:p>
          </table:table-cell>
        </table:table-row>
        <table:table-row table:style-name="ro1">
          <table:table-cell office:value-type="float" office:value="-151.171875" calcext:value-type="float">
            <text:p>-151.171875</text:p>
          </table:table-cell>
          <table:table-cell office:value-type="float" office:value="1.9443359375" calcext:value-type="float">
            <text:p>1.9443359375</text:p>
          </table:table-cell>
        </table:table-row>
        <table:table-row table:style-name="ro1">
          <table:table-cell office:value-type="float" office:value="-148.798828125" calcext:value-type="float">
            <text:p>-148.798828125</text:p>
          </table:table-cell>
          <table:table-cell office:value-type="float" office:value="1.9423828125" calcext:value-type="float">
            <text:p>1.9423828125</text:p>
          </table:table-cell>
        </table:table-row>
        <table:table-row table:style-name="ro1">
          <table:table-cell office:value-type="float" office:value="-154.599609375" calcext:value-type="float">
            <text:p>-154.599609375</text:p>
          </table:table-cell>
          <table:table-cell office:value-type="float" office:value="1.92529296875" calcext:value-type="float">
            <text:p>1.92529296875</text:p>
          </table:table-cell>
        </table:table-row>
        <table:table-row table:style-name="ro1">
          <table:table-cell office:value-type="float" office:value="-157.7197265625" calcext:value-type="float">
            <text:p>-157.7197265625</text:p>
          </table:table-cell>
          <table:table-cell office:value-type="float" office:value="1.88916015625" calcext:value-type="float">
            <text:p>1.88916015625</text:p>
          </table:table-cell>
        </table:table-row>
        <table:table-row table:style-name="ro1">
          <table:table-cell office:value-type="float" office:value="-156.4013671875" calcext:value-type="float">
            <text:p>-156.4013671875</text:p>
          </table:table-cell>
          <table:table-cell office:value-type="float" office:value="1.91357421875" calcext:value-type="float">
            <text:p>1.91357421875</text:p>
          </table:table-cell>
        </table:table-row>
        <table:table-row table:style-name="ro1">
          <table:table-cell office:value-type="float" office:value="-152.40234375" calcext:value-type="float">
            <text:p>-152.40234375</text:p>
          </table:table-cell>
          <table:table-cell office:value-type="float" office:value="1.9951171875" calcext:value-type="float">
            <text:p>1.9951171875</text:p>
          </table:table-cell>
        </table:table-row>
        <table:table-row table:style-name="ro1">
          <table:table-cell office:value-type="float" office:value="-146.42578125" calcext:value-type="float">
            <text:p>-146.42578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48.974609375" calcext:value-type="float">
            <text:p>-148.974609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57.236328125" calcext:value-type="float">
            <text:p>-157.236328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60.224609375" calcext:value-type="float">
            <text:p>-160.224609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59.5654296875" calcext:value-type="float">
            <text:p>-159.5654296875</text:p>
          </table:table-cell>
          <table:table-cell office:value-type="float" office:value="1.93701171875" calcext:value-type="float">
            <text:p>1.93701171875</text:p>
          </table:table-cell>
        </table:table-row>
        <table:table-row table:style-name="ro1">
          <table:table-cell office:value-type="float" office:value="-159.6533203125" calcext:value-type="float">
            <text:p>-159.6533203125</text:p>
          </table:table-cell>
          <table:table-cell office:value-type="float" office:value="1.8916015625" calcext:value-type="float">
            <text:p>1.8916015625</text:p>
          </table:table-cell>
        </table:table-row>
        <table:table-row table:style-name="ro1">
          <table:table-cell office:value-type="float" office:value="-158.818359375" calcext:value-type="float">
            <text:p>-158.818359375</text:p>
          </table:table-cell>
          <table:table-cell office:value-type="float" office:value="1.94140625" calcext:value-type="float">
            <text:p>1.94140625</text:p>
          </table:table-cell>
        </table:table-row>
        <table:table-row table:style-name="ro1">
          <table:table-cell office:value-type="float" office:value="-161.982421875" calcext:value-type="float">
            <text:p>-161.982421875</text:p>
          </table:table-cell>
          <table:table-cell office:value-type="float" office:value="1.943359375" calcext:value-type="float">
            <text:p>1.943359375</text:p>
          </table:table-cell>
        </table:table-row>
        <table:table-row table:style-name="ro1">
          <table:table-cell office:value-type="float" office:value="-165.05859375" calcext:value-type="float">
            <text:p>-165.05859375</text:p>
          </table:table-cell>
          <table:table-cell office:value-type="float" office:value="1.923828125" calcext:value-type="float">
            <text:p>1.923828125</text:p>
          </table:table-cell>
        </table:table-row>
        <table:table-row table:style-name="ro1">
          <table:table-cell office:value-type="float" office:value="-159.609375" calcext:value-type="float">
            <text:p>-159.609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58.203125" calcext:value-type="float">
            <text:p>-158.203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62.59765625" calcext:value-type="float">
            <text:p>-162.59765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67.87109375" calcext:value-type="float">
            <text:p>-167.87109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66.46484375" calcext:value-type="float">
            <text:p>-166.46484375</text:p>
          </table:table-cell>
          <table:table-cell office:value-type="float" office:value="1.94482421875" calcext:value-type="float">
            <text:p>1.94482421875</text:p>
          </table:table-cell>
        </table:table-row>
        <table:table-row table:style-name="ro1">
          <table:table-cell office:value-type="float" office:value="-161.6748046875" calcext:value-type="float">
            <text:p>-161.6748046875</text:p>
          </table:table-cell>
          <table:table-cell office:value-type="float" office:value="1.99755859375" calcext:value-type="float">
            <text:p>1.99755859375</text:p>
          </table:table-cell>
        </table:table-row>
        <table:table-row table:style-name="ro1">
          <table:table-cell office:value-type="float" office:value="-162.0703125" calcext:value-type="float">
            <text:p>-162.0703125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-165.5859375" calcext:value-type="float">
            <text:p>-165.5859375</text:p>
          </table:table-cell>
          <table:table-cell office:value-type="float" office:value="1.91064453125" calcext:value-type="float">
            <text:p>1.91064453125</text:p>
          </table:table-cell>
        </table:table-row>
        <table:table-row table:style-name="ro1">
          <table:table-cell office:value-type="float" office:value="-159.1259765625" calcext:value-type="float">
            <text:p>-159.1259765625</text:p>
          </table:table-cell>
          <table:table-cell office:value-type="float" office:value="1.8720703125" calcext:value-type="float">
            <text:p>1.8720703125</text:p>
          </table:table-cell>
        </table:table-row>
        <table:table-row table:style-name="ro1">
          <table:table-cell office:value-type="float" office:value="-153.45703125" calcext:value-type="float">
            <text:p>-153.45703125</text:p>
          </table:table-cell>
          <table:table-cell office:value-type="float" office:value="1.9462890625" calcext:value-type="float">
            <text:p>1.9462890625</text:p>
          </table:table-cell>
        </table:table-row>
        <table:table-row table:style-name="ro1">
          <table:table-cell office:value-type="float" office:value="-154.2919921875" calcext:value-type="float">
            <text:p>-154.2919921875</text:p>
          </table:table-cell>
          <table:table-cell office:value-type="float" office:value="1.96484375" calcext:value-type="float">
            <text:p>1.96484375</text:p>
          </table:table-cell>
        </table:table-row>
        <table:table-row table:style-name="ro1">
          <table:table-cell office:value-type="float" office:value="-150.0732421875" calcext:value-type="float">
            <text:p>-150.0732421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42.5146484375" calcext:value-type="float">
            <text:p>-142.5146484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40.44921875" calcext:value-type="float">
            <text:p>-140.44921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48.0078125" calcext:value-type="float">
            <text:p>-148.0078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52.7978515625" calcext:value-type="float">
            <text:p>-152.7978515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50.3369140625" calcext:value-type="float">
            <text:p>-150.3369140625</text:p>
          </table:table-cell>
          <table:table-cell office:value-type="float" office:value="1.86376953125" calcext:value-type="float">
            <text:p>1.86376953125</text:p>
          </table:table-cell>
        </table:table-row>
        <table:table-row table:style-name="ro1">
          <table:table-cell office:value-type="float" office:value="-145.4150390625" calcext:value-type="float">
            <text:p>-145.4150390625</text:p>
          </table:table-cell>
          <table:table-cell office:value-type="float" office:value="1.7578125" calcext:value-type="float">
            <text:p>1.7578125</text:p>
          </table:table-cell>
        </table:table-row>
        <table:table-row table:style-name="ro1">
          <table:table-cell office:value-type="float" office:value="-136.3623046875" calcext:value-type="float">
            <text:p>-136.3623046875</text:p>
          </table:table-cell>
          <table:table-cell office:value-type="float" office:value="1.73388671875" calcext:value-type="float">
            <text:p>1.73388671875</text:p>
          </table:table-cell>
        </table:table-row>
        <table:table-row table:style-name="ro1">
          <table:table-cell office:value-type="float" office:value="-125.0244140625" calcext:value-type="float">
            <text:p>-125.0244140625</text:p>
          </table:table-cell>
          <table:table-cell office:value-type="float" office:value="1.7919921875" calcext:value-type="float">
            <text:p>1.7919921875</text:p>
          </table:table-cell>
        </table:table-row>
        <table:table-row table:style-name="ro1">
          <table:table-cell office:value-type="float" office:value="-108.896484375" calcext:value-type="float">
            <text:p>-108.896484375</text:p>
          </table:table-cell>
          <table:table-cell office:value-type="float" office:value="1.9345703125" calcext:value-type="float">
            <text:p>1.9345703125</text:p>
          </table:table-cell>
        </table:table-row>
        <table:table-row table:style-name="ro1">
          <table:table-cell office:value-type="float" office:value="-102.744140625" calcext:value-type="float">
            <text:p>-102.744140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2.1044921875" calcext:value-type="float">
            <text:p>-112.1044921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9.794921875" calcext:value-type="float">
            <text:p>-119.794921875</text:p>
          </table:table-cell>
          <table:table-cell office:value-type="float" office:value="1.8828125" calcext:value-type="float">
            <text:p>1.8828125</text:p>
          </table:table-cell>
        </table:table-row>
        <table:table-row table:style-name="ro1">
          <table:table-cell office:value-type="float" office:value="-122.431640625" calcext:value-type="float">
            <text:p>-122.431640625</text:p>
          </table:table-cell>
          <table:table-cell office:value-type="float" office:value="1.7431640625" calcext:value-type="float">
            <text:p>1.7431640625</text:p>
          </table:table-cell>
        </table:table-row>
        <table:table-row table:style-name="ro1">
          <table:table-cell office:value-type="float" office:value="-124.013671875" calcext:value-type="float">
            <text:p>-124.013671875</text:p>
          </table:table-cell>
          <table:table-cell office:value-type="float" office:value="1.62353515625" calcext:value-type="float">
            <text:p>1.62353515625</text:p>
          </table:table-cell>
        </table:table-row>
        <table:table-row table:style-name="ro1">
          <table:table-cell office:value-type="float" office:value="-118.564453125" calcext:value-type="float">
            <text:p>-118.564453125</text:p>
          </table:table-cell>
          <table:table-cell office:value-type="float" office:value="1.53271484375" calcext:value-type="float">
            <text:p>1.53271484375</text:p>
          </table:table-cell>
        </table:table-row>
        <table:table-row table:style-name="ro1">
          <table:table-cell office:value-type="float" office:value="-108.3251953125" calcext:value-type="float">
            <text:p>-108.3251953125</text:p>
          </table:table-cell>
          <table:table-cell office:value-type="float" office:value="1.49462890625" calcext:value-type="float">
            <text:p>1.49462890625</text:p>
          </table:table-cell>
        </table:table-row>
        <table:table-row table:style-name="ro1">
          <table:table-cell office:value-type="float" office:value="-98.7451171875" calcext:value-type="float">
            <text:p>-98.7451171875</text:p>
          </table:table-cell>
          <table:table-cell office:value-type="float" office:value="1.48828125" calcext:value-type="float">
            <text:p>1.48828125</text:p>
          </table:table-cell>
        </table:table-row>
        <table:table-row table:style-name="ro1">
          <table:table-cell office:value-type="float" office:value="-98.7451171875" calcext:value-type="float">
            <text:p>-98.7451171875</text:p>
          </table:table-cell>
          <table:table-cell office:value-type="float" office:value="1.56591796875" calcext:value-type="float">
            <text:p>1.56591796875</text:p>
          </table:table-cell>
        </table:table-row>
        <table:table-row table:style-name="ro1">
          <table:table-cell office:value-type="float" office:value="-98.7451171875" calcext:value-type="float">
            <text:p>-98.7451171875</text:p>
          </table:table-cell>
          <table:table-cell office:value-type="float" office:value="1.580078125" calcext:value-type="float">
            <text:p>1.580078125</text:p>
          </table:table-cell>
        </table:table-row>
        <table:table-row table:style-name="ro1">
          <table:table-cell office:value-type="float" office:value="-92.900390625" calcext:value-type="float">
            <text:p>-92.900390625</text:p>
          </table:table-cell>
          <table:table-cell office:value-type="float" office:value="1.54931640625" calcext:value-type="float">
            <text:p>1.54931640625</text:p>
          </table:table-cell>
        </table:table-row>
        <table:table-row table:style-name="ro1">
          <table:table-cell office:value-type="float" office:value="-97.0751953125" calcext:value-type="float">
            <text:p>-97.0751953125</text:p>
          </table:table-cell>
          <table:table-cell office:value-type="float" office:value="1.45263671875" calcext:value-type="float">
            <text:p>1.45263671875</text:p>
          </table:table-cell>
        </table:table-row>
        <table:table-row table:style-name="ro1">
          <table:table-cell office:value-type="float" office:value="-101.3818359375" calcext:value-type="float">
            <text:p>-101.3818359375</text:p>
          </table:table-cell>
          <table:table-cell office:value-type="float" office:value="1.3935546875" calcext:value-type="float">
            <text:p>1.3935546875</text:p>
          </table:table-cell>
        </table:table-row>
        <table:table-row table:style-name="ro1">
          <table:table-cell office:value-type="float" office:value="-104.4140625" calcext:value-type="float">
            <text:p>-104.4140625</text:p>
          </table:table-cell>
          <table:table-cell office:value-type="float" office:value="1.318359375" calcext:value-type="float">
            <text:p>1.318359375</text:p>
          </table:table-cell>
        </table:table-row>
        <table:table-row table:style-name="ro1">
          <table:table-cell office:value-type="float" office:value="-105.732421875" calcext:value-type="float">
            <text:p>-105.732421875</text:p>
          </table:table-cell>
          <table:table-cell office:value-type="float" office:value="1.22314453125" calcext:value-type="float">
            <text:p>1.22314453125</text:p>
          </table:table-cell>
        </table:table-row>
        <table:table-row table:style-name="ro1">
          <table:table-cell office:value-type="float" office:value="-98.7890625" calcext:value-type="float">
            <text:p>-98.7890625</text:p>
          </table:table-cell>
          <table:table-cell office:value-type="float" office:value="1.17333984375" calcext:value-type="float">
            <text:p>1.17333984375</text:p>
          </table:table-cell>
        </table:table-row>
        <table:table-row table:style-name="ro1">
          <table:table-cell office:value-type="float" office:value="-98.7890625" calcext:value-type="float">
            <text:p>-98.7890625</text:p>
          </table:table-cell>
          <table:table-cell office:value-type="float" office:value="1.1513671875" calcext:value-type="float">
            <text:p>1.1513671875</text:p>
          </table:table-cell>
        </table:table-row>
        <table:table-row table:style-name="ro1">
          <table:table-cell office:value-type="float" office:value="-98.7890625" calcext:value-type="float">
            <text:p>-98.7890625</text:p>
          </table:table-cell>
          <table:table-cell office:value-type="float" office:value="1.11962890625" calcext:value-type="float">
            <text:p>1.11962890625</text:p>
          </table:table-cell>
        </table:table-row>
        <table:table-row table:style-name="ro1">
          <table:table-cell office:value-type="float" office:value="-98.7890625" calcext:value-type="float">
            <text:p>-98.7890625</text:p>
          </table:table-cell>
          <table:table-cell office:value-type="float" office:value="1.0498046875" calcext:value-type="float">
            <text:p>1.0498046875</text:p>
          </table:table-cell>
        </table:table-row>
        <table:table-row table:style-name="ro1">
          <table:table-cell office:value-type="float" office:value="-98.7890625" calcext:value-type="float">
            <text:p>-98.7890625</text:p>
          </table:table-cell>
          <table:table-cell office:value-type="float" office:value="1.00439453125" calcext:value-type="float">
            <text:p>1.00439453125</text:p>
          </table:table-cell>
        </table:table-row>
        <table:table-row table:style-name="ro1">
          <table:table-cell office:value-type="float" office:value="-88.154296875" calcext:value-type="float">
            <text:p>-88.154296875</text:p>
          </table:table-cell>
          <table:table-cell office:value-type="float" office:value="0.9873046875" calcext:value-type="float">
            <text:p>0.9873046875</text:p>
          </table:table-cell>
        </table:table-row>
        <table:table-row table:style-name="ro1">
          <table:table-cell office:value-type="float" office:value="-78.75" calcext:value-type="float">
            <text:p>-78.75</text:p>
          </table:table-cell>
          <table:table-cell office:value-type="float" office:value="0.99853515625" calcext:value-type="float">
            <text:p>0.99853515625</text:p>
          </table:table-cell>
        </table:table-row>
        <table:table-row table:style-name="ro1">
          <table:table-cell office:value-type="float" office:value="-78.0029296875" calcext:value-type="float">
            <text:p>-78.0029296875</text:p>
          </table:table-cell>
          <table:table-cell office:value-type="float" office:value="0.96142578125" calcext:value-type="float">
            <text:p>0.96142578125</text:p>
          </table:table-cell>
        </table:table-row>
        <table:table-row table:style-name="ro1">
          <table:table-cell office:value-type="float" office:value="-81.1669921875" calcext:value-type="float">
            <text:p>-81.1669921875</text:p>
          </table:table-cell>
          <table:table-cell office:value-type="float" office:value="0.88525390625" calcext:value-type="float">
            <text:p>0.88525390625</text:p>
          </table:table-cell>
        </table:table-row>
        <table:table-row table:style-name="ro1">
          <table:table-cell office:value-type="float" office:value="-84.814453125" calcext:value-type="float">
            <text:p>-84.814453125</text:p>
          </table:table-cell>
          <table:table-cell office:value-type="float" office:value="0.806640625" calcext:value-type="float">
            <text:p>0.806640625</text:p>
          </table:table-cell>
        </table:table-row>
        <table:table-row table:style-name="ro1">
          <table:table-cell office:value-type="float" office:value="-84.814453125" calcext:value-type="float">
            <text:p>-84.814453125</text:p>
          </table:table-cell>
          <table:table-cell office:value-type="float" office:value="0.71728515625" calcext:value-type="float">
            <text:p>0.71728515625</text:p>
          </table:table-cell>
        </table:table-row>
        <table:table-row table:style-name="ro1">
          <table:table-cell office:value-type="float" office:value="-84.814453125" calcext:value-type="float">
            <text:p>-84.814453125</text:p>
          </table:table-cell>
          <table:table-cell office:value-type="float" office:value="0.62646484375" calcext:value-type="float">
            <text:p>0.62646484375</text:p>
          </table:table-cell>
        </table:table-row>
        <table:table-row table:style-name="ro1">
          <table:table-cell office:value-type="float" office:value="-84.814453125" calcext:value-type="float">
            <text:p>-84.814453125</text:p>
          </table:table-cell>
          <table:table-cell office:value-type="float" office:value="0.58447265625" calcext:value-type="float">
            <text:p>0.58447265625</text:p>
          </table:table-cell>
        </table:table-row>
        <table:table-row table:style-name="ro1">
          <table:table-cell office:value-type="float" office:value="-85.517578125" calcext:value-type="float">
            <text:p>-85.517578125</text:p>
          </table:table-cell>
          <table:table-cell office:value-type="float" office:value="0.5419921875" calcext:value-type="float">
            <text:p>0.5419921875</text:p>
          </table:table-cell>
        </table:table-row>
        <table:table-row table:style-name="ro1">
          <table:table-cell office:value-type="float" office:value="-79.1455078125" calcext:value-type="float">
            <text:p>-79.1455078125</text:p>
          </table:table-cell>
          <table:table-cell office:value-type="float" office:value="0.498046875" calcext:value-type="float">
            <text:p>0.498046875</text:p>
          </table:table-cell>
        </table:table-row>
        <table:table-row table:style-name="ro1">
          <table:table-cell office:value-type="float" office:value="-68.3349609375" calcext:value-type="float">
            <text:p>-68.3349609375</text:p>
          </table:table-cell>
          <table:table-cell office:value-type="float" office:value="0.48388671875" calcext:value-type="float">
            <text:p>0.48388671875</text:p>
          </table:table-cell>
        </table:table-row>
        <table:table-row table:style-name="ro1">
          <table:table-cell office:value-type="float" office:value="-60.46875" calcext:value-type="float">
            <text:p>-60.46875</text:p>
          </table:table-cell>
          <table:table-cell office:value-type="float" office:value="0.4951171875" calcext:value-type="float">
            <text:p>0.4951171875</text:p>
          </table:table-cell>
        </table:table-row>
        <table:table-row table:style-name="ro1">
          <table:table-cell office:value-type="float" office:value="-58.798828125" calcext:value-type="float">
            <text:p>-58.798828125</text:p>
          </table:table-cell>
          <table:table-cell office:value-type="float" office:value="0.482421875" calcext:value-type="float">
            <text:p>0.482421875</text:p>
          </table:table-cell>
        </table:table-row>
        <table:table-row table:style-name="ro1">
          <table:table-cell office:value-type="float" office:value="-64.51171875" calcext:value-type="float">
            <text:p>-64.51171875</text:p>
          </table:table-cell>
          <table:table-cell office:value-type="float" office:value="0.44384765625" calcext:value-type="float">
            <text:p>0.44384765625</text:p>
          </table:table-cell>
        </table:table-row>
        <table:table-row table:style-name="ro1">
          <table:table-cell office:value-type="float" office:value="-68.994140625" calcext:value-type="float">
            <text:p>-68.9941406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69.169921875" calcext:value-type="float">
            <text:p>-69.169921875</text:p>
          </table:table-cell>
          <table:table-cell office:value-type="float" office:value="0.33154296875" calcext:value-type="float">
            <text:p>0.33154296875</text:p>
          </table:table-cell>
        </table:table-row>
        <table:table-row table:style-name="ro1">
          <table:table-cell office:value-type="float" office:value="-68.4228515625" calcext:value-type="float">
            <text:p>-68.4228515625</text:p>
          </table:table-cell>
          <table:table-cell office:value-type="float" office:value="0.33154296875" calcext:value-type="float">
            <text:p>0.33154296875</text:p>
          </table:table-cell>
        </table:table-row>
        <table:table-row table:style-name="ro1">
          <table:table-cell office:value-type="float" office:value="-60.4248046875" calcext:value-type="float">
            <text:p>-60.4248046875</text:p>
          </table:table-cell>
          <table:table-cell office:value-type="float" office:value="0.25390625" calcext:value-type="float">
            <text:p>0.25390625</text:p>
          </table:table-cell>
        </table:table-row>
        <table:table-row table:style-name="ro1">
          <table:table-cell office:value-type="float" office:value="-54.404296875" calcext:value-type="float">
            <text:p>-54.404296875</text:p>
          </table:table-cell>
          <table:table-cell office:value-type="float" office:value="0.2001953125" calcext:value-type="float">
            <text:p>0.2001953125</text:p>
          </table:table-cell>
        </table:table-row>
        <table:table-row table:style-name="ro1">
          <table:table-cell office:value-type="float" office:value="-52.20703125" calcext:value-type="float">
            <text:p>-52.20703125</text:p>
          </table:table-cell>
          <table:table-cell office:value-type="float" office:value="0.16162109375" calcext:value-type="float">
            <text:p>0.16162109375</text:p>
          </table:table-cell>
        </table:table-row>
        <table:table-row table:style-name="ro1">
          <table:table-cell office:value-type="float" office:value="-50.2734375" calcext:value-type="float">
            <text:p>-50.2734375</text:p>
          </table:table-cell>
          <table:table-cell office:value-type="float" office:value="0.11865234375" calcext:value-type="float">
            <text:p>0.11865234375</text:p>
          </table:table-cell>
        </table:table-row>
        <table:table-row table:style-name="ro1">
          <table:table-cell office:value-type="float" office:value="-48.427734375" calcext:value-type="float">
            <text:p>-48.427734375</text:p>
          </table:table-cell>
          <table:table-cell office:value-type="float" office:value="0.09326171875" calcext:value-type="float">
            <text:p>0.09326171875</text:p>
          </table:table-cell>
        </table:table-row>
        <table:table-row table:style-name="ro1">
          <table:table-cell office:value-type="float" office:value="-42.01171875" calcext:value-type="float">
            <text:p>-42.01171875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39.8583984375" calcext:value-type="float">
            <text:p>-39.8583984375</text:p>
          </table:table-cell>
          <table:table-cell office:value-type="float" office:value="0.1630859375" calcext:value-type="float">
            <text:p>0.1630859375</text:p>
          </table:table-cell>
        </table:table-row>
        <table:table-row table:style-name="ro1">
          <table:table-cell office:value-type="float" office:value="-39.111328125" calcext:value-type="float">
            <text:p>-39.111328125</text:p>
          </table:table-cell>
          <table:table-cell office:value-type="float" office:value="0.2158203125" calcext:value-type="float">
            <text:p>0.2158203125</text:p>
          </table:table-cell>
        </table:table-row>
        <table:table-row table:style-name="ro1">
          <table:table-cell office:value-type="float" office:value="-36.0791015625" calcext:value-type="float">
            <text:p>-36.0791015625</text:p>
          </table:table-cell>
          <table:table-cell office:value-type="float" office:value="0.212890625" calcext:value-type="float">
            <text:p>0.212890625</text:p>
          </table:table-cell>
        </table:table-row>
        <table:table-row table:style-name="ro1">
          <table:table-cell office:value-type="float" office:value="-33.486328125" calcext:value-type="float">
            <text:p>-33.486328125</text:p>
          </table:table-cell>
          <table:table-cell office:value-type="float" office:value="0.13232421875" calcext:value-type="float">
            <text:p>0.13232421875</text:p>
          </table:table-cell>
        </table:table-row>
        <table:table-row table:style-name="ro1">
          <table:table-cell office:value-type="float" office:value="-33.486328125" calcext:value-type="float">
            <text:p>-33.486328125</text:p>
          </table:table-cell>
          <table:table-cell office:value-type="float" office:value="-0.00048828125" calcext:value-type="float">
            <text:p>-0.00048828125</text:p>
          </table:table-cell>
        </table:table-row>
        <table:table-row table:style-name="ro1">
          <table:table-cell office:value-type="float" office:value="-33.486328125" calcext:value-type="float">
            <text:p>-33.486328125</text:p>
          </table:table-cell>
          <table:table-cell office:value-type="float" office:value="-0.04541015625" calcext:value-type="float">
            <text:p>-0.04541015625</text:p>
          </table:table-cell>
        </table:table-row>
        <table:table-row table:style-name="ro1">
          <table:table-cell office:value-type="float" office:value="-33.486328125" calcext:value-type="float">
            <text:p>-33.486328125</text:p>
          </table:table-cell>
          <table:table-cell office:value-type="float" office:value="-0.0166015625" calcext:value-type="float">
            <text:p>-0.0166015625</text:p>
          </table:table-cell>
        </table:table-row>
        <table:table-row table:style-name="ro1">
          <table:table-cell office:value-type="float" office:value="-22.67578125" calcext:value-type="float">
            <text:p>-22.67578125</text:p>
          </table:table-cell>
          <table:table-cell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-18.720703125" calcext:value-type="float">
            <text:p>-18.720703125</text:p>
          </table:table-cell>
          <table:table-cell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-14.8095703125" calcext:value-type="float">
            <text:p>-14.8095703125</text:p>
          </table:table-cell>
          <table:table-cell office:value-type="float" office:value="0.08154296875" calcext:value-type="float">
            <text:p>0.08154296875</text:p>
          </table:table-cell>
        </table:table-row>
        <table:table-row table:style-name="ro1">
          <table:table-cell office:value-type="float" office:value="-11.07421875" calcext:value-type="float">
            <text:p>-11.07421875</text:p>
          </table:table-cell>
          <table:table-cell office:value-type="float" office:value="0.080078125" calcext:value-type="float">
            <text:p>0.080078125</text:p>
          </table:table-cell>
        </table:table-row>
        <table:table-row table:style-name="ro1">
          <table:table-cell office:value-type="float" office:value="-6.6357421875" calcext:value-type="float">
            <text:p>-6.6357421875</text:p>
          </table:table-cell>
          <table:table-cell office:value-type="float" office:value="0.04150390625" calcext:value-type="float">
            <text:p>0.04150390625</text:p>
          </table:table-cell>
        </table:table-row>
        <table:table-row table:style-name="ro1">
          <table:table-cell office:value-type="float" office:value="-6.6357421875" calcext:value-type="float">
            <text:p>-6.6357421875</text:p>
          </table:table-cell>
          <table:table-cell office:value-type="float" office:value="-0.001953125" calcext:value-type="float">
            <text:p>-0.001953125</text:p>
          </table:table-cell>
        </table:table-row>
        <table:table-row table:style-name="ro1">
          <table:table-cell office:value-type="float" office:value="-6.6357421875" calcext:value-type="float">
            <text:p>-6.6357421875</text:p>
          </table:table-cell>
          <table:table-cell office:value-type="float" office:value="-0.02392578125" calcext:value-type="float">
            <text:p>-0.02392578125</text:p>
          </table:table-cell>
        </table:table-row>
        <table:table-row table:style-name="ro1">
          <table:table-cell office:value-type="float" office:value="-6.6357421875" calcext:value-type="float">
            <text:p>-6.6357421875</text:p>
          </table:table-cell>
          <table:table-cell office:value-type="float" office:value="-0.021484375" calcext:value-type="float">
            <text:p>-0.021484375</text:p>
          </table:table-cell>
        </table:table-row>
        <table:table-row table:style-name="ro1">
          <table:table-cell office:value-type="float" office:value="2.8125" calcext:value-type="float">
            <text:p>2.8125</text:p>
          </table:table-cell>
          <table:table-cell office:value-type="float" office:value="0.01171875" calcext:value-type="float">
            <text:p>0.01171875</text:p>
          </table:table-cell>
        </table:table-row>
        <table:table-row table:style-name="ro1">
          <table:table-cell office:value-type="float" office:value="10.634765625" calcext:value-type="float">
            <text:p>10.634765625</text:p>
          </table:table-cell>
          <table:table-cell office:value-type="float" office:value="0.00634765625" calcext:value-type="float">
            <text:p>0.00634765625</text:p>
          </table:table-cell>
        </table:table-row>
        <table:table-row table:style-name="ro1">
          <table:table-cell office:value-type="float" office:value="15.99609375" calcext:value-type="float">
            <text:p>15.99609375</text:p>
          </table:table-cell>
          <table:table-cell office:value-type="float" office:value="0.00244140625" calcext:value-type="float">
            <text:p>0.00244140625</text:p>
          </table:table-cell>
        </table:table-row>
        <table:table-row table:style-name="ro1">
          <table:table-cell office:value-type="float" office:value="17.75390625" calcext:value-type="float">
            <text:p>17.75390625</text:p>
          </table:table-cell>
          <table:table-cell office:value-type="float" office:value="0.005859375" calcext:value-type="float">
            <text:p>0.005859375</text:p>
          </table:table-cell>
        </table:table-row>
        <table:table-row table:style-name="ro1">
          <table:table-cell office:value-type="float" office:value="19.599609375" calcext:value-type="float">
            <text:p>19.599609375</text:p>
          </table:table-cell>
          <table:table-cell office:value-type="float" office:value="0.00439453125" calcext:value-type="float">
            <text:p>0.00439453125</text:p>
          </table:table-cell>
        </table:table-row>
        <table:table-row table:style-name="ro1">
          <table:table-cell office:value-type="float" office:value="19.599609375" calcext:value-type="float">
            <text:p>19.599609375</text:p>
          </table:table-cell>
          <table:table-cell office:value-type="float" office:value="-0.03564453125" calcext:value-type="float">
            <text:p>-0.03564453125</text:p>
          </table:table-cell>
        </table:table-row>
        <table:table-row table:style-name="ro1">
          <table:table-cell office:value-type="float" office:value="19.599609375" calcext:value-type="float">
            <text:p>19.599609375</text:p>
          </table:table-cell>
          <table:table-cell office:value-type="float" office:value="-0.01953125" calcext:value-type="float">
            <text:p>-0.01953125</text:p>
          </table:table-cell>
        </table:table-row>
        <table:table-row table:style-name="ro1">
          <table:table-cell office:value-type="float" office:value="20.21484375" calcext:value-type="float">
            <text:p>20.21484375</text:p>
          </table:table-cell>
          <table:table-cell office:value-type="float" office:value="0.0498046875" calcext:value-type="float">
            <text:p>0.0498046875</text:p>
          </table:table-cell>
        </table:table-row>
        <table:table-row table:style-name="ro1">
          <table:table-cell office:value-type="float" office:value="22.4560546875" calcext:value-type="float">
            <text:p>22.4560546875</text:p>
          </table:table-cell>
          <table:table-cell office:value-type="float" office:value="0.06787109375" calcext:value-type="float">
            <text:p>0.06787109375</text:p>
          </table:table-cell>
        </table:table-row>
        <table:table-row table:style-name="ro1">
          <table:table-cell office:value-type="float" office:value="27.333984375" calcext:value-type="float">
            <text:p>27.333984375</text:p>
          </table:table-cell>
          <table:table-cell office:value-type="float" office:value="0.080078125" calcext:value-type="float">
            <text:p>0.080078125</text:p>
          </table:table-cell>
        </table:table-row>
        <table:table-row table:style-name="ro1">
          <table:table-cell office:value-type="float" office:value="31.552734375" calcext:value-type="float">
            <text:p>31.552734375</text:p>
          </table:table-cell>
          <table:table-cell office:value-type="float" office:value="0.103515625" calcext:value-type="float">
            <text:p>0.103515625</text:p>
          </table:table-cell>
        </table:table-row>
        <table:table-row table:style-name="ro1">
          <table:table-cell office:value-type="float" office:value="35.8154296875" calcext:value-type="float">
            <text:p>35.8154296875</text:p>
          </table:table-cell>
          <table:table-cell office:value-type="float" office:value="0.11962890625" calcext:value-type="float">
            <text:p>0.11962890625</text:p>
          </table:table-cell>
        </table:table-row>
        <table:table-row table:style-name="ro1">
          <table:table-cell office:value-type="float" office:value="39.814453125" calcext:value-type="float">
            <text:p>39.814453125</text:p>
          </table:table-cell>
          <table:table-cell office:value-type="float" office:value="0.1279296875" calcext:value-type="float">
            <text:p>0.1279296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171875" calcext:value-type="float">
            <text:p>0.1171875</text:p>
          </table:table-cell>
        </table:table-row>
        <table:table-row table:style-name="ro1">
          <table:table-cell office:value-type="float" office:value="50.09765625" calcext:value-type="float">
            <text:p>50.09765625</text:p>
          </table:table-cell>
          <table:table-cell office:value-type="float" office:value="0.12451171875" calcext:value-type="float">
            <text:p>0.12451171875</text:p>
          </table:table-cell>
        </table:table-row>
        <table:table-row table:style-name="ro1">
          <table:table-cell office:value-type="float" office:value="53.3935546875" calcext:value-type="float">
            <text:p>53.3935546875</text:p>
          </table:table-cell>
          <table:table-cell office:value-type="float" office:value="0.13037109375" calcext:value-type="float">
            <text:p>0.13037109375</text:p>
          </table:table-cell>
        </table:table-row>
        <table:table-row table:style-name="ro1">
          <table:table-cell office:value-type="float" office:value="54.228515625" calcext:value-type="float">
            <text:p>54.228515625</text:p>
          </table:table-cell>
          <table:table-cell office:value-type="float" office:value="0.14697265625" calcext:value-type="float">
            <text:p>0.14697265625</text:p>
          </table:table-cell>
        </table:table-row>
        <table:table-row table:style-name="ro1">
          <table:table-cell office:value-type="float" office:value="54.84375" calcext:value-type="float">
            <text:p>54.84375</text:p>
          </table:table-cell>
          <table:table-cell office:value-type="float" office:value="0.19384765625" calcext:value-type="float">
            <text:p>0.19384765625</text:p>
          </table:table-cell>
        </table:table-row>
        <table:table-row table:style-name="ro1">
          <table:table-cell office:value-type="float" office:value="55.5908203125" calcext:value-type="float">
            <text:p>55.5908203125</text:p>
          </table:table-cell>
          <table:table-cell office:value-type="float" office:value="0.22900390625" calcext:value-type="float">
            <text:p>0.22900390625</text:p>
          </table:table-cell>
        </table:table-row>
        <table:table-row table:style-name="ro1">
          <table:table-cell office:value-type="float" office:value="53.4814453125" calcext:value-type="float">
            <text:p>53.4814453125</text:p>
          </table:table-cell>
          <table:table-cell office:value-type="float" office:value="0.259765625" calcext:value-type="float">
            <text:p>0.259765625</text:p>
          </table:table-cell>
        </table:table-row>
        <table:table-row table:style-name="ro1">
          <table:table-cell office:value-type="float" office:value="48.8671875" calcext:value-type="float">
            <text:p>48.8671875</text:p>
          </table:table-cell>
          <table:table-cell office:value-type="float" office:value="0.29833984375" calcext:value-type="float">
            <text:p>0.29833984375</text:p>
          </table:table-cell>
        </table:table-row>
        <table:table-row table:style-name="ro1">
          <table:table-cell office:value-type="float" office:value="52.03125" calcext:value-type="float">
            <text:p>52.03125</text:p>
          </table:table-cell>
          <table:table-cell office:value-type="float" office:value="0.33203125" calcext:value-type="float">
            <text:p>0.33203125</text:p>
          </table:table-cell>
        </table:table-row>
        <table:table-row table:style-name="ro1">
          <table:table-cell office:value-type="float" office:value="56.1181640625" calcext:value-type="float">
            <text:p>56.1181640625</text:p>
          </table:table-cell>
          <table:table-cell office:value-type="float" office:value="0.31640625" calcext:value-type="float">
            <text:p>0.31640625</text:p>
          </table:table-cell>
        </table:table-row>
        <table:table-row table:style-name="ro1">
          <table:table-cell office:value-type="float" office:value="60.4248046875" calcext:value-type="float">
            <text:p>60.4248046875</text:p>
          </table:table-cell>
          <table:table-cell office:value-type="float" office:value="0.31005859375" calcext:value-type="float">
            <text:p>0.31005859375</text:p>
          </table:table-cell>
        </table:table-row>
        <table:table-row table:style-name="ro1">
          <table:table-cell office:value-type="float" office:value="66.4892578125" calcext:value-type="float">
            <text:p>66.4892578125</text:p>
          </table:table-cell>
          <table:table-cell office:value-type="float" office:value="0.30859375" calcext:value-type="float">
            <text:p>0.30859375</text:p>
          </table:table-cell>
        </table:table-row>
        <table:table-row table:style-name="ro1">
          <table:table-cell office:value-type="float" office:value="70.4443359375" calcext:value-type="float">
            <text:p>70.4443359375</text:p>
          </table:table-cell>
          <table:table-cell office:value-type="float" office:value="0.31982421875" calcext:value-type="float">
            <text:p>0.31982421875</text:p>
          </table:table-cell>
        </table:table-row>
        <table:table-row table:style-name="ro1">
          <table:table-cell office:value-type="float" office:value="73.388671875" calcext:value-type="float">
            <text:p>73.388671875</text:p>
          </table:table-cell>
          <table:table-cell office:value-type="float" office:value="0.32568359375" calcext:value-type="float">
            <text:p>0.32568359375</text:p>
          </table:table-cell>
        </table:table-row>
        <table:table-row table:style-name="ro1">
          <table:table-cell office:value-type="float" office:value="75.76171875" calcext:value-type="float">
            <text:p>75.76171875</text:p>
          </table:table-cell>
          <table:table-cell office:value-type="float" office:value="0.3408203125" calcext:value-type="float">
            <text:p>0.3408203125</text:p>
          </table:table-cell>
        </table:table-row>
        <table:table-row table:style-name="ro1">
          <table:table-cell office:value-type="float" office:value="71.7626953125" calcext:value-type="float">
            <text:p>71.7626953125</text:p>
          </table:table-cell>
          <table:table-cell office:value-type="float" office:value="0.3857421875" calcext:value-type="float">
            <text:p>0.3857421875</text:p>
          </table:table-cell>
        </table:table-row>
        <table:table-row table:style-name="ro1">
          <table:table-cell office:value-type="float" office:value="68.466796875" calcext:value-type="float">
            <text:p>68.466796875</text:p>
          </table:table-cell>
          <table:table-cell office:value-type="float" office:value="0.4453125" calcext:value-type="float">
            <text:p>0.4453125</text:p>
          </table:table-cell>
        </table:table-row>
        <table:table-row table:style-name="ro1">
          <table:table-cell office:value-type="float" office:value="68.90625" calcext:value-type="float">
            <text:p>68.90625</text:p>
          </table:table-cell>
          <table:table-cell office:value-type="float" office:value="0.47998046875" calcext:value-type="float">
            <text:p>0.47998046875</text:p>
          </table:table-cell>
        </table:table-row>
        <table:table-row table:style-name="ro1">
          <table:table-cell office:value-type="float" office:value="68.0712890625" calcext:value-type="float">
            <text:p>68.0712890625</text:p>
          </table:table-cell>
          <table:table-cell office:value-type="float" office:value="0.513671875" calcext:value-type="float">
            <text:p>0.513671875</text:p>
          </table:table-cell>
        </table:table-row>
        <table:table-row table:style-name="ro1">
          <table:table-cell office:value-type="float" office:value="68.818359375" calcext:value-type="float">
            <text:p>68.818359375</text:p>
          </table:table-cell>
          <table:table-cell office:value-type="float" office:value="0.4970703125" calcext:value-type="float">
            <text:p>0.4970703125</text:p>
          </table:table-cell>
        </table:table-row>
        <table:table-row table:style-name="ro1">
          <table:table-cell office:value-type="float" office:value="75.6298828125" calcext:value-type="float">
            <text:p>75.6298828125</text:p>
          </table:table-cell>
          <table:table-cell office:value-type="float" office:value="0.4990234375" calcext:value-type="float">
            <text:p>0.4990234375</text:p>
          </table:table-cell>
        </table:table-row>
        <table:table-row table:style-name="ro1">
          <table:table-cell office:value-type="float" office:value="80.4638671875" calcext:value-type="float">
            <text:p>80.4638671875</text:p>
          </table:table-cell>
          <table:table-cell office:value-type="float" office:value="0.470703125" calcext:value-type="float">
            <text:p>0.470703125</text:p>
          </table:table-cell>
        </table:table-row>
        <table:table-row table:style-name="ro1">
          <table:table-cell office:value-type="float" office:value="84.1552734375" calcext:value-type="float">
            <text:p>84.1552734375</text:p>
          </table:table-cell>
          <table:table-cell office:value-type="float" office:value="0.494140625" calcext:value-type="float">
            <text:p>0.494140625</text:p>
          </table:table-cell>
        </table:table-row>
        <table:table-row table:style-name="ro1">
          <table:table-cell office:value-type="float" office:value="82.4853515625" calcext:value-type="float">
            <text:p>82.4853515625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82.1337890625" calcext:value-type="float">
            <text:p>82.1337890625</text:p>
          </table:table-cell>
          <table:table-cell office:value-type="float" office:value="0.5654296875" calcext:value-type="float">
            <text:p>0.5654296875</text:p>
          </table:table-cell>
        </table:table-row>
        <table:table-row table:style-name="ro1">
          <table:table-cell office:value-type="float" office:value="82.08984375" calcext:value-type="float">
            <text:p>82.08984375</text:p>
          </table:table-cell>
          <table:table-cell office:value-type="float" office:value="0.60205078125" calcext:value-type="float">
            <text:p>0.60205078125</text:p>
          </table:table-cell>
        </table:table-row>
        <table:table-row table:style-name="ro1">
          <table:table-cell office:value-type="float" office:value="82.6611328125" calcext:value-type="float">
            <text:p>82.6611328125</text:p>
          </table:table-cell>
          <table:table-cell office:value-type="float" office:value="0.6552734375" calcext:value-type="float">
            <text:p>0.6552734375</text:p>
          </table:table-cell>
        </table:table-row>
        <table:table-row table:style-name="ro1">
          <table:table-cell office:value-type="float" office:value="82.353515625" calcext:value-type="float">
            <text:p>82.353515625</text:p>
          </table:table-cell>
          <table:table-cell office:value-type="float" office:value="0.70068359375" calcext:value-type="float">
            <text:p>0.70068359375</text:p>
          </table:table-cell>
        </table:table-row>
        <table:table-row table:style-name="ro1">
          <table:table-cell office:value-type="float" office:value="81.1669921875" calcext:value-type="float">
            <text:p>81.1669921875</text:p>
          </table:table-cell>
          <table:table-cell office:value-type="float" office:value="0.71728515625" calcext:value-type="float">
            <text:p>0.71728515625</text:p>
          </table:table-cell>
        </table:table-row>
        <table:table-row table:style-name="ro1">
          <table:table-cell office:value-type="float" office:value="81.1669921875" calcext:value-type="float">
            <text:p>81.1669921875</text:p>
          </table:table-cell>
          <table:table-cell office:value-type="float" office:value="0.72900390625" calcext:value-type="float">
            <text:p>0.72900390625</text:p>
          </table:table-cell>
        </table:table-row>
        <table:table-row table:style-name="ro1">
          <table:table-cell office:value-type="float" office:value="84.287109375" calcext:value-type="float">
            <text:p>84.287109375</text:p>
          </table:table-cell>
          <table:table-cell office:value-type="float" office:value="0.6953125" calcext:value-type="float">
            <text:p>0.6953125</text:p>
          </table:table-cell>
        </table:table-row>
        <table:table-row table:style-name="ro1">
          <table:table-cell office:value-type="float" office:value="86.2646484375" calcext:value-type="float">
            <text:p>86.2646484375</text:p>
          </table:table-cell>
          <table:table-cell office:value-type="float" office:value="0.66455078125" calcext:value-type="float">
            <text:p>0.66455078125</text:p>
          </table:table-cell>
        </table:table-row>
        <table:table-row table:style-name="ro1">
          <table:table-cell office:value-type="float" office:value="88.8134765625" calcext:value-type="float">
            <text:p>88.8134765625</text:p>
          </table:table-cell>
          <table:table-cell office:value-type="float" office:value="0.67138671875" calcext:value-type="float">
            <text:p>0.6713867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20703125" calcext:value-type="float">
            <text:p>0.720703125</text:p>
          </table:table-cell>
        </table:table-row>
        <table:table-row table:style-name="ro1">
          <table:table-cell office:value-type="float" office:value="89.82421875" calcext:value-type="float">
            <text:p>89.82421875</text:p>
          </table:table-cell>
          <table:table-cell office:value-type="float" office:value="0.765625" calcext:value-type="float">
            <text:p>0.765625</text:p>
          </table:table-cell>
        </table:table-row>
        <table:table-row table:style-name="ro1">
          <table:table-cell office:value-type="float" office:value="86.5283203125" calcext:value-type="float">
            <text:p>86.5283203125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87.099609375" calcext:value-type="float">
            <text:p>87.099609375</text:p>
          </table:table-cell>
          <table:table-cell office:value-type="float" office:value="0.81787109375" calcext:value-type="float">
            <text:p>0.81787109375</text:p>
          </table:table-cell>
        </table:table-row>
        <table:table-row table:style-name="ro1">
          <table:table-cell office:value-type="float" office:value="87.802734375" calcext:value-type="float">
            <text:p>87.802734375</text:p>
          </table:table-cell>
          <table:table-cell office:value-type="float" office:value="0.84326171875" calcext:value-type="float">
            <text:p>0.84326171875</text:p>
          </table:table-cell>
        </table:table-row>
        <table:table-row table:style-name="ro1">
          <table:table-cell office:value-type="float" office:value="86.1767578125" calcext:value-type="float">
            <text:p>86.1767578125</text:p>
          </table:table-cell>
          <table:table-cell office:value-type="float" office:value="0.89794921875" calcext:value-type="float">
            <text:p>0.89794921875</text:p>
          </table:table-cell>
        </table:table-row>
        <table:table-row table:style-name="ro1">
          <table:table-cell office:value-type="float" office:value="85.8251953125" calcext:value-type="float">
            <text:p>85.8251953125</text:p>
          </table:table-cell>
          <table:table-cell office:value-type="float" office:value="0.9326171875" calcext:value-type="float">
            <text:p>0.9326171875</text:p>
          </table:table-cell>
        </table:table-row>
        <table:table-row table:style-name="ro1">
          <table:table-cell office:value-type="float" office:value="83.759765625" calcext:value-type="float">
            <text:p>83.759765625</text:p>
          </table:table-cell>
          <table:table-cell office:value-type="float" office:value="0.939453125" calcext:value-type="float">
            <text:p>0.939453125</text:p>
          </table:table-cell>
        </table:table-row>
        <table:table-row table:style-name="ro1">
          <table:table-cell office:value-type="float" office:value="82.265625" calcext:value-type="float">
            <text:p>82.265625</text:p>
          </table:table-cell>
          <table:table-cell office:value-type="float" office:value="0.9990234375" calcext:value-type="float">
            <text:p>0.9990234375</text:p>
          </table:table-cell>
        </table:table-row>
        <table:table-row table:style-name="ro1">
          <table:table-cell office:value-type="float" office:value="95.625" calcext:value-type="float">
            <text:p>95.625</text:p>
          </table:table-cell>
          <table:table-cell office:value-type="float" office:value="1.03564453125" calcext:value-type="float">
            <text:p>1.03564453125</text:p>
          </table:table-cell>
        </table:table-row>
        <table:table-row table:style-name="ro1">
          <table:table-cell office:value-type="float" office:value="91.0986328125" calcext:value-type="float">
            <text:p>91.0986328125</text:p>
          </table:table-cell>
          <table:table-cell office:value-type="float" office:value="1.0537109375" calcext:value-type="float">
            <text:p>1.0537109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6396484375" calcext:value-type="float">
            <text:p>1.06396484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064453125" calcext:value-type="float">
            <text:p>1.1064453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044921875" calcext:value-type="float">
            <text:p>1.1044921875</text:p>
          </table:table-cell>
        </table:table-row>
        <table:table-row table:style-name="ro1">
          <table:table-cell office:value-type="float" office:value="94.5703125" calcext:value-type="float">
            <text:p>94.5703125</text:p>
          </table:table-cell>
          <table:table-cell office:value-type="float" office:value="1.14404296875" calcext:value-type="float">
            <text:p>1.14404296875</text:p>
          </table:table-cell>
        </table:table-row>
        <table:table-row table:style-name="ro1">
          <table:table-cell office:value-type="float" office:value="94.4384765625" calcext:value-type="float">
            <text:p>94.4384765625</text:p>
          </table:table-cell>
          <table:table-cell office:value-type="float" office:value="1.173828125" calcext:value-type="float">
            <text:p>1.173828125</text:p>
          </table:table-cell>
        </table:table-row>
        <table:table-row table:style-name="ro1">
          <table:table-cell office:value-type="float" office:value="95.888671875" calcext:value-type="float">
            <text:p>95.888671875</text:p>
          </table:table-cell>
          <table:table-cell office:value-type="float" office:value="1.2314453125" calcext:value-type="float">
            <text:p>1.2314453125</text:p>
          </table:table-cell>
        </table:table-row>
        <table:table-row table:style-name="ro1">
          <table:table-cell office:value-type="float" office:value="100.546875" calcext:value-type="float">
            <text:p>100.546875</text:p>
          </table:table-cell>
          <table:table-cell office:value-type="float" office:value="1.1953125" calcext:value-type="float">
            <text:p>1.1953125</text:p>
          </table:table-cell>
        </table:table-row>
        <table:table-row table:style-name="ro1">
          <table:table-cell office:value-type="float" office:value="98.525390625" calcext:value-type="float">
            <text:p>98.525390625</text:p>
          </table:table-cell>
          <table:table-cell office:value-type="float" office:value="1.21826171875" calcext:value-type="float">
            <text:p>1.21826171875</text:p>
          </table:table-cell>
        </table:table-row>
        <table:table-row table:style-name="ro1">
          <table:table-cell office:value-type="float" office:value="92.724609375" calcext:value-type="float">
            <text:p>92.724609375</text:p>
          </table:table-cell>
          <table:table-cell office:value-type="float" office:value="1.24560546875" calcext:value-type="float">
            <text:p>1.24560546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7392578125" calcext:value-type="float">
            <text:p>1.27392578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919921875" calcext:value-type="float">
            <text:p>1.291992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9296875" calcext:value-type="float">
            <text:p>1.29296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392578125" calcext:value-type="float">
            <text:p>1.2392578125</text:p>
          </table:table-cell>
        </table:table-row>
        <table:table-row table:style-name="ro1">
          <table:table-cell office:value-type="float" office:value="92.8564453125" calcext:value-type="float">
            <text:p>92.8564453125</text:p>
          </table:table-cell>
          <table:table-cell office:value-type="float" office:value="1.341796875" calcext:value-type="float">
            <text:p>1.341796875</text:p>
          </table:table-cell>
        </table:table-row>
        <table:table-row table:style-name="ro1">
          <table:table-cell office:value-type="float" office:value="96.416015625" calcext:value-type="float">
            <text:p>96.416015625</text:p>
          </table:table-cell>
          <table:table-cell office:value-type="float" office:value="1.30126953125" calcext:value-type="float">
            <text:p>1.30126953125</text:p>
          </table:table-cell>
        </table:table-row>
        <table:table-row table:style-name="ro1">
          <table:table-cell office:value-type="float" office:value="101.77734375" calcext:value-type="float">
            <text:p>101.77734375</text:p>
          </table:table-cell>
          <table:table-cell office:value-type="float" office:value="1.32080078125" calcext:value-type="float">
            <text:p>1.32080078125</text:p>
          </table:table-cell>
        </table:table-row>
        <table:table-row table:style-name="ro1">
          <table:table-cell office:value-type="float" office:value="100.72265625" calcext:value-type="float">
            <text:p>100.72265625</text:p>
          </table:table-cell>
          <table:table-cell office:value-type="float" office:value="1.3154296875" calcext:value-type="float">
            <text:p>1.3154296875</text:p>
          </table:table-cell>
        </table:table-row>
        <table:table-row table:style-name="ro1">
          <table:table-cell office:value-type="float" office:value="96.5478515625" calcext:value-type="float">
            <text:p>96.5478515625</text:p>
          </table:table-cell>
          <table:table-cell office:value-type="float" office:value="1.298828125" calcext:value-type="float">
            <text:p>1.298828125</text:p>
          </table:table-cell>
        </table:table-row>
        <table:table-row table:style-name="ro1">
          <table:table-cell office:value-type="float" office:value="95.888671875" calcext:value-type="float">
            <text:p>95.888671875</text:p>
          </table:table-cell>
          <table:table-cell office:value-type="float" office:value="1.28662109375" calcext:value-type="float">
            <text:p>1.28662109375</text:p>
          </table:table-cell>
        </table:table-row>
        <table:table-row table:style-name="ro1">
          <table:table-cell office:value-type="float" office:value="97.2509765625" calcext:value-type="float">
            <text:p>97.2509765625</text:p>
          </table:table-cell>
          <table:table-cell office:value-type="float" office:value="1.39453125" calcext:value-type="float">
            <text:p>1.39453125</text:p>
          </table:table-cell>
        </table:table-row>
        <table:table-row table:style-name="ro1">
          <table:table-cell office:value-type="float" office:value="92.98828125" calcext:value-type="float">
            <text:p>92.98828125</text:p>
          </table:table-cell>
          <table:table-cell office:value-type="float" office:value="1.4267578125" calcext:value-type="float">
            <text:p>1.4267578125</text:p>
          </table:table-cell>
        </table:table-row>
        <table:table-row table:style-name="ro1">
          <table:table-cell office:value-type="float" office:value="95.2734375" calcext:value-type="float">
            <text:p>95.2734375</text:p>
          </table:table-cell>
          <table:table-cell office:value-type="float" office:value="1.37353515625" calcext:value-type="float">
            <text:p>1.37353515625</text:p>
          </table:table-cell>
        </table:table-row>
        <table:table-row table:style-name="ro1">
          <table:table-cell office:value-type="float" office:value="99.1845703125" calcext:value-type="float">
            <text:p>99.1845703125</text:p>
          </table:table-cell>
          <table:table-cell office:value-type="float" office:value="1.37060546875" calcext:value-type="float">
            <text:p>1.37060546875</text:p>
          </table:table-cell>
        </table:table-row>
        <table:table-row table:style-name="ro1">
          <table:table-cell office:value-type="float" office:value="98.8330078125" calcext:value-type="float">
            <text:p>98.8330078125</text:p>
          </table:table-cell>
          <table:table-cell office:value-type="float" office:value="1.427734375" calcext:value-type="float">
            <text:p>1.427734375</text:p>
          </table:table-cell>
        </table:table-row>
        <table:table-row table:style-name="ro1">
          <table:table-cell office:value-type="float" office:value="100.72265625" calcext:value-type="float">
            <text:p>100.72265625</text:p>
          </table:table-cell>
          <table:table-cell office:value-type="float" office:value="1.43408203125" calcext:value-type="float">
            <text:p>1.43408203125</text:p>
          </table:table-cell>
        </table:table-row>
        <table:table-row table:style-name="ro1">
          <table:table-cell office:value-type="float" office:value="97.2509765625" calcext:value-type="float">
            <text:p>97.2509765625</text:p>
          </table:table-cell>
          <table:table-cell office:value-type="float" office:value="1.4248046875" calcext:value-type="float">
            <text:p>1.4248046875</text:p>
          </table:table-cell>
        </table:table-row>
        <table:table-row table:style-name="ro1">
          <table:table-cell office:value-type="float" office:value="96.50390625" calcext:value-type="float">
            <text:p>96.50390625</text:p>
          </table:table-cell>
          <table:table-cell office:value-type="float" office:value="1.43701171875" calcext:value-type="float">
            <text:p>1.43701171875</text:p>
          </table:table-cell>
        </table:table-row>
        <table:table-row table:style-name="ro1">
          <table:table-cell office:value-type="float" office:value="98.8330078125" calcext:value-type="float">
            <text:p>98.8330078125</text:p>
          </table:table-cell>
          <table:table-cell office:value-type="float" office:value="1.4560546875" calcext:value-type="float">
            <text:p>1.4560546875</text:p>
          </table:table-cell>
        </table:table-row>
        <table:table-row table:style-name="ro1">
          <table:table-cell office:value-type="float" office:value="99.580078125" calcext:value-type="float">
            <text:p>99.580078125</text:p>
          </table:table-cell>
          <table:table-cell office:value-type="float" office:value="1.45556640625" calcext:value-type="float">
            <text:p>1.45556640625</text:p>
          </table:table-cell>
        </table:table-row>
        <table:table-row table:style-name="ro1">
          <table:table-cell office:value-type="float" office:value="99.404296875" calcext:value-type="float">
            <text:p>99.404296875</text:p>
          </table:table-cell>
          <table:table-cell office:value-type="float" office:value="1.44580078125" calcext:value-type="float">
            <text:p>1.44580078125</text:p>
          </table:table-cell>
        </table:table-row>
        <table:table-row table:style-name="ro1">
          <table:table-cell office:value-type="float" office:value="98.5693359375" calcext:value-type="float">
            <text:p>98.5693359375</text:p>
          </table:table-cell>
          <table:table-cell office:value-type="float" office:value="1.416015625" calcext:value-type="float">
            <text:p>1.416015625</text:p>
          </table:table-cell>
        </table:table-row>
        <table:table-row table:style-name="ro1">
          <table:table-cell office:value-type="float" office:value="99.228515625" calcext:value-type="float">
            <text:p>99.228515625</text:p>
          </table:table-cell>
          <table:table-cell office:value-type="float" office:value="1.453125" calcext:value-type="float">
            <text:p>1.453125</text:p>
          </table:table-cell>
        </table:table-row>
        <table:table-row table:style-name="ro1">
          <table:table-cell office:value-type="float" office:value="101.25" calcext:value-type="float">
            <text:p>101.25</text:p>
          </table:table-cell>
          <table:table-cell office:value-type="float" office:value="1.4775390625" calcext:value-type="float">
            <text:p>1.4775390625</text:p>
          </table:table-cell>
        </table:table-row>
        <table:table-row table:style-name="ro1">
          <table:table-cell office:value-type="float" office:value="101.8212890625" calcext:value-type="float">
            <text:p>101.8212890625</text:p>
          </table:table-cell>
          <table:table-cell office:value-type="float" office:value="1.50341796875" calcext:value-type="float">
            <text:p>1.50341796875</text:p>
          </table:table-cell>
        </table:table-row>
        <table:table-row table:style-name="ro1">
          <table:table-cell office:value-type="float" office:value="99.4921875" calcext:value-type="float">
            <text:p>99.4921875</text:p>
          </table:table-cell>
          <table:table-cell office:value-type="float" office:value="1.49462890625" calcext:value-type="float">
            <text:p>1.49462890625</text:p>
          </table:table-cell>
        </table:table-row>
        <table:table-row table:style-name="ro1">
          <table:table-cell office:value-type="float" office:value="103.7548828125" calcext:value-type="float">
            <text:p>103.7548828125</text:p>
          </table:table-cell>
          <table:table-cell office:value-type="float" office:value="1.49365234375" calcext:value-type="float">
            <text:p>1.49365234375</text:p>
          </table:table-cell>
        </table:table-row>
        <table:table-row table:style-name="ro1">
          <table:table-cell office:value-type="float" office:value="104.4140625" calcext:value-type="float">
            <text:p>104.4140625</text:p>
          </table:table-cell>
          <table:table-cell office:value-type="float" office:value="1.49755859375" calcext:value-type="float">
            <text:p>1.49755859375</text:p>
          </table:table-cell>
        </table:table-row>
        <table:table-row table:style-name="ro1">
          <table:table-cell office:value-type="float" office:value="103.6669921875" calcext:value-type="float">
            <text:p>103.6669921875</text:p>
          </table:table-cell>
          <table:table-cell office:value-type="float" office:value="1.49169921875" calcext:value-type="float">
            <text:p>1.49169921875</text:p>
          </table:table-cell>
        </table:table-row>
        <table:table-row table:style-name="ro1">
          <table:table-cell office:value-type="float" office:value="103.5791015625" calcext:value-type="float">
            <text:p>103.5791015625</text:p>
          </table:table-cell>
          <table:table-cell office:value-type="float" office:value="1.51025390625" calcext:value-type="float">
            <text:p>1.51025390625</text:p>
          </table:table-cell>
        </table:table-row>
        <table:table-row table:style-name="ro1">
          <table:table-cell office:value-type="float" office:value="103.5791015625" calcext:value-type="float">
            <text:p>103.5791015625</text:p>
          </table:table-cell>
          <table:table-cell office:value-type="float" office:value="1.5126953125" calcext:value-type="float">
            <text:p>1.5126953125</text:p>
          </table:table-cell>
        </table:table-row>
        <table:table-row table:style-name="ro1">
          <table:table-cell office:value-type="float" office:value="105.0732421875" calcext:value-type="float">
            <text:p>105.0732421875</text:p>
          </table:table-cell>
          <table:table-cell office:value-type="float" office:value="1.51123046875" calcext:value-type="float">
            <text:p>1.51123046875</text:p>
          </table:table-cell>
        </table:table-row>
        <table:table-row table:style-name="ro1">
          <table:table-cell office:value-type="float" office:value="101.953125" calcext:value-type="float">
            <text:p>101.953125</text:p>
          </table:table-cell>
          <table:table-cell office:value-type="float" office:value="1.52197265625" calcext:value-type="float">
            <text:p>1.52197265625</text:p>
          </table:table-cell>
        </table:table-row>
        <table:table-row table:style-name="ro1">
          <table:table-cell office:value-type="float" office:value="102.48046875" calcext:value-type="float">
            <text:p>102.48046875</text:p>
          </table:table-cell>
          <table:table-cell office:value-type="float" office:value="1.5234375" calcext:value-type="float">
            <text:p>1.5234375</text:p>
          </table:table-cell>
        </table:table-row>
        <table:table-row table:style-name="ro1">
          <table:table-cell office:value-type="float" office:value="104.58984375" calcext:value-type="float">
            <text:p>104.58984375</text:p>
          </table:table-cell>
          <table:table-cell office:value-type="float" office:value="1.52587890625" calcext:value-type="float">
            <text:p>1.52587890625</text:p>
          </table:table-cell>
        </table:table-row>
        <table:table-row table:style-name="ro1">
          <table:table-cell office:value-type="float" office:value="104.3701171875" calcext:value-type="float">
            <text:p>104.3701171875</text:p>
          </table:table-cell>
          <table:table-cell office:value-type="float" office:value="1.52783203125" calcext:value-type="float">
            <text:p>1.52783203125</text:p>
          </table:table-cell>
        </table:table-row>
        <table:table-row table:style-name="ro1">
          <table:table-cell office:value-type="float" office:value="103.4912109375" calcext:value-type="float">
            <text:p>103.4912109375</text:p>
          </table:table-cell>
          <table:table-cell office:value-type="float" office:value="1.5205078125" calcext:value-type="float">
            <text:p>1.5205078125</text:p>
          </table:table-cell>
        </table:table-row>
        <table:table-row table:style-name="ro1">
          <table:table-cell office:value-type="float" office:value="102.3486328125" calcext:value-type="float">
            <text:p>102.3486328125</text:p>
          </table:table-cell>
          <table:table-cell office:value-type="float" office:value="1.51123046875" calcext:value-type="float">
            <text:p>1.51123046875</text:p>
          </table:table-cell>
        </table:table-row>
        <table:table-row table:style-name="ro1">
          <table:table-cell office:value-type="float" office:value="105.99609375" calcext:value-type="float">
            <text:p>105.99609375</text:p>
          </table:table-cell>
          <table:table-cell office:value-type="float" office:value="1.52978515625" calcext:value-type="float">
            <text:p>1.52978515625</text:p>
          </table:table-cell>
        </table:table-row>
        <table:table-row table:style-name="ro1">
          <table:table-cell office:value-type="float" office:value="105.8203125" calcext:value-type="float">
            <text:p>105.8203125</text:p>
          </table:table-cell>
          <table:table-cell office:value-type="float" office:value="1.55322265625" calcext:value-type="float">
            <text:p>1.55322265625</text:p>
          </table:table-cell>
        </table:table-row>
        <table:table-row table:style-name="ro1">
          <table:table-cell office:value-type="float" office:value="103.5791015625" calcext:value-type="float">
            <text:p>103.5791015625</text:p>
          </table:table-cell>
          <table:table-cell office:value-type="float" office:value="1.56591796875" calcext:value-type="float">
            <text:p>1.56591796875</text:p>
          </table:table-cell>
        </table:table-row>
        <table:table-row table:style-name="ro1">
          <table:table-cell office:value-type="float" office:value="105.6884765625" calcext:value-type="float">
            <text:p>105.6884765625</text:p>
          </table:table-cell>
          <table:table-cell office:value-type="float" office:value="1.56005859375" calcext:value-type="float">
            <text:p>1.56005859375</text:p>
          </table:table-cell>
        </table:table-row>
        <table:table-row table:style-name="ro1">
          <table:table-cell office:value-type="float" office:value="106.875" calcext:value-type="float">
            <text:p>106.875</text:p>
          </table:table-cell>
          <table:table-cell office:value-type="float" office:value="1.5693359375" calcext:value-type="float">
            <text:p>1.5693359375</text:p>
          </table:table-cell>
        </table:table-row>
        <table:table-row table:style-name="ro1">
          <table:table-cell office:value-type="float" office:value="105.99609375" calcext:value-type="float">
            <text:p>105.99609375</text:p>
          </table:table-cell>
          <table:table-cell office:value-type="float" office:value="1.57470703125" calcext:value-type="float">
            <text:p>1.57470703125</text:p>
          </table:table-cell>
        </table:table-row>
        <table:table-row table:style-name="ro1">
          <table:table-cell office:value-type="float" office:value="105.46875" calcext:value-type="float">
            <text:p>105.46875</text:p>
          </table:table-cell>
          <table:table-cell office:value-type="float" office:value="1.568359375" calcext:value-type="float">
            <text:p>1.568359375</text:p>
          </table:table-cell>
        </table:table-row>
        <table:table-row table:style-name="ro1">
          <table:table-cell office:value-type="float" office:value="103.0517578125" calcext:value-type="float">
            <text:p>103.0517578125</text:p>
          </table:table-cell>
          <table:table-cell office:value-type="float" office:value="1.57421875" calcext:value-type="float">
            <text:p>1.57421875</text:p>
          </table:table-cell>
        </table:table-row>
        <table:table-row table:style-name="ro1">
          <table:table-cell office:value-type="float" office:value="103.6669921875" calcext:value-type="float">
            <text:p>103.6669921875</text:p>
          </table:table-cell>
          <table:table-cell office:value-type="float" office:value="1.5791015625" calcext:value-type="float">
            <text:p>1.5791015625</text:p>
          </table:table-cell>
        </table:table-row>
        <table:table-row table:style-name="ro1">
          <table:table-cell office:value-type="float" office:value="107.05078125" calcext:value-type="float">
            <text:p>107.05078125</text:p>
          </table:table-cell>
          <table:table-cell office:value-type="float" office:value="1.57080078125" calcext:value-type="float">
            <text:p>1.57080078125</text:p>
          </table:table-cell>
        </table:table-row>
        <table:table-row table:style-name="ro1">
          <table:table-cell office:value-type="float" office:value="111.708984375" calcext:value-type="float">
            <text:p>111.708984375</text:p>
          </table:table-cell>
          <table:table-cell office:value-type="float" office:value="1.64599609375" calcext:value-type="float">
            <text:p>1.64599609375</text:p>
          </table:table-cell>
        </table:table-row>
        <table:table-row table:style-name="ro1">
          <table:table-cell office:value-type="float" office:value="112.0166015625" calcext:value-type="float">
            <text:p>112.0166015625</text:p>
          </table:table-cell>
          <table:table-cell office:value-type="float" office:value="1.6591796875" calcext:value-type="float">
            <text:p>1.6591796875</text:p>
          </table:table-cell>
        </table:table-row>
        <table:table-row table:style-name="ro1">
          <table:table-cell office:value-type="float" office:value="108.10546875" calcext:value-type="float">
            <text:p>108.10546875</text:p>
          </table:table-cell>
          <table:table-cell office:value-type="float" office:value="1.62353515625" calcext:value-type="float">
            <text:p>1.62353515625</text:p>
          </table:table-cell>
        </table:table-row>
        <table:table-row table:style-name="ro1">
          <table:table-cell office:value-type="float" office:value="106.5234375" calcext:value-type="float">
            <text:p>106.5234375</text:p>
          </table:table-cell>
          <table:table-cell office:value-type="float" office:value="1.60791015625" calcext:value-type="float">
            <text:p>1.60791015625</text:p>
          </table:table-cell>
        </table:table-row>
        <table:table-row table:style-name="ro1">
          <table:table-cell office:value-type="float" office:value="110.0830078125" calcext:value-type="float">
            <text:p>110.0830078125</text:p>
          </table:table-cell>
          <table:table-cell office:value-type="float" office:value="1.62646484375" calcext:value-type="float">
            <text:p>1.62646484375</text:p>
          </table:table-cell>
        </table:table-row>
        <table:table-row table:style-name="ro1">
          <table:table-cell office:value-type="float" office:value="112.9833984375" calcext:value-type="float">
            <text:p>112.9833984375</text:p>
          </table:table-cell>
          <table:table-cell office:value-type="float" office:value="1.607421875" calcext:value-type="float">
            <text:p>1.607421875</text:p>
          </table:table-cell>
        </table:table-row>
        <table:table-row table:style-name="ro1">
          <table:table-cell office:value-type="float" office:value="110.91796875" calcext:value-type="float">
            <text:p>110.91796875</text:p>
          </table:table-cell>
          <table:table-cell office:value-type="float" office:value="1.591796875" calcext:value-type="float">
            <text:p>1.591796875</text:p>
          </table:table-cell>
        </table:table-row>
        <table:table-row table:style-name="ro1">
          <table:table-cell office:value-type="float" office:value="107.2705078125" calcext:value-type="float">
            <text:p>107.2705078125</text:p>
          </table:table-cell>
          <table:table-cell office:value-type="float" office:value="1.6357421875" calcext:value-type="float">
            <text:p>1.6357421875</text:p>
          </table:table-cell>
        </table:table-row>
        <table:table-row table:style-name="ro1">
          <table:table-cell office:value-type="float" office:value="109.2919921875" calcext:value-type="float">
            <text:p>109.2919921875</text:p>
          </table:table-cell>
          <table:table-cell office:value-type="float" office:value="1.65087890625" calcext:value-type="float">
            <text:p>1.65087890625</text:p>
          </table:table-cell>
        </table:table-row>
        <table:table-row table:style-name="ro1">
          <table:table-cell office:value-type="float" office:value="111.1376953125" calcext:value-type="float">
            <text:p>111.1376953125</text:p>
          </table:table-cell>
          <table:table-cell office:value-type="float" office:value="1.646484375" calcext:value-type="float">
            <text:p>1.646484375</text:p>
          </table:table-cell>
        </table:table-row>
        <table:table-row table:style-name="ro1">
          <table:table-cell office:value-type="float" office:value="109.6875" calcext:value-type="float">
            <text:p>109.6875</text:p>
          </table:table-cell>
          <table:table-cell office:value-type="float" office:value="1.64892578125" calcext:value-type="float">
            <text:p>1.64892578125</text:p>
          </table:table-cell>
        </table:table-row>
        <table:table-row table:style-name="ro1">
          <table:table-cell office:value-type="float" office:value="107.578125" calcext:value-type="float">
            <text:p>107.578125</text:p>
          </table:table-cell>
          <table:table-cell office:value-type="float" office:value="1.65966796875" calcext:value-type="float">
            <text:p>1.65966796875</text:p>
          </table:table-cell>
        </table:table-row>
        <table:table-row table:style-name="ro1">
          <table:table-cell office:value-type="float" office:value="111.26953125" calcext:value-type="float">
            <text:p>111.26953125</text:p>
          </table:table-cell>
          <table:table-cell office:value-type="float" office:value="1.6806640625" calcext:value-type="float">
            <text:p>1.6806640625</text:p>
          </table:table-cell>
        </table:table-row>
        <table:table-row table:style-name="ro1">
          <table:table-cell office:value-type="float" office:value="111.2255859375" calcext:value-type="float">
            <text:p>111.2255859375</text:p>
          </table:table-cell>
          <table:table-cell office:value-type="float" office:value="1.65771484375" calcext:value-type="float">
            <text:p>1.65771484375</text:p>
          </table:table-cell>
        </table:table-row>
        <table:table-row table:style-name="ro1">
          <table:table-cell office:value-type="float" office:value="111.09375" calcext:value-type="float">
            <text:p>111.09375</text:p>
          </table:table-cell>
          <table:table-cell office:value-type="float" office:value="1.61865234375" calcext:value-type="float">
            <text:p>1.61865234375</text:p>
          </table:table-cell>
        </table:table-row>
        <table:table-row table:style-name="ro1">
          <table:table-cell office:value-type="float" office:value="111.357421875" calcext:value-type="float">
            <text:p>111.357421875</text:p>
          </table:table-cell>
          <table:table-cell office:value-type="float" office:value="1.61767578125" calcext:value-type="float">
            <text:p>1.61767578125</text:p>
          </table:table-cell>
        </table:table-row>
        <table:table-row table:style-name="ro1">
          <table:table-cell office:value-type="float" office:value="111.26953125" calcext:value-type="float">
            <text:p>111.26953125</text:p>
          </table:table-cell>
          <table:table-cell office:value-type="float" office:value="1.6181640625" calcext:value-type="float">
            <text:p>1.6181640625</text:p>
          </table:table-cell>
        </table:table-row>
        <table:table-row table:style-name="ro1">
          <table:table-cell office:value-type="float" office:value="111.4013671875" calcext:value-type="float">
            <text:p>111.4013671875</text:p>
          </table:table-cell>
          <table:table-cell office:value-type="float" office:value="1.59375" calcext:value-type="float">
            <text:p>1.59375</text:p>
          </table:table-cell>
        </table:table-row>
        <table:table-row table:style-name="ro1">
          <table:table-cell office:value-type="float" office:value="108.6328125" calcext:value-type="float">
            <text:p>108.6328125</text:p>
          </table:table-cell>
          <table:table-cell office:value-type="float" office:value="1.61328125" calcext:value-type="float">
            <text:p>1.61328125</text:p>
          </table:table-cell>
        </table:table-row>
        <table:table-row table:style-name="ro1">
          <table:table-cell office:value-type="float" office:value="106.787109375" calcext:value-type="float">
            <text:p>106.787109375</text:p>
          </table:table-cell>
          <table:table-cell office:value-type="float" office:value="1.62939453125" calcext:value-type="float">
            <text:p>1.62939453125</text:p>
          </table:table-cell>
        </table:table-row>
        <table:table-row table:style-name="ro1">
          <table:table-cell office:value-type="float" office:value="105.7763671875" calcext:value-type="float">
            <text:p>105.7763671875</text:p>
          </table:table-cell>
          <table:table-cell office:value-type="float" office:value="1.615234375" calcext:value-type="float">
            <text:p>1.615234375</text:p>
          </table:table-cell>
        </table:table-row>
        <table:table-row table:style-name="ro1">
          <table:table-cell office:value-type="float" office:value="108.369140625" calcext:value-type="float">
            <text:p>108.369140625</text:p>
          </table:table-cell>
          <table:table-cell office:value-type="float" office:value="1.57080078125" calcext:value-type="float">
            <text:p>1.57080078125</text:p>
          </table:table-cell>
        </table:table-row>
        <table:table-row table:style-name="ro1">
          <table:table-cell office:value-type="float" office:value="107.9736328125" calcext:value-type="float">
            <text:p>107.9736328125</text:p>
          </table:table-cell>
          <table:table-cell office:value-type="float" office:value="1.53759765625" calcext:value-type="float">
            <text:p>1.53759765625</text:p>
          </table:table-cell>
        </table:table-row>
        <table:table-row table:style-name="ro1">
          <table:table-cell office:value-type="float" office:value="103.7109375" calcext:value-type="float">
            <text:p>103.7109375</text:p>
          </table:table-cell>
          <table:table-cell office:value-type="float" office:value="1.55712890625" calcext:value-type="float">
            <text:p>1.55712890625</text:p>
          </table:table-cell>
        </table:table-row>
        <table:table-row table:style-name="ro1">
          <table:table-cell office:value-type="float" office:value="101.6015625" calcext:value-type="float">
            <text:p>101.6015625</text:p>
          </table:table-cell>
          <table:table-cell office:value-type="float" office:value="1.5595703125" calcext:value-type="float">
            <text:p>1.5595703125</text:p>
          </table:table-cell>
        </table:table-row>
        <table:table-row table:style-name="ro1">
          <table:table-cell office:value-type="float" office:value="102.2607421875" calcext:value-type="float">
            <text:p>102.2607421875</text:p>
          </table:table-cell>
          <table:table-cell office:value-type="float" office:value="1.5146484375" calcext:value-type="float">
            <text:p>1.5146484375</text:p>
          </table:table-cell>
        </table:table-row>
        <table:table-row table:style-name="ro1">
          <table:table-cell office:value-type="float" office:value="101.25" calcext:value-type="float">
            <text:p>101.25</text:p>
          </table:table-cell>
          <table:table-cell office:value-type="float" office:value="1.47021484375" calcext:value-type="float">
            <text:p>1.47021484375</text:p>
          </table:table-cell>
        </table:table-row>
        <table:table-row table:style-name="ro1">
          <table:table-cell office:value-type="float" office:value="99.7119140625" calcext:value-type="float">
            <text:p>99.7119140625</text:p>
          </table:table-cell>
          <table:table-cell office:value-type="float" office:value="1.4501953125" calcext:value-type="float">
            <text:p>1.4501953125</text:p>
          </table:table-cell>
        </table:table-row>
        <table:table-row table:style-name="ro1">
          <table:table-cell office:value-type="float" office:value="97.119140625" calcext:value-type="float">
            <text:p>97.119140625</text:p>
          </table:table-cell>
          <table:table-cell office:value-type="float" office:value="1.44091796875" calcext:value-type="float">
            <text:p>1.44091796875</text:p>
          </table:table-cell>
        </table:table-row>
        <table:table-row table:style-name="ro1">
          <table:table-cell office:value-type="float" office:value="94.7900390625" calcext:value-type="float">
            <text:p>94.7900390625</text:p>
          </table:table-cell>
          <table:table-cell office:value-type="float" office:value="1.42724609375" calcext:value-type="float">
            <text:p>1.42724609375</text:p>
          </table:table-cell>
        </table:table-row>
        <table:table-row table:style-name="ro1">
          <table:table-cell office:value-type="float" office:value="96.240234375" calcext:value-type="float">
            <text:p>96.240234375</text:p>
          </table:table-cell>
          <table:table-cell office:value-type="float" office:value="1.39990234375" calcext:value-type="float">
            <text:p>1.39990234375</text:p>
          </table:table-cell>
        </table:table-row>
        <table:table-row table:style-name="ro1">
          <table:table-cell office:value-type="float" office:value="95.1416015625" calcext:value-type="float">
            <text:p>95.1416015625</text:p>
          </table:table-cell>
          <table:table-cell office:value-type="float" office:value="1.36865234375" calcext:value-type="float">
            <text:p>1.36865234375</text:p>
          </table:table-cell>
        </table:table-row>
        <table:table-row table:style-name="ro1">
          <table:table-cell office:value-type="float" office:value="92.197265625" calcext:value-type="float">
            <text:p>92.197265625</text:p>
          </table:table-cell>
          <table:table-cell office:value-type="float" office:value="1.3369140625" calcext:value-type="float">
            <text:p>1.3369140625</text:p>
          </table:table-cell>
        </table:table-row>
        <table:table-row table:style-name="ro1">
          <table:table-cell office:value-type="float" office:value="95.2294921875" calcext:value-type="float">
            <text:p>95.2294921875</text:p>
          </table:table-cell>
          <table:table-cell office:value-type="float" office:value="1.31591796875" calcext:value-type="float">
            <text:p>1.31591796875</text:p>
          </table:table-cell>
        </table:table-row>
        <table:table-row table:style-name="ro1">
          <table:table-cell office:value-type="float" office:value="97.5146484375" calcext:value-type="float">
            <text:p>97.5146484375</text:p>
          </table:table-cell>
          <table:table-cell office:value-type="float" office:value="1.2841796875" calcext:value-type="float">
            <text:p>1.2841796875</text:p>
          </table:table-cell>
        </table:table-row>
        <table:table-row table:style-name="ro1">
          <table:table-cell office:value-type="float" office:value="96.8994140625" calcext:value-type="float">
            <text:p>96.8994140625</text:p>
          </table:table-cell>
          <table:table-cell office:value-type="float" office:value="1.2568359375" calcext:value-type="float">
            <text:p>1.2568359375</text:p>
          </table:table-cell>
        </table:table-row>
        <table:table-row table:style-name="ro1">
          <table:table-cell office:value-type="float" office:value="95.44921875" calcext:value-type="float">
            <text:p>95.44921875</text:p>
          </table:table-cell>
          <table:table-cell office:value-type="float" office:value="1.23486328125" calcext:value-type="float">
            <text:p>1.23486328125</text:p>
          </table:table-cell>
        </table:table-row>
        <table:table-row table:style-name="ro1">
          <table:table-cell office:value-type="float" office:value="93.33984375" calcext:value-type="float">
            <text:p>93.33984375</text:p>
          </table:table-cell>
          <table:table-cell office:value-type="float" office:value="1.20849609375" calcext:value-type="float">
            <text:p>1.20849609375</text:p>
          </table:table-cell>
        </table:table-row>
        <table:table-row table:style-name="ro1">
          <table:table-cell office:value-type="float" office:value="91.1865234375" calcext:value-type="float">
            <text:p>91.1865234375</text:p>
          </table:table-cell>
          <table:table-cell office:value-type="float" office:value="1.16015625" calcext:value-type="float">
            <text:p>1.16015625</text:p>
          </table:table-cell>
        </table:table-row>
        <table:table-row table:style-name="ro1">
          <table:table-cell office:value-type="float" office:value="91.142578125" calcext:value-type="float">
            <text:p>91.142578125</text:p>
          </table:table-cell>
          <table:table-cell office:value-type="float" office:value="1.11474609375" calcext:value-type="float">
            <text:p>1.11474609375</text:p>
          </table:table-cell>
        </table:table-row>
        <table:table-row table:style-name="ro1">
          <table:table-cell office:value-type="float" office:value="92.28515625" calcext:value-type="float">
            <text:p>92.28515625</text:p>
          </table:table-cell>
          <table:table-cell office:value-type="float" office:value="1.0927734375" calcext:value-type="float">
            <text:p>1.0927734375</text:p>
          </table:table-cell>
        </table:table-row>
        <table:table-row table:style-name="ro1">
          <table:table-cell office:value-type="float" office:value="92.28515625" calcext:value-type="float">
            <text:p>92.28515625</text:p>
          </table:table-cell>
          <table:table-cell office:value-type="float" office:value="1.0927734375" calcext:value-type="float">
            <text:p>1.0927734375</text:p>
          </table:table-cell>
        </table:table-row>
        <table:table-row table:style-name="ro1">
          <table:table-cell office:value-type="float" office:value="92.2412109375" calcext:value-type="float">
            <text:p>92.2412109375</text:p>
          </table:table-cell>
          <table:table-cell office:value-type="float" office:value="1.07666015625" calcext:value-type="float">
            <text:p>1.07666015625</text:p>
          </table:table-cell>
        </table:table-row>
        <table:table-row table:style-name="ro1">
          <table:table-cell office:value-type="float" office:value="90.087890625" calcext:value-type="float">
            <text:p>90.087890625</text:p>
          </table:table-cell>
          <table:table-cell office:value-type="float" office:value="1.037109375" calcext:value-type="float">
            <text:p>1.037109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705078125" calcext:value-type="float">
            <text:p>0.97705078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23828125" calcext:value-type="float">
            <text:p>0.923828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7060546875" calcext:value-type="float">
            <text:p>0.87060546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876953125" calcext:value-type="float">
            <text:p>0.73876953125</text:p>
          </table:table-cell>
        </table:table-row>
        <table:table-row table:style-name="ro1">
          <table:table-cell office:value-type="float" office:value="87.01171875" calcext:value-type="float">
            <text:p>87.01171875</text:p>
          </table:table-cell>
          <table:table-cell office:value-type="float" office:value="0.69482421875" calcext:value-type="float">
            <text:p>0.69482421875</text:p>
          </table:table-cell>
        </table:table-row>
        <table:table-row table:style-name="ro1">
          <table:table-cell office:value-type="float" office:value="85.5615234375" calcext:value-type="float">
            <text:p>85.5615234375</text:p>
          </table:table-cell>
          <table:table-cell office:value-type="float" office:value="0.689453125" calcext:value-type="float">
            <text:p>0.689453125</text:p>
          </table:table-cell>
        </table:table-row>
        <table:table-row table:style-name="ro1">
          <table:table-cell office:value-type="float" office:value="83.232421875" calcext:value-type="float">
            <text:p>83.232421875</text:p>
          </table:table-cell>
          <table:table-cell office:value-type="float" office:value="0.7353515625" calcext:value-type="float">
            <text:p>0.7353515625</text:p>
          </table:table-cell>
        </table:table-row>
        <table:table-row table:style-name="ro1">
          <table:table-cell office:value-type="float" office:value="80.2880859375" calcext:value-type="float">
            <text:p>80.2880859375</text:p>
          </table:table-cell>
          <table:table-cell office:value-type="float" office:value="0.76123046875" calcext:value-type="float">
            <text:p>0.76123046875</text:p>
          </table:table-cell>
        </table:table-row>
        <table:table-row table:style-name="ro1">
          <table:table-cell office:value-type="float" office:value="78.486328125" calcext:value-type="float">
            <text:p>78.486328125</text:p>
          </table:table-cell>
          <table:table-cell office:value-type="float" office:value="0.70947265625" calcext:value-type="float">
            <text:p>0.70947265625</text:p>
          </table:table-cell>
        </table:table-row>
        <table:table-row table:style-name="ro1">
          <table:table-cell office:value-type="float" office:value="76.904296875" calcext:value-type="float">
            <text:p>76.904296875</text:p>
          </table:table-cell>
          <table:table-cell office:value-type="float" office:value="0.63720703125" calcext:value-type="float">
            <text:p>0.63720703125</text:p>
          </table:table-cell>
        </table:table-row>
        <table:table-row table:style-name="ro1">
          <table:table-cell office:value-type="float" office:value="77.2119140625" calcext:value-type="float">
            <text:p>77.2119140625</text:p>
          </table:table-cell>
          <table:table-cell office:value-type="float" office:value="0.57373046875" calcext:value-type="float">
            <text:p>0.57373046875</text:p>
          </table:table-cell>
        </table:table-row>
        <table:table-row table:style-name="ro1">
          <table:table-cell office:value-type="float" office:value="76.5087890625" calcext:value-type="float">
            <text:p>76.5087890625</text:p>
          </table:table-cell>
          <table:table-cell office:value-type="float" office:value="0.544921875" calcext:value-type="float">
            <text:p>0.544921875</text:p>
          </table:table-cell>
        </table:table-row>
        <table:table-row table:style-name="ro1">
          <table:table-cell office:value-type="float" office:value="75.8056640625" calcext:value-type="float">
            <text:p>75.8056640625</text:p>
          </table:table-cell>
          <table:table-cell office:value-type="float" office:value="0.51953125" calcext:value-type="float">
            <text:p>0.51953125</text:p>
          </table:table-cell>
        </table:table-row>
        <table:table-row table:style-name="ro1">
          <table:table-cell office:value-type="float" office:value="77.255859375" calcext:value-type="float">
            <text:p>77.255859375</text:p>
          </table:table-cell>
          <table:table-cell office:value-type="float" office:value="0.4853515625" calcext:value-type="float">
            <text:p>0.4853515625</text:p>
          </table:table-cell>
        </table:table-row>
        <table:table-row table:style-name="ro1">
          <table:table-cell office:value-type="float" office:value="74.2236328125" calcext:value-type="float">
            <text:p>74.2236328125</text:p>
          </table:table-cell>
          <table:table-cell office:value-type="float" office:value="0.44873046875" calcext:value-type="float">
            <text:p>0.44873046875</text:p>
          </table:table-cell>
        </table:table-row>
        <table:table-row table:style-name="ro1">
          <table:table-cell office:value-type="float" office:value="68.37890625" calcext:value-type="float">
            <text:p>68.37890625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float" office:value="63.984375" calcext:value-type="float">
            <text:p>63.984375</text:p>
          </table:table-cell>
          <table:table-cell office:value-type="float" office:value="0.416015625" calcext:value-type="float">
            <text:p>0.416015625</text:p>
          </table:table-cell>
        </table:table-row>
        <table:table-row table:style-name="ro1">
          <table:table-cell office:value-type="float" office:value="63.193359375" calcext:value-type="float">
            <text:p>63.193359375</text:p>
          </table:table-cell>
          <table:table-cell office:value-type="float" office:value="0.42431640625" calcext:value-type="float">
            <text:p>0.42431640625</text:p>
          </table:table-cell>
        </table:table-row>
        <table:table-row table:style-name="ro1">
          <table:table-cell office:value-type="float" office:value="65.5224609375" calcext:value-type="float">
            <text:p>65.5224609375</text:p>
          </table:table-cell>
          <table:table-cell office:value-type="float" office:value="0.427734375" calcext:value-type="float">
            <text:p>0.427734375</text:p>
          </table:table-cell>
        </table:table-row>
        <table:table-row table:style-name="ro1">
          <table:table-cell office:value-type="float" office:value="65.2587890625" calcext:value-type="float">
            <text:p>65.2587890625</text:p>
          </table:table-cell>
          <table:table-cell office:value-type="float" office:value="0.3974609375" calcext:value-type="float">
            <text:p>0.3974609375</text:p>
          </table:table-cell>
        </table:table-row>
        <table:table-row table:style-name="ro1">
          <table:table-cell office:value-type="float" office:value="61.787109375" calcext:value-type="float">
            <text:p>61.787109375</text:p>
          </table:table-cell>
          <table:table-cell office:value-type="float" office:value="0.33251953125" calcext:value-type="float">
            <text:p>0.33251953125</text:p>
          </table:table-cell>
        </table:table-row>
        <table:table-row table:style-name="ro1">
          <table:table-cell office:value-type="float" office:value="59.9853515625" calcext:value-type="float">
            <text:p>59.9853515625</text:p>
          </table:table-cell>
          <table:table-cell office:value-type="float" office:value="0.23779296875" calcext:value-type="float">
            <text:p>0.23779296875</text:p>
          </table:table-cell>
        </table:table-row>
        <table:table-row table:style-name="ro1">
          <table:table-cell office:value-type="float" office:value="56.07421875" calcext:value-type="float">
            <text:p>56.07421875</text:p>
          </table:table-cell>
          <table:table-cell office:value-type="float" office:value="0.193359375" calcext:value-type="float">
            <text:p>0.193359375</text:p>
          </table:table-cell>
        </table:table-row>
        <table:table-row table:style-name="ro1">
          <table:table-cell office:value-type="float" office:value="49.0869140625" calcext:value-type="float">
            <text:p>49.0869140625</text:p>
          </table:table-cell>
          <table:table-cell office:value-type="float" office:value="0.19287109375" calcext:value-type="float">
            <text:p>0.19287109375</text:p>
          </table:table-cell>
        </table:table-row>
        <table:table-row table:style-name="ro1">
          <table:table-cell office:value-type="float" office:value="44.7802734375" calcext:value-type="float">
            <text:p>44.7802734375</text:p>
          </table:table-cell>
          <table:table-cell office:value-type="float" office:value="0.14208984375" calcext:value-type="float">
            <text:p>0.14208984375</text:p>
          </table:table-cell>
        </table:table-row>
        <table:table-row table:style-name="ro1">
          <table:table-cell office:value-type="float" office:value="43.0224609375" calcext:value-type="float">
            <text:p>43.0224609375</text:p>
          </table:table-cell>
          <table:table-cell office:value-type="float" office:value="0.1005859375" calcext:value-type="float">
            <text:p>0.1005859375</text:p>
          </table:table-cell>
        </table:table-row>
        <table:table-row table:style-name="ro1">
          <table:table-cell office:value-type="float" office:value="41.572265625" calcext:value-type="float">
            <text:p>41.572265625</text:p>
          </table:table-cell>
          <table:table-cell office:value-type="float" office:value="0.10400390625" calcext:value-type="float">
            <text:p>0.10400390625</text:p>
          </table:table-cell>
        </table:table-row>
        <table:table-row table:style-name="ro1">
          <table:table-cell office:value-type="float" office:value="39.7705078125" calcext:value-type="float">
            <text:p>39.7705078125</text:p>
          </table:table-cell>
          <table:table-cell office:value-type="float" office:value="0.14990234375" calcext:value-type="float">
            <text:p>0.14990234375</text:p>
          </table:table-cell>
        </table:table-row>
        <table:table-row table:style-name="ro1">
          <table:table-cell office:value-type="float" office:value="37.6171875" calcext:value-type="float">
            <text:p>37.6171875</text:p>
          </table:table-cell>
          <table:table-cell office:value-type="float" office:value="0.2109375" calcext:value-type="float">
            <text:p>0.2109375</text:p>
          </table:table-cell>
        </table:table-row>
        <table:table-row table:style-name="ro1">
          <table:table-cell office:value-type="float" office:value="36.0791015625" calcext:value-type="float">
            <text:p>36.0791015625</text:p>
          </table:table-cell>
          <table:table-cell office:value-type="float" office:value="0.21337890625" calcext:value-type="float">
            <text:p>0.21337890625</text:p>
          </table:table-cell>
        </table:table-row>
        <table:table-row table:style-name="ro1">
          <table:table-cell office:value-type="float" office:value="36.298828125" calcext:value-type="float">
            <text:p>36.298828125</text:p>
          </table:table-cell>
          <table:table-cell office:value-type="float" office:value="0.14794921875" calcext:value-type="float">
            <text:p>0.14794921875</text:p>
          </table:table-cell>
        </table:table-row>
        <table:table-row table:style-name="ro1">
          <table:table-cell office:value-type="float" office:value="35.8154296875" calcext:value-type="float">
            <text:p>35.8154296875</text:p>
          </table:table-cell>
          <table:table-cell office:value-type="float" office:value="0.06982421875" calcext:value-type="float">
            <text:p>0.06982421875</text:p>
          </table:table-cell>
        </table:table-row>
        <table:table-row table:style-name="ro1">
          <table:table-cell office:value-type="float" office:value="30.5859375" calcext:value-type="float">
            <text:p>30.5859375</text:p>
          </table:table-cell>
          <table:table-cell office:value-type="float" office:value="0.02392578125" calcext:value-type="float">
            <text:p>0.02392578125</text:p>
          </table:table-cell>
        </table:table-row>
        <table:table-row table:style-name="ro1">
          <table:table-cell office:value-type="float" office:value="26.0595703125" calcext:value-type="float">
            <text:p>26.0595703125</text:p>
          </table:table-cell>
          <table:table-cell office:value-type="float" office:value="0.01220703125" calcext:value-type="float">
            <text:p>0.01220703125</text:p>
          </table:table-cell>
        </table:table-row>
        <table:table-row table:style-name="ro1">
          <table:table-cell office:value-type="float" office:value="22.67578125" calcext:value-type="float">
            <text:p>22.67578125</text:p>
          </table:table-cell>
          <table:table-cell office:value-type="float" office:value="0.01953125" calcext:value-type="float">
            <text:p>0.01953125</text:p>
          </table:table-cell>
        </table:table-row>
        <table:table-row table:style-name="ro1">
          <table:table-cell office:value-type="float" office:value="20.9619140625" calcext:value-type="float">
            <text:p>20.9619140625</text:p>
          </table:table-cell>
          <table:table-cell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1.6650390625" calcext:value-type="float">
            <text:p>21.6650390625</text:p>
          </table:table-cell>
          <table:table-cell office:value-type="float" office:value="0.0576171875" calcext:value-type="float">
            <text:p>0.0576171875</text:p>
          </table:table-cell>
        </table:table-row>
        <table:table-row table:style-name="ro1">
          <table:table-cell office:value-type="float" office:value="22.0166015625" calcext:value-type="float">
            <text:p>22.0166015625</text:p>
          </table:table-cell>
          <table:table-cell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20.0830078125" calcext:value-type="float">
            <text:p>20.0830078125</text:p>
          </table:table-cell>
          <table:table-cell office:value-type="float" office:value="0.0478515625" calcext:value-type="float">
            <text:p>0.0478515625</text:p>
          </table:table-cell>
        </table:table-row>
        <table:table-row table:style-name="ro1">
          <table:table-cell office:value-type="float" office:value="15.732421875" calcext:value-type="float">
            <text:p>15.732421875</text:p>
          </table:table-cell>
          <table:table-cell office:value-type="float" office:value="0.03271484375" calcext:value-type="float">
            <text:p>0.03271484375</text:p>
          </table:table-cell>
        </table:table-row>
        <table:table-row table:style-name="ro1">
          <table:table-cell office:value-type="float" office:value="11.6455078125" calcext:value-type="float">
            <text:p>11.6455078125</text:p>
          </table:table-cell>
          <table:table-cell office:value-type="float" office:value="0.04638671875" calcext:value-type="float">
            <text:p>0.04638671875</text:p>
          </table:table-cell>
        </table:table-row>
        <table:table-row table:style-name="ro1">
          <table:table-cell office:value-type="float" office:value="9.31640625" calcext:value-type="float">
            <text:p>9.31640625</text:p>
          </table:table-cell>
          <table:table-cell office:value-type="float" office:value="0.02734375" calcext:value-type="float">
            <text:p>0.02734375</text:p>
          </table:table-cell>
        </table:table-row>
        <table:table-row table:style-name="ro1">
          <table:table-cell office:value-type="float" office:value="9.31640625" calcext:value-type="float">
            <text:p>9.31640625</text:p>
          </table:table-cell>
          <table:table-cell office:value-type="float" office:value="-0.0107421875" calcext:value-type="float">
            <text:p>-0.0107421875</text:p>
          </table:table-cell>
        </table:table-row>
        <table:table-row table:style-name="ro1">
          <table:table-cell office:value-type="float" office:value="9.31640625" calcext:value-type="float">
            <text:p>9.31640625</text:p>
          </table:table-cell>
          <table:table-cell office:value-type="float" office:value="-0.04248046875" calcext:value-type="float">
            <text:p>-0.04248046875</text:p>
          </table:table-cell>
        </table:table-row>
        <table:table-row table:style-name="ro1">
          <table:table-cell office:value-type="float" office:value="9.31640625" calcext:value-type="float">
            <text:p>9.31640625</text:p>
          </table:table-cell>
          <table:table-cell office:value-type="float" office:value="-0.0185546875" calcext:value-type="float">
            <text:p>-0.0185546875</text:p>
          </table:table-cell>
        </table:table-row>
        <table:table-row table:style-name="ro1">
          <table:table-cell office:value-type="float" office:value="-7.6904296875" calcext:value-type="float">
            <text:p>-7.6904296875</text:p>
          </table:table-cell>
          <table:table-cell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-14.1943359375" calcext:value-type="float">
            <text:p>-14.1943359375</text:p>
          </table:table-cell>
          <table:table-cell office:value-type="float" office:value="0.03271484375" calcext:value-type="float">
            <text:p>0.03271484375</text:p>
          </table:table-cell>
        </table:table-row>
        <table:table-row table:style-name="ro1">
          <table:table-cell office:value-type="float" office:value="-18.5009765625" calcext:value-type="float">
            <text:p>-18.5009765625</text:p>
          </table:table-cell>
          <table:table-cell office:value-type="float" office:value="0.0791015625" calcext:value-type="float">
            <text:p>0.0791015625</text:p>
          </table:table-cell>
        </table:table-row>
        <table:table-row table:style-name="ro1">
          <table:table-cell office:value-type="float" office:value="-19.9951171875" calcext:value-type="float">
            <text:p>-19.9951171875</text:p>
          </table:table-cell>
          <table:table-cell office:value-type="float" office:value="0.09228515625" calcext:value-type="float">
            <text:p>0.09228515625</text:p>
          </table:table-cell>
        </table:table-row>
        <table:table-row table:style-name="ro1">
          <table:table-cell office:value-type="float" office:value="-23.5107421875" calcext:value-type="float">
            <text:p>-23.5107421875</text:p>
          </table:table-cell>
          <table:table-cell office:value-type="float" office:value="0.10888671875" calcext:value-type="float">
            <text:p>0.10888671875</text:p>
          </table:table-cell>
        </table:table-row>
        <table:table-row table:style-name="ro1">
          <table:table-cell office:value-type="float" office:value="-30.05859375" calcext:value-type="float">
            <text:p>-30.05859375</text:p>
          </table:table-cell>
          <table:table-cell office:value-type="float" office:value="0.08251953125" calcext:value-type="float">
            <text:p>0.08251953125</text:p>
          </table:table-cell>
        </table:table-row>
        <table:table-row table:style-name="ro1">
          <table:table-cell office:value-type="float" office:value="-38.0126953125" calcext:value-type="float">
            <text:p>-38.0126953125</text:p>
          </table:table-cell>
          <table:table-cell office:value-type="float" office:value="0.12109375" calcext:value-type="float">
            <text:p>0.12109375</text:p>
          </table:table-cell>
        </table:table-row>
        <table:table-row table:style-name="ro1">
          <table:table-cell office:value-type="float" office:value="-42.01171875" calcext:value-type="float">
            <text:p>-42.01171875</text:p>
          </table:table-cell>
          <table:table-cell office:value-type="float" office:value="0.16162109375" calcext:value-type="float">
            <text:p>0.16162109375</text:p>
          </table:table-cell>
        </table:table-row>
        <table:table-row table:style-name="ro1">
          <table:table-cell office:value-type="float" office:value="-43.5498046875" calcext:value-type="float">
            <text:p>-43.5498046875</text:p>
          </table:table-cell>
          <table:table-cell office:value-type="float" office:value="0.14306640625" calcext:value-type="float">
            <text:p>0.14306640625</text:p>
          </table:table-cell>
        </table:table-row>
        <table:table-row table:style-name="ro1">
          <table:table-cell office:value-type="float" office:value="-51.1083984375" calcext:value-type="float">
            <text:p>-51.1083984375</text:p>
          </table:table-cell>
          <table:table-cell office:value-type="float" office:value="0.1201171875" calcext:value-type="float">
            <text:p>0.1201171875</text:p>
          </table:table-cell>
        </table:table-row>
        <table:table-row table:style-name="ro1">
          <table:table-cell office:value-type="float" office:value="-55.283203125" calcext:value-type="float">
            <text:p>-55.283203125</text:p>
          </table:table-cell>
          <table:table-cell office:value-type="float" office:value="0.1962890625" calcext:value-type="float">
            <text:p>0.1962890625</text:p>
          </table:table-cell>
        </table:table-row>
        <table:table-row table:style-name="ro1">
          <table:table-cell office:value-type="float" office:value="-58.9306640625" calcext:value-type="float">
            <text:p>-58.9306640625</text:p>
          </table:table-cell>
          <table:table-cell office:value-type="float" office:value="0.2294921875" calcext:value-type="float">
            <text:p>0.2294921875</text:p>
          </table:table-cell>
        </table:table-row>
        <table:table-row table:style-name="ro1">
          <table:table-cell office:value-type="float" office:value="-58.271484375" calcext:value-type="float">
            <text:p>-58.271484375</text:p>
          </table:table-cell>
          <table:table-cell office:value-type="float" office:value="0.205078125" calcext:value-type="float">
            <text:p>0.205078125</text:p>
          </table:table-cell>
        </table:table-row>
        <table:table-row table:style-name="ro1">
          <table:table-cell office:value-type="float" office:value="-58.095703125" calcext:value-type="float">
            <text:p>-58.095703125</text:p>
          </table:table-cell>
          <table:table-cell office:value-type="float" office:value="0.2216796875" calcext:value-type="float">
            <text:p>0.2216796875</text:p>
          </table:table-cell>
        </table:table-row>
        <table:table-row table:style-name="ro1">
          <table:table-cell office:value-type="float" office:value="-60.8642578125" calcext:value-type="float">
            <text:p>-60.8642578125</text:p>
          </table:table-cell>
          <table:table-cell office:value-type="float" office:value="0.26220703125" calcext:value-type="float">
            <text:p>0.26220703125</text:p>
          </table:table-cell>
        </table:table-row>
        <table:table-row table:style-name="ro1">
          <table:table-cell office:value-type="float" office:value="-63.4130859375" calcext:value-type="float">
            <text:p>-63.4130859375</text:p>
          </table:table-cell>
          <table:table-cell office:value-type="float" office:value="0.32568359375" calcext:value-type="float">
            <text:p>0.32568359375</text:p>
          </table:table-cell>
        </table:table-row>
        <table:table-row table:style-name="ro1">
          <table:table-cell office:value-type="float" office:value="-65.4345703125" calcext:value-type="float">
            <text:p>-65.4345703125</text:p>
          </table:table-cell>
          <table:table-cell office:value-type="float" office:value="0.39990234375" calcext:value-type="float">
            <text:p>0.39990234375</text:p>
          </table:table-cell>
        </table:table-row>
        <table:table-row table:style-name="ro1">
          <table:table-cell office:value-type="float" office:value="-63.9404296875" calcext:value-type="float">
            <text:p>-63.9404296875</text:p>
          </table:table-cell>
          <table:table-cell office:value-type="float" office:value="0.41845703125" calcext:value-type="float">
            <text:p>0.41845703125</text:p>
          </table:table-cell>
        </table:table-row>
        <table:table-row table:style-name="ro1">
          <table:table-cell office:value-type="float" office:value="-65.8740234375" calcext:value-type="float">
            <text:p>-65.8740234375</text:p>
          </table:table-cell>
          <table:table-cell office:value-type="float" office:value="0.42236328125" calcext:value-type="float">
            <text:p>0.42236328125</text:p>
          </table:table-cell>
        </table:table-row>
        <table:table-row table:style-name="ro1">
          <table:table-cell office:value-type="float" office:value="-70.3564453125" calcext:value-type="float">
            <text:p>-70.3564453125</text:p>
          </table:table-cell>
          <table:table-cell office:value-type="float" office:value="0.384765625" calcext:value-type="float">
            <text:p>0.384765625</text:p>
          </table:table-cell>
        </table:table-row>
        <table:table-row table:style-name="ro1">
          <table:table-cell office:value-type="float" office:value="-73.65234375" calcext:value-type="float">
            <text:p>-73.65234375</text:p>
          </table:table-cell>
          <table:table-cell office:value-type="float" office:value="0.37548828125" calcext:value-type="float">
            <text:p>0.37548828125</text:p>
          </table:table-cell>
        </table:table-row>
        <table:table-row table:style-name="ro1">
          <table:table-cell office:value-type="float" office:value="-76.0693359375" calcext:value-type="float">
            <text:p>-76.0693359375</text:p>
          </table:table-cell>
          <table:table-cell office:value-type="float" office:value="0.3984375" calcext:value-type="float">
            <text:p>0.3984375</text:p>
          </table:table-cell>
        </table:table-row>
        <table:table-row table:style-name="ro1">
          <table:table-cell office:value-type="float" office:value="-77.4755859375" calcext:value-type="float">
            <text:p>-77.4755859375</text:p>
          </table:table-cell>
          <table:table-cell office:value-type="float" office:value="0.4462890625" calcext:value-type="float">
            <text:p>0.4462890625</text:p>
          </table:table-cell>
        </table:table-row>
        <table:table-row table:style-name="ro1">
          <table:table-cell office:value-type="float" office:value="-76.552734375" calcext:value-type="float">
            <text:p>-76.552734375</text:p>
          </table:table-cell>
          <table:table-cell office:value-type="float" office:value="0.4501953125" calcext:value-type="float">
            <text:p>0.4501953125</text:p>
          </table:table-cell>
        </table:table-row>
        <table:table-row table:style-name="ro1">
          <table:table-cell office:value-type="float" office:value="-75.1904296875" calcext:value-type="float">
            <text:p>-75.1904296875</text:p>
          </table:table-cell>
          <table:table-cell office:value-type="float" office:value="0.46337890625" calcext:value-type="float">
            <text:p>0.46337890625</text:p>
          </table:table-cell>
        </table:table-row>
        <table:table-row table:style-name="ro1">
          <table:table-cell office:value-type="float" office:value="-74.619140625" calcext:value-type="float">
            <text:p>-74.619140625</text:p>
          </table:table-cell>
          <table:table-cell office:value-type="float" office:value="0.4833984375" calcext:value-type="float">
            <text:p>0.4833984375</text:p>
          </table:table-cell>
        </table:table-row>
        <table:table-row table:style-name="ro1">
          <table:table-cell office:value-type="float" office:value="-76.8603515625" calcext:value-type="float">
            <text:p>-76.8603515625</text:p>
          </table:table-cell>
          <table:table-cell office:value-type="float" office:value="0.50146484375" calcext:value-type="float">
            <text:p>0.50146484375</text:p>
          </table:table-cell>
        </table:table-row>
        <table:table-row table:style-name="ro1">
          <table:table-cell office:value-type="float" office:value="-76.728515625" calcext:value-type="float">
            <text:p>-76.728515625</text:p>
          </table:table-cell>
          <table:table-cell office:value-type="float" office:value="0.55517578125" calcext:value-type="float">
            <text:p>0.55517578125</text:p>
          </table:table-cell>
        </table:table-row>
        <table:table-row table:style-name="ro1">
          <table:table-cell office:value-type="float" office:value="-77.431640625" calcext:value-type="float">
            <text:p>-77.431640625</text:p>
          </table:table-cell>
          <table:table-cell office:value-type="float" office:value="0.576171875" calcext:value-type="float">
            <text:p>0.576171875</text:p>
          </table:table-cell>
        </table:table-row>
        <table:table-row table:style-name="ro1">
          <table:table-cell office:value-type="float" office:value="-80.419921875" calcext:value-type="float">
            <text:p>-80.419921875</text:p>
          </table:table-cell>
          <table:table-cell office:value-type="float" office:value="0.5693359375" calcext:value-type="float">
            <text:p>0.5693359375</text:p>
          </table:table-cell>
        </table:table-row>
        <table:table-row table:style-name="ro1">
          <table:table-cell office:value-type="float" office:value="-85.60546875" calcext:value-type="float">
            <text:p>-85.60546875</text:p>
          </table:table-cell>
          <table:table-cell office:value-type="float" office:value="0.576171875" calcext:value-type="float">
            <text:p>0.576171875</text:p>
          </table:table-cell>
        </table:table-row>
        <table:table-row table:style-name="ro1">
          <table:table-cell office:value-type="float" office:value="-87.099609375" calcext:value-type="float">
            <text:p>-87.099609375</text:p>
          </table:table-cell>
          <table:table-cell office:value-type="float" office:value="0.5849609375" calcext:value-type="float">
            <text:p>0.5849609375</text:p>
          </table:table-cell>
        </table:table-row>
        <table:table-row table:style-name="ro1">
          <table:table-cell office:value-type="float" office:value="-87.36328125" calcext:value-type="float">
            <text:p>-87.36328125</text:p>
          </table:table-cell>
          <table:table-cell office:value-type="float" office:value="0.61962890625" calcext:value-type="float">
            <text:p>0.61962890625</text:p>
          </table:table-cell>
        </table:table-row>
        <table:table-row table:style-name="ro1">
          <table:table-cell office:value-type="float" office:value="-87.36328125" calcext:value-type="float">
            <text:p>-87.36328125</text:p>
          </table:table-cell>
          <table:table-cell office:value-type="float" office:value="0.6494140625" calcext:value-type="float">
            <text:p>0.6494140625</text:p>
          </table:table-cell>
        </table:table-row>
        <table:table-row table:style-name="ro1">
          <table:table-cell office:value-type="float" office:value="-87.36328125" calcext:value-type="float">
            <text:p>-87.36328125</text:p>
          </table:table-cell>
          <table:table-cell office:value-type="float" office:value="0.72119140625" calcext:value-type="float">
            <text:p>0.72119140625</text:p>
          </table:table-cell>
        </table:table-row>
        <table:table-row table:style-name="ro1">
          <table:table-cell office:value-type="float" office:value="-86.30859375" calcext:value-type="float">
            <text:p>-86.30859375</text:p>
          </table:table-cell>
          <table:table-cell office:value-type="float" office:value="0.78271484375" calcext:value-type="float">
            <text:p>0.78271484375</text:p>
          </table:table-cell>
        </table:table-row>
        <table:table-row table:style-name="ro1">
          <table:table-cell office:value-type="float" office:value="-86.30859375" calcext:value-type="float">
            <text:p>-86.30859375</text:p>
          </table:table-cell>
          <table:table-cell office:value-type="float" office:value="0.79443359375" calcext:value-type="float">
            <text:p>0.79443359375</text:p>
          </table:table-cell>
        </table:table-row>
        <table:table-row table:style-name="ro1">
          <table:table-cell office:value-type="float" office:value="-88.857421875" calcext:value-type="float">
            <text:p>-88.857421875</text:p>
          </table:table-cell>
          <table:table-cell office:value-type="float" office:value="0.7666015625" calcext:value-type="float">
            <text:p>0.7666015625</text:p>
          </table:table-cell>
        </table:table-row>
        <table:table-row table:style-name="ro1">
          <table:table-cell office:value-type="float" office:value="-87.0556640625" calcext:value-type="float">
            <text:p>-87.0556640625</text:p>
          </table:table-cell>
          <table:table-cell office:value-type="float" office:value="0.7626953125" calcext:value-type="float">
            <text:p>0.7626953125</text:p>
          </table:table-cell>
        </table:table-row>
        <table:table-row table:style-name="ro1">
          <table:table-cell office:value-type="float" office:value="-84.19921875" calcext:value-type="float">
            <text:p>-84.19921875</text:p>
          </table:table-cell>
          <table:table-cell office:value-type="float" office:value="0.8095703125" calcext:value-type="float">
            <text:p>0.8095703125</text:p>
          </table:table-cell>
        </table:table-row>
        <table:table-row table:style-name="ro1">
          <table:table-cell office:value-type="float" office:value="-89.6044921875" calcext:value-type="float">
            <text:p>-89.6044921875</text:p>
          </table:table-cell>
          <table:table-cell office:value-type="float" office:value="0.8525390625" calcext:value-type="float">
            <text:p>0.8525390625</text:p>
          </table:table-cell>
        </table:table-row>
        <table:table-row table:style-name="ro1">
          <table:table-cell office:value-type="float" office:value="-89.6044921875" calcext:value-type="float">
            <text:p>-89.6044921875</text:p>
          </table:table-cell>
          <table:table-cell office:value-type="float" office:value="0.90234375" calcext:value-type="float">
            <text:p>0.90234375</text:p>
          </table:table-cell>
        </table:table-row>
        <table:table-row table:style-name="ro1">
          <table:table-cell office:value-type="float" office:value="-89.6044921875" calcext:value-type="float">
            <text:p>-89.6044921875</text:p>
          </table:table-cell>
          <table:table-cell office:value-type="float" office:value="0.94091796875" calcext:value-type="float">
            <text:p>0.94091796875</text:p>
          </table:table-cell>
        </table:table-row>
        <table:table-row table:style-name="ro1">
          <table:table-cell office:value-type="float" office:value="-89.6044921875" calcext:value-type="float">
            <text:p>-89.6044921875</text:p>
          </table:table-cell>
          <table:table-cell office:value-type="float" office:value="0.94677734375" calcext:value-type="float">
            <text:p>0.94677734375</text:p>
          </table:table-cell>
        </table:table-row>
        <table:table-row table:style-name="ro1">
          <table:table-cell office:value-type="float" office:value="-89.560546875" calcext:value-type="float">
            <text:p>-89.560546875</text:p>
          </table:table-cell>
          <table:table-cell office:value-type="float" office:value="0.9873046875" calcext:value-type="float">
            <text:p>0.9873046875</text:p>
          </table:table-cell>
        </table:table-row>
        <table:table-row table:style-name="ro1">
          <table:table-cell office:value-type="float" office:value="-95.2734375" calcext:value-type="float">
            <text:p>-95.2734375</text:p>
          </table:table-cell>
          <table:table-cell office:value-type="float" office:value="1.0224609375" calcext:value-type="float">
            <text:p>1.0224609375</text:p>
          </table:table-cell>
        </table:table-row>
        <table:table-row table:style-name="ro1">
          <table:table-cell office:value-type="float" office:value="-97.822265625" calcext:value-type="float">
            <text:p>-97.822265625</text:p>
          </table:table-cell>
          <table:table-cell office:value-type="float" office:value="1.0869140625" calcext:value-type="float">
            <text:p>1.0869140625</text:p>
          </table:table-cell>
        </table:table-row>
        <table:table-row table:style-name="ro1">
          <table:table-cell office:value-type="float" office:value="-99.4921875" calcext:value-type="float">
            <text:p>-99.4921875</text:p>
          </table:table-cell>
          <table:table-cell office:value-type="float" office:value="1.14208984375" calcext:value-type="float">
            <text:p>1.14208984375</text:p>
          </table:table-cell>
        </table:table-row>
        <table:table-row table:style-name="ro1">
          <table:table-cell office:value-type="float" office:value="-98.26171875" calcext:value-type="float">
            <text:p>-98.26171875</text:p>
          </table:table-cell>
          <table:table-cell office:value-type="float" office:value="1.1201171875" calcext:value-type="float">
            <text:p>1.1201171875</text:p>
          </table:table-cell>
        </table:table-row>
        <table:table-row table:style-name="ro1">
          <table:table-cell office:value-type="float" office:value="-91.5380859375" calcext:value-type="float">
            <text:p>-91.5380859375</text:p>
          </table:table-cell>
          <table:table-cell office:value-type="float" office:value="1.056640625" calcext:value-type="float">
            <text:p>1.056640625</text:p>
          </table:table-cell>
        </table:table-row>
        <table:table-row table:style-name="ro1">
          <table:table-cell office:value-type="float" office:value="-91.5380859375" calcext:value-type="float">
            <text:p>-91.5380859375</text:p>
          </table:table-cell>
          <table:table-cell office:value-type="float" office:value="0.99609375" calcext:value-type="float">
            <text:p>0.99609375</text:p>
          </table:table-cell>
        </table:table-row>
        <table:table-row table:style-name="ro1">
          <table:table-cell office:value-type="float" office:value="-91.5380859375" calcext:value-type="float">
            <text:p>-91.5380859375</text:p>
          </table:table-cell>
          <table:table-cell office:value-type="float" office:value="1.0224609375" calcext:value-type="float">
            <text:p>1.0224609375</text:p>
          </table:table-cell>
        </table:table-row>
        <table:table-row table:style-name="ro1">
          <table:table-cell office:value-type="float" office:value="-91.5380859375" calcext:value-type="float">
            <text:p>-91.5380859375</text:p>
          </table:table-cell>
          <table:table-cell office:value-type="float" office:value="1.05908203125" calcext:value-type="float">
            <text:p>1.05908203125</text:p>
          </table:table-cell>
        </table:table-row>
        <table:table-row table:style-name="ro1">
          <table:table-cell office:value-type="float" office:value="-91.5380859375" calcext:value-type="float">
            <text:p>-91.5380859375</text:p>
          </table:table-cell>
          <table:table-cell office:value-type="float" office:value="1.09716796875" calcext:value-type="float">
            <text:p>1.09716796875</text:p>
          </table:table-cell>
        </table:table-row>
        <table:table-row table:style-name="ro1">
          <table:table-cell office:value-type="float" office:value="-91.5380859375" calcext:value-type="float">
            <text:p>-91.5380859375</text:p>
          </table:table-cell>
          <table:table-cell office:value-type="float" office:value="1.16162109375" calcext:value-type="float">
            <text:p>1.16162109375</text:p>
          </table:table-cell>
        </table:table-row>
        <table:table-row table:style-name="ro1">
          <table:table-cell office:value-type="float" office:value="-90.7470703125" calcext:value-type="float">
            <text:p>-90.7470703125</text:p>
          </table:table-cell>
          <table:table-cell office:value-type="float" office:value="1.19677734375" calcext:value-type="float">
            <text:p>1.19677734375</text:p>
          </table:table-cell>
        </table:table-row>
        <table:table-row table:style-name="ro1">
          <table:table-cell office:value-type="float" office:value="-94.2626953125" calcext:value-type="float">
            <text:p>-94.2626953125</text:p>
          </table:table-cell>
          <table:table-cell office:value-type="float" office:value="1.17578125" calcext:value-type="float">
            <text:p>1.17578125</text:p>
          </table:table-cell>
        </table:table-row>
        <table:table-row table:style-name="ro1">
          <table:table-cell office:value-type="float" office:value="-99.755859375" calcext:value-type="float">
            <text:p>-99.755859375</text:p>
          </table:table-cell>
          <table:table-cell office:value-type="float" office:value="1.1591796875" calcext:value-type="float">
            <text:p>1.1591796875</text:p>
          </table:table-cell>
        </table:table-row>
        <table:table-row table:style-name="ro1">
          <table:table-cell office:value-type="float" office:value="-92.5927734375" calcext:value-type="float">
            <text:p>-92.5927734375</text:p>
          </table:table-cell>
          <table:table-cell office:value-type="float" office:value="1.1494140625" calcext:value-type="float">
            <text:p>1.1494140625</text:p>
          </table:table-cell>
        </table:table-row>
        <table:table-row table:style-name="ro1">
          <table:table-cell office:value-type="float" office:value="-92.5927734375" calcext:value-type="float">
            <text:p>-92.5927734375</text:p>
          </table:table-cell>
          <table:table-cell office:value-type="float" office:value="1.16455078125" calcext:value-type="float">
            <text:p>1.16455078125</text:p>
          </table:table-cell>
        </table:table-row>
        <table:table-row table:style-name="ro1">
          <table:table-cell office:value-type="float" office:value="-92.5927734375" calcext:value-type="float">
            <text:p>-92.5927734375</text:p>
          </table:table-cell>
          <table:table-cell office:value-type="float" office:value="1.1875" calcext:value-type="float">
            <text:p>1.1875</text:p>
          </table:table-cell>
        </table:table-row>
        <table:table-row table:style-name="ro1">
          <table:table-cell office:value-type="float" office:value="-92.5927734375" calcext:value-type="float">
            <text:p>-92.5927734375</text:p>
          </table:table-cell>
          <table:table-cell office:value-type="float" office:value="1.2138671875" calcext:value-type="float">
            <text:p>1.2138671875</text:p>
          </table:table-cell>
        </table:table-row>
        <table:table-row table:style-name="ro1">
          <table:table-cell office:value-type="float" office:value="-92.5927734375" calcext:value-type="float">
            <text:p>-92.5927734375</text:p>
          </table:table-cell>
          <table:table-cell office:value-type="float" office:value="1.26611328125" calcext:value-type="float">
            <text:p>1.26611328125</text:p>
          </table:table-cell>
        </table:table-row>
        <table:table-row table:style-name="ro1">
          <table:table-cell office:value-type="float" office:value="-90.7470703125" calcext:value-type="float">
            <text:p>-90.7470703125</text:p>
          </table:table-cell>
          <table:table-cell office:value-type="float" office:value="1.2490234375" calcext:value-type="float">
            <text:p>1.2490234375</text:p>
          </table:table-cell>
        </table:table-row>
        <table:table-row table:style-name="ro1">
          <table:table-cell office:value-type="float" office:value="-90.791015625" calcext:value-type="float">
            <text:p>-90.791015625</text:p>
          </table:table-cell>
          <table:table-cell office:value-type="float" office:value="1.24951171875" calcext:value-type="float">
            <text:p>1.24951171875</text:p>
          </table:table-cell>
        </table:table-row>
        <table:table-row table:style-name="ro1">
          <table:table-cell office:value-type="float" office:value="-91.4501953125" calcext:value-type="float">
            <text:p>-91.4501953125</text:p>
          </table:table-cell>
          <table:table-cell office:value-type="float" office:value="1.26123046875" calcext:value-type="float">
            <text:p>1.26123046875</text:p>
          </table:table-cell>
        </table:table-row>
        <table:table-row table:style-name="ro1">
          <table:table-cell office:value-type="float" office:value="-93.2080078125" calcext:value-type="float">
            <text:p>-93.2080078125</text:p>
          </table:table-cell>
          <table:table-cell office:value-type="float" office:value="1.32421875" calcext:value-type="float">
            <text:p>1.32421875</text:p>
          </table:table-cell>
        </table:table-row>
        <table:table-row table:style-name="ro1">
          <table:table-cell office:value-type="float" office:value="-95.361328125" calcext:value-type="float">
            <text:p>-95.361328125</text:p>
          </table:table-cell>
          <table:table-cell office:value-type="float" office:value="1.37841796875" calcext:value-type="float">
            <text:p>1.37841796875</text:p>
          </table:table-cell>
        </table:table-row>
        <table:table-row table:style-name="ro1">
          <table:table-cell office:value-type="float" office:value="-93.9990234375" calcext:value-type="float">
            <text:p>-93.9990234375</text:p>
          </table:table-cell>
          <table:table-cell office:value-type="float" office:value="1.4033203125" calcext:value-type="float">
            <text:p>1.4033203125</text:p>
          </table:table-cell>
        </table:table-row>
        <table:table-row table:style-name="ro1">
          <table:table-cell office:value-type="float" office:value="-93.8671875" calcext:value-type="float">
            <text:p>-93.8671875</text:p>
          </table:table-cell>
          <table:table-cell office:value-type="float" office:value="1.3828125" calcext:value-type="float">
            <text:p>1.3828125</text:p>
          </table:table-cell>
        </table:table-row>
        <table:table-row table:style-name="ro1">
          <table:table-cell office:value-type="float" office:value="-96.4599609375" calcext:value-type="float">
            <text:p>-96.4599609375</text:p>
          </table:table-cell>
          <table:table-cell office:value-type="float" office:value="1.3642578125" calcext:value-type="float">
            <text:p>1.3642578125</text:p>
          </table:table-cell>
        </table:table-row>
        <table:table-row table:style-name="ro1">
          <table:table-cell office:value-type="float" office:value="-98.8330078125" calcext:value-type="float">
            <text:p>-98.8330078125</text:p>
          </table:table-cell>
          <table:table-cell office:value-type="float" office:value="1.39892578125" calcext:value-type="float">
            <text:p>1.39892578125</text:p>
          </table:table-cell>
        </table:table-row>
        <table:table-row table:style-name="ro1">
          <table:table-cell office:value-type="float" office:value="-100.634765625" calcext:value-type="float">
            <text:p>-100.634765625</text:p>
          </table:table-cell>
          <table:table-cell office:value-type="float" office:value="1.4375" calcext:value-type="float">
            <text:p>1.4375</text:p>
          </table:table-cell>
        </table:table-row>
        <table:table-row table:style-name="ro1">
          <table:table-cell office:value-type="float" office:value="-99.8876953125" calcext:value-type="float">
            <text:p>-99.8876953125</text:p>
          </table:table-cell>
          <table:table-cell office:value-type="float" office:value="1.4443359375" calcext:value-type="float">
            <text:p>1.4443359375</text:p>
          </table:table-cell>
        </table:table-row>
        <table:table-row table:style-name="ro1">
          <table:table-cell office:value-type="float" office:value="-97.6904296875" calcext:value-type="float">
            <text:p>-97.6904296875</text:p>
          </table:table-cell>
          <table:table-cell office:value-type="float" office:value="1.455078125" calcext:value-type="float">
            <text:p>1.455078125</text:p>
          </table:table-cell>
        </table:table-row>
        <table:table-row table:style-name="ro1">
          <table:table-cell office:value-type="float" office:value="-96.6357421875" calcext:value-type="float">
            <text:p>-96.6357421875</text:p>
          </table:table-cell>
          <table:table-cell office:value-type="float" office:value="1.4560546875" calcext:value-type="float">
            <text:p>1.4560546875</text:p>
          </table:table-cell>
        </table:table-row>
        <table:table-row table:style-name="ro1">
          <table:table-cell office:value-type="float" office:value="-95.009765625" calcext:value-type="float">
            <text:p>-95.009765625</text:p>
          </table:table-cell>
          <table:table-cell office:value-type="float" office:value="1.45361328125" calcext:value-type="float">
            <text:p>1.45361328125</text:p>
          </table:table-cell>
        </table:table-row>
        <table:table-row table:style-name="ro1">
          <table:table-cell office:value-type="float" office:value="-95.2294921875" calcext:value-type="float">
            <text:p>-95.2294921875</text:p>
          </table:table-cell>
          <table:table-cell office:value-type="float" office:value="1.47314453125" calcext:value-type="float">
            <text:p>1.47314453125</text:p>
          </table:table-cell>
        </table:table-row>
        <table:table-row table:style-name="ro1">
          <table:table-cell office:value-type="float" office:value="-99.31640625" calcext:value-type="float">
            <text:p>-99.31640625</text:p>
          </table:table-cell>
          <table:table-cell office:value-type="float" office:value="1.4921875" calcext:value-type="float">
            <text:p>1.4921875</text:p>
          </table:table-cell>
        </table:table-row>
        <table:table-row table:style-name="ro1">
          <table:table-cell office:value-type="float" office:value="-100.37109375" calcext:value-type="float">
            <text:p>-100.37109375</text:p>
          </table:table-cell>
          <table:table-cell office:value-type="float" office:value="1.5078125" calcext:value-type="float">
            <text:p>1.5078125</text:p>
          </table:table-cell>
        </table:table-row>
        <table:table-row table:style-name="ro1">
          <table:table-cell office:value-type="float" office:value="-101.8212890625" calcext:value-type="float">
            <text:p>-101.8212890625</text:p>
          </table:table-cell>
          <table:table-cell office:value-type="float" office:value="1.55126953125" calcext:value-type="float">
            <text:p>1.55126953125</text:p>
          </table:table-cell>
        </table:table-row>
        <table:table-row table:style-name="ro1">
          <table:table-cell office:value-type="float" office:value="-103.4033203125" calcext:value-type="float">
            <text:p>-103.4033203125</text:p>
          </table:table-cell>
          <table:table-cell office:value-type="float" office:value="1.5595703125" calcext:value-type="float">
            <text:p>1.5595703125</text:p>
          </table:table-cell>
        </table:table-row>
        <table:table-row table:style-name="ro1">
          <table:table-cell office:value-type="float" office:value="-105.46875" calcext:value-type="float">
            <text:p>-105.46875</text:p>
          </table:table-cell>
          <table:table-cell office:value-type="float" office:value="1.5439453125" calcext:value-type="float">
            <text:p>1.5439453125</text:p>
          </table:table-cell>
        </table:table-row>
        <table:table-row table:style-name="ro1">
          <table:table-cell office:value-type="float" office:value="-106.9189453125" calcext:value-type="float">
            <text:p>-106.9189453125</text:p>
          </table:table-cell>
          <table:table-cell office:value-type="float" office:value="1.54296875" calcext:value-type="float">
            <text:p>1.54296875</text:p>
          </table:table-cell>
        </table:table-row>
        <table:table-row table:style-name="ro1">
          <table:table-cell office:value-type="float" office:value="-105.732421875" calcext:value-type="float">
            <text:p>-105.732421875</text:p>
          </table:table-cell>
          <table:table-cell office:value-type="float" office:value="1.55078125" calcext:value-type="float">
            <text:p>1.55078125</text:p>
          </table:table-cell>
        </table:table-row>
        <table:table-row table:style-name="ro1">
          <table:table-cell office:value-type="float" office:value="-108.10546875" calcext:value-type="float">
            <text:p>-108.10546875</text:p>
          </table:table-cell>
          <table:table-cell office:value-type="float" office:value="1.572265625" calcext:value-type="float">
            <text:p>1.572265625</text:p>
          </table:table-cell>
        </table:table-row>
        <table:table-row table:style-name="ro1">
          <table:table-cell office:value-type="float" office:value="-107.841796875" calcext:value-type="float">
            <text:p>-107.841796875</text:p>
          </table:table-cell>
          <table:table-cell office:value-type="float" office:value="1.5791015625" calcext:value-type="float">
            <text:p>1.5791015625</text:p>
          </table:table-cell>
        </table:table-row>
        <table:table-row table:style-name="ro1">
          <table:table-cell office:value-type="float" office:value="-106.171875" calcext:value-type="float">
            <text:p>-106.171875</text:p>
          </table:table-cell>
          <table:table-cell office:value-type="float" office:value="1.615234375" calcext:value-type="float">
            <text:p>1.615234375</text:p>
          </table:table-cell>
        </table:table-row>
        <table:table-row table:style-name="ro1">
          <table:table-cell office:value-type="float" office:value="-105.46875" calcext:value-type="float">
            <text:p>-105.46875</text:p>
          </table:table-cell>
          <table:table-cell office:value-type="float" office:value="1.6435546875" calcext:value-type="float">
            <text:p>1.6435546875</text:p>
          </table:table-cell>
        </table:table-row>
        <table:table-row table:style-name="ro1">
          <table:table-cell office:value-type="float" office:value="-104.6337890625" calcext:value-type="float">
            <text:p>-104.6337890625</text:p>
          </table:table-cell>
          <table:table-cell office:value-type="float" office:value="1.66943359375" calcext:value-type="float">
            <text:p>1.66943359375</text:p>
          </table:table-cell>
        </table:table-row>
        <table:table-row table:style-name="ro1">
          <table:table-cell office:value-type="float" office:value="-103.623046875" calcext:value-type="float">
            <text:p>-103.623046875</text:p>
          </table:table-cell>
          <table:table-cell office:value-type="float" office:value="1.66845703125" calcext:value-type="float">
            <text:p>1.66845703125</text:p>
          </table:table-cell>
        </table:table-row>
        <table:table-row table:style-name="ro1">
          <table:table-cell office:value-type="float" office:value="-103.447265625" calcext:value-type="float">
            <text:p>-103.447265625</text:p>
          </table:table-cell>
          <table:table-cell office:value-type="float" office:value="1.65673828125" calcext:value-type="float">
            <text:p>1.65673828125</text:p>
          </table:table-cell>
        </table:table-row>
        <table:table-row table:style-name="ro1">
          <table:table-cell office:value-type="float" office:value="-106.69921875" calcext:value-type="float">
            <text:p>-106.69921875</text:p>
          </table:table-cell>
          <table:table-cell office:value-type="float" office:value="1.67919921875" calcext:value-type="float">
            <text:p>1.67919921875</text:p>
          </table:table-cell>
        </table:table-row>
        <table:table-row table:style-name="ro1">
          <table:table-cell office:value-type="float" office:value="-110.126953125" calcext:value-type="float">
            <text:p>-110.126953125</text:p>
          </table:table-cell>
          <table:table-cell office:value-type="float" office:value="1.67822265625" calcext:value-type="float">
            <text:p>1.67822265625</text:p>
          </table:table-cell>
        </table:table-row>
        <table:table-row table:style-name="ro1">
          <table:table-cell office:value-type="float" office:value="-113.4228515625" calcext:value-type="float">
            <text:p>-113.4228515625</text:p>
          </table:table-cell>
          <table:table-cell office:value-type="float" office:value="1.6396484375" calcext:value-type="float">
            <text:p>1.6396484375</text:p>
          </table:table-cell>
        </table:table-row>
        <table:table-row table:style-name="ro1">
          <table:table-cell office:value-type="float" office:value="-115.224609375" calcext:value-type="float">
            <text:p>-115.224609375</text:p>
          </table:table-cell>
          <table:table-cell office:value-type="float" office:value="1.63330078125" calcext:value-type="float">
            <text:p>1.63330078125</text:p>
          </table:table-cell>
        </table:table-row>
        <table:table-row table:style-name="ro1">
          <table:table-cell office:value-type="float" office:value="-114.3017578125" calcext:value-type="float">
            <text:p>-114.3017578125</text:p>
          </table:table-cell>
          <table:table-cell office:value-type="float" office:value="1.626953125" calcext:value-type="float">
            <text:p>1.626953125</text:p>
          </table:table-cell>
        </table:table-row>
        <table:table-row table:style-name="ro1">
          <table:table-cell office:value-type="float" office:value="-110.9619140625" calcext:value-type="float">
            <text:p>-110.9619140625</text:p>
          </table:table-cell>
          <table:table-cell office:value-type="float" office:value="1.6484375" calcext:value-type="float">
            <text:p>1.6484375</text:p>
          </table:table-cell>
        </table:table-row>
        <table:table-row table:style-name="ro1">
          <table:table-cell office:value-type="float" office:value="-109.9951171875" calcext:value-type="float">
            <text:p>-109.9951171875</text:p>
          </table:table-cell>
          <table:table-cell office:value-type="float" office:value="1.6865234375" calcext:value-type="float">
            <text:p>1.6865234375</text:p>
          </table:table-cell>
        </table:table-row>
        <table:table-row table:style-name="ro1">
          <table:table-cell office:value-type="float" office:value="-110.21484375" calcext:value-type="float">
            <text:p>-110.21484375</text:p>
          </table:table-cell>
          <table:table-cell office:value-type="float" office:value="1.6943359375" calcext:value-type="float">
            <text:p>1.6943359375</text:p>
          </table:table-cell>
        </table:table-row>
        <table:table-row table:style-name="ro1">
          <table:table-cell office:value-type="float" office:value="-109.1162109375" calcext:value-type="float">
            <text:p>-109.1162109375</text:p>
          </table:table-cell>
          <table:table-cell office:value-type="float" office:value="1.68212890625" calcext:value-type="float">
            <text:p>1.68212890625</text:p>
          </table:table-cell>
        </table:table-row>
        <table:table-row table:style-name="ro1">
          <table:table-cell office:value-type="float" office:value="-108.5009765625" calcext:value-type="float">
            <text:p>-108.5009765625</text:p>
          </table:table-cell>
          <table:table-cell office:value-type="float" office:value="1.6904296875" calcext:value-type="float">
            <text:p>1.6904296875</text:p>
          </table:table-cell>
        </table:table-row>
        <table:table-row table:style-name="ro1">
          <table:table-cell office:value-type="float" office:value="-108.6767578125" calcext:value-type="float">
            <text:p>-108.6767578125</text:p>
          </table:table-cell>
          <table:table-cell office:value-type="float" office:value="1.70458984375" calcext:value-type="float">
            <text:p>1.70458984375</text:p>
          </table:table-cell>
        </table:table-row>
        <table:table-row table:style-name="ro1">
          <table:table-cell office:value-type="float" office:value="-106.3037109375" calcext:value-type="float">
            <text:p>-106.3037109375</text:p>
          </table:table-cell>
          <table:table-cell office:value-type="float" office:value="1.69580078125" calcext:value-type="float">
            <text:p>1.69580078125</text:p>
          </table:table-cell>
        </table:table-row>
        <table:table-row table:style-name="ro1">
          <table:table-cell office:value-type="float" office:value="-106.5234375" calcext:value-type="float">
            <text:p>-106.5234375</text:p>
          </table:table-cell>
          <table:table-cell office:value-type="float" office:value="1.67236328125" calcext:value-type="float">
            <text:p>1.67236328125</text:p>
          </table:table-cell>
        </table:table-row>
        <table:table-row table:style-name="ro1">
          <table:table-cell office:value-type="float" office:value="-112.1923828125" calcext:value-type="float">
            <text:p>-112.1923828125</text:p>
          </table:table-cell>
          <table:table-cell office:value-type="float" office:value="1.64111328125" calcext:value-type="float">
            <text:p>1.64111328125</text:p>
          </table:table-cell>
        </table:table-row>
        <table:table-row table:style-name="ro1">
          <table:table-cell office:value-type="float" office:value="-111.708984375" calcext:value-type="float">
            <text:p>-111.708984375</text:p>
          </table:table-cell>
          <table:table-cell office:value-type="float" office:value="1.66650390625" calcext:value-type="float">
            <text:p>1.66650390625</text:p>
          </table:table-cell>
        </table:table-row>
        <table:table-row table:style-name="ro1">
          <table:table-cell office:value-type="float" office:value="-110.0830078125" calcext:value-type="float">
            <text:p>-110.0830078125</text:p>
          </table:table-cell>
          <table:table-cell office:value-type="float" office:value="1.6875" calcext:value-type="float">
            <text:p>1.6875</text:p>
          </table:table-cell>
        </table:table-row>
        <table:table-row table:style-name="ro1">
          <table:table-cell office:value-type="float" office:value="-110.126953125" calcext:value-type="float">
            <text:p>-110.126953125</text:p>
          </table:table-cell>
          <table:table-cell office:value-type="float" office:value="1.68603515625" calcext:value-type="float">
            <text:p>1.68603515625</text:p>
          </table:table-cell>
        </table:table-row>
        <table:table-row table:style-name="ro1">
          <table:table-cell office:value-type="float" office:value="-108.6767578125" calcext:value-type="float">
            <text:p>-108.6767578125</text:p>
          </table:table-cell>
          <table:table-cell office:value-type="float" office:value="1.662109375" calcext:value-type="float">
            <text:p>1.662109375</text:p>
          </table:table-cell>
        </table:table-row>
        <table:table-row table:style-name="ro1">
          <table:table-cell office:value-type="float" office:value="-105.64453125" calcext:value-type="float">
            <text:p>-105.64453125</text:p>
          </table:table-cell>
          <table:table-cell office:value-type="float" office:value="1.65576171875" calcext:value-type="float">
            <text:p>1.65576171875</text:p>
          </table:table-cell>
        </table:table-row>
        <table:table-row table:style-name="ro1">
          <table:table-cell office:value-type="float" office:value="-104.3701171875" calcext:value-type="float">
            <text:p>-104.3701171875</text:p>
          </table:table-cell>
          <table:table-cell office:value-type="float" office:value="1.63037109375" calcext:value-type="float">
            <text:p>1.63037109375</text:p>
          </table:table-cell>
        </table:table-row>
        <table:table-row table:style-name="ro1">
          <table:table-cell office:value-type="float" office:value="-108.017578125" calcext:value-type="float">
            <text:p>-108.017578125</text:p>
          </table:table-cell>
          <table:table-cell office:value-type="float" office:value="1.60986328125" calcext:value-type="float">
            <text:p>1.60986328125</text:p>
          </table:table-cell>
        </table:table-row>
        <table:table-row table:style-name="ro1">
          <table:table-cell office:value-type="float" office:value="-110.1708984375" calcext:value-type="float">
            <text:p>-110.1708984375</text:p>
          </table:table-cell>
          <table:table-cell office:value-type="float" office:value="1.5693359375" calcext:value-type="float">
            <text:p>1.5693359375</text:p>
          </table:table-cell>
        </table:table-row>
        <table:table-row table:style-name="ro1">
          <table:table-cell office:value-type="float" office:value="-106.7431640625" calcext:value-type="float">
            <text:p>-106.7431640625</text:p>
          </table:table-cell>
          <table:table-cell office:value-type="float" office:value="1.56298828125" calcext:value-type="float">
            <text:p>1.56298828125</text:p>
          </table:table-cell>
        </table:table-row>
        <table:table-row table:style-name="ro1">
          <table:table-cell office:value-type="float" office:value="-103.447265625" calcext:value-type="float">
            <text:p>-103.447265625</text:p>
          </table:table-cell>
          <table:table-cell office:value-type="float" office:value="1.587890625" calcext:value-type="float">
            <text:p>1.587890625</text:p>
          </table:table-cell>
        </table:table-row>
        <table:table-row table:style-name="ro1">
          <table:table-cell office:value-type="float" office:value="-103.18359375" calcext:value-type="float">
            <text:p>-103.18359375</text:p>
          </table:table-cell>
          <table:table-cell office:value-type="float" office:value="1.5869140625" calcext:value-type="float">
            <text:p>1.5869140625</text:p>
          </table:table-cell>
        </table:table-row>
        <table:table-row table:style-name="ro1">
          <table:table-cell office:value-type="float" office:value="-102.3046875" calcext:value-type="float">
            <text:p>-102.3046875</text:p>
          </table:table-cell>
          <table:table-cell office:value-type="float" office:value="1.56298828125" calcext:value-type="float">
            <text:p>1.56298828125</text:p>
          </table:table-cell>
        </table:table-row>
        <table:table-row table:style-name="ro1">
          <table:table-cell office:value-type="float" office:value="-103.53515625" calcext:value-type="float">
            <text:p>-103.53515625</text:p>
          </table:table-cell>
          <table:table-cell office:value-type="float" office:value="1.5703125" calcext:value-type="float">
            <text:p>1.5703125</text:p>
          </table:table-cell>
        </table:table-row>
        <table:table-row table:style-name="ro1">
          <table:table-cell office:value-type="float" office:value="-105.029296875" calcext:value-type="float">
            <text:p>-105.029296875</text:p>
          </table:table-cell>
          <table:table-cell office:value-type="float" office:value="1.5615234375" calcext:value-type="float">
            <text:p>1.5615234375</text:p>
          </table:table-cell>
        </table:table-row>
        <table:table-row table:style-name="ro1">
          <table:table-cell office:value-type="float" office:value="-102.83203125" calcext:value-type="float">
            <text:p>-102.83203125</text:p>
          </table:table-cell>
          <table:table-cell office:value-type="float" office:value="1.5205078125" calcext:value-type="float">
            <text:p>1.5205078125</text:p>
          </table:table-cell>
        </table:table-row>
        <table:table-row table:style-name="ro1">
          <table:table-cell office:value-type="float" office:value="-96.85546875" calcext:value-type="float">
            <text:p>-96.85546875</text:p>
          </table:table-cell>
          <table:table-cell office:value-type="float" office:value="1.48876953125" calcext:value-type="float">
            <text:p>1.48876953125</text:p>
          </table:table-cell>
        </table:table-row>
        <table:table-row table:style-name="ro1">
          <table:table-cell office:value-type="float" office:value="-95.185546875" calcext:value-type="float">
            <text:p>-95.185546875</text:p>
          </table:table-cell>
          <table:table-cell office:value-type="float" office:value="1.4736328125" calcext:value-type="float">
            <text:p>1.4736328125</text:p>
          </table:table-cell>
        </table:table-row>
        <table:table-row table:style-name="ro1">
          <table:table-cell office:value-type="float" office:value="-97.3388671875" calcext:value-type="float">
            <text:p>-97.3388671875</text:p>
          </table:table-cell>
          <table:table-cell office:value-type="float" office:value="1.4423828125" calcext:value-type="float">
            <text:p>1.4423828125</text:p>
          </table:table-cell>
        </table:table-row>
        <table:table-row table:style-name="ro1">
          <table:table-cell office:value-type="float" office:value="-96.0205078125" calcext:value-type="float">
            <text:p>-96.0205078125</text:p>
          </table:table-cell>
          <table:table-cell office:value-type="float" office:value="1.4130859375" calcext:value-type="float">
            <text:p>1.4130859375</text:p>
          </table:table-cell>
        </table:table-row>
        <table:table-row table:style-name="ro1">
          <table:table-cell office:value-type="float" office:value="-95.009765625" calcext:value-type="float">
            <text:p>-95.009765625</text:p>
          </table:table-cell>
          <table:table-cell office:value-type="float" office:value="1.39794921875" calcext:value-type="float">
            <text:p>1.39794921875</text:p>
          </table:table-cell>
        </table:table-row>
        <table:table-row table:style-name="ro1">
          <table:table-cell office:value-type="float" office:value="-95.361328125" calcext:value-type="float">
            <text:p>-95.361328125</text:p>
          </table:table-cell>
          <table:table-cell office:value-type="float" office:value="1.384765625" calcext:value-type="float">
            <text:p>1.384765625</text:p>
          </table:table-cell>
        </table:table-row>
        <table:table-row table:style-name="ro1">
          <table:table-cell office:value-type="float" office:value="-96.240234375" calcext:value-type="float">
            <text:p>-96.240234375</text:p>
          </table:table-cell>
          <table:table-cell office:value-type="float" office:value="1.33544921875" calcext:value-type="float">
            <text:p>1.33544921875</text:p>
          </table:table-cell>
        </table:table-row>
        <table:table-row table:style-name="ro1">
          <table:table-cell office:value-type="float" office:value="-95.361328125" calcext:value-type="float">
            <text:p>-95.361328125</text:p>
          </table:table-cell>
          <table:table-cell office:value-type="float" office:value="1.27294921875" calcext:value-type="float">
            <text:p>1.27294921875</text:p>
          </table:table-cell>
        </table:table-row>
        <table:table-row table:style-name="ro1">
          <table:table-cell office:value-type="float" office:value="-91.0546875" calcext:value-type="float">
            <text:p>-91.0546875</text:p>
          </table:table-cell>
          <table:table-cell office:value-type="float" office:value="1.23681640625" calcext:value-type="float">
            <text:p>1.23681640625</text:p>
          </table:table-cell>
        </table:table-row>
        <table:table-row table:style-name="ro1">
          <table:table-cell office:value-type="float" office:value="-91.0546875" calcext:value-type="float">
            <text:p>-91.0546875</text:p>
          </table:table-cell>
          <table:table-cell office:value-type="float" office:value="1.228515625" calcext:value-type="float">
            <text:p>1.228515625</text:p>
          </table:table-cell>
        </table:table-row>
        <table:table-row table:style-name="ro1">
          <table:table-cell office:value-type="float" office:value="-91.0546875" calcext:value-type="float">
            <text:p>-91.0546875</text:p>
          </table:table-cell>
          <table:table-cell office:value-type="float" office:value="1.193359375" calcext:value-type="float">
            <text:p>1.193359375</text:p>
          </table:table-cell>
        </table:table-row>
        <table:table-row table:style-name="ro1">
          <table:table-cell office:value-type="float" office:value="-91.0546875" calcext:value-type="float">
            <text:p>-91.0546875</text:p>
          </table:table-cell>
          <table:table-cell office:value-type="float" office:value="1.1181640625" calcext:value-type="float">
            <text:p>1.1181640625</text:p>
          </table:table-cell>
        </table:table-row>
        <table:table-row table:style-name="ro1">
          <table:table-cell office:value-type="float" office:value="-91.0546875" calcext:value-type="float">
            <text:p>-91.0546875</text:p>
          </table:table-cell>
          <table:table-cell office:value-type="float" office:value="1.09130859375" calcext:value-type="float">
            <text:p>1.09130859375</text:p>
          </table:table-cell>
        </table:table-row>
        <table:table-row table:style-name="ro1">
          <table:table-cell office:value-type="float" office:value="-91.8017578125" calcext:value-type="float">
            <text:p>-91.8017578125</text:p>
          </table:table-cell>
          <table:table-cell office:value-type="float" office:value="1.07666015625" calcext:value-type="float">
            <text:p>1.07666015625</text:p>
          </table:table-cell>
        </table:table-row>
        <table:table-row table:style-name="ro1">
          <table:table-cell office:value-type="float" office:value="-93.8671875" calcext:value-type="float">
            <text:p>-93.8671875</text:p>
          </table:table-cell>
          <table:table-cell office:value-type="float" office:value="1.0283203125" calcext:value-type="float">
            <text:p>1.0283203125</text:p>
          </table:table-cell>
        </table:table-row>
        <table:table-row table:style-name="ro1">
          <table:table-cell office:value-type="float" office:value="-89.7802734375" calcext:value-type="float">
            <text:p>-89.7802734375</text:p>
          </table:table-cell>
          <table:table-cell office:value-type="float" office:value="0.93115234375" calcext:value-type="float">
            <text:p>0.93115234375</text:p>
          </table:table-cell>
        </table:table-row>
        <table:table-row table:style-name="ro1">
          <table:table-cell office:value-type="float" office:value="-89.12109375" calcext:value-type="float">
            <text:p>-89.12109375</text:p>
          </table:table-cell>
          <table:table-cell office:value-type="float" office:value="0.8740234375" calcext:value-type="float">
            <text:p>0.8740234375</text:p>
          </table:table-cell>
        </table:table-row>
        <table:table-row table:style-name="ro1">
          <table:table-cell office:value-type="float" office:value="-84.0673828125" calcext:value-type="float">
            <text:p>-84.0673828125</text:p>
          </table:table-cell>
          <table:table-cell office:value-type="float" office:value="0.82421875" calcext:value-type="float">
            <text:p>0.82421875</text:p>
          </table:table-cell>
        </table:table-row>
        <table:table-row table:style-name="ro1">
          <table:table-cell office:value-type="float" office:value="-79.013671875" calcext:value-type="float">
            <text:p>-79.013671875</text:p>
          </table:table-cell>
          <table:table-cell office:value-type="float" office:value="0.80517578125" calcext:value-type="float">
            <text:p>0.80517578125</text:p>
          </table:table-cell>
        </table:table-row>
        <table:table-row table:style-name="ro1">
          <table:table-cell office:value-type="float" office:value="-80.068359375" calcext:value-type="float">
            <text:p>-80.068359375</text:p>
          </table:table-cell>
          <table:table-cell office:value-type="float" office:value="0.74072265625" calcext:value-type="float">
            <text:p>0.74072265625</text:p>
          </table:table-cell>
        </table:table-row>
        <table:table-row table:style-name="ro1">
          <table:table-cell office:value-type="float" office:value="-83.3203125" calcext:value-type="float">
            <text:p>-83.3203125</text:p>
          </table:table-cell>
          <table:table-cell office:value-type="float" office:value="0.63916015625" calcext:value-type="float">
            <text:p>0.63916015625</text:p>
          </table:table-cell>
        </table:table-row>
        <table:table-row table:style-name="ro1">
          <table:table-cell office:value-type="float" office:value="-87.3193359375" calcext:value-type="float">
            <text:p>-87.3193359375</text:p>
          </table:table-cell>
          <table:table-cell office:value-type="float" office:value="0.5966796875" calcext:value-type="float">
            <text:p>0.5966796875</text:p>
          </table:table-cell>
        </table:table-row>
        <table:table-row table:style-name="ro1">
          <table:table-cell office:value-type="float" office:value="-89.560546875" calcext:value-type="float">
            <text:p>-89.560546875</text:p>
          </table:table-cell>
          <table:table-cell office:value-type="float" office:value="0.57763671875" calcext:value-type="float">
            <text:p>0.57763671875</text:p>
          </table:table-cell>
        </table:table-row>
        <table:table-row table:style-name="ro1">
          <table:table-cell office:value-type="float" office:value="-82.1337890625" calcext:value-type="float">
            <text:p>-82.1337890625</text:p>
          </table:table-cell>
          <table:table-cell office:value-type="float" office:value="0.57177734375" calcext:value-type="float">
            <text:p>0.57177734375</text:p>
          </table:table-cell>
        </table:table-row>
        <table:table-row table:style-name="ro1">
          <table:table-cell office:value-type="float" office:value="-75.1025390625" calcext:value-type="float">
            <text:p>-75.1025390625</text:p>
          </table:table-cell>
          <table:table-cell office:value-type="float" office:value="0.52978515625" calcext:value-type="float">
            <text:p>0.52978515625</text:p>
          </table:table-cell>
        </table:table-row>
        <table:table-row table:style-name="ro1">
          <table:table-cell office:value-type="float" office:value="-68.115234375" calcext:value-type="float">
            <text:p>-68.115234375</text:p>
          </table:table-cell>
          <table:table-cell office:value-type="float" office:value="0.474609375" calcext:value-type="float">
            <text:p>0.474609375</text:p>
          </table:table-cell>
        </table:table-row>
        <table:table-row table:style-name="ro1">
          <table:table-cell office:value-type="float" office:value="-64.8193359375" calcext:value-type="float">
            <text:p>-64.8193359375</text:p>
          </table:table-cell>
          <table:table-cell office:value-type="float" office:value="0.4208984375" calcext:value-type="float">
            <text:p>0.4208984375</text:p>
          </table:table-cell>
        </table:table-row>
        <table:table-row table:style-name="ro1">
          <table:table-cell office:value-type="float" office:value="-61.6552734375" calcext:value-type="float">
            <text:p>-61.6552734375</text:p>
          </table:table-cell>
          <table:table-cell office:value-type="float" office:value="0.34326171875" calcext:value-type="float">
            <text:p>0.34326171875</text:p>
          </table:table-cell>
        </table:table-row>
        <table:table-row table:style-name="ro1">
          <table:table-cell office:value-type="float" office:value="-61.435546875" calcext:value-type="float">
            <text:p>-61.435546875</text:p>
          </table:table-cell>
          <table:table-cell office:value-type="float" office:value="0.2880859375" calcext:value-type="float">
            <text:p>0.2880859375</text:p>
          </table:table-cell>
        </table:table-row>
        <table:table-row table:style-name="ro1">
          <table:table-cell office:value-type="float" office:value="-64.3359375" calcext:value-type="float">
            <text:p>-64.3359375</text:p>
          </table:table-cell>
          <table:table-cell office:value-type="float" office:value="0.25244140625" calcext:value-type="float">
            <text:p>0.25244140625</text:p>
          </table:table-cell>
        </table:table-row>
        <table:table-row table:style-name="ro1">
          <table:table-cell office:value-type="float" office:value="-64.0283203125" calcext:value-type="float">
            <text:p>-64.0283203125</text:p>
          </table:table-cell>
          <table:table-cell office:value-type="float" office:value="0.208984375" calcext:value-type="float">
            <text:p>0.208984375</text:p>
          </table:table-cell>
        </table:table-row>
        <table:table-row table:style-name="ro1">
          <table:table-cell office:value-type="float" office:value="-61.8310546875" calcext:value-type="float">
            <text:p>-61.8310546875</text:p>
          </table:table-cell>
          <table:table-cell office:value-type="float" office:value="0.14697265625" calcext:value-type="float">
            <text:p>0.14697265625</text:p>
          </table:table-cell>
        </table:table-row>
        <table:table-row table:style-name="ro1">
          <table:table-cell office:value-type="float" office:value="-59.677734375" calcext:value-type="float">
            <text:p>-59.677734375</text:p>
          </table:table-cell>
          <table:table-cell office:value-type="float" office:value="0.09912109375" calcext:value-type="float">
            <text:p>0.09912109375</text:p>
          </table:table-cell>
        </table:table-row>
        <table:table-row table:style-name="ro1">
          <table:table-cell office:value-type="float" office:value="-54.0087890625" calcext:value-type="float">
            <text:p>-54.0087890625</text:p>
          </table:table-cell>
          <table:table-cell office:value-type="float" office:value="0.08935546875" calcext:value-type="float">
            <text:p>0.08935546875</text:p>
          </table:table-cell>
        </table:table-row>
        <table:table-row table:style-name="ro1">
          <table:table-cell office:value-type="float" office:value="-47.63671875" calcext:value-type="float">
            <text:p>-47.63671875</text:p>
          </table:table-cell>
          <table:table-cell office:value-type="float" office:value="0.13525390625" calcext:value-type="float">
            <text:p>0.13525390625</text:p>
          </table:table-cell>
        </table:table-row>
        <table:table-row table:style-name="ro1">
          <table:table-cell office:value-type="float" office:value="-41.396484375" calcext:value-type="float">
            <text:p>-41.396484375</text:p>
          </table:table-cell>
          <table:table-cell office:value-type="float" office:value="0.16552734375" calcext:value-type="float">
            <text:p>0.16552734375</text:p>
          </table:table-cell>
        </table:table-row>
        <table:table-row table:style-name="ro1">
          <table:table-cell office:value-type="float" office:value="-38.0126953125" calcext:value-type="float">
            <text:p>-38.0126953125</text:p>
          </table:table-cell>
          <table:table-cell office:value-type="float" office:value="0.13818359375" calcext:value-type="float">
            <text:p>0.13818359375</text:p>
          </table:table-cell>
        </table:table-row>
        <table:table-row table:style-name="ro1">
          <table:table-cell office:value-type="float" office:value="-35.6396484375" calcext:value-type="float">
            <text:p>-35.6396484375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-36.03515625" calcext:value-type="float">
            <text:p>-36.03515625</text:p>
          </table:table-cell>
          <table:table-cell office:value-type="float" office:value="0.04150390625" calcext:value-type="float">
            <text:p>0.04150390625</text:p>
          </table:table-cell>
        </table:table-row>
        <table:table-row table:style-name="ro1">
          <table:table-cell office:value-type="float" office:value="-34.189453125" calcext:value-type="float">
            <text:p>-34.189453125</text:p>
          </table:table-cell>
          <table:table-cell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-31.3330078125" calcext:value-type="float">
            <text:p>-31.3330078125</text:p>
          </table:table-cell>
          <table:table-cell office:value-type="float" office:value="0.0029296875" calcext:value-type="float">
            <text:p>0.0029296875</text:p>
          </table:table-cell>
        </table:table-row>
        <table:table-row table:style-name="ro1">
          <table:table-cell office:value-type="float" office:value="-31.3330078125" calcext:value-type="float">
            <text:p>-31.3330078125</text:p>
          </table:table-cell>
          <table:table-cell office:value-type="float" office:value="-0.01123046875" calcext:value-type="float">
            <text:p>-0.01123046875</text:p>
          </table:table-cell>
        </table:table-row>
        <table:table-row table:style-name="ro1">
          <table:table-cell office:value-type="float" office:value="-26.806640625" calcext:value-type="float">
            <text:p>-26.806640625</text:p>
          </table:table-cell>
          <table:table-cell office:value-type="float" office:value="0.0126953125" calcext:value-type="float">
            <text:p>0.0126953125</text:p>
          </table:table-cell>
        </table:table-row>
        <table:table-row table:style-name="ro1">
          <table:table-cell office:value-type="float" office:value="-23.90625" calcext:value-type="float">
            <text:p>-23.90625</text:p>
          </table:table-cell>
          <table:table-cell office:value-type="float" office:value="0.05224609375" calcext:value-type="float">
            <text:p>0.05224609375</text:p>
          </table:table-cell>
        </table:table-row>
        <table:table-row table:style-name="ro1">
          <table:table-cell office:value-type="float" office:value="-21.62109375" calcext:value-type="float">
            <text:p>-21.62109375</text:p>
          </table:table-cell>
          <table:table-cell office:value-type="float" office:value="0.08544921875" calcext:value-type="float">
            <text:p>0.08544921875</text:p>
          </table:table-cell>
        </table:table-row>
        <table:table-row table:style-name="ro1">
          <table:table-cell office:value-type="float" office:value="-19.1162109375" calcext:value-type="float">
            <text:p>-19.1162109375</text:p>
          </table:table-cell>
          <table:table-cell office:value-type="float" office:value="0.0888671875" calcext:value-type="float">
            <text:p>0.0888671875</text:p>
          </table:table-cell>
        </table:table-row>
        <table:table-row table:style-name="ro1">
          <table:table-cell office:value-type="float" office:value="-15.64453125" calcext:value-type="float">
            <text:p>-15.64453125</text:p>
          </table:table-cell>
          <table:table-cell office:value-type="float" office:value="0.10498046875" calcext:value-type="float">
            <text:p>0.10498046875</text:p>
          </table:table-cell>
        </table:table-row>
        <table:table-row table:style-name="ro1">
          <table:table-cell office:value-type="float" office:value="-13.0078125" calcext:value-type="float">
            <text:p>-13.0078125</text:p>
          </table:table-cell>
          <table:table-cell office:value-type="float" office:value="0.05029296875" calcext:value-type="float">
            <text:p>0.05029296875</text:p>
          </table:table-cell>
        </table:table-row>
        <table:table-row table:style-name="ro1">
          <table:table-cell office:value-type="float" office:value="-11.513671875" calcext:value-type="float">
            <text:p>-11.513671875</text:p>
          </table:table-cell>
          <table:table-cell office:value-type="float" office:value="0.0419921875" calcext:value-type="float">
            <text:p>0.0419921875</text:p>
          </table:table-cell>
        </table:table-row>
        <table:table-row table:style-name="ro1">
          <table:table-cell office:value-type="float" office:value="-13.095703125" calcext:value-type="float">
            <text:p>-13.095703125</text:p>
          </table:table-cell>
          <table:table-cell office:value-type="float" office:value="0.04296875" calcext:value-type="float">
            <text:p>0.04296875</text:p>
          </table:table-cell>
        </table:table-row>
        <table:table-row table:style-name="ro1">
          <table:table-cell office:value-type="float" office:value="-14.9853515625" calcext:value-type="float">
            <text:p>-14.9853515625</text:p>
          </table:table-cell>
          <table:table-cell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-11.865234375" calcext:value-type="float">
            <text:p>-11.865234375</text:p>
          </table:table-cell>
          <table:table-cell office:value-type="float" office:value="0.04296875" calcext:value-type="float">
            <text:p>0.04296875</text:p>
          </table:table-cell>
        </table:table-row>
        <table:table-row table:style-name="ro1">
          <table:table-cell office:value-type="float" office:value="-7.03125" calcext:value-type="float">
            <text:p>-7.03125</text:p>
          </table:table-cell>
          <table:table-cell office:value-type="float" office:value="0.01123046875" calcext:value-type="float">
            <text:p>0.01123046875</text:p>
          </table:table-cell>
        </table:table-row>
        <table:table-row table:style-name="ro1">
          <table:table-cell office:value-type="float" office:value="-3.2080078125" calcext:value-type="float">
            <text:p>-3.2080078125</text:p>
          </table:table-cell>
          <table:table-cell office:value-type="float" office:value="0.00439453125" calcext:value-type="float">
            <text:p>0.00439453125</text:p>
          </table:table-cell>
        </table:table-row>
        <table:table-row table:style-name="ro1">
          <table:table-cell office:value-type="float" office:value="0.1318359375" calcext:value-type="float">
            <text:p>0.1318359375</text:p>
          </table:table-cell>
          <table:table-cell office:value-type="float" office:value="0.02392578125" calcext:value-type="float">
            <text:p>0.02392578125</text:p>
          </table:table-cell>
        </table:table-row>
        <table:table-row table:style-name="ro1">
          <table:table-cell office:value-type="float" office:value="4.4384765625" calcext:value-type="float">
            <text:p>4.4384765625</text:p>
          </table:table-cell>
          <table:table-cell office:value-type="float" office:value="0.0390625" calcext:value-type="float">
            <text:p>0.0390625</text:p>
          </table:table-cell>
        </table:table-row>
        <table:table-row table:style-name="ro1">
          <table:table-cell office:value-type="float" office:value="10.634765625" calcext:value-type="float">
            <text:p>10.634765625</text:p>
          </table:table-cell>
          <table:table-cell office:value-type="float" office:value="0.05419921875" calcext:value-type="float">
            <text:p>0.05419921875</text:p>
          </table:table-cell>
        </table:table-row>
        <table:table-row table:style-name="ro1">
          <table:table-cell office:value-type="float" office:value="15.1171875" calcext:value-type="float">
            <text:p>15.1171875</text:p>
          </table:table-cell>
          <table:table-cell office:value-type="float" office:value="0.0791015625" calcext:value-type="float">
            <text:p>0.0791015625</text:p>
          </table:table-cell>
        </table:table-row>
        <table:table-row table:style-name="ro1">
          <table:table-cell office:value-type="float" office:value="17.578125" calcext:value-type="float">
            <text:p>17.578125</text:p>
          </table:table-cell>
          <table:table-cell office:value-type="float" office:value="0.10693359375" calcext:value-type="float">
            <text:p>0.10693359375</text:p>
          </table:table-cell>
        </table:table-row>
        <table:table-row table:style-name="ro1">
          <table:table-cell office:value-type="float" office:value="19.0283203125" calcext:value-type="float">
            <text:p>19.0283203125</text:p>
          </table:table-cell>
          <table:table-cell office:value-type="float" office:value="0.07080078125" calcext:value-type="float">
            <text:p>0.07080078125</text:p>
          </table:table-cell>
        </table:table-row>
        <table:table-row table:style-name="ro1">
          <table:table-cell office:value-type="float" office:value="9.1845703125" calcext:value-type="float">
            <text:p>9.1845703125</text:p>
          </table:table-cell>
          <table:table-cell office:value-type="float" office:value="0.013671875" calcext:value-type="float">
            <text:p>0.013671875</text:p>
          </table:table-cell>
        </table:table-row>
        <table:table-row table:style-name="ro1">
          <table:table-cell office:value-type="float" office:value="9.1845703125" calcext:value-type="float">
            <text:p>9.1845703125</text:p>
          </table:table-cell>
          <table:table-cell office:value-type="float" office:value="-0.0947265625" calcext:value-type="float">
            <text:p>-0.0947265625</text:p>
          </table:table-cell>
        </table:table-row>
        <table:table-row table:style-name="ro1">
          <table:table-cell office:value-type="float" office:value="9.1845703125" calcext:value-type="float">
            <text:p>9.1845703125</text:p>
          </table:table-cell>
          <table:table-cell office:value-type="float" office:value="-0.06005859375" calcext:value-type="float">
            <text:p>-0.06005859375</text:p>
          </table:table-cell>
        </table:table-row>
        <table:table-row table:style-name="ro1">
          <table:table-cell office:value-type="float" office:value="-2.5048828125" calcext:value-type="float">
            <text:p>-2.5048828125</text:p>
          </table:table-cell>
          <table:table-cell office:value-type="float" office:value="0.1103515625" calcext:value-type="float">
            <text:p>0.1103515625</text:p>
          </table:table-cell>
        </table:table-row>
        <table:table-row table:style-name="ro1">
          <table:table-cell office:value-type="float" office:value="3.2080078125" calcext:value-type="float">
            <text:p>3.2080078125</text:p>
          </table:table-cell>
          <table:table-cell office:value-type="float" office:value="0.1845703125" calcext:value-type="float">
            <text:p>0.184570312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0.076171875" calcext:value-type="float">
            <text:p>0.07617187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-0.01806640625" calcext:value-type="float">
            <text:p>-0.0180664062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-0.05615234375" calcext:value-type="float">
            <text:p>-0.0561523437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-0.0390625" calcext:value-type="float">
            <text:p>-0.039062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-0.03173828125" calcext:value-type="float">
            <text:p>-0.0317382812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-0.0263671875" calcext:value-type="float">
            <text:p>-0.026367187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-0.00537109375" calcext:value-type="float">
            <text:p>-0.00537109375</text:p>
          </table:table-cell>
        </table:table-row>
        <table:table-row table:style-name="ro1">
          <table:table-cell office:value-type="float" office:value="7.03125" calcext:value-type="float">
            <text:p>7.03125</text:p>
          </table:table-cell>
          <table:table-cell office:value-type="float" office:value="0.01171875" calcext:value-type="float">
            <text:p>0.01171875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5.4052734375" calcext:value-type="float">
            <text:p>5.4052734375</text:p>
          </table:table-cell>
          <table:table-cell office:value-type="float" office:value="0.02197265625" calcext:value-type="float">
            <text:p>0.02197265625</text:p>
          </table:table-cell>
        </table:table-row>
        <table:table-row table:style-name="ro1">
          <table:table-cell office:value-type="float" office:value="9.6240234375" calcext:value-type="float">
            <text:p>9.6240234375</text:p>
          </table:table-cell>
          <table:table-cell office:value-type="float" office:value="0.0205078125" calcext:value-type="float">
            <text:p>0.0205078125</text:p>
          </table:table-cell>
        </table:table-row>
        <table:table-row table:style-name="ro1">
          <table:table-cell office:value-type="float" office:value="9.6240234375" calcext:value-type="float">
            <text:p>9.6240234375</text:p>
          </table:table-cell>
          <table:table-cell office:value-type="float" office:value="-0.0244140625" calcext:value-type="float">
            <text:p>-0.0244140625</text:p>
          </table:table-cell>
        </table:table-row>
        <table:table-row table:style-name="ro1">
          <table:table-cell office:value-type="float" office:value="9.6240234375" calcext:value-type="float">
            <text:p>9.6240234375</text:p>
          </table:table-cell>
          <table:table-cell office:value-type="float" office:value="-0.03955078125" calcext:value-type="float">
            <text:p>-0.03955078125</text:p>
          </table:table-cell>
        </table:table-row>
        <table:table-row table:style-name="ro1">
          <table:table-cell office:value-type="float" office:value="9.6240234375" calcext:value-type="float">
            <text:p>9.6240234375</text:p>
          </table:table-cell>
          <table:table-cell office:value-type="float" office:value="-0.0322265625" calcext:value-type="float">
            <text:p>-0.0322265625</text:p>
          </table:table-cell>
        </table:table-row>
        <table:table-row table:style-name="ro1">
          <table:table-cell office:value-type="float" office:value="9.6240234375" calcext:value-type="float">
            <text:p>9.6240234375</text:p>
          </table:table-cell>
          <table:table-cell office:value-type="float" office:value="-0.046875" calcext:value-type="float">
            <text:p>-0.046875</text:p>
          </table:table-cell>
        </table:table-row>
        <table:table-row table:style-name="ro1">
          <table:table-cell office:value-type="float" office:value="9.6240234375" calcext:value-type="float">
            <text:p>9.6240234375</text:p>
          </table:table-cell>
          <table:table-cell office:value-type="float" office:value="-0.04541015625" calcext:value-type="float">
            <text:p>-0.04541015625</text:p>
          </table:table-cell>
        </table:table-row>
        <table:table-row table:style-name="ro1">
          <table:table-cell office:value-type="float" office:value="9.6240234375" calcext:value-type="float">
            <text:p>9.6240234375</text:p>
          </table:table-cell>
          <table:table-cell office:value-type="float" office:value="-0.02099609375" calcext:value-type="float">
            <text:p>-0.02099609375</text:p>
          </table:table-cell>
        </table:table-row>
        <table:table-row table:style-name="ro1">
          <table:table-cell office:value-type="float" office:value="8.3056640625" calcext:value-type="float">
            <text:p>8.3056640625</text:p>
          </table:table-cell>
          <table:table-cell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9.31640625" calcext:value-type="float">
            <text:p>9.31640625</text:p>
          </table:table-cell>
          <table:table-cell office:value-type="float" office:value="0.02001953125" calcext:value-type="float">
            <text:p>0.02001953125</text:p>
          </table:table-cell>
        </table:table-row>
        <table:table-row table:style-name="ro1">
          <table:table-cell office:value-type="float" office:value="11.2939453125" calcext:value-type="float">
            <text:p>11.29394531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3.359375" calcext:value-type="float">
            <text:p>13.359375</text:p>
          </table:table-cell>
          <table:table-cell office:value-type="float" office:value="0.00537109375" calcext:value-type="float">
            <text:p>0.00537109375</text:p>
          </table:table-cell>
        </table:table-row>
        <table:table-row table:style-name="ro1">
          <table:table-cell office:value-type="float" office:value="15.1171875" calcext:value-type="float">
            <text:p>15.1171875</text:p>
          </table:table-cell>
          <table:table-cell office:value-type="float" office:value="0.0078125" calcext:value-type="float">
            <text:p>0.0078125</text:p>
          </table:table-cell>
        </table:table-row>
        <table:table-row table:style-name="ro1">
          <table:table-cell office:value-type="float" office:value="15.8203125" calcext:value-type="float">
            <text:p>15.8203125</text:p>
          </table:table-cell>
          <table:table-cell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14.94140625" calcext:value-type="float">
            <text:p>14.94140625</text:p>
          </table:table-cell>
          <table:table-cell office:value-type="float" office:value="0.01708984375" calcext:value-type="float">
            <text:p>0.01708984375</text:p>
          </table:table-cell>
        </table:table-row>
        <table:table-row table:style-name="ro1">
          <table:table-cell office:value-type="float" office:value="12.8759765625" calcext:value-type="float">
            <text:p>12.8759765625</text:p>
          </table:table-cell>
          <table:table-cell office:value-type="float" office:value="0.00244140625" calcext:value-type="float">
            <text:p>0.00244140625</text:p>
          </table:table-cell>
        </table:table-row>
        <table:table-row table:style-name="ro1">
          <table:table-cell office:value-type="float" office:value="12.6123046875" calcext:value-type="float">
            <text:p>12.6123046875</text:p>
          </table:table-cell>
          <table:table-cell office:value-type="float" office:value="0.00927734375" calcext:value-type="float">
            <text:p>0.00927734375</text:p>
          </table:table-cell>
        </table:table-row>
        <table:table-row table:style-name="ro1">
          <table:table-cell office:value-type="float" office:value="13.18359375" calcext:value-type="float">
            <text:p>13.18359375</text:p>
          </table:table-cell>
          <table:table-cell office:value-type="float" office:value="0.0419921875" calcext:value-type="float">
            <text:p>0.0419921875</text:p>
          </table:table-cell>
        </table:table-row>
        <table:table-row table:style-name="ro1">
          <table:table-cell office:value-type="float" office:value="13.623046875" calcext:value-type="float">
            <text:p>13.623046875</text:p>
          </table:table-cell>
          <table:table-cell office:value-type="float" office:value="0.04345703125" calcext:value-type="float">
            <text:p>0.04345703125</text:p>
          </table:table-cell>
        </table:table-row>
        <table:table-row table:style-name="ro1">
          <table:table-cell office:value-type="float" office:value="11.2939453125" calcext:value-type="float">
            <text:p>11.2939453125</text:p>
          </table:table-cell>
          <table:table-cell office:value-type="float" office:value="0.048828125" calcext:value-type="float">
            <text:p>0.048828125</text:p>
          </table:table-cell>
        </table:table-row>
        <table:table-row table:style-name="ro1">
          <table:table-cell office:value-type="float" office:value="11.3818359375" calcext:value-type="float">
            <text:p>11.3818359375</text:p>
          </table:table-cell>
          <table:table-cell office:value-type="float" office:value="0.0380859375" calcext:value-type="float">
            <text:p>0.0380859375</text:p>
          </table:table-cell>
        </table:table-row>
        <table:table-row table:style-name="ro1">
          <table:table-cell office:value-type="float" office:value="11.513671875" calcext:value-type="float">
            <text:p>11.513671875</text:p>
          </table:table-cell>
          <table:table-cell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11.0302734375" calcext:value-type="float">
            <text:p>11.0302734375</text:p>
          </table:table-cell>
          <table:table-cell office:value-type="float" office:value="0.03271484375" calcext:value-type="float">
            <text:p>0.03271484375</text:p>
          </table:table-cell>
        </table:table-row>
        <table:table-row table:style-name="ro1">
          <table:table-cell office:value-type="float" office:value="12.5244140625" calcext:value-type="float">
            <text:p>12.5244140625</text:p>
          </table:table-cell>
          <table:table-cell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13.0517578125" calcext:value-type="float">
            <text:p>13.0517578125</text:p>
          </table:table-cell>
          <table:table-cell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14.4580078125" calcext:value-type="float">
            <text:p>14.4580078125</text:p>
          </table:table-cell>
          <table:table-cell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14.23828125" calcext:value-type="float">
            <text:p>14.23828125</text:p>
          </table:table-cell>
          <table:table-cell office:value-type="float" office:value="0.00244140625" calcext:value-type="float">
            <text:p>0.00244140625</text:p>
          </table:table-cell>
        </table:table-row>
        <table:table-row table:style-name="ro1">
          <table:table-cell office:value-type="float" office:value="11.42578125" calcext:value-type="float">
            <text:p>11.42578125</text:p>
          </table:table-cell>
          <table:table-cell office:value-type="float" office:value="0.0029296875" calcext:value-type="float">
            <text:p>0.0029296875</text:p>
          </table:table-cell>
        </table:table-row>
        <table:table-row table:style-name="ro1">
          <table:table-cell office:value-type="float" office:value="10.283203125" calcext:value-type="float">
            <text:p>10.283203125</text:p>
          </table:table-cell>
          <table:table-cell office:value-type="float" office:value="0.01220703125" calcext:value-type="float">
            <text:p>0.01220703125</text:p>
          </table:table-cell>
        </table:table-row>
        <table:table-row table:style-name="ro1">
          <table:table-cell office:value-type="float" office:value="10.3271484375" calcext:value-type="float">
            <text:p>10.3271484375</text:p>
          </table:table-cell>
          <table:table-cell office:value-type="float" office:value="0.0361328125" calcext:value-type="float">
            <text:p>0.0361328125</text:p>
          </table:table-cell>
        </table:table-row>
        <table:table-row table:style-name="ro1">
          <table:table-cell office:value-type="float" office:value="9.3603515625" calcext:value-type="float">
            <text:p>9.3603515625</text:p>
          </table:table-cell>
          <table:table-cell office:value-type="float" office:value="0.05078125" calcext:value-type="float">
            <text:p>0.05078125</text:p>
          </table:table-cell>
        </table:table-row>
        <table:table-row table:style-name="ro1">
          <table:table-cell office:value-type="float" office:value="9.755859375" calcext:value-type="float">
            <text:p>9.755859375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.9755859375" calcext:value-type="float">
            <text:p>9.9755859375</text:p>
          </table:table-cell>
          <table:table-cell office:value-type="float" office:value="0.05419921875" calcext:value-type="float">
            <text:p>0.05419921875</text:p>
          </table:table-cell>
        </table:table-row>
        <table:table-row table:style-name="ro1">
          <table:table-cell office:value-type="float" office:value="11.07421875" calcext:value-type="float">
            <text:p>11.07421875</text:p>
          </table:table-cell>
          <table:table-cell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12.7001953125" calcext:value-type="float">
            <text:p>12.7001953125</text:p>
          </table:table-cell>
          <table:table-cell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12.7001953125" calcext:value-type="float">
            <text:p>12.7001953125</text:p>
          </table:table-cell>
          <table:table-cell office:value-type="float" office:value="-0.01025390625" calcext:value-type="float">
            <text:p>-0.01025390625</text:p>
          </table:table-cell>
        </table:table-row>
        <table:table-row table:style-name="ro1">
          <table:table-cell office:value-type="float" office:value="13.974609375" calcext:value-type="float">
            <text:p>13.974609375</text:p>
          </table:table-cell>
          <table:table-cell office:value-type="float" office:value="0.02197265625" calcext:value-type="float">
            <text:p>0.02197265625</text:p>
          </table:table-cell>
        </table:table-row>
        <table:table-row table:style-name="ro1">
          <table:table-cell office:value-type="float" office:value="13.359375" calcext:value-type="float">
            <text:p>13.359375</text:p>
          </table:table-cell>
          <table:table-cell office:value-type="float" office:value="0.033203125" calcext:value-type="float">
            <text:p>0.033203125</text:p>
          </table:table-cell>
        </table:table-row>
        <table:table-row table:style-name="ro1">
          <table:table-cell office:value-type="float" office:value="12.83203125" calcext:value-type="float">
            <text:p>12.83203125</text:p>
          </table:table-cell>
          <table:table-cell office:value-type="float" office:value="0.02587890625" calcext:value-type="float">
            <text:p>0.02587890625</text:p>
          </table:table-cell>
        </table:table-row>
        <table:table-row table:style-name="ro1">
          <table:table-cell office:value-type="float" office:value="13.6669921875" calcext:value-type="float">
            <text:p>13.6669921875</text:p>
          </table:table-cell>
          <table:table-cell office:value-type="float" office:value="0.01416015625" calcext:value-type="float">
            <text:p>0.01416015625</text:p>
          </table:table-cell>
        </table:table-row>
        <table:table-row table:style-name="ro1">
          <table:table-cell office:value-type="float" office:value="14.0625" calcext:value-type="float">
            <text:p>14.0625</text:p>
          </table:table-cell>
          <table:table-cell office:value-type="float" office:value="0.0126953125" calcext:value-type="float">
            <text:p>0.0126953125</text:p>
          </table:table-cell>
        </table:table-row>
        <table:table-row table:style-name="ro1">
          <table:table-cell office:value-type="float" office:value="13.2275390625" calcext:value-type="float">
            <text:p>13.2275390625</text:p>
          </table:table-cell>
          <table:table-cell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11.07421875" calcext:value-type="float">
            <text:p>11.07421875</text:p>
          </table:table-cell>
          <table:table-cell office:value-type="float" office:value="0.0283203125" calcext:value-type="float">
            <text:p>0.0283203125</text:p>
          </table:table-cell>
        </table:table-row>
        <table:table-row table:style-name="ro1">
          <table:table-cell office:value-type="float" office:value="11.0302734375" calcext:value-type="float">
            <text:p>11.0302734375</text:p>
          </table:table-cell>
          <table:table-cell office:value-type="float" office:value="0.01806640625" calcext:value-type="float">
            <text:p>0.01806640625</text:p>
          </table:table-cell>
        </table:table-row>
        <table:table-row table:style-name="ro1">
          <table:table-cell office:value-type="float" office:value="11.77734375" calcext:value-type="float">
            <text:p>11.77734375</text:p>
          </table:table-cell>
          <table:table-cell office:value-type="float" office:value="0.04345703125" calcext:value-type="float">
            <text:p>0.04345703125</text:p>
          </table:table-cell>
        </table:table-row>
        <table:table-row table:style-name="ro1">
          <table:table-cell office:value-type="float" office:value="12.0849609375" calcext:value-type="float">
            <text:p>12.0849609375</text:p>
          </table:table-cell>
          <table:table-cell office:value-type="float" office:value="0.0517578125" calcext:value-type="float">
            <text:p>0.0517578125</text:p>
          </table:table-cell>
        </table:table-row>
        <table:table-row table:style-name="ro1">
          <table:table-cell office:value-type="float" office:value="12.12890625" calcext:value-type="float">
            <text:p>12.12890625</text:p>
          </table:table-cell>
          <table:table-cell office:value-type="float" office:value="0.03759765625" calcext:value-type="float">
            <text:p>0.0375976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JP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5T19:03:30.545803642</dc:date>
    <meta:editing-duration>P3DT1H42M21S</meta:editing-duration>
    <meta:editing-cycles>1</meta:editing-cycles>
    <meta:document-statistic meta:table-count="1" meta:cell-count="2024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06cm" svg:height="15.089cm" xlink:href=".." xlink:type="simple" chart:class="chart:line" chart:style-name="ch1">
        <chart:legend chart:legend-position="end" svg:x="23.201cm" svg:y="7.192cm" style:legend-expansion="high" chart:style-name="ch2"/>
        <chart:plot-area chart:style-name="ch3" table:cell-range-address="accel_data.A1:accel_data.A1012" svg:x="0.506cm" svg:y="0.301cm" svg:width="22.189cm" svg:height="14.487cm">
          <chartooo:coordinate-region svg:x="1.418cm" svg:y="0.5cm" svg:width="21.277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ccel_data.A1:accel_data.A1012" chart:class="chart:line">
            <chart:data-point chart:repeated="10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.8642578125">
                <text:p>-15.8642578125</text:p>
                <draw:g>
                  <svg:desc>accel_data.A1:accel_data.A10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.8642578125">
                <text:p>-15.86425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8642578125">
                <text:p>-15.86425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8642578125">
                <text:p>-15.864257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1171875">
                <text:p>-15.1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.8857421875">
                <text:p>-17.88574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8974609375">
                <text:p>-14.89746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.0390625">
                <text:p>-20.03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.05078125">
                <text:p>-17.050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.53515625">
                <text:p>-13.53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.2490234375">
                <text:p>-15.249023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.2490234375">
                <text:p>-15.24902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4482421875">
                <text:p>-9.4482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.744140625">
                <text:p>-12.7441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.171875">
                <text:p>-16.17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.6123046875">
                <text:p>-12.61230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66796875">
                <text:p>-9.6679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052734375">
                <text:p>-9.0527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919921875">
                <text:p>-12.9199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.0087890625">
                <text:p>-9.008789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7783203125">
                <text:p>-7.7783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28125">
                <text:p>-6.32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328125">
                <text:p>-6.32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328125">
                <text:p>-6.32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328125">
                <text:p>-6.32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328125">
                <text:p>-6.32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427734375">
                <text:p>-3.4277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427734375">
                <text:p>-3.4277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427734375">
                <text:p>-3.42773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427734375">
                <text:p>-3.42773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27734375">
                <text:p>-3.42773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427734375">
                <text:p>-3.427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427734375">
                <text:p>-3.42773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.20703125">
                <text:p>-7.207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.7783203125">
                <text:p>-7.778320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8232421875">
                <text:p>-3.82324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8232421875">
                <text:p>-3.82324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232421875">
                <text:p>-3.82324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8232421875">
                <text:p>-3.82324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.8232421875">
                <text:p>-3.82324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8232421875">
                <text:p>-3.82324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8232421875">
                <text:p>-3.82324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.1962890625">
                <text:p>-6.19628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7685546875">
                <text:p>-2.7685546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8779296875">
                <text:p>-4.877929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3720703125">
                <text:p>-6.372070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6689453125">
                <text:p>-5.668945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4599609375">
                <text:p>-6.459960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44921875">
                <text:p>-5.4492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251953125">
                <text:p>-3.25195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9775390625">
                <text:p>-1.9775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9775390625">
                <text:p>-1.9775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9775390625">
                <text:p>-1.9775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9775390625">
                <text:p>-1.9775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9775390625">
                <text:p>-1.9775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669921875">
                <text:p>-1.66992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318359375">
                <text:p>-1.318359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0546875">
                <text:p>-1.05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97265625">
                <text:p>-0.219726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69921875">
                <text:p>1.66992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025390625">
                <text:p>7.602539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3935546875">
                <text:p>8.3935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1015625">
                <text:p>7.9101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525390625">
                <text:p>8.52539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8876953125">
                <text:p>9.88769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5029296875">
                <text:p>10.502929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5029296875">
                <text:p>10.502929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041015625">
                <text:p>12.04101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447265625">
                <text:p>13.447265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6669921875">
                <text:p>13.666992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3037109375">
                <text:p>16.303710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3037109375">
                <text:p>16.303710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7216796875">
                <text:p>14.721679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984375">
                <text:p>18.98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115234375">
                <text:p>23.11523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3125">
                <text:p>25.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4326171875">
                <text:p>28.432617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45703125">
                <text:p>24.34570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345703125">
                <text:p>24.345703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0810546875">
                <text:p>28.0810546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9267578125">
                <text:p>29.926757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65234375">
                <text:p>28.65234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5849609375">
                <text:p>34.584960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.2998046875">
                <text:p>32.2998046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8056640625">
                <text:p>30.805664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9365234375">
                <text:p>34.9365234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9033203125">
                <text:p>35.90332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.8798828125">
                <text:p>41.8798828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.3857421875">
                <text:p>40.385742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3193359375">
                <text:p>42.3193359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.5166015625">
                <text:p>44.5166015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021484375">
                <text:p>47.02148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5595703125">
                <text:p>48.559570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955078125">
                <text:p>48.955078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7451171875">
                <text:p>53.745117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173828125">
                <text:p>53.17382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810546875">
                <text:p>55.81054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.2490234375">
                <text:p>60.2490234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798828125">
                <text:p>58.798828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.7763671875">
                <text:p>60.7763671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45703125">
                <text:p>63.45703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.8193359375">
                <text:p>64.819335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.9404296875">
                <text:p>63.9404296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.2373046875">
                <text:p>63.2373046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.720703125">
                <text:p>63.72070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7861328125">
                <text:p>65.786132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.333984375">
                <text:p>72.33398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.455078125">
                <text:p>71.45507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.9384765625">
                <text:p>71.9384765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.564453125">
                <text:p>73.56445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.24609375">
                <text:p>72.2460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.982421875">
                <text:p>71.98242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.1142578125">
                <text:p>72.1142578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.818359375">
                <text:p>68.81835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.6533203125">
                <text:p>69.653320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.970703125">
                <text:p>74.97070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2.2216796875">
                <text:p>82.2216796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.2861328125">
                <text:p>88.286132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.9013671875">
                <text:p>88.9013671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.1435546875">
                <text:p>87.1435546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.66015625">
                <text:p>86.66015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.6162109375">
                <text:p>86.616210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.9912109375">
                <text:p>80.991210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.322265625">
                <text:p>75.322265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5.5419921875">
                <text:p>75.5419921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033203125">
                <text:p>89.033203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.3515625">
                <text:p>90.351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.15234375">
                <text:p>96.15234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.8662109375">
                <text:p>97.8662109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6.943359375">
                <text:p>96.943359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.6142578125">
                <text:p>94.614257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.7353515625">
                <text:p>93.7353515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.2080078125">
                <text:p>93.208007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.7138671875">
                <text:p>91.7138671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.0751953125">
                <text:p>97.0751953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.556640625">
                <text:p>105.556640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1.708984375">
                <text:p>111.708984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.69921875">
                <text:p>106.69921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.953125">
                <text:p>101.95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.42578125">
                <text:p>101.42578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4814453125">
                <text:p>98.4814453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7.0751953125">
                <text:p>97.075195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31640625">
                <text:p>99.31640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4375">
                <text:p>98.4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.55859375">
                <text:p>97.5585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.0302734375">
                <text:p>101.0302734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5.205078125">
                <text:p>105.205078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0.2587890625">
                <text:p>110.25878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.455078125">
                <text:p>116.45507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5.751953125">
                <text:p>115.751953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3.291015625">
                <text:p>113.29101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0.7421875">
                <text:p>110.7421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9.3798828125">
                <text:p>109.3798828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6.875">
                <text:p>106.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.3037109375">
                <text:p>106.3037109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8.544921875">
                <text:p>108.544921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.1708984375">
                <text:p>110.1708984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9609375">
                <text:p>114.9609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.7294921875">
                <text:p>117.7294921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4.6533203125">
                <text:p>114.653320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2.236328125">
                <text:p>112.236328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1474609375">
                <text:p>116.147460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.1796875">
                <text:p>119.1796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.6416015625">
                <text:p>117.6416015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.5537109375">
                <text:p>117.5537109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3.7744140625">
                <text:p>113.7744140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.048828125">
                <text:p>115.048828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.1591796875">
                <text:p>113.159179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765625">
                <text:p>118.4765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.76171875">
                <text:p>120.76171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6.1669921875">
                <text:p>126.1669921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7.8369140625">
                <text:p>127.8369140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5.68359375">
                <text:p>125.68359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5.9033203125">
                <text:p>125.9033203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5.7275390625">
                <text:p>125.7275390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6.0791015625">
                <text:p>126.0791015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4.189453125">
                <text:p>124.189453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.189453125">
                <text:p>124.18945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6.2548828125">
                <text:p>126.2548828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7.001953125">
                <text:p>127.001953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9.111328125">
                <text:p>129.111328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3.9453125">
                <text:p>133.945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6.494140625">
                <text:p>136.494140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9.21875">
                <text:p>139.21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.8115234375">
                <text:p>141.811523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.0654296875">
                <text:p>137.065429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2.01171875">
                <text:p>132.01171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1.748046875">
                <text:p>131.748046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.8681640625">
                <text:p>134.8681640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7.4609375">
                <text:p>137.4609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9.39453125">
                <text:p>139.3945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8.2080078125">
                <text:p>138.2080078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1.6357421875">
                <text:p>141.6357421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5029296875">
                <text:p>145.5029296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8.359375">
                <text:p>148.3593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9.58984375">
                <text:p>149.58984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2.20703125">
                <text:p>142.20703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3.505859375">
                <text:p>133.50585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4.296875">
                <text:p>134.296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.2412109375">
                <text:p>137.24121093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.6572265625">
                <text:p>143.6572265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.83203125">
                <text:p>147.83203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6.2060546875">
                <text:p>146.2060546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9.9853515625">
                <text:p>149.9853515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.5126953125">
                <text:p>150.5126953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2.7099609375">
                <text:p>152.7099609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3.193359375">
                <text:p>153.193359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8.4912109375">
                <text:p>148.49121093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2.294921875">
                <text:p>142.29492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.0419921875">
                <text:p>143.0419921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2.20703125">
                <text:p>142.20703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3.4375">
                <text:p>143.4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0.380859375">
                <text:p>150.380859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9072265625">
                <text:p>154.9072265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0.6884765625">
                <text:p>150.688476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4.404296875">
                <text:p>144.4042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2.6904296875">
                <text:p>142.6904296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3.3935546875">
                <text:p>143.3935546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3.1298828125">
                <text:p>143.1298828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1.9873046875">
                <text:p>141.9873046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2.6025390625">
                <text:p>142.6025390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3.701171875">
                <text:p>143.701171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2.294921875">
                <text:p>142.294921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7.98828125">
                <text:p>137.98828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4.2529296875">
                <text:p>134.252929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1.66015625">
                <text:p>131.6601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.4521484375">
                <text:p>128.4521484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6.474609375">
                <text:p>126.474609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.0673828125">
                <text:p>129.067382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2.4951171875">
                <text:p>132.4951171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1.748046875">
                <text:p>131.748046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6.9140625">
                <text:p>126.9140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2.7392578125">
                <text:p>122.7392578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.6298828125">
                <text:p>120.6298828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9.443359375">
                <text:p>119.443359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.0361328125">
                <text:p>122.0361328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4.3212890625">
                <text:p>124.3212890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6.0791015625">
                <text:p>126.079101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.5302734375">
                <text:p>123.5302734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9.7509765625">
                <text:p>119.750976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5.6201171875">
                <text:p>115.6201171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0.3466796875">
                <text:p>110.3466796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3.7548828125">
                <text:p>103.7548828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.07421875">
                <text:p>101.07421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.7666015625">
                <text:p>100.76660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2.0849609375">
                <text:p>102.0849609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6.6552734375">
                <text:p>106.6552734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0.830078125">
                <text:p>110.8300781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.3896484375">
                <text:p>114.3896484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2.8076171875">
                <text:p>112.8076171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4.94140625">
                <text:p>104.9414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5.1416015625">
                <text:p>95.141601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1.8896484375">
                <text:p>91.8896484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3.2958984375">
                <text:p>93.2958984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3.9990234375">
                <text:p>93.9990234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.15234375">
                <text:p>96.15234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5.537109375">
                <text:p>95.537109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4.4384765625">
                <text:p>94.4384765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3.5595703125">
                <text:p>93.559570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.4716796875">
                <text:p>93.47167968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.63671875">
                <text:p>92.63671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.9990234375">
                <text:p>93.99902343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3.3837890625">
                <text:p>93.3837890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.583984375">
                <text:p>83.583984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.232421875">
                <text:p>83.232421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.3310546875">
                <text:p>84.3310546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.8916015625">
                <text:p>83.891601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.6279296875">
                <text:p>83.6279296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3.0126953125">
                <text:p>83.0126953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.3857421875">
                <text:p>85.3857421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.166015625">
                <text:p>85.16601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.7265625">
                <text:p>84.7265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.705078125">
                <text:p>82.705078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9.1015625">
                <text:p>79.1015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.4755859375">
                <text:p>77.47558593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.57421875">
                <text:p>78.574218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1240234375">
                <text:p>77.12402343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.443359375">
                <text:p>74.4433593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.697265625">
                <text:p>69.697265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8.8623046875">
                <text:p>68.86230468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2.4658203125">
                <text:p>72.4658203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4.6630859375">
                <text:p>74.66308593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2.3779296875">
                <text:p>72.3779296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203125">
                <text:p>68.2031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4345703125">
                <text:p>65.434570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654296875">
                <text:p>65.654296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4.6875">
                <text:p>64.6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0859375">
                <text:p>63.80859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3.7646484375">
                <text:p>63.7646484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.4794921875">
                <text:p>61.4794921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.5458984375">
                <text:p>59.5458984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5.4150390625">
                <text:p>55.4150390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.8896484375">
                <text:p>46.8896484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4296875">
                <text:p>40.4296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.73828125">
                <text:p>36.7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.92578125">
                <text:p>33.92578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.7275390625">
                <text:p>35.7275390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1220703125">
                <text:p>40.1220703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.1875">
                <text:p>42.18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2431640625">
                <text:p>39.2431640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.1123046875">
                <text:p>35.1123046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86328125">
                <text:p>33.48632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.904296875">
                <text:p>31.904296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.7626953125">
                <text:p>26.7626953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.7626953125">
                <text:p>26.7626953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.7626953125">
                <text:p>26.7626953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4033203125">
                <text:p>13.4033203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9853515625">
                <text:p>14.9853515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9970703125">
                <text:p>11.9970703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.1181640625">
                <text:p>-11.1181640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3.623046875">
                <text:p>-13.6230468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0.1513671875">
                <text:p>-10.1513671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.0205078125">
                <text:p>-6.0205078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.064453125">
                <text:p>-6.064453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.064453125">
                <text:p>-6.064453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.064453125">
                <text:p>-6.064453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.064453125">
                <text:p>-6.064453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.064453125">
                <text:p>-6.064453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6.54296875">
                <text:p>-26.54296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9.4873046875">
                <text:p>-29.48730468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3.57421875">
                <text:p>-33.57421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9.375">
                <text:p>-39.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9.2431640625">
                <text:p>-39.2431640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7.08984375">
                <text:p>-37.08984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6.826171875">
                <text:p>-36.826171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8.5400390625">
                <text:p>-38.5400390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1.396484375">
                <text:p>-41.396484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42.36328125">
                <text:p>-42.36328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3.41796875">
                <text:p>-43.41796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6.0107421875">
                <text:p>-46.0107421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3.7451171875">
                <text:p>-53.7451171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0.556640625">
                <text:p>-60.5566406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5.56640625">
                <text:p>-65.566406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7.236328125">
                <text:p>-67.236328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3.896484375">
                <text:p>-63.896484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58.974609375">
                <text:p>-58.974609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9.150390625">
                <text:p>-59.150390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0.5126953125">
                <text:p>-60.5126953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4.5556640625">
                <text:p>-64.5556640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1.2353515625">
                <text:p>-71.23535156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5.8056640625">
                <text:p>-75.8056640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80.9912109375">
                <text:p>-80.99121093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80.244140625">
                <text:p>-80.2441406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5.7177734375">
                <text:p>-75.7177734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5.0146484375">
                <text:p>-75.01464843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8.662109375">
                <text:p>-78.6621093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81.0791015625">
                <text:p>-81.0791015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81.298828125">
                <text:p>-81.2988281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81.4306640625">
                <text:p>-81.4306640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82.3974609375">
                <text:p>-82.39746093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85.25390625">
                <text:p>-85.25390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85.25390625">
                <text:p>-85.25390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85.25390625">
                <text:p>-85.253906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85.25390625">
                <text:p>-85.25390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85.25390625">
                <text:p>-85.253906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87.802734375">
                <text:p>-87.802734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81.9580078125">
                <text:p>-81.95800781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02.65625">
                <text:p>-102.656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01.42578125">
                <text:p>-101.42578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94.7900390625">
                <text:p>-94.7900390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94.7900390625">
                <text:p>-94.79003906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94.7900390625">
                <text:p>-94.7900390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94.7900390625">
                <text:p>-94.79003906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94.7900390625">
                <text:p>-94.7900390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94.7900390625">
                <text:p>-94.7900390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91.7578125">
                <text:p>-91.75781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00.2392578125">
                <text:p>-100.23925781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98.5693359375">
                <text:p>-98.56933593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94.6142578125">
                <text:p>-94.6142578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94.306640625">
                <text:p>-94.306640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93.8671875">
                <text:p>-93.8671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90.8349609375">
                <text:p>-90.83496093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92.2412109375">
                <text:p>-92.2412109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92.900390625">
                <text:p>-92.9003906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97.294921875">
                <text:p>-97.294921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96.8994140625">
                <text:p>-96.89941406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96.9873046875">
                <text:p>-96.9873046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98.26171875">
                <text:p>-98.2617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00.458984375">
                <text:p>-100.4589843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00.2392578125">
                <text:p>-100.23925781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97.734375">
                <text:p>-97.7343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9.404296875">
                <text:p>-99.404296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99.1845703125">
                <text:p>-99.1845703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01.2939453125">
                <text:p>-101.29394531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03.0517578125">
                <text:p>-103.0517578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01.6455078125">
                <text:p>-101.6455078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00.7666015625">
                <text:p>-100.76660156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00.283203125">
                <text:p>-100.283203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99.31640625">
                <text:p>-99.31640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03.1396484375">
                <text:p>-103.1396484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09.9072265625">
                <text:p>-109.90722656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10.0830078125">
                <text:p>-110.0830078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11.5771484375">
                <text:p>-111.57714843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11.8408203125">
                <text:p>-111.84082031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10.0830078125">
                <text:p>-110.0830078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09.951171875">
                <text:p>-109.95117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11.2255859375">
                <text:p>-111.2255859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13.37890625">
                <text:p>-113.378906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17.2021484375">
                <text:p>-117.20214843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17.0703125">
                <text:p>-117.0703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15.2685546875">
                <text:p>-115.2685546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18.4765625">
                <text:p>-118.4765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27.0458984375">
                <text:p>-127.04589843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29.9462890625">
                <text:p>-129.94628906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26.2109375">
                <text:p>-126.21093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17.94921875">
                <text:p>-117.94921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16.4990234375">
                <text:p>-116.4990234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22.3876953125">
                <text:p>-122.3876953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32.1875">
                <text:p>-132.1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35.9228515625">
                <text:p>-135.9228515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36.5380859375">
                <text:p>-136.5380859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35.2197265625">
                <text:p>-135.2197265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29.0673828125">
                <text:p>-129.0673828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31.4404296875">
                <text:p>-131.44042968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28.935546875">
                <text:p>-128.9355468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22.6513671875">
                <text:p>-122.65136718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21.3330078125">
                <text:p>-121.3330078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25.33203125">
                <text:p>-125.33203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35.5712890625">
                <text:p>-135.57128906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41.15234375">
                <text:p>-141.15234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41.9873046875">
                <text:p>-141.9873046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41.943359375">
                <text:p>-141.943359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44.2724609375">
                <text:p>-144.272460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43.173828125">
                <text:p>-143.1738281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39.7021484375">
                <text:p>-139.7021484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40.4052734375">
                <text:p>-140.4052734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42.646484375">
                <text:p>-142.6464843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49.1943359375">
                <text:p>-149.194335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52.6220703125">
                <text:p>-152.62207031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52.490234375">
                <text:p>-152.490234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53.3251953125">
                <text:p>-153.32519531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53.896484375">
                <text:p>-153.896484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51.171875">
                <text:p>-151.1718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48.798828125">
                <text:p>-148.7988281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54.599609375">
                <text:p>-154.59960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57.7197265625">
                <text:p>-157.71972656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56.4013671875">
                <text:p>-156.4013671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52.40234375">
                <text:p>-152.402343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46.42578125">
                <text:p>-146.42578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48.974609375">
                <text:p>-148.974609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57.236328125">
                <text:p>-157.236328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60.224609375">
                <text:p>-160.224609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59.5654296875">
                <text:p>-159.5654296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59.6533203125">
                <text:p>-159.65332031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58.818359375">
                <text:p>-158.8183593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61.982421875">
                <text:p>-161.982421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65.05859375">
                <text:p>-165.058593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59.609375">
                <text:p>-159.6093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58.203125">
                <text:p>-158.2031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62.59765625">
                <text:p>-162.597656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67.87109375">
                <text:p>-167.871093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66.46484375">
                <text:p>-166.46484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61.6748046875">
                <text:p>-161.6748046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62.0703125">
                <text:p>-162.07031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65.5859375">
                <text:p>-165.58593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59.1259765625">
                <text:p>-159.12597656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53.45703125">
                <text:p>-153.45703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54.2919921875">
                <text:p>-154.29199218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50.0732421875">
                <text:p>-150.07324218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42.5146484375">
                <text:p>-142.51464843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40.44921875">
                <text:p>-140.449218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48.0078125">
                <text:p>-148.00781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52.7978515625">
                <text:p>-152.79785156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50.3369140625">
                <text:p>-150.3369140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45.4150390625">
                <text:p>-145.4150390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36.3623046875">
                <text:p>-136.36230468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25.0244140625">
                <text:p>-125.02441406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08.896484375">
                <text:p>-108.8964843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02.744140625">
                <text:p>-102.7441406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12.1044921875">
                <text:p>-112.10449218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19.794921875">
                <text:p>-119.794921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22.431640625">
                <text:p>-122.431640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24.013671875">
                <text:p>-124.0136718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18.564453125">
                <text:p>-118.564453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08.3251953125">
                <text:p>-108.3251953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98.7451171875">
                <text:p>-98.74511718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98.7451171875">
                <text:p>-98.7451171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98.7451171875">
                <text:p>-98.74511718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92.900390625">
                <text:p>-92.9003906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97.0751953125">
                <text:p>-97.0751953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01.3818359375">
                <text:p>-101.38183593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04.4140625">
                <text:p>-104.41406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05.732421875">
                <text:p>-105.732421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98.7890625">
                <text:p>-98.78906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98.7890625">
                <text:p>-98.789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98.7890625">
                <text:p>-98.78906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98.7890625">
                <text:p>-98.78906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98.7890625">
                <text:p>-98.78906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88.154296875">
                <text:p>-88.1542968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78.75">
                <text:p>-78.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78.0029296875">
                <text:p>-78.0029296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81.1669921875">
                <text:p>-81.166992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84.814453125">
                <text:p>-84.8144531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84.814453125">
                <text:p>-84.814453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84.814453125">
                <text:p>-84.814453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84.814453125">
                <text:p>-84.8144531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85.517578125">
                <text:p>-85.517578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79.1455078125">
                <text:p>-79.14550781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68.3349609375">
                <text:p>-68.3349609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60.46875">
                <text:p>-60.46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58.798828125">
                <text:p>-58.7988281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64.51171875">
                <text:p>-64.511718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68.994140625">
                <text:p>-68.9941406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69.169921875">
                <text:p>-69.169921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68.4228515625">
                <text:p>-68.42285156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60.4248046875">
                <text:p>-60.42480468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54.404296875">
                <text:p>-54.4042968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52.20703125">
                <text:p>-52.207031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50.2734375">
                <text:p>-50.2734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8.427734375">
                <text:p>-48.4277343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2.01171875">
                <text:p>-42.01171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39.8583984375">
                <text:p>-39.85839843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39.111328125">
                <text:p>-39.111328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36.0791015625">
                <text:p>-36.07910156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33.486328125">
                <text:p>-33.486328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33.486328125">
                <text:p>-33.486328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33.486328125">
                <text:p>-33.4863281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33.486328125">
                <text:p>-33.4863281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22.67578125">
                <text:p>-22.675781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8.720703125">
                <text:p>-18.7207031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4.8095703125">
                <text:p>-14.8095703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1.07421875">
                <text:p>-11.07421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6.6357421875">
                <text:p>-6.63574218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.6357421875">
                <text:p>-6.63574218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6.6357421875">
                <text:p>-6.63574218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6.6357421875">
                <text:p>-6.63574218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.634765625">
                <text:p>10.6347656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.99609375">
                <text:p>15.99609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.75390625">
                <text:p>17.753906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599609375">
                <text:p>19.5996093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599609375">
                <text:p>19.5996093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599609375">
                <text:p>19.5996093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.21484375">
                <text:p>20.214843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.4560546875">
                <text:p>22.45605468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.333984375">
                <text:p>27.3339843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.552734375">
                <text:p>31.5527343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.8154296875">
                <text:p>35.81542968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9.814453125">
                <text:p>39.8144531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0.09765625">
                <text:p>50.097656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3.3935546875">
                <text:p>53.393554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4.228515625">
                <text:p>54.2285156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4.84375">
                <text:p>54.843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.5908203125">
                <text:p>55.59082031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3.4814453125">
                <text:p>53.48144531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8.8671875">
                <text:p>48.86718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2.03125">
                <text:p>52.031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6.1181640625">
                <text:p>56.11816406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.4248046875">
                <text:p>60.42480468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.4892578125">
                <text:p>66.48925781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.4443359375">
                <text:p>70.44433593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3.388671875">
                <text:p>73.3886718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.76171875">
                <text:p>75.761718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.7626953125">
                <text:p>71.76269531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.466796875">
                <text:p>68.4667968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.90625">
                <text:p>68.90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.0712890625">
                <text:p>68.07128906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.818359375">
                <text:p>68.8183593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5.6298828125">
                <text:p>75.62988281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0.4638671875">
                <text:p>80.4638671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4.1552734375">
                <text:p>84.15527343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2.4853515625">
                <text:p>82.48535156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2.1337890625">
                <text:p>82.1337890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2.08984375">
                <text:p>82.089843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2.6611328125">
                <text:p>82.6611328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2.353515625">
                <text:p>82.3535156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1.1669921875">
                <text:p>81.16699218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1.1669921875">
                <text:p>81.16699218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.287109375">
                <text:p>84.2871093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6.2646484375">
                <text:p>86.26464843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8.8134765625">
                <text:p>88.8134765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9.82421875">
                <text:p>89.824218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6.5283203125">
                <text:p>86.52832031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7.099609375">
                <text:p>87.0996093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.802734375">
                <text:p>87.8027343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6.1767578125">
                <text:p>86.17675781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5.8251953125">
                <text:p>85.82519531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3.759765625">
                <text:p>83.7597656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2.265625">
                <text:p>82.2656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5.625">
                <text:p>95.6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1.0986328125">
                <text:p>91.09863281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4.5703125">
                <text:p>94.57031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4.4384765625">
                <text:p>94.43847656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5.888671875">
                <text:p>95.8886718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.546875">
                <text:p>100.5468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8.525390625">
                <text:p>98.5253906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2.724609375">
                <text:p>92.7246093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2.8564453125">
                <text:p>92.8564453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6.416015625">
                <text:p>96.4160156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1.77734375">
                <text:p>101.777343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0.72265625">
                <text:p>100.722656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6.5478515625">
                <text:p>96.54785156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5.888671875">
                <text:p>95.8886718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7.2509765625">
                <text:p>97.25097656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2.98828125">
                <text:p>92.988281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5.2734375">
                <text:p>95.27343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9.1845703125">
                <text:p>99.18457031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8.8330078125">
                <text:p>98.83300781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0.72265625">
                <text:p>100.722656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7.2509765625">
                <text:p>97.25097656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6.50390625">
                <text:p>96.503906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8.8330078125">
                <text:p>98.83300781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.580078125">
                <text:p>99.5800781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.404296875">
                <text:p>99.4042968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8.5693359375">
                <text:p>98.56933593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.228515625">
                <text:p>99.2285156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1.8212890625">
                <text:p>101.82128906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.4921875">
                <text:p>99.49218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3.7548828125">
                <text:p>103.75488281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4.4140625">
                <text:p>104.41406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.6669921875">
                <text:p>103.66699218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3.5791015625">
                <text:p>103.57910156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3.5791015625">
                <text:p>103.57910156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5.0732421875">
                <text:p>105.07324218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1.953125">
                <text:p>101.9531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2.48046875">
                <text:p>102.480468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4.58984375">
                <text:p>104.589843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4.3701171875">
                <text:p>104.37011718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3.4912109375">
                <text:p>103.49121093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2.3486328125">
                <text:p>102.34863281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5.99609375">
                <text:p>105.996093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5.8203125">
                <text:p>105.82031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3.5791015625">
                <text:p>103.57910156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5.6884765625">
                <text:p>105.6884765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6.875">
                <text:p>106.8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5.99609375">
                <text:p>105.996093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5.46875">
                <text:p>105.468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3.0517578125">
                <text:p>103.05175781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3.6669921875">
                <text:p>103.66699218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7.05078125">
                <text:p>107.050781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.708984375">
                <text:p>111.708984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2.0166015625">
                <text:p>112.01660156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8.10546875">
                <text:p>108.105468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6.5234375">
                <text:p>106.5234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0.0830078125">
                <text:p>110.08300781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2.9833984375">
                <text:p>112.98339843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0.91796875">
                <text:p>110.917968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7.2705078125">
                <text:p>107.27050781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9.2919921875">
                <text:p>109.29199218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1.1376953125">
                <text:p>111.13769531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9.6875">
                <text:p>109.68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7.578125">
                <text:p>107.5781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1.26953125">
                <text:p>111.269531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1.2255859375">
                <text:p>111.2255859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1.09375">
                <text:p>111.093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1.357421875">
                <text:p>111.3574218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1.26953125">
                <text:p>111.269531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1.4013671875">
                <text:p>111.40136718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8.6328125">
                <text:p>108.63281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6.787109375">
                <text:p>106.7871093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5.7763671875">
                <text:p>105.77636718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8.369140625">
                <text:p>108.3691406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7.9736328125">
                <text:p>107.97363281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3.7109375">
                <text:p>103.71093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1.6015625">
                <text:p>101.60156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2.2607421875">
                <text:p>102.26074218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9.7119140625">
                <text:p>99.71191406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7.119140625">
                <text:p>97.1191406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4.7900390625">
                <text:p>94.79003906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6.240234375">
                <text:p>96.2402343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5.1416015625">
                <text:p>95.14160156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2.197265625">
                <text:p>92.1972656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5.2294921875">
                <text:p>95.2294921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7.5146484375">
                <text:p>97.51464843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6.8994140625">
                <text:p>96.89941406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5.44921875">
                <text:p>95.449218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3.33984375">
                <text:p>93.339843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1.1865234375">
                <text:p>91.18652343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1.142578125">
                <text:p>91.1425781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2.28515625">
                <text:p>92.285156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2.28515625">
                <text:p>92.285156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2.2412109375">
                <text:p>92.24121093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0.087890625">
                <text:p>90.0878906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.01171875">
                <text:p>87.01171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5.5615234375">
                <text:p>85.56152343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.232421875">
                <text:p>83.2324218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0.2880859375">
                <text:p>80.28808593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8.486328125">
                <text:p>78.4863281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6.904296875">
                <text:p>76.904296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7.2119140625">
                <text:p>77.21191406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6.5087890625">
                <text:p>76.50878906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.8056640625">
                <text:p>75.80566406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7.255859375">
                <text:p>77.2558593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.2236328125">
                <text:p>74.22363281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8.37890625">
                <text:p>68.378906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3.984375">
                <text:p>63.9843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3.193359375">
                <text:p>63.1933593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5.5224609375">
                <text:p>65.52246093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5.2587890625">
                <text:p>65.25878906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1.787109375">
                <text:p>61.7871093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9.9853515625">
                <text:p>59.98535156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.07421875">
                <text:p>56.074218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9.0869140625">
                <text:p>49.08691406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4.7802734375">
                <text:p>44.78027343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3.0224609375">
                <text:p>43.02246093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1.572265625">
                <text:p>41.5722656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9.7705078125">
                <text:p>39.77050781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.6171875">
                <text:p>37.6171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.0791015625">
                <text:p>36.0791015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6.298828125">
                <text:p>36.2988281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5.8154296875">
                <text:p>35.81542968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.5859375">
                <text:p>30.58593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6.0595703125">
                <text:p>26.05957031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67578125">
                <text:p>22.675781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.9619140625">
                <text:p>20.96191406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.6650390625">
                <text:p>21.66503906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0166015625">
                <text:p>22.01660156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.0830078125">
                <text:p>20.08300781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732421875">
                <text:p>15.7324218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.6455078125">
                <text:p>11.64550781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.31640625">
                <text:p>9.316406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.31640625">
                <text:p>9.316406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.31640625">
                <text:p>9.316406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.31640625">
                <text:p>9.316406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7.6904296875">
                <text:p>-7.69042968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4.1943359375">
                <text:p>-14.19433593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8.5009765625">
                <text:p>-18.50097656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9.9951171875">
                <text:p>-19.9951171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3.5107421875">
                <text:p>-23.51074218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30.05859375">
                <text:p>-30.058593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38.0126953125">
                <text:p>-38.01269531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42.01171875">
                <text:p>-42.011718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3.5498046875">
                <text:p>-43.54980468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51.1083984375">
                <text:p>-51.10839843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55.283203125">
                <text:p>-55.2832031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58.9306640625">
                <text:p>-58.93066406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58.271484375">
                <text:p>-58.2714843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58.095703125">
                <text:p>-58.0957031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60.8642578125">
                <text:p>-60.86425781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63.4130859375">
                <text:p>-63.4130859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65.4345703125">
                <text:p>-65.43457031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63.9404296875">
                <text:p>-63.94042968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65.8740234375">
                <text:p>-65.87402343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70.3564453125">
                <text:p>-70.3564453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73.65234375">
                <text:p>-73.652343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76.0693359375">
                <text:p>-76.06933593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77.4755859375">
                <text:p>-77.47558593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76.552734375">
                <text:p>-76.5527343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75.1904296875">
                <text:p>-75.19042968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74.619140625">
                <text:p>-74.6191406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76.8603515625">
                <text:p>-76.86035156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76.728515625">
                <text:p>-76.7285156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77.431640625">
                <text:p>-77.431640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80.419921875">
                <text:p>-80.4199218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85.60546875">
                <text:p>-85.605468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87.099609375">
                <text:p>-87.0996093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87.36328125">
                <text:p>-87.363281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87.36328125">
                <text:p>-87.363281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87.36328125">
                <text:p>-87.363281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86.30859375">
                <text:p>-86.308593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86.30859375">
                <text:p>-86.308593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88.857421875">
                <text:p>-88.8574218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87.0556640625">
                <text:p>-87.05566406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84.19921875">
                <text:p>-84.199218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89.6044921875">
                <text:p>-89.6044921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89.6044921875">
                <text:p>-89.60449218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89.6044921875">
                <text:p>-89.60449218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89.6044921875">
                <text:p>-89.60449218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89.560546875">
                <text:p>-89.5605468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95.2734375">
                <text:p>-95.2734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97.822265625">
                <text:p>-97.8222656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99.4921875">
                <text:p>-99.49218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98.26171875">
                <text:p>-98.261718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91.5380859375">
                <text:p>-91.53808593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91.5380859375">
                <text:p>-91.53808593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91.5380859375">
                <text:p>-91.5380859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91.5380859375">
                <text:p>-91.53808593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91.5380859375">
                <text:p>-91.53808593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91.5380859375">
                <text:p>-91.5380859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90.7470703125">
                <text:p>-90.74707031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94.2626953125">
                <text:p>-94.2626953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99.755859375">
                <text:p>-99.7558593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92.5927734375">
                <text:p>-92.5927734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92.5927734375">
                <text:p>-92.59277343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92.5927734375">
                <text:p>-92.5927734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92.5927734375">
                <text:p>-92.59277343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92.5927734375">
                <text:p>-92.59277343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90.7470703125">
                <text:p>-90.7470703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90.791015625">
                <text:p>-90.7910156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91.4501953125">
                <text:p>-91.45019531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93.2080078125">
                <text:p>-93.20800781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95.361328125">
                <text:p>-95.3613281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93.9990234375">
                <text:p>-93.99902343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93.8671875">
                <text:p>-93.86718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96.4599609375">
                <text:p>-96.45996093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98.8330078125">
                <text:p>-98.8330078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00.634765625">
                <text:p>-100.6347656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99.8876953125">
                <text:p>-99.88769531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97.6904296875">
                <text:p>-97.69042968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96.6357421875">
                <text:p>-96.63574218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95.009765625">
                <text:p>-95.0097656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95.2294921875">
                <text:p>-95.22949218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99.31640625">
                <text:p>-99.316406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00.37109375">
                <text:p>-100.371093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01.8212890625">
                <text:p>-101.82128906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03.4033203125">
                <text:p>-103.40332031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05.46875">
                <text:p>-105.468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06.9189453125">
                <text:p>-106.91894531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05.732421875">
                <text:p>-105.7324218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08.10546875">
                <text:p>-108.105468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07.841796875">
                <text:p>-107.8417968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06.171875">
                <text:p>-106.1718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05.46875">
                <text:p>-105.468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04.6337890625">
                <text:p>-104.63378906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03.623046875">
                <text:p>-103.6230468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03.447265625">
                <text:p>-103.4472656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06.69921875">
                <text:p>-106.699218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10.126953125">
                <text:p>-110.1269531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13.4228515625">
                <text:p>-113.4228515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15.224609375">
                <text:p>-115.2246093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14.3017578125">
                <text:p>-114.30175781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10.9619140625">
                <text:p>-110.96191406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09.9951171875">
                <text:p>-109.99511718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10.21484375">
                <text:p>-110.214843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09.1162109375">
                <text:p>-109.11621093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08.5009765625">
                <text:p>-108.50097656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08.6767578125">
                <text:p>-108.67675781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06.3037109375">
                <text:p>-106.30371093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06.5234375">
                <text:p>-106.5234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12.1923828125">
                <text:p>-112.19238281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11.708984375">
                <text:p>-111.7089843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10.0830078125">
                <text:p>-110.0830078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10.126953125">
                <text:p>-110.1269531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08.6767578125">
                <text:p>-108.67675781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05.64453125">
                <text:p>-105.64453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04.3701171875">
                <text:p>-104.37011718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08.017578125">
                <text:p>-108.0175781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10.1708984375">
                <text:p>-110.17089843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06.7431640625">
                <text:p>-106.74316406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03.447265625">
                <text:p>-103.4472656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03.18359375">
                <text:p>-103.183593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02.3046875">
                <text:p>-102.30468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03.53515625">
                <text:p>-103.535156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05.029296875">
                <text:p>-105.0292968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02.83203125">
                <text:p>-102.832031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96.85546875">
                <text:p>-96.855468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95.185546875">
                <text:p>-95.1855468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97.3388671875">
                <text:p>-97.33886718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96.0205078125">
                <text:p>-96.02050781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95.009765625">
                <text:p>-95.0097656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95.361328125">
                <text:p>-95.3613281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96.240234375">
                <text:p>-96.2402343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95.361328125">
                <text:p>-95.3613281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91.0546875">
                <text:p>-91.05468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91.0546875">
                <text:p>-91.05468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91.0546875">
                <text:p>-91.05468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91.0546875">
                <text:p>-91.05468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91.0546875">
                <text:p>-91.05468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91.8017578125">
                <text:p>-91.80175781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93.8671875">
                <text:p>-93.86718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89.7802734375">
                <text:p>-89.78027343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89.12109375">
                <text:p>-89.121093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84.0673828125">
                <text:p>-84.06738281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79.013671875">
                <text:p>-79.0136718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80.068359375">
                <text:p>-80.0683593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83.3203125">
                <text:p>-83.32031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87.3193359375">
                <text:p>-87.31933593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89.560546875">
                <text:p>-89.5605468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82.1337890625">
                <text:p>-82.13378906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75.1025390625">
                <text:p>-75.10253906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68.115234375">
                <text:p>-68.1152343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64.8193359375">
                <text:p>-64.81933593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61.6552734375">
                <text:p>-61.65527343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61.435546875">
                <text:p>-61.4355468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64.3359375">
                <text:p>-64.33593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64.0283203125">
                <text:p>-64.02832031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61.8310546875">
                <text:p>-61.83105468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59.677734375">
                <text:p>-59.6777343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54.0087890625">
                <text:p>-54.00878906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47.63671875">
                <text:p>-47.636718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41.396484375">
                <text:p>-41.3964843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38.0126953125">
                <text:p>-38.01269531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35.6396484375">
                <text:p>-35.639648437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36.03515625">
                <text:p>-36.035156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34.189453125">
                <text:p>-34.1894531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31.3330078125">
                <text:p>-31.33300781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31.3330078125">
                <text:p>-31.33300781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26.806640625">
                <text:p>-26.8066406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23.90625">
                <text:p>-23.906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1.62109375">
                <text:p>-21.621093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9.1162109375">
                <text:p>-19.1162109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5.64453125">
                <text:p>-15.644531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3.0078125">
                <text:p>-13.00781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1.513671875">
                <text:p>-11.5136718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3.095703125">
                <text:p>-13.0957031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4.9853515625">
                <text:p>-14.98535156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1.865234375">
                <text:p>-11.8652343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7.03125">
                <text:p>-7.031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3.2080078125">
                <text:p>-3.20800781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318359375">
                <text:p>0.13183593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4384765625">
                <text:p>4.43847656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.634765625">
                <text:p>10.6347656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.1171875">
                <text:p>15.11718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.578125">
                <text:p>17.5781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.0283203125">
                <text:p>19.0283203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1845703125">
                <text:p>9.18457031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1845703125">
                <text:p>9.18457031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1845703125">
                <text:p>9.18457031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2.5048828125">
                <text:p>-2.50488281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2080078125">
                <text:p>3.20800781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.03125">
                <text:p>7.031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.4052734375">
                <text:p>5.40527343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240234375">
                <text:p>9.62402343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240234375">
                <text:p>9.62402343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240234375">
                <text:p>9.62402343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240234375">
                <text:p>9.62402343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6240234375">
                <text:p>9.62402343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6240234375">
                <text:p>9.62402343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6240234375">
                <text:p>9.624023437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.3056640625">
                <text:p>8.30566406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31640625">
                <text:p>9.316406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.2939453125">
                <text:p>11.29394531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.359375">
                <text:p>13.3593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.1171875">
                <text:p>15.11718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.8203125">
                <text:p>15.82031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94140625">
                <text:p>14.941406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.8759765625">
                <text:p>12.87597656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.6123046875">
                <text:p>12.612304687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3.18359375">
                <text:p>13.183593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.623046875">
                <text:p>13.6230468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.2939453125">
                <text:p>11.29394531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.3818359375">
                <text:p>11.38183593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.513671875">
                <text:p>11.5136718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.0302734375">
                <text:p>11.03027343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.5244140625">
                <text:p>12.5244140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3.0517578125">
                <text:p>13.05175781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.4580078125">
                <text:p>14.45800781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.23828125">
                <text:p>14.238281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.42578125">
                <text:p>11.425781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.283203125">
                <text:p>10.2832031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.3271484375">
                <text:p>10.32714843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755859375">
                <text:p>9.7558593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55859375">
                <text:p>9.97558593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.07421875">
                <text:p>11.074218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.7001953125">
                <text:p>12.70019531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.7001953125">
                <text:p>12.70019531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3.974609375">
                <text:p>13.9746093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3.359375">
                <text:p>13.3593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.83203125">
                <text:p>12.832031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3.6669921875">
                <text:p>13.66699218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.0625">
                <text:p>14.06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.2275390625">
                <text:p>13.22753906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.07421875">
                <text:p>11.0742187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.0302734375">
                <text:p>11.030273437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.77734375">
                <text:p>11.777343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2.0849609375">
                <text:p>12.084960937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.12890625">
                <text:p>12.12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13cm" svg:height="13.893cm" xlink:href=".." xlink:type="simple" chart:class="chart:line" chart:style-name="ch1">
        <chart:legend chart:legend-position="end" svg:x="23.008cm" svg:y="6.594cm" style:legend-expansion="high" chart:style-name="ch2"/>
        <chart:plot-area chart:style-name="ch3" table:cell-range-address="accel_data.B1:accel_data.B1012" svg:x="0.502cm" svg:y="0.277cm" svg:width="22.004cm" svg:height="13.339cm">
          <chartooo:coordinate-region svg:x="1.335cm" svg:y="0.476cm" svg:width="21.171cm" svg:height="12.9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ccel_data.B1:accel_data.B1012" chart:class="chart:line">
            <chart:data-point chart:repeated="10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71875">
                <text:p>0.01171875</text:p>
                <draw:g>
                  <svg:desc>accel_data.B1:accel_data.B10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220703125">
                <text:p>-0.012207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5859375">
                <text:p>-0.005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44140625">
                <text:p>-0.002441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66796875">
                <text:p>0.0346679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77734375">
                <text:p>0.07177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8203125">
                <text:p>0.09082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51953125">
                <text:p>0.082519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28515625">
                <text:p>0.09228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369140625">
                <text:p>0.033691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927734375">
                <text:p>-0.009277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0859375">
                <text:p>0.038085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806640625">
                <text:p>0.0180664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537109375">
                <text:p>-0.0053710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783203125">
                <text:p>-0.0278320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63671875">
                <text:p>-0.026367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244140625">
                <text:p>-0.0024414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26953125">
                <text:p>-0.012695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392578125">
                <text:p>-0.023925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5390625">
                <text:p>-0.0253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587890625">
                <text:p>-0.0258789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392578125">
                <text:p>-0.023925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48828125">
                <text:p>-0.004882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07421875">
                <text:p>-0.01074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9296875">
                <text:p>-0.029296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515625">
                <text:p>-0.0351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90625">
                <text:p>-0.03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490234375">
                <text:p>-0.02490234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341796875">
                <text:p>-0.00341796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513671875">
                <text:p>-0.0151367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146484375">
                <text:p>-0.0014648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904296875">
                <text:p>-0.0190429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39453125">
                <text:p>-0.043945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3662109375">
                <text:p>-0.0366210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978515625">
                <text:p>-0.0297851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123046875">
                <text:p>-0.0112304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029296875">
                <text:p>0.0502929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146484375">
                <text:p>-0.0014648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24609375">
                <text:p>-0.022460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708984375">
                <text:p>-0.01708984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1953125">
                <text:p>-0.0019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587890625">
                <text:p>0.025878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076171875">
                <text:p>0.030761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9033203125">
                <text:p>-0.090332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29296875">
                <text:p>-0.00292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1484375">
                <text:p>-0.02148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58984375">
                <text:p>-0.045898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24609375">
                <text:p>-0.0224609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517578125">
                <text:p>0.0551757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517578125">
                <text:p>0.055175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390625">
                <text:p>-0.00390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1953125">
                <text:p>-0.00195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39453125">
                <text:p>0.00439453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22265625">
                <text:p>0.0322265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345703125">
                <text:p>0.0434570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466796875">
                <text:p>0.03466796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57421875">
                <text:p>0.0385742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34375">
                <text:p>0.0273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41796875">
                <text:p>0.034179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248046875">
                <text:p>0.04248046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322265625">
                <text:p>0.053222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15234375">
                <text:p>0.0615234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689453125">
                <text:p>0.0668945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888671875">
                <text:p>0.10888671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748046875">
                <text:p>0.1674804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775390625">
                <text:p>0.1977539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8984375">
                <text:p>0.20898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873046875">
                <text:p>0.198730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4501953125">
                <text:p>0.1450195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212890625">
                <text:p>0.18212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41015625">
                <text:p>0.2041015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0556640625">
                <text:p>0.2055664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07421875">
                <text:p>0.2260742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3193359375">
                <text:p>0.23193359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927734375">
                <text:p>0.25927734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638671875">
                <text:p>0.296386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666015625">
                <text:p>0.3266601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486328125">
                <text:p>0.348632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0087890625">
                <text:p>0.400878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9794921875">
                <text:p>0.39794921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189453125">
                <text:p>0.4189453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599609375">
                <text:p>0.395996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03515625">
                <text:p>0.3603515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1357421875">
                <text:p>0.41357421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6640625">
                <text:p>0.56640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494140625">
                <text:p>0.5649414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615234375">
                <text:p>0.5615234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615234375">
                <text:p>0.5561523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615234375">
                <text:p>0.55615234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986328125">
                <text:p>0.5986328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908203125">
                <text:p>0.55908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5478515625">
                <text:p>0.6547851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6025390625">
                <text:p>0.76025390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2958984375">
                <text:p>0.82958984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6279296875">
                <text:p>0.8627929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74609375">
                <text:p>0.897460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427734375">
                <text:p>0.88427734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2041015625">
                <text:p>0.92041015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04296875">
                <text:p>0.90429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9013671875">
                <text:p>0.8901367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314453125">
                <text:p>0.9731445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7763671875">
                <text:p>1.07763671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171875">
                <text:p>1.117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07421875">
                <text:p>1.107421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015625">
                <text:p>1.101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0302734375">
                <text:p>1.10302734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7275390625">
                <text:p>1.07275390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703125">
                <text:p>1.0703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83984375">
                <text:p>1.08398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9619140625">
                <text:p>1.09619140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865234375">
                <text:p>1.1865234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9833984375">
                <text:p>1.29833984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5498046875">
                <text:p>1.3549804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8818359375">
                <text:p>1.38818359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5498046875">
                <text:p>1.3549804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8515625">
                <text:p>1.28515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314453125">
                <text:p>1.2314453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1875">
                <text:p>1.21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1142578125">
                <text:p>1.21142578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2802734375">
                <text:p>1.22802734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154296875">
                <text:p>1.3154296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345703125">
                <text:p>1.4345703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74609375">
                <text:p>1.474609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185546875">
                <text:p>1.5185546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0693359375">
                <text:p>1.60693359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54296875">
                <text:p>1.654296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5283203125">
                <text:p>1.65283203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0400390625">
                <text:p>1.6040039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29296875">
                <text:p>1.52929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1220703125">
                <text:p>1.51220703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736328125">
                <text:p>1.473632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7265625">
                <text:p>1.47265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1796875">
                <text:p>1.41796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013671875">
                <text:p>1.4013671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814453125">
                <text:p>1.481445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220703125">
                <text:p>1.6220703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333984375">
                <text:p>1.7333984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79736328125">
                <text:p>1.7973632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79345703125">
                <text:p>1.79345703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4267578125">
                <text:p>1.74267578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3974609375">
                <text:p>1.73974609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1142578125">
                <text:p>1.71142578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318359375">
                <text:p>1.6318359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849609375">
                <text:p>1.584960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791015625">
                <text:p>1.5791015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9814453125">
                <text:p>1.59814453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3330078125">
                <text:p>1.63330078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328125">
                <text:p>1.6328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4794921875">
                <text:p>1.64794921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4072265625">
                <text:p>1.74072265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86083984375">
                <text:p>1.86083984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4814453125">
                <text:p>1.84814453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53515625">
                <text:p>1.85351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8310546875">
                <text:p>1.831054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1689453125">
                <text:p>1.81689453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392578125">
                <text:p>1.7392578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6806640625">
                <text:p>1.76806640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0712890625">
                <text:p>1.80712890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6318359375">
                <text:p>1.7631835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5244140625">
                <text:p>1.75244140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8046875">
                <text:p>1.8046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5107421875">
                <text:p>1.85107421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0029296875">
                <text:p>1.80029296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1494140625">
                <text:p>1.81494140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87060546875">
                <text:p>1.870605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43359375">
                <text:p>1.943359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5556640625">
                <text:p>1.95556640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365234375">
                <text:p>1.936523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4775390625">
                <text:p>1.9477539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111328125">
                <text:p>1.9111328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69140625">
                <text:p>1.869140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8720703125">
                <text:p>1.8872070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5791015625">
                <text:p>1.85791015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302734375">
                <text:p>1.85302734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9111328125">
                <text:p>1.89111328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013671875">
                <text:p>1.9013671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228515625">
                <text:p>1.922851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6337890625">
                <text:p>1.96337890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7607421875">
                <text:p>1.976074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7509765625">
                <text:p>1.97509765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7412109375">
                <text:p>1.97412109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716796875">
                <text:p>1.9716796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853515625">
                <text:p>1.9853515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267578125">
                <text:p>1.9267578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1064453125">
                <text:p>1.91064453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7314453125">
                <text:p>1.97314453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521484375">
                <text:p>1.952148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3603515625">
                <text:p>1.93603515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150390625">
                <text:p>1.9150390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228515625">
                <text:p>1.9228515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3798828125">
                <text:p>1.93798828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638671875">
                <text:p>1.9638671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6533203125">
                <text:p>1.96533203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697265625">
                <text:p>1.969726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6337890625">
                <text:p>1.96337890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521484375">
                <text:p>1.9521484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4677734375">
                <text:p>1.94677734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345703125">
                <text:p>1.9345703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9248046875">
                <text:p>1.92480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404296875">
                <text:p>1.940429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818359375">
                <text:p>1.8818359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87060546875">
                <text:p>1.87060546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86376953125">
                <text:p>1.8637695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4033203125">
                <text:p>1.84033203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8759765625">
                <text:p>1.7875976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59765625">
                <text:p>1.7597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0908203125">
                <text:p>1.80908203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88330078125">
                <text:p>1.88330078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169921875">
                <text:p>1.916992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0771484375">
                <text:p>1.907714843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013671875">
                <text:p>1.9013671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41796875">
                <text:p>1.841796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685546875">
                <text:p>1.76855468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03125">
                <text:p>1.703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77734375">
                <text:p>1.677734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7529296875">
                <text:p>1.67529296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3916015625">
                <text:p>1.6391601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9619140625">
                <text:p>1.59619140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966796875">
                <text:p>1.5966796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99609375">
                <text:p>1.5996093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025390625">
                <text:p>1.6025390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0400390625">
                <text:p>1.60400390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162109375">
                <text:p>1.616210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927734375">
                <text:p>1.5927734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595703125">
                <text:p>1.559570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2294921875">
                <text:p>1.52294921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697265625">
                <text:p>1.469726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41748046875">
                <text:p>1.417480468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3447265625">
                <text:p>1.3344726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71484375">
                <text:p>1.271484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4853515625">
                <text:p>1.2485351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271484375">
                <text:p>1.271484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9443359375">
                <text:p>1.29443359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27001953125">
                <text:p>1.27001953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2578125">
                <text:p>1.2578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24365234375">
                <text:p>1.2436523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0361328125">
                <text:p>1.20361328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6162109375">
                <text:p>1.16162109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966796875">
                <text:p>1.0966796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0517578125">
                <text:p>1.0517578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0634765625">
                <text:p>1.00634765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51171875">
                <text:p>0.951171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0380859375">
                <text:p>0.90380859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6669921875">
                <text:p>0.86669921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5693359375">
                <text:p>0.856933593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203125">
                <text:p>0.8203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67578125">
                <text:p>0.767578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021484375">
                <text:p>0.7021484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4013671875">
                <text:p>0.64013671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6494140625">
                <text:p>0.56494140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33203125">
                <text:p>0.533203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2734375">
                <text:p>0.527343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166015625">
                <text:p>0.5166015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0390625">
                <text:p>0.50390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9462890625">
                <text:p>0.49462890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0390625">
                <text:p>0.50390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0341796875">
                <text:p>0.503417968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501953125">
                <text:p>0.4501953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330078125">
                <text:p>0.33300781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55859375">
                <text:p>0.255859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146484375">
                <text:p>0.251464843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9248046875">
                <text:p>0.29248046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201171875">
                <text:p>0.31201171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408203125">
                <text:p>0.3408203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568359375">
                <text:p>0.32568359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0224609375">
                <text:p>0.30224609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55859375">
                <text:p>0.255859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189453125">
                <text:p>0.19189453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6552734375">
                <text:p>0.16552734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572265625">
                <text:p>0.157226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408203125">
                <text:p>0.18408203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1044921875">
                <text:p>0.21044921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4296875">
                <text:p>0.1542968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884765625">
                <text:p>0.06884765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076171875">
                <text:p>0.030761718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001953125">
                <text:p>0.02001953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416015625">
                <text:p>0.01416015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564453125">
                <text:p>0.03564453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443359375">
                <text:p>0.04443359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904296875">
                <text:p>0.019042968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0341796875">
                <text:p>-0.00341796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3271484375">
                <text:p>-0.03271484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986328125">
                <text:p>0.10986328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234375">
                <text:p>-0.02343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341796875">
                <text:p>-0.0341796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2587890625">
                <text:p>-0.02587890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37109375">
                <text:p>-0.037109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3955078125">
                <text:p>-0.03955078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537109375">
                <text:p>-0.00537109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083984375">
                <text:p>0.1083984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943359375">
                <text:p>0.16943359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458984375">
                <text:p>0.04589843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517578125">
                <text:p>-0.0517578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9814453125">
                <text:p>-0.09814453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986328125">
                <text:p>-0.0986328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3125">
                <text:p>-0.03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029296875">
                <text:p>0.05029296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0107421875">
                <text:p>0.101074218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5966796875">
                <text:p>0.15966796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9580078125">
                <text:p>0.19580078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9775390625">
                <text:p>0.19775390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9091796875">
                <text:p>0.19091796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5576171875">
                <text:p>0.15576171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8154296875">
                <text:p>0.08154296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615234375">
                <text:p>0.05615234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568359375">
                <text:p>0.07568359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908203125">
                <text:p>0.0908203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9873046875">
                <text:p>0.19873046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4755859375">
                <text:p>0.247558593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646484375">
                <text:p>0.26464843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9443359375">
                <text:p>0.294433593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2470703125">
                <text:p>0.32470703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30078125">
                <text:p>0.330078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9150390625">
                <text:p>0.29150390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998046875">
                <text:p>0.29980468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4228515625">
                <text:p>0.34228515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423828125">
                <text:p>0.44238281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244140625">
                <text:p>0.52441406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005859375">
                <text:p>0.6005859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513671875">
                <text:p>0.6513671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38671875">
                <text:p>0.6386718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689453125">
                <text:p>0.6689453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93359375">
                <text:p>0.693359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6357421875">
                <text:p>0.66357421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1865234375">
                <text:p>0.618652343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171875">
                <text:p>0.6171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8408203125">
                <text:p>0.68408203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646484375">
                <text:p>0.76464843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154296875">
                <text:p>0.8154296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8671875">
                <text:p>0.88671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82421875">
                <text:p>0.982421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458984375">
                <text:p>1.0458984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03955078125">
                <text:p>1.03955078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0146484375">
                <text:p>1.0146484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0732421875">
                <text:p>1.00732421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341796875">
                <text:p>1.034179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9130859375">
                <text:p>1.091308593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5576171875">
                <text:p>1.15576171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8505859375">
                <text:p>1.185058593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060546875">
                <text:p>1.2060546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21044921875">
                <text:p>1.210449218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21044921875">
                <text:p>1.21044921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783203125">
                <text:p>1.27832031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1005859375">
                <text:p>1.31005859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037109375">
                <text:p>1.30371093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10546875">
                <text:p>1.31054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486328125">
                <text:p>1.3486328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3642578125">
                <text:p>1.336425781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623046875">
                <text:p>1.3623046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330078125">
                <text:p>1.383300781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935546875">
                <text:p>1.3935546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40869140625">
                <text:p>1.40869140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4501953125">
                <text:p>1.45019531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166015625">
                <text:p>1.5166015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4931640625">
                <text:p>1.54931640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498046875">
                <text:p>1.5498046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5517578125">
                <text:p>1.555175781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3125">
                <text:p>1.53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0439453125">
                <text:p>1.50439453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48291015625">
                <text:p>1.482910156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0244140625">
                <text:p>1.502441406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67529296875">
                <text:p>1.67529296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69580078125">
                <text:p>1.695800781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67236328125">
                <text:p>1.67236328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64208984375">
                <text:p>1.642089843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60693359375">
                <text:p>1.606933593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6298828125">
                <text:p>1.6298828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65087890625">
                <text:p>1.650878906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68359375">
                <text:p>1.68359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158203125">
                <text:p>1.71582031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74267578125">
                <text:p>1.74267578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548828125">
                <text:p>1.7548828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744140625">
                <text:p>1.77441406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8173828125">
                <text:p>1.781738281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3486328125">
                <text:p>1.73486328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67822265625">
                <text:p>1.678222656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6904296875">
                <text:p>1.6904296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431640625">
                <text:p>1.7431640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83935546875">
                <text:p>1.839355468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1455078125">
                <text:p>1.91455078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86962890625">
                <text:p>1.86962890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82177734375">
                <text:p>1.821777343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94921875">
                <text:p>1.794921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796875">
                <text:p>1.7968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8486328125">
                <text:p>1.8486328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8798828125">
                <text:p>1.8798828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84619140625">
                <text:p>1.846191406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853515625">
                <text:p>1.8535156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5703125">
                <text:p>1.95703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765625">
                <text:p>1.9765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55078125">
                <text:p>1.9550781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052734375">
                <text:p>1.9052734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8671875">
                <text:p>1.8671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1650390625">
                <text:p>1.9165039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5263671875">
                <text:p>1.95263671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74609375">
                <text:p>1.974609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8095703125">
                <text:p>1.98095703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4580078125">
                <text:p>1.945800781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27734375">
                <text:p>1.9277343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1943359375">
                <text:p>1.9194335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4140625">
                <text:p>1.941406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892578125">
                <text:p>1.9892578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8779296875">
                <text:p>1.987792968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501953125">
                <text:p>1.9501953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443359375">
                <text:p>1.94433593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423828125">
                <text:p>1.94238281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2529296875">
                <text:p>1.925292968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88916015625">
                <text:p>1.889160156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1357421875">
                <text:p>1.91357421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951171875">
                <text:p>1.99511718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3701171875">
                <text:p>1.93701171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916015625">
                <text:p>1.89160156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4140625">
                <text:p>1.94140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43359375">
                <text:p>1.943359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23828125">
                <text:p>1.9238281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4482421875">
                <text:p>1.944824218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9755859375">
                <text:p>1.997558593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53125">
                <text:p>1.9531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1064453125">
                <text:p>1.910644531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720703125">
                <text:p>1.87207031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462890625">
                <text:p>1.94628906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6484375">
                <text:p>1.964843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6376953125">
                <text:p>1.863769531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73388671875">
                <text:p>1.733886718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919921875">
                <text:p>1.79199218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345703125">
                <text:p>1.9345703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828125">
                <text:p>1.8828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7431640625">
                <text:p>1.7431640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62353515625">
                <text:p>1.623535156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3271484375">
                <text:p>1.53271484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49462890625">
                <text:p>1.494628906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48828125">
                <text:p>1.48828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6591796875">
                <text:p>1.56591796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80078125">
                <text:p>1.5800781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4931640625">
                <text:p>1.549316406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45263671875">
                <text:p>1.452636718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935546875">
                <text:p>1.39355468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318359375">
                <text:p>1.318359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2314453125">
                <text:p>1.22314453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7333984375">
                <text:p>1.173339843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1513671875">
                <text:p>1.15136718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11962890625">
                <text:p>1.119628906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0498046875">
                <text:p>1.04980468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00439453125">
                <text:p>1.00439453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873046875">
                <text:p>0.98730468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853515625">
                <text:p>0.998535156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6142578125">
                <text:p>0.961425781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8525390625">
                <text:p>0.885253906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06640625">
                <text:p>0.8066406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1728515625">
                <text:p>0.717285156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2646484375">
                <text:p>0.626464843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8447265625">
                <text:p>0.584472656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419921875">
                <text:p>0.54199218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98046875">
                <text:p>0.4980468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8388671875">
                <text:p>0.483886718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951171875">
                <text:p>0.4951171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4384765625">
                <text:p>0.443847656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3154296875">
                <text:p>0.33154296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3154296875">
                <text:p>0.331542968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5390625">
                <text:p>0.253906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001953125">
                <text:p>0.20019531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6162109375">
                <text:p>0.161621093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1865234375">
                <text:p>0.11865234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9326171875">
                <text:p>0.093261718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630859375">
                <text:p>0.16308593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158203125">
                <text:p>0.2158203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12890625">
                <text:p>0.2128906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232421875">
                <text:p>0.132324218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0048828125">
                <text:p>-0.00048828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4541015625">
                <text:p>-0.045410156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166015625">
                <text:p>-0.01660156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154296875">
                <text:p>0.081542968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80078125">
                <text:p>0.0800781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4150390625">
                <text:p>0.041503906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01953125">
                <text:p>-0.0019531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2392578125">
                <text:p>-0.023925781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21484375">
                <text:p>-0.0214843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634765625">
                <text:p>0.006347656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39453125">
                <text:p>0.004394531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3564453125">
                <text:p>-0.035644531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1953125">
                <text:p>-0.019531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6787109375">
                <text:p>0.067871093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0078125">
                <text:p>0.0800781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03515625">
                <text:p>0.1035156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1962890625">
                <text:p>0.119628906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279296875">
                <text:p>0.12792968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2451171875">
                <text:p>0.124511718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3037109375">
                <text:p>0.130371093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4697265625">
                <text:p>0.146972656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9384765625">
                <text:p>0.193847656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2900390625">
                <text:p>0.229003906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59765625">
                <text:p>0.2597656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9833984375">
                <text:p>0.29833984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3203125">
                <text:p>0.332031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1640625">
                <text:p>0.316406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1005859375">
                <text:p>0.310058593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0859375">
                <text:p>0.308593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1982421875">
                <text:p>0.319824218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2568359375">
                <text:p>0.325683593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408203125">
                <text:p>0.34082031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857421875">
                <text:p>0.38574218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7998046875">
                <text:p>0.479980468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13671875">
                <text:p>0.5136718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970703125">
                <text:p>0.4970703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990234375">
                <text:p>0.49902343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70703125">
                <text:p>0.4707031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94140625">
                <text:p>0.4941406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654296875">
                <text:p>0.56542968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205078125">
                <text:p>0.602050781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552734375">
                <text:p>0.65527343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0068359375">
                <text:p>0.700683593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1728515625">
                <text:p>0.717285156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72900390625">
                <text:p>0.729003906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953125">
                <text:p>0.69531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6455078125">
                <text:p>0.664550781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7138671875">
                <text:p>0.671386718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720703125">
                <text:p>0.7207031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1787109375">
                <text:p>0.817871093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4326171875">
                <text:p>0.843261718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9794921875">
                <text:p>0.897949218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326171875">
                <text:p>0.93261718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39453125">
                <text:p>0.9394531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90234375">
                <text:p>0.99902343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03564453125">
                <text:p>1.035644531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0537109375">
                <text:p>1.05371093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06396484375">
                <text:p>1.063964843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1064453125">
                <text:p>1.10644531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1044921875">
                <text:p>1.10449218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14404296875">
                <text:p>1.144042968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73828125">
                <text:p>1.1738281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314453125">
                <text:p>1.23144531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1953125">
                <text:p>1.19531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1826171875">
                <text:p>1.218261718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4560546875">
                <text:p>1.245605468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7392578125">
                <text:p>1.27392578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919921875">
                <text:p>1.29199218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29296875">
                <text:p>1.292968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2392578125">
                <text:p>1.23925781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341796875">
                <text:p>1.3417968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30126953125">
                <text:p>1.301269531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32080078125">
                <text:p>1.320800781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3154296875">
                <text:p>1.31542968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298828125">
                <text:p>1.2988281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8662109375">
                <text:p>1.286621093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39453125">
                <text:p>1.394531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4267578125">
                <text:p>1.42675781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37353515625">
                <text:p>1.373535156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37060546875">
                <text:p>1.37060546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427734375">
                <text:p>1.4277343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43408203125">
                <text:p>1.434082031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4248046875">
                <text:p>1.42480468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43701171875">
                <text:p>1.437011718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4560546875">
                <text:p>1.45605468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45556640625">
                <text:p>1.455566406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44580078125">
                <text:p>1.445800781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416015625">
                <text:p>1.4160156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453125">
                <text:p>1.4531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4775390625">
                <text:p>1.47753906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50341796875">
                <text:p>1.503417968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49462890625">
                <text:p>1.494628906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49365234375">
                <text:p>1.493652343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49755859375">
                <text:p>1.497558593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49169921875">
                <text:p>1.491699218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51025390625">
                <text:p>1.510253906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5126953125">
                <text:p>1.51269531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51123046875">
                <text:p>1.511230468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52197265625">
                <text:p>1.521972656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5234375">
                <text:p>1.5234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52587890625">
                <text:p>1.525878906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52783203125">
                <text:p>1.527832031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5205078125">
                <text:p>1.52050781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51123046875">
                <text:p>1.511230468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52978515625">
                <text:p>1.529785156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5322265625">
                <text:p>1.553222656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56591796875">
                <text:p>1.565917968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56005859375">
                <text:p>1.560058593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693359375">
                <text:p>1.56933593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7470703125">
                <text:p>1.574707031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568359375">
                <text:p>1.5683593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57421875">
                <text:p>1.574218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5791015625">
                <text:p>1.57910156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7080078125">
                <text:p>1.570800781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64599609375">
                <text:p>1.64599609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6591796875">
                <text:p>1.65917968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62353515625">
                <text:p>1.623535156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60791015625">
                <text:p>1.607910156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62646484375">
                <text:p>1.626464843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607421875">
                <text:p>1.6074218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591796875">
                <text:p>1.5917968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6357421875">
                <text:p>1.63574218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65087890625">
                <text:p>1.650878906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646484375">
                <text:p>1.6464843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64892578125">
                <text:p>1.648925781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65966796875">
                <text:p>1.659667968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6806640625">
                <text:p>1.68066406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65771484375">
                <text:p>1.65771484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61865234375">
                <text:p>1.618652343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61767578125">
                <text:p>1.617675781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6181640625">
                <text:p>1.61816406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59375">
                <text:p>1.593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61328125">
                <text:p>1.613281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62939453125">
                <text:p>1.629394531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615234375">
                <text:p>1.6152343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57080078125">
                <text:p>1.570800781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53759765625">
                <text:p>1.537597656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55712890625">
                <text:p>1.557128906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5595703125">
                <text:p>1.55957031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5146484375">
                <text:p>1.51464843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47021484375">
                <text:p>1.470214843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4501953125">
                <text:p>1.45019531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44091796875">
                <text:p>1.4409179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42724609375">
                <text:p>1.427246093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39990234375">
                <text:p>1.399902343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36865234375">
                <text:p>1.368652343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3369140625">
                <text:p>1.33691406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31591796875">
                <text:p>1.31591796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2841796875">
                <text:p>1.28417968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2568359375">
                <text:p>1.25683593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23486328125">
                <text:p>1.234863281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6015625">
                <text:p>1.160156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1474609375">
                <text:p>1.114746093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0927734375">
                <text:p>1.09277343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927734375">
                <text:p>1.0927734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07666015625">
                <text:p>1.076660156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037109375">
                <text:p>1.0371093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7705078125">
                <text:p>0.97705078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23828125">
                <text:p>0.923828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7060546875">
                <text:p>0.870605468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3876953125">
                <text:p>0.73876953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9482421875">
                <text:p>0.69482421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89453125">
                <text:p>0.6894531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53515625">
                <text:p>0.73535156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6123046875">
                <text:p>0.761230468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0947265625">
                <text:p>0.70947265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3720703125">
                <text:p>0.637207031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57373046875">
                <text:p>0.57373046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544921875">
                <text:p>0.544921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51953125">
                <text:p>0.519531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853515625">
                <text:p>0.48535156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873046875">
                <text:p>0.448730468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16015625">
                <text:p>0.416015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2431640625">
                <text:p>0.424316406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27734375">
                <text:p>0.4277343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974609375">
                <text:p>0.39746093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3251953125">
                <text:p>0.332519531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3779296875">
                <text:p>0.237792968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9287109375">
                <text:p>0.192871093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4208984375">
                <text:p>0.142089843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005859375">
                <text:p>0.10058593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0400390625">
                <text:p>0.104003906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4990234375">
                <text:p>0.149902343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1337890625">
                <text:p>0.21337890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4794921875">
                <text:p>0.147949218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6982421875">
                <text:p>0.069824218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2392578125">
                <text:p>0.023925781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220703125">
                <text:p>0.012207031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576171875">
                <text:p>0.05761718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478515625">
                <text:p>0.04785156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3271484375">
                <text:p>0.032714843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4638671875">
                <text:p>0.046386718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2734375">
                <text:p>0.027343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107421875">
                <text:p>-0.01074218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4248046875">
                <text:p>-0.042480468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185546875">
                <text:p>-0.01855468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3271484375">
                <text:p>0.032714843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9228515625">
                <text:p>0.092285156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0888671875">
                <text:p>0.108886718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8251953125">
                <text:p>0.08251953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6162109375">
                <text:p>0.161621093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4306640625">
                <text:p>0.143066406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201171875">
                <text:p>0.12011718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294921875">
                <text:p>0.22949218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05078125">
                <text:p>0.2050781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6220703125">
                <text:p>0.262207031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2568359375">
                <text:p>0.32568359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9990234375">
                <text:p>0.399902343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1845703125">
                <text:p>0.418457031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2236328125">
                <text:p>0.422363281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84765625">
                <text:p>0.3847656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7548828125">
                <text:p>0.37548828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462890625">
                <text:p>0.44628906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501953125">
                <text:p>0.45019531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6337890625">
                <text:p>0.46337890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833984375">
                <text:p>0.48339843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50146484375">
                <text:p>0.501464843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5517578125">
                <text:p>0.555175781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76171875">
                <text:p>0.5761718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5693359375">
                <text:p>0.56933593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576171875">
                <text:p>0.5761718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5849609375">
                <text:p>0.58496093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61962890625">
                <text:p>0.619628906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494140625">
                <text:p>0.64941406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2119140625">
                <text:p>0.721191406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8271484375">
                <text:p>0.782714843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9443359375">
                <text:p>0.794433593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666015625">
                <text:p>0.76660156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626953125">
                <text:p>0.76269531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5703125">
                <text:p>0.80957031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525390625">
                <text:p>0.85253906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0234375">
                <text:p>0.902343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4091796875">
                <text:p>0.940917968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4677734375">
                <text:p>0.946777343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873046875">
                <text:p>0.98730468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0224609375">
                <text:p>1.0224609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0869140625">
                <text:p>1.08691406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14208984375">
                <text:p>1.142089843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1201171875">
                <text:p>1.12011718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56640625">
                <text:p>1.0566406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9609375">
                <text:p>0.996093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0224609375">
                <text:p>1.0224609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05908203125">
                <text:p>1.05908203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09716796875">
                <text:p>1.097167968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16162109375">
                <text:p>1.16162109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19677734375">
                <text:p>1.196777343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17578125">
                <text:p>1.17578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1591796875">
                <text:p>1.15917968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1494140625">
                <text:p>1.14941406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16455078125">
                <text:p>1.164550781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2138671875">
                <text:p>1.21386718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26611328125">
                <text:p>1.266113281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2490234375">
                <text:p>1.24902343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24951171875">
                <text:p>1.249511718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26123046875">
                <text:p>1.261230468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32421875">
                <text:p>1.324218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37841796875">
                <text:p>1.378417968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4033203125">
                <text:p>1.40332031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828125">
                <text:p>1.38281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3642578125">
                <text:p>1.36425781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9892578125">
                <text:p>1.39892578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4443359375">
                <text:p>1.44433593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455078125">
                <text:p>1.4550781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4560546875">
                <text:p>1.45605468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45361328125">
                <text:p>1.453613281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47314453125">
                <text:p>1.473144531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921875">
                <text:p>1.49218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5078125">
                <text:p>1.50781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55126953125">
                <text:p>1.551269531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5595703125">
                <text:p>1.55957031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5439453125">
                <text:p>1.54394531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54296875">
                <text:p>1.542968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55078125">
                <text:p>1.550781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572265625">
                <text:p>1.5722656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5791015625">
                <text:p>1.5791015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615234375">
                <text:p>1.6152343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6435546875">
                <text:p>1.64355468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66943359375">
                <text:p>1.669433593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66845703125">
                <text:p>1.668457031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65673828125">
                <text:p>1.656738281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67919921875">
                <text:p>1.679199218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67822265625">
                <text:p>1.678222656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6396484375">
                <text:p>1.63964843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63330078125">
                <text:p>1.633300781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626953125">
                <text:p>1.6269531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6484375">
                <text:p>1.6484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6865234375">
                <text:p>1.68652343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6943359375">
                <text:p>1.69433593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68212890625">
                <text:p>1.682128906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6904296875">
                <text:p>1.69042968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70458984375">
                <text:p>1.704589843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69580078125">
                <text:p>1.695800781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67236328125">
                <text:p>1.672363281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64111328125">
                <text:p>1.641113281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66650390625">
                <text:p>1.666503906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6875">
                <text:p>1.687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68603515625">
                <text:p>1.686035156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662109375">
                <text:p>1.662109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65576171875">
                <text:p>1.655761718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63037109375">
                <text:p>1.630371093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60986328125">
                <text:p>1.609863281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5693359375">
                <text:p>1.56933593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56298828125">
                <text:p>1.562988281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587890625">
                <text:p>1.5878906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5869140625">
                <text:p>1.58691406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56298828125">
                <text:p>1.562988281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5703125">
                <text:p>1.57031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5615234375">
                <text:p>1.5615234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5205078125">
                <text:p>1.52050781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8876953125">
                <text:p>1.488769531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4736328125">
                <text:p>1.47363281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4423828125">
                <text:p>1.44238281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4130859375">
                <text:p>1.41308593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9794921875">
                <text:p>1.397949218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84765625">
                <text:p>1.3847656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33544921875">
                <text:p>1.335449218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27294921875">
                <text:p>1.272949218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23681640625">
                <text:p>1.236816406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228515625">
                <text:p>1.2285156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193359375">
                <text:p>1.1933593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1181640625">
                <text:p>1.1181640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9130859375">
                <text:p>1.091308593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07666015625">
                <text:p>1.076660156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0283203125">
                <text:p>1.02832031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3115234375">
                <text:p>0.931152343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740234375">
                <text:p>0.87402343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2421875">
                <text:p>0.824218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0517578125">
                <text:p>0.805175781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4072265625">
                <text:p>0.740722656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63916015625">
                <text:p>0.639160156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966796875">
                <text:p>0.59667968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7763671875">
                <text:p>0.577636718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57177734375">
                <text:p>0.571777343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2978515625">
                <text:p>0.529785156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74609375">
                <text:p>0.4746093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4208984375">
                <text:p>0.42089843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4326171875">
                <text:p>0.343261718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880859375">
                <text:p>0.28808593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5244140625">
                <text:p>0.252441406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08984375">
                <text:p>0.2089843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4697265625">
                <text:p>0.146972656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9912109375">
                <text:p>0.099121093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8935546875">
                <text:p>0.08935546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3525390625">
                <text:p>0.135253906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6552734375">
                <text:p>0.165527343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3818359375">
                <text:p>0.138183593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4150390625">
                <text:p>0.041503906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1123046875">
                <text:p>-0.011230468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5224609375">
                <text:p>0.052246093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8544921875">
                <text:p>0.085449218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888671875">
                <text:p>0.08886718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0498046875">
                <text:p>0.104980468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5029296875">
                <text:p>0.050292968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123046875">
                <text:p>0.01123046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439453125">
                <text:p>0.004394531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2392578125">
                <text:p>0.023925781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5419921875">
                <text:p>0.054199218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0693359375">
                <text:p>0.106933593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7080078125">
                <text:p>0.07080078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947265625">
                <text:p>-0.09472656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6005859375">
                <text:p>-0.060058593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103515625">
                <text:p>0.11035156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845703125">
                <text:p>0.18457031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76171875">
                <text:p>0.0761718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1806640625">
                <text:p>-0.018066406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5615234375">
                <text:p>-0.056152343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390625">
                <text:p>-0.03906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3173828125">
                <text:p>-0.031738281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263671875">
                <text:p>-0.02636718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537109375">
                <text:p>-0.005371093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197265625">
                <text:p>0.021972656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05078125">
                <text:p>0.02050781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244140625">
                <text:p>-0.02441406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3955078125">
                <text:p>-0.039550781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322265625">
                <text:p>-0.03222656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46875">
                <text:p>-0.0468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4541015625">
                <text:p>-0.045410156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2099609375">
                <text:p>-0.0209960937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2001953125">
                <text:p>0.020019531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708984375">
                <text:p>0.017089843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4345703125">
                <text:p>0.043457031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48828125">
                <text:p>0.0488281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380859375">
                <text:p>0.03808593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3271484375">
                <text:p>0.032714843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220703125">
                <text:p>0.012207031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5419921875">
                <text:p>0.054199218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1025390625">
                <text:p>-0.010253906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2197265625">
                <text:p>0.0219726562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33203125">
                <text:p>0.0332031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2587890625">
                <text:p>0.025878906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1416015625">
                <text:p>0.014160156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283203125">
                <text:p>0.02832031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1806640625">
                <text:p>0.018066406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4345703125">
                <text:p>0.043457031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3759765625">
                <text:p>0.0375976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